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1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font-name="Liberation Mono1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Mono1"/>
    </style:style>
    <style:style style:name="ce40" style:family="table-cell" style:parent-style-name="Default">
      <style:table-cell-properties fo:wrap-option="wrap"/>
      <style:text-properties style:font-name="Liberation Mono1"/>
    </style:style>
    <style:style style:name="ce22" style:family="table-cell" style:parent-style-name="Default">
      <style:table-cell-properties fo:background-color="transparent"/>
      <style:text-properties style:font-name="Liberation Mono1"/>
    </style:style>
    <style:style style:name="ce41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MATCH(COM.MICROSOFT.CONCAT([.C37];&quot;*&quot;);[$preferred_name.A$1:$preferred_name.A$1048576];0)" office:value-type="float" office:value="781" calcext:value-type="float">
            <text:p>781</text:p>
          </table:table-cell>
          <table:table-cell table:formula="of:=COM.MICROSOFT.CONCAT([.D37];&quot;_&quot;;[.E37];&quot;_&quot;)" office:value-type="string" office:string-value="rdw_intrekking_typegoedkeuring_" calcext:value-type="string">
            <text:p>rdw_intrekking_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intrekking_typegoedkeuring</text:p>
          </table:table-cell>
          <table:table-cell table:formula="of:=[.A37]" office:value-type="float" office:value="631" calcext:value-type="float">
            <text:p>631</text:p>
          </table:table-cell>
          <table:table-cell office:value-type="string" calcext:value-type="string">
            <text:p>9s6a-b42z</text:p>
          </table:table-cell>
          <table:table-cell office:value-type="string" calcext:value-type="string">
            <text:p>new TGK dataset. primary key is only EU conformity cod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MATCH(COM.MICROSOFT.CONCAT([.C38];&quot;*&quot;);[$preferred_name.A$1:$preferred_name.A$1048576];0)" office:value-type="float" office:value="785" calcext:value-type="float">
            <text:p>785</text:p>
          </table:table-cell>
          <table:table-cell table:formula="of:=COM.MICROSOFT.CONCAT([.D38];&quot;_&quot;;[.E38];&quot;_&quot;)" office:value-type="string" office:string-value="rdw_as_uitvoering_" calcext:value-type="string">
            <text:p>rdw_a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uitvoering</text:p>
          </table:table-cell>
          <table:table-cell table:formula="of:=[.A38]" office:value-type="float" office:value="602" calcext:value-type="float">
            <text:p>602</text:p>
          </table:table-cell>
          <table:table-cell office:value-type="string" calcext:value-type="string">
            <text:p>xhyb-w7xt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MATCH(COM.MICROSOFT.CONCAT([.C39];&quot;*&quot;);[$preferred_name.A$1:$preferred_name.A$1048576];0)" office:value-type="float" office:value="800" calcext:value-type="float">
            <text:p>800</text:p>
          </table:table-cell>
          <table:table-cell table:formula="of:=COM.MICROSOFT.CONCAT([.D39];&quot;_&quot;;[.E39];&quot;_&quot;)" office:value-type="string" office:string-value="rdw_handelsbenaming_fabrikant_" calcext:value-type="string">
            <text:p>rdw_handelsbenaming_fabrikant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fabrikant</text:p>
          </table:table-cell>
          <table:table-cell table:formula="of:=[.A39]" office:value-type="float" office:value="604" calcext:value-type="float">
            <text:p>604</text:p>
          </table:table-cell>
          <table:table-cell office:value-type="string" calcext:value-type="string">
            <text:p>x5v3-sew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table:formula="of:=MATCH(COM.MICROSOFT.CONCAT([.C40];&quot;*&quot;);[$preferred_name.A$1:$preferred_name.A$1048576];0)" office:value-type="float" office:value="804" calcext:value-type="float">
            <text:p>804</text:p>
          </table:table-cell>
          <table:table-cell table:formula="of:=COM.MICROSOFT.CONCAT([.D40];&quot;_&quot;;[.E40];&quot;_&quot;)" office:value-type="string" office:string-value="rdw_speciale_doeleinden_" calcext:value-type="string">
            <text:p>rdw_speciale_doelei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peciale_doeleinden</text:p>
          </table:table-cell>
          <table:table-cell table:formula="of:=[.A40]" office:value-type="float" office:value="624" calcext:value-type="float">
            <text:p>624</text:p>
          </table:table-cell>
          <table:table-cell office:value-type="string" calcext:value-type="string">
            <text:p>m692-vvff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table:formula="of:=MATCH(COM.MICROSOFT.CONCAT([.C41];&quot;*&quot;);[$preferred_name.A$1:$preferred_name.A$1048576];0)" office:value-type="float" office:value="374" calcext:value-type="float">
            <text:p>374</text:p>
          </table:table-cell>
          <table:table-cell table:formula="of:=COM.MICROSOFT.CONCAT([.D41];&quot;_&quot;;[.E41];&quot;_&quot;)" office:value-type="string" office:string-value="rdw_merk_uitvoering_" calcext:value-type="string">
            <text:p>rdw_mer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</text:p>
          </table:table-cell>
          <table:table-cell table:formula="of:=[.A41]" office:value-type="float" office:value="632" calcext:value-type="float">
            <text:p>632</text:p>
          </table:table-cell>
          <table:table-cell office:value-type="string" calcext:value-type="string">
            <text:p>kyri-nuah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table:formula="of:=MATCH(COM.MICROSOFT.CONCAT([.C42];&quot;*&quot;);[$preferred_name.A$1:$preferred_name.A$1048576];0)" office:value-type="float" office:value="364" calcext:value-type="float">
            <text:p>364</text:p>
          </table:table-cell>
          <table:table-cell table:formula="of:=COM.MICROSOFT.CONCAT([.D42];&quot;_&quot;;[.E42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42]" office:value-type="float" office:value="621" calcext:value-type="float">
            <text:p>621</text:p>
          </table:table-cell>
          <table:table-cell office:value-type="string" calcext:value-type="string">
            <text:p>ky2r-jqad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table:formula="of:=MATCH(COM.MICROSOFT.CONCAT([.C43];&quot;*&quot;);[$preferred_name.A$1:$preferred_name.A$1048576];0)" office:value-type="float" office:value="816" calcext:value-type="float">
            <text:p>816</text:p>
          </table:table-cell>
          <table:table-cell table:formula="of:=COM.MICROSOFT.CONCAT([.D43];&quot;_&quot;;[.E43];&quot;_&quot;)" office:value-type="string" office:string-value="rdw_energiebron_uitvoering_" calcext:value-type="string">
            <text:p>rdw_energiebron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nergiebron_uitvoering</text:p>
          </table:table-cell>
          <table:table-cell table:formula="of:=[.A43]" office:value-type="float" office:value="606" calcext:value-type="float">
            <text:p>606</text:p>
          </table:table-cell>
          <table:table-cell office:value-type="string" calcext:value-type="string">
            <text:p>gr7t-qfnb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table:formula="of:=MATCH(COM.MICROSOFT.CONCAT([.C44];&quot;*&quot;);[$preferred_name.A$1:$preferred_name.A$1048576];0)" office:value-type="float" office:value="875" calcext:value-type="float">
            <text:p>875</text:p>
          </table:table-cell>
          <table:table-cell table:formula="of:=COM.MICROSOFT.CONCAT([.D44];&quot;_&quot;;[.E44];&quot;_&quot;)" office:value-type="string" office:string-value="rdw_koppeling_uitvoering_" calcext:value-type="string">
            <text:p>rdw_koppe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oppeling_uitvoering</text:p>
          </table:table-cell>
          <table:table-cell table:formula="of:=[.A44]" office:value-type="float" office:value="633" calcext:value-type="float">
            <text:p>633</text:p>
          </table:table-cell>
          <table:table-cell office:value-type="string" calcext:value-type="string">
            <text:p>d3ex-xghj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MATCH(COM.MICROSOFT.CONCAT([.C45];&quot;*&quot;);[$preferred_name.A$1:$preferred_name.A$1048576];0)" office:value-type="float" office:value="886" calcext:value-type="float">
            <text:p>886</text:p>
          </table:table-cell>
          <table:table-cell table:formula="of:=COM.MICROSOFT.CONCAT([.D45];&quot;_&quot;;[.E45];&quot;_&quot;)" office:value-type="string" office:string-value="rdw_basis_uitvoering_" calcext:value-type="string">
            <text:p>rdw_basi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_uitvoering</text:p>
          </table:table-cell>
          <table:table-cell table:formula="of:=[.A45]" office:value-type="float" office:value="603" calcext:value-type="float">
            <text:p>603</text:p>
          </table:table-cell>
          <table:table-cell office:value-type="string" calcext:value-type="string">
            <text:p>byxc-wwua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MATCH(COM.MICROSOFT.CONCAT([.C46];&quot;*&quot;);[$preferred_name.A$1:$preferred_name.A$1048576];0)" office:value-type="float" office:value="920" calcext:value-type="float">
            <text:p>920</text:p>
          </table:table-cell>
          <table:table-cell table:formula="of:=COM.MICROSOFT.CONCAT([.D46];&quot;_&quot;;[.E46];&quot;_&quot;)" office:value-type="string" office:string-value="rdw_versnelling_uitvoering_" calcext:value-type="string">
            <text:p>rdw_versnel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_uitvoering</text:p>
          </table:table-cell>
          <table:table-cell table:formula="of:=[.A46]" office:value-type="float" office:value="610" calcext:value-type="float">
            <text:p>610</text:p>
          </table:table-cell>
          <table:table-cell office:value-type="string" calcext:value-type="string">
            <text:p>7rjk-eycs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table:formula="of:=MATCH(COM.MICROSOFT.CONCAT([.C47];&quot;*&quot;);[$preferred_name.A$1:$preferred_name.A$1048576];0)" office:value-type="float" office:value="926" calcext:value-type="float">
            <text:p>926</text:p>
          </table:table-cell>
          <table:table-cell table:formula="of:=COM.MICROSOFT.CONCAT([.D47];&quot;_&quot;;[.E47];&quot;_&quot;)" office:value-type="string" office:string-value="rdw_aandrijving_uitvoering_" calcext:value-type="string">
            <text:p>rdw_aandrijv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andrijving_uitvoering</text:p>
          </table:table-cell>
          <table:table-cell table:formula="of:=[.A47]" office:value-type="float" office:value="607" calcext:value-type="float">
            <text:p>607</text:p>
          </table:table-cell>
          <table:table-cell office:value-type="string" calcext:value-type="string">
            <text:p>4by9-amm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table:formula="of:=MATCH(COM.MICROSOFT.CONCAT([.C48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48];&quot;_&quot;;[.E48];&quot;_&quot;)" office:value-type="string" office:string-value="rdw_rupsbandset_uitvoering_" calcext:value-type="string">
            <text:p>rdw_rupsbandset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set_uitvoering</text:p>
          </table:table-cell>
          <table:table-cell table:formula="of:=[.A48]" office:value-type="float" office:value="634" calcext:value-type="float">
            <text:p>634</text:p>
          </table:table-cell>
          <table:table-cell office:value-type="string" calcext:value-type="string">
            <text:p>xn6e-huse</text:p>
          </table:table-cell>
          <table:table-cell office:value-type="string" calcext:value-type="string">
            <text:p>new TGK dataset</text:p>
          </table:table-cell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20"/>
        <table:table-column table:style-name="co9" table:default-cell-style-name="ce20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20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20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office:value-type="string" calcext:value-type="string">
            <text:p>rdw_conformity_codes_eu_approval_no_section1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office:value-type="string" calcext:value-type="string">
            <text:p>rdw_conformity_codes_eu_approval_no_section3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office:value-type="string" calcext:value-type="string">
            <text:p>rdw_conformity_codes_eu_approval_no_section4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office:value-type="string" calcext:value-type="string">
            <text:p>rdw_conformity_codes_eu_approval_no_section5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breedte_voertuig_min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breedte_voertuig_max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inima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aximaal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charger_cab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t_complet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plate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dw_intrekking_typegoedkeuring_typegoedkeuringsnu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volgnummer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begindatum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volgnummera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angedreven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dubbelemontage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tuur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hef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luchtverin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gelijkwaardi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volgnummerhandelsbenamingfab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handelsbenamingfabrikant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volgnummer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de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volgnummermer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merkcoderdw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volgnummerkoppe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egin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voertuigcatego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wie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mposite_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verticalebelastopkopp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delinksrechtsrijd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eind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volgnummerversn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detypeversnellingsba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motor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werking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aantalcilinder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ilinderinhou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brandstoftype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hybride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lektro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nkelelektrischschakeling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xternoplaadbaa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cilinderopst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aerodyn_voo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verl_cab_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bg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w_koppeling_uitvoering_maximummassaoplegger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plegger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motor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tc_X_X</text:p>
          </table:table-cell>
          <table:table-cell table:number-columns-repeated="1023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 preferred_name.A765:preferred_name.A765 preferred_name.A771:preferred_name.A773 preferred_name.A777:preferred_name.A1048576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41" office:value-type="string" calcext:value-type="string">
            <text:p>split1</text:p>
          </table:table-cell>
          <table:table-cell table:style-name="ce41" office:value-type="string" calcext:value-type="string">
            <text:p>split2</text:p>
          </table:table-cell>
          <table:table-cell table:style-name="ce41" office:value-type="string" calcext:value-type="string">
            <text:p>split3</text:p>
          </table:table-cell>
          <table:table-cell table:style-name="ce41" office:value-type="string" calcext:value-type="string">
            <text:p>split4</text:p>
          </table:table-cell>
          <table:table-cell table:style-name="ce41" office:value-type="string" calcext:value-type="string">
            <text:p>split5</text:p>
          </table:table-cell>
          <table:table-cell table:style-name="ce44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48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48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48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48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48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48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48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48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48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48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48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48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48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48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48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48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48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48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48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48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48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48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48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48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48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48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48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48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48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48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48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48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48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48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48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48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48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48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48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48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48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48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48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48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48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48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48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48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48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48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48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48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48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48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48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48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48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48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48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48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48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48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48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48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48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48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48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48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48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48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48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48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48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48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48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48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48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48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48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48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48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48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48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48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48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48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48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48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48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48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48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48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48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48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48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48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48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48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48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48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48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48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48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48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48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48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48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48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48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48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48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48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48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48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48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48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48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48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48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48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48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48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48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48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48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48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48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48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48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48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48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48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48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48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48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48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48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48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48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48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48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48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48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48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48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48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48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48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48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48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48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48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48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48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48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48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48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48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48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48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48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48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48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48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48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48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48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48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48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48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48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48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48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48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48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48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48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48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48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48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48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48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48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48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48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48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48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48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48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48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48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48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48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48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48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48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48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48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48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48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48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48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48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48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48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48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48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48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48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48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48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48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48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48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48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48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48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48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48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48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48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48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48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48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48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48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48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48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48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48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48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48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48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48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48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48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48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48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48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48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48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48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48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48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48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48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48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48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48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48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48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48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48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48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48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48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48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48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48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48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48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48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48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48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48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48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48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48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48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48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48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48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48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48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48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48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48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48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48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48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48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48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48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48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48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48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48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48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48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48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48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48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48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48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48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48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48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48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48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48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48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48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48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48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48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48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48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48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48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48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48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48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48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48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48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48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48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48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48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48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48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48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48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48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48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48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48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48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48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48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48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48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48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48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48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48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48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48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48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48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48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48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48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48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48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48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48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48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48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48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48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48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48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48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48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48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48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48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48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48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48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48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48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48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48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48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48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48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48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48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48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48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48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48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48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48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48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48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48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48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48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48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48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48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48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48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48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48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48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48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48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48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48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48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48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48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48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48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48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48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48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48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48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48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48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48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48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48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48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48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48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48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48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48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48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48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48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48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48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48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48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48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48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48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48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48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48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48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48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48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48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48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48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48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48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48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48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48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48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48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48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48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48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48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48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48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48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48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48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48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48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48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48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48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48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48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48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48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48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48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48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48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48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48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48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48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48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48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48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48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48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48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48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48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48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48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48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48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48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48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48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48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48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48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48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48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48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48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48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48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48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48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48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48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48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48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48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48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48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48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48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48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48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48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48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48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48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48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48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48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48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48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48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48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48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48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48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48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48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formula="of:=VLOOKUP([.H521];[$source.$C$2:$source.$F$48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48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48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48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48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48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48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48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48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48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48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48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48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48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48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48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48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48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48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48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48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48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48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48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48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48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48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48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48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48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48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48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48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48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48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48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48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48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48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48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48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48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48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48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48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48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48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48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48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48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48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48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48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48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48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48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48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48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48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48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48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48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48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48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48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48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48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48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48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48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48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48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48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48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48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48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48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48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48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48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48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48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48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48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48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48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48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48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48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48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48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48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48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48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48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48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48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48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48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48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48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48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48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48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48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48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48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48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48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48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48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48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48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48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48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48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48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48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48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48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48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48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48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48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48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48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48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48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48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48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48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48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48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48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48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48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48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48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48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48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48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48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48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48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48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48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48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48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48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48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48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48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48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48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48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48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48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48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48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48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48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48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48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48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48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48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48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48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48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48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48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48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48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48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48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48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48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48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48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48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48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48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48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48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48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48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48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48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48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48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48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48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48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48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48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48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48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48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48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48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48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48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48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48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48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48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48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48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48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48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48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48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48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48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48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48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48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48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48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48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48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48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48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48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48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48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48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48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48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48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48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48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48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48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48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48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48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48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48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48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48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48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48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48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48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rdw_gekentekende_voertuigen_lengte_voertuig_minimum" calcext:value-type="string">
            <text:p>rdw_gekentekende_voertuigen_lengte_voertuig_minimum</text:p>
          </table:table-cell>
          <table:table-cell table:formula="of:=IFERROR(FIND(&quot;_&quot;;[.$A766];1);LEN([.$A766]))" office:value-type="float" office:value="4" calcext:value-type="float">
            <text:p>4</text:p>
          </table:table-cell>
          <table:table-cell table:formula="of:=IFERROR(FIND(&quot;_&quot;;[.$A766];1+[.B766]);LEN([.$A766]))" office:value-type="float" office:value="17" calcext:value-type="float">
            <text:p>17</text:p>
          </table:table-cell>
          <table:table-cell table:formula="of:=IFERROR(FIND(&quot;_&quot;;[.$A766];1+[.C766]);LEN([.$A766]))" office:value-type="float" office:value="28" calcext:value-type="float">
            <text:p>28</text:p>
          </table:table-cell>
          <table:table-cell table:formula="of:=IFERROR(FIND(&quot;_&quot;;[.$A766];1+[.D766]);LEN([.$A766]))" office:value-type="float" office:value="35" calcext:value-type="float">
            <text:p>35</text:p>
          </table:table-cell>
          <table:table-cell table:formula="of:=IFERROR(FIND(&quot;_&quot;;[.$A766];1+[.E766]);LEN([.$A766]))" office:value-type="float" office:value="44" calcext:value-type="float">
            <text:p>44</text:p>
          </table:table-cell>
          <table:table-cell table:formula="of:=[.D766]" office:value-type="float" office:value="28" calcext:value-type="float">
            <text:p>28</text:p>
          </table:table-cell>
          <table:table-cell table:formula="of:=LEFT([.A766];[.G766])" office:value-type="string" office:string-value="rdw_gekentekende_voertuigen_" calcext:value-type="string">
            <text:p>rdw_gekentekende_voertuigen_</text:p>
          </table:table-cell>
          <table:table-cell table:formula="of:=VLOOKUP([.H766];[$source.$C$2:$source.$F$48];4;0)" office:value-type="float" office:value="201" calcext:value-type="float">
            <text:p>201</text:p>
          </table:table-cell>
          <table:table-cell table:style-name="ce7" table:formula="of:=IF(RIGHT([.A766];6)=&quot;_X_X_X&quot;;3;IF(RIGHT([.A766];4)=&quot;_X_X&quot;;2;IF(RIGHT([.A7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rdw_gekentekende_voertuigen_lengte_voertuig_maximum" calcext:value-type="string">
            <text:p>rdw_gekentekende_voertuigen_lengte_voertuig_maximum</text:p>
          </table:table-cell>
          <table:table-cell table:formula="of:=IFERROR(FIND(&quot;_&quot;;[.$A767];1);LEN([.$A767]))" office:value-type="float" office:value="4" calcext:value-type="float">
            <text:p>4</text:p>
          </table:table-cell>
          <table:table-cell table:formula="of:=IFERROR(FIND(&quot;_&quot;;[.$A767];1+[.B767]);LEN([.$A767]))" office:value-type="float" office:value="17" calcext:value-type="float">
            <text:p>17</text:p>
          </table:table-cell>
          <table:table-cell table:formula="of:=IFERROR(FIND(&quot;_&quot;;[.$A767];1+[.C767]);LEN([.$A767]))" office:value-type="float" office:value="28" calcext:value-type="float">
            <text:p>28</text:p>
          </table:table-cell>
          <table:table-cell table:formula="of:=IFERROR(FIND(&quot;_&quot;;[.$A767];1+[.D767]);LEN([.$A767]))" office:value-type="float" office:value="35" calcext:value-type="float">
            <text:p>35</text:p>
          </table:table-cell>
          <table:table-cell table:formula="of:=IFERROR(FIND(&quot;_&quot;;[.$A767];1+[.E767]);LEN([.$A767]))" office:value-type="float" office:value="44" calcext:value-type="float">
            <text:p>44</text:p>
          </table:table-cell>
          <table:table-cell table:formula="of:=[.D767]" office:value-type="float" office:value="28" calcext:value-type="float">
            <text:p>28</text:p>
          </table:table-cell>
          <table:table-cell table:formula="of:=LEFT([.A767];[.G767])" office:value-type="string" office:string-value="rdw_gekentekende_voertuigen_" calcext:value-type="string">
            <text:p>rdw_gekentekende_voertuigen_</text:p>
          </table:table-cell>
          <table:table-cell table:formula="of:=VLOOKUP([.H767];[$source.$C$2:$source.$F$48];4;0)" office:value-type="float" office:value="201" calcext:value-type="float">
            <text:p>201</text:p>
          </table:table-cell>
          <table:table-cell table:style-name="ce7" table:formula="of:=IF(RIGHT([.A767];6)=&quot;_X_X_X&quot;;3;IF(RIGHT([.A767];4)=&quot;_X_X&quot;;2;IF(RIGHT([.A7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rdw_gekentekende_voertuigen_hoogte_voertuig_minimum" calcext:value-type="string">
            <text:p>rdw_gekentekende_voertuigen_hoogte_voertuig_minimum</text:p>
          </table:table-cell>
          <table:table-cell table:formula="of:=IFERROR(FIND(&quot;_&quot;;[.$A768];1);LEN([.$A768]))" office:value-type="float" office:value="4" calcext:value-type="float">
            <text:p>4</text:p>
          </table:table-cell>
          <table:table-cell table:formula="of:=IFERROR(FIND(&quot;_&quot;;[.$A768];1+[.B768]);LEN([.$A768]))" office:value-type="float" office:value="17" calcext:value-type="float">
            <text:p>17</text:p>
          </table:table-cell>
          <table:table-cell table:formula="of:=IFERROR(FIND(&quot;_&quot;;[.$A768];1+[.C768]);LEN([.$A768]))" office:value-type="float" office:value="28" calcext:value-type="float">
            <text:p>28</text:p>
          </table:table-cell>
          <table:table-cell table:formula="of:=IFERROR(FIND(&quot;_&quot;;[.$A768];1+[.D768]);LEN([.$A768]))" office:value-type="float" office:value="35" calcext:value-type="float">
            <text:p>35</text:p>
          </table:table-cell>
          <table:table-cell table:formula="of:=IFERROR(FIND(&quot;_&quot;;[.$A768];1+[.E768]);LEN([.$A768]))" office:value-type="float" office:value="44" calcext:value-type="float">
            <text:p>44</text:p>
          </table:table-cell>
          <table:table-cell table:formula="of:=[.D768]" office:value-type="float" office:value="28" calcext:value-type="float">
            <text:p>28</text:p>
          </table:table-cell>
          <table:table-cell table:formula="of:=LEFT([.A768];[.G768])" office:value-type="string" office:string-value="rdw_gekentekende_voertuigen_" calcext:value-type="string">
            <text:p>rdw_gekentekende_voertuigen_</text:p>
          </table:table-cell>
          <table:table-cell table:formula="of:=VLOOKUP([.H768];[$source.$C$2:$source.$F$48];4;0)" office:value-type="float" office:value="201" calcext:value-type="float">
            <text:p>201</text:p>
          </table:table-cell>
          <table:table-cell table:style-name="ce7" table:formula="of:=IF(RIGHT([.A768];6)=&quot;_X_X_X&quot;;3;IF(RIGHT([.A768];4)=&quot;_X_X&quot;;2;IF(RIGHT([.A7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rdw_gekentekende_voertuigen_hoogte_voertuig_maximum" calcext:value-type="string">
            <text:p>rdw_gekentekende_voertuigen_hoogte_voertuig_maximum</text:p>
          </table:table-cell>
          <table:table-cell table:formula="of:=IFERROR(FIND(&quot;_&quot;;[.$A769];1);LEN([.$A769]))" office:value-type="float" office:value="4" calcext:value-type="float">
            <text:p>4</text:p>
          </table:table-cell>
          <table:table-cell table:formula="of:=IFERROR(FIND(&quot;_&quot;;[.$A769];1+[.B769]);LEN([.$A769]))" office:value-type="float" office:value="17" calcext:value-type="float">
            <text:p>17</text:p>
          </table:table-cell>
          <table:table-cell table:formula="of:=IFERROR(FIND(&quot;_&quot;;[.$A769];1+[.C769]);LEN([.$A769]))" office:value-type="float" office:value="28" calcext:value-type="float">
            <text:p>28</text:p>
          </table:table-cell>
          <table:table-cell table:formula="of:=IFERROR(FIND(&quot;_&quot;;[.$A769];1+[.D769]);LEN([.$A769]))" office:value-type="float" office:value="35" calcext:value-type="float">
            <text:p>35</text:p>
          </table:table-cell>
          <table:table-cell table:formula="of:=IFERROR(FIND(&quot;_&quot;;[.$A769];1+[.E769]);LEN([.$A769]))" office:value-type="float" office:value="44" calcext:value-type="float">
            <text:p>44</text:p>
          </table:table-cell>
          <table:table-cell table:formula="of:=[.D769]" office:value-type="float" office:value="28" calcext:value-type="float">
            <text:p>28</text:p>
          </table:table-cell>
          <table:table-cell table:formula="of:=LEFT([.A769];[.G769])" office:value-type="string" office:string-value="rdw_gekentekende_voertuigen_" calcext:value-type="string">
            <text:p>rdw_gekentekende_voertuigen_</text:p>
          </table:table-cell>
          <table:table-cell table:formula="of:=VLOOKUP([.H769];[$source.$C$2:$source.$F$48];4;0)" office:value-type="float" office:value="201" calcext:value-type="float">
            <text:p>201</text:p>
          </table:table-cell>
          <table:table-cell table:style-name="ce7" table:formula="of:=IF(RIGHT([.A769];6)=&quot;_X_X_X&quot;;3;IF(RIGHT([.A769];4)=&quot;_X_X&quot;;2;IF(RIGHT([.A7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rdw_gekentekende_voertuigen_breedte_voertuig_minimum" calcext:value-type="string">
            <text:p>rdw_gekentekende_voertuigen_breedte_voertuig_minimum</text:p>
          </table:table-cell>
          <table:table-cell table:formula="of:=IFERROR(FIND(&quot;_&quot;;[.$A770];1);LEN([.$A770]))" office:value-type="float" office:value="4" calcext:value-type="float">
            <text:p>4</text:p>
          </table:table-cell>
          <table:table-cell table:formula="of:=IFERROR(FIND(&quot;_&quot;;[.$A770];1+[.B770]);LEN([.$A770]))" office:value-type="float" office:value="17" calcext:value-type="float">
            <text:p>17</text:p>
          </table:table-cell>
          <table:table-cell table:formula="of:=IFERROR(FIND(&quot;_&quot;;[.$A770];1+[.C770]);LEN([.$A770]))" office:value-type="float" office:value="28" calcext:value-type="float">
            <text:p>28</text:p>
          </table:table-cell>
          <table:table-cell table:formula="of:=IFERROR(FIND(&quot;_&quot;;[.$A770];1+[.D770]);LEN([.$A770]))" office:value-type="float" office:value="36" calcext:value-type="float">
            <text:p>36</text:p>
          </table:table-cell>
          <table:table-cell table:formula="of:=IFERROR(FIND(&quot;_&quot;;[.$A770];1+[.E770]);LEN([.$A770]))" office:value-type="float" office:value="45" calcext:value-type="float">
            <text:p>45</text:p>
          </table:table-cell>
          <table:table-cell table:formula="of:=[.D770]" office:value-type="float" office:value="28" calcext:value-type="float">
            <text:p>28</text:p>
          </table:table-cell>
          <table:table-cell table:formula="of:=LEFT([.A770];[.G770])" office:value-type="string" office:string-value="rdw_gekentekende_voertuigen_" calcext:value-type="string">
            <text:p>rdw_gekentekende_voertuigen_</text:p>
          </table:table-cell>
          <table:table-cell table:formula="of:=VLOOKUP([.H770];[$source.$C$2:$source.$F$48];4;0)" office:value-type="float" office:value="201" calcext:value-type="float">
            <text:p>201</text:p>
          </table:table-cell>
          <table:table-cell table:style-name="ce7" table:formula="of:=IF(RIGHT([.A770];6)=&quot;_X_X_X&quot;;3;IF(RIGHT([.A770];4)=&quot;_X_X&quot;;2;IF(RIGHT([.A7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rdw_gekentekende_voertuigen_breedte_voertuig_maximum" calcext:value-type="string">
            <text:p>rdw_gekentekende_voertuigen_breedte_voertuig_maximum</text:p>
          </table:table-cell>
          <table:table-cell table:formula="of:=IFERROR(FIND(&quot;_&quot;;[.$A771];1);LEN([.$A771]))" office:value-type="float" office:value="4" calcext:value-type="float">
            <text:p>4</text:p>
          </table:table-cell>
          <table:table-cell table:formula="of:=IFERROR(FIND(&quot;_&quot;;[.$A771];1+[.B771]);LEN([.$A771]))" office:value-type="float" office:value="17" calcext:value-type="float">
            <text:p>17</text:p>
          </table:table-cell>
          <table:table-cell table:formula="of:=IFERROR(FIND(&quot;_&quot;;[.$A771];1+[.C771]);LEN([.$A771]))" office:value-type="float" office:value="28" calcext:value-type="float">
            <text:p>28</text:p>
          </table:table-cell>
          <table:table-cell table:formula="of:=IFERROR(FIND(&quot;_&quot;;[.$A771];1+[.D771]);LEN([.$A771]))" office:value-type="float" office:value="36" calcext:value-type="float">
            <text:p>36</text:p>
          </table:table-cell>
          <table:table-cell table:formula="of:=IFERROR(FIND(&quot;_&quot;;[.$A771];1+[.E771]);LEN([.$A771]))" office:value-type="float" office:value="45" calcext:value-type="float">
            <text:p>45</text:p>
          </table:table-cell>
          <table:table-cell table:formula="of:=[.D771]" office:value-type="float" office:value="28" calcext:value-type="float">
            <text:p>28</text:p>
          </table:table-cell>
          <table:table-cell table:formula="of:=LEFT([.A771];[.G771])" office:value-type="string" office:string-value="rdw_gekentekende_voertuigen_" calcext:value-type="string">
            <text:p>rdw_gekentekende_voertuigen_</text:p>
          </table:table-cell>
          <table:table-cell table:formula="of:=VLOOKUP([.H771];[$source.$C$2:$source.$F$48];4;0)" office:value-type="float" office:value="201" calcext:value-type="float">
            <text:p>201</text:p>
          </table:table-cell>
          <table:table-cell table:style-name="ce7" table:formula="of:=IF(RIGHT([.A771];6)=&quot;_X_X_X&quot;;3;IF(RIGHT([.A771];4)=&quot;_X_X&quot;;2;IF(RIGHT([.A7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rdw_gekentekende_voertuigen_massa_bedrijfsklaar_minimaal" calcext:value-type="string">
            <text:p>rdw_gekentekende_voertuigen_massa_bedrijfsklaar_minimaal</text:p>
          </table:table-cell>
          <table:table-cell table:formula="of:=IFERROR(FIND(&quot;_&quot;;[.$A772];1);LEN([.$A772]))" office:value-type="float" office:value="4" calcext:value-type="float">
            <text:p>4</text:p>
          </table:table-cell>
          <table:table-cell table:formula="of:=IFERROR(FIND(&quot;_&quot;;[.$A772];1+[.B772]);LEN([.$A772]))" office:value-type="float" office:value="17" calcext:value-type="float">
            <text:p>17</text:p>
          </table:table-cell>
          <table:table-cell table:formula="of:=IFERROR(FIND(&quot;_&quot;;[.$A772];1+[.C772]);LEN([.$A772]))" office:value-type="float" office:value="28" calcext:value-type="float">
            <text:p>28</text:p>
          </table:table-cell>
          <table:table-cell table:formula="of:=IFERROR(FIND(&quot;_&quot;;[.$A772];1+[.D772]);LEN([.$A772]))" office:value-type="float" office:value="34" calcext:value-type="float">
            <text:p>34</text:p>
          </table:table-cell>
          <table:table-cell table:formula="of:=IFERROR(FIND(&quot;_&quot;;[.$A772];1+[.E772]);LEN([.$A772]))" office:value-type="float" office:value="48" calcext:value-type="float">
            <text:p>48</text:p>
          </table:table-cell>
          <table:table-cell table:formula="of:=[.D772]" office:value-type="float" office:value="28" calcext:value-type="float">
            <text:p>28</text:p>
          </table:table-cell>
          <table:table-cell table:formula="of:=LEFT([.A772];[.G772])" office:value-type="string" office:string-value="rdw_gekentekende_voertuigen_" calcext:value-type="string">
            <text:p>rdw_gekentekende_voertuigen_</text:p>
          </table:table-cell>
          <table:table-cell table:formula="of:=VLOOKUP([.H772];[$source.$C$2:$source.$F$48];4;0)" office:value-type="float" office:value="201" calcext:value-type="float">
            <text:p>201</text:p>
          </table:table-cell>
          <table:table-cell table:style-name="ce7" table:formula="of:=IF(RIGHT([.A772];6)=&quot;_X_X_X&quot;;3;IF(RIGHT([.A772];4)=&quot;_X_X&quot;;2;IF(RIGHT([.A7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rdw_gekentekende_voertuigen_massa_bedrijfsklaar_maximaal" calcext:value-type="string">
            <text:p>rdw_gekentekende_voertuigen_massa_bedrijfsklaar_maximaal</text:p>
          </table:table-cell>
          <table:table-cell table:formula="of:=IFERROR(FIND(&quot;_&quot;;[.$A773];1);LEN([.$A773]))" office:value-type="float" office:value="4" calcext:value-type="float">
            <text:p>4</text:p>
          </table:table-cell>
          <table:table-cell table:formula="of:=IFERROR(FIND(&quot;_&quot;;[.$A773];1+[.B773]);LEN([.$A773]))" office:value-type="float" office:value="17" calcext:value-type="float">
            <text:p>17</text:p>
          </table:table-cell>
          <table:table-cell table:formula="of:=IFERROR(FIND(&quot;_&quot;;[.$A773];1+[.C773]);LEN([.$A773]))" office:value-type="float" office:value="28" calcext:value-type="float">
            <text:p>28</text:p>
          </table:table-cell>
          <table:table-cell table:formula="of:=IFERROR(FIND(&quot;_&quot;;[.$A773];1+[.D773]);LEN([.$A773]))" office:value-type="float" office:value="34" calcext:value-type="float">
            <text:p>34</text:p>
          </table:table-cell>
          <table:table-cell table:formula="of:=IFERROR(FIND(&quot;_&quot;;[.$A773];1+[.E773]);LEN([.$A773]))" office:value-type="float" office:value="48" calcext:value-type="float">
            <text:p>48</text:p>
          </table:table-cell>
          <table:table-cell table:formula="of:=[.D773]" office:value-type="float" office:value="28" calcext:value-type="float">
            <text:p>28</text:p>
          </table:table-cell>
          <table:table-cell table:formula="of:=LEFT([.A773];[.G773])" office:value-type="string" office:string-value="rdw_gekentekende_voertuigen_" calcext:value-type="string">
            <text:p>rdw_gekentekende_voertuigen_</text:p>
          </table:table-cell>
          <table:table-cell table:formula="of:=VLOOKUP([.H773];[$source.$C$2:$source.$F$48];4;0)" office:value-type="float" office:value="201" calcext:value-type="float">
            <text:p>201</text:p>
          </table:table-cell>
          <table:table-cell table:style-name="ce7" table:formula="of:=IF(RIGHT([.A773];6)=&quot;_X_X_X&quot;;3;IF(RIGHT([.A773];4)=&quot;_X_X&quot;;2;IF(RIGHT([.A7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drz__no_charger_cable" calcext:value-type="string">
            <text:p>drz__no_charger_cable</text:p>
          </table:table-cell>
          <table:table-cell table:formula="of:=IFERROR(FIND(&quot;_&quot;;[.$A774];1);LEN([.$A774]))" office:value-type="float" office:value="4" calcext:value-type="float">
            <text:p>4</text:p>
          </table:table-cell>
          <table:table-cell table:formula="of:=IFERROR(FIND(&quot;_&quot;;[.$A774];1+[.B774]);LEN([.$A774]))" office:value-type="float" office:value="5" calcext:value-type="float">
            <text:p>5</text:p>
          </table:table-cell>
          <table:table-cell table:formula="of:=IFERROR(FIND(&quot;_&quot;;[.$A774];1+[.C774]);LEN([.$A774]))" office:value-type="float" office:value="8" calcext:value-type="float">
            <text:p>8</text:p>
          </table:table-cell>
          <table:table-cell table:formula="of:=IFERROR(FIND(&quot;_&quot;;[.$A774];1+[.D774]);LEN([.$A774]))" office:value-type="float" office:value="16" calcext:value-type="float">
            <text:p>16</text:p>
          </table:table-cell>
          <table:table-cell table:formula="of:=IFERROR(FIND(&quot;_&quot;;[.$A774];1+[.E774]);LEN([.$A774]))" office:value-type="float" office:value="21" calcext:value-type="float">
            <text:p>21</text:p>
          </table:table-cell>
          <table:table-cell table:formula="of:=[.C774]" office:value-type="float" office:value="5" calcext:value-type="float">
            <text:p>5</text:p>
          </table:table-cell>
          <table:table-cell table:formula="of:=LEFT([.A774];[.G774])" office:value-type="string" office:string-value="drz__" calcext:value-type="string">
            <text:p>drz__</text:p>
          </table:table-cell>
          <table:table-cell table:formula="of:=VLOOKUP([.H774];[$source.$C$2:$source.$F$48];4;0)" office:value-type="float" office:value="100" calcext:value-type="float">
            <text:p>100</text:p>
          </table:table-cell>
          <table:table-cell table:style-name="ce7" table:formula="of:=IF(RIGHT([.A774];6)=&quot;_X_X_X&quot;;3;IF(RIGHT([.A774];4)=&quot;_X_X&quot;;2;IF(RIGHT([.A7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drz__not_complete" calcext:value-type="string">
            <text:p>drz__not_complete</text:p>
          </table:table-cell>
          <table:table-cell table:formula="of:=IFERROR(FIND(&quot;_&quot;;[.$A775];1);LEN([.$A775]))" office:value-type="float" office:value="4" calcext:value-type="float">
            <text:p>4</text:p>
          </table:table-cell>
          <table:table-cell table:formula="of:=IFERROR(FIND(&quot;_&quot;;[.$A775];1+[.B775]);LEN([.$A775]))" office:value-type="float" office:value="5" calcext:value-type="float">
            <text:p>5</text:p>
          </table:table-cell>
          <table:table-cell table:formula="of:=IFERROR(FIND(&quot;_&quot;;[.$A775];1+[.C775]);LEN([.$A775]))" office:value-type="float" office:value="9" calcext:value-type="float">
            <text:p>9</text:p>
          </table:table-cell>
          <table:table-cell table:formula="of:=IFERROR(FIND(&quot;_&quot;;[.$A775];1+[.D775]);LEN([.$A775]))" office:value-type="float" office:value="17" calcext:value-type="float">
            <text:p>17</text:p>
          </table:table-cell>
          <table:table-cell table:formula="of:=IFERROR(FIND(&quot;_&quot;;[.$A775];1+[.E775]);LEN([.$A775]))" office:value-type="float" office:value="17" calcext:value-type="float">
            <text:p>17</text:p>
          </table:table-cell>
          <table:table-cell table:formula="of:=[.C775]" office:value-type="float" office:value="5" calcext:value-type="float">
            <text:p>5</text:p>
          </table:table-cell>
          <table:table-cell table:formula="of:=LEFT([.A775];[.G775])" office:value-type="string" office:string-value="drz__" calcext:value-type="string">
            <text:p>drz__</text:p>
          </table:table-cell>
          <table:table-cell table:formula="of:=VLOOKUP([.H775];[$source.$C$2:$source.$F$48];4;0)" office:value-type="float" office:value="100" calcext:value-type="float">
            <text:p>100</text:p>
          </table:table-cell>
          <table:table-cell table:style-name="ce7" table:formula="of:=IF(RIGHT([.A775];6)=&quot;_X_X_X&quot;;3;IF(RIGHT([.A775];4)=&quot;_X_X&quot;;2;IF(RIGHT([.A7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drz__no_plates" calcext:value-type="string">
            <text:p>drz__no_plates</text:p>
          </table:table-cell>
          <table:table-cell table:formula="of:=IFERROR(FIND(&quot;_&quot;;[.$A776];1);LEN([.$A776]))" office:value-type="float" office:value="4" calcext:value-type="float">
            <text:p>4</text:p>
          </table:table-cell>
          <table:table-cell table:formula="of:=IFERROR(FIND(&quot;_&quot;;[.$A776];1+[.B776]);LEN([.$A776]))" office:value-type="float" office:value="5" calcext:value-type="float">
            <text:p>5</text:p>
          </table:table-cell>
          <table:table-cell table:formula="of:=IFERROR(FIND(&quot;_&quot;;[.$A776];1+[.C776]);LEN([.$A776]))" office:value-type="float" office:value="8" calcext:value-type="float">
            <text:p>8</text:p>
          </table:table-cell>
          <table:table-cell table:formula="of:=IFERROR(FIND(&quot;_&quot;;[.$A776];1+[.D776]);LEN([.$A776]))" office:value-type="float" office:value="14" calcext:value-type="float">
            <text:p>14</text:p>
          </table:table-cell>
          <table:table-cell table:formula="of:=IFERROR(FIND(&quot;_&quot;;[.$A776];1+[.E776]);LEN([.$A776]))" office:value-type="float" office:value="14" calcext:value-type="float">
            <text:p>14</text:p>
          </table:table-cell>
          <table:table-cell table:formula="of:=[.C776]" office:value-type="float" office:value="5" calcext:value-type="float">
            <text:p>5</text:p>
          </table:table-cell>
          <table:table-cell table:formula="of:=LEFT([.A776];[.G776])" office:value-type="string" office:string-value="drz__" calcext:value-type="string">
            <text:p>drz__</text:p>
          </table:table-cell>
          <table:table-cell table:formula="of:=VLOOKUP([.H776];[$source.$C$2:$source.$F$48];4;0)" office:value-type="float" office:value="100" calcext:value-type="float">
            <text:p>100</text:p>
          </table:table-cell>
          <table:table-cell table:style-name="ce7" table:formula="of:=IF(RIGHT([.A776];6)=&quot;_X_X_X&quot;;3;IF(RIGHT([.A776];4)=&quot;_X_X&quot;;2;IF(RIGHT([.A7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48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48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48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48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rdw_intrekking_typegoedkeuring_typegoedkeuringsnummer" calcext:value-type="string">
            <text:p>rdw_intrekking_typegoedkeuring_typegoedkeuringsnummer</text:p>
          </table:table-cell>
          <table:table-cell table:formula="of:=IFERROR(FIND(&quot;_&quot;;[.$A781];1);LEN([.$A781]))" office:value-type="float" office:value="4" calcext:value-type="float">
            <text:p>4</text:p>
          </table:table-cell>
          <table:table-cell table:formula="of:=IFERROR(FIND(&quot;_&quot;;[.$A781];1+[.B781]);LEN([.$A781]))" office:value-type="float" office:value="15" calcext:value-type="float">
            <text:p>15</text:p>
          </table:table-cell>
          <table:table-cell table:formula="of:=IFERROR(FIND(&quot;_&quot;;[.$A781];1+[.C781]);LEN([.$A781]))" office:value-type="float" office:value="31" calcext:value-type="float">
            <text:p>31</text:p>
          </table:table-cell>
          <table:table-cell table:formula="of:=IFERROR(FIND(&quot;_&quot;;[.$A781];1+[.D781]);LEN([.$A781]))" office:value-type="float" office:value="53" calcext:value-type="float">
            <text:p>53</text:p>
          </table:table-cell>
          <table:table-cell table:formula="of:=IFERROR(FIND(&quot;_&quot;;[.$A781];1+[.E781]);LEN([.$A781]))" office:value-type="float" office:value="53" calcext:value-type="float">
            <text:p>53</text:p>
          </table:table-cell>
          <table:table-cell table:formula="of:=[.D781]" office:value-type="float" office:value="31" calcext:value-type="float">
            <text:p>31</text:p>
          </table:table-cell>
          <table:table-cell table:formula="of:=LEFT([.A781];[.G781])" office:value-type="string" office:string-value="rdw_intrekking_typegoedkeuring_" calcext:value-type="string">
            <text:p>rdw_intrekking_typegoedkeuring_</text:p>
          </table:table-cell>
          <table:table-cell table:formula="of:=VLOOKUP([.H781];[$source.$C$2:$source.$F$48];4;0)" office:value-type="float" office:value="631" calcext:value-type="float">
            <text:p>631</text:p>
          </table:table-cell>
          <table:table-cell table:style-name="ce7" table:formula="of:=IF(RIGHT([.A781];6)=&quot;_X_X_X&quot;;3;IF(RIGHT([.A781];4)=&quot;_X_X&quot;;2;IF(RIGHT([.A7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rdw_intrekking_typegoedkeuring_volgnummerintrekkingtgk_X" calcext:value-type="string">
            <text:p>rdw_intrekking_typegoedkeuring_volgnummerintrekkingtgk_X</text:p>
          </table:table-cell>
          <table:table-cell table:formula="of:=IFERROR(FIND(&quot;_&quot;;[.$A782];1);LEN([.$A782]))" office:value-type="float" office:value="4" calcext:value-type="float">
            <text:p>4</text:p>
          </table:table-cell>
          <table:table-cell table:formula="of:=IFERROR(FIND(&quot;_&quot;;[.$A782];1+[.B782]);LEN([.$A782]))" office:value-type="float" office:value="15" calcext:value-type="float">
            <text:p>15</text:p>
          </table:table-cell>
          <table:table-cell table:formula="of:=IFERROR(FIND(&quot;_&quot;;[.$A782];1+[.C782]);LEN([.$A782]))" office:value-type="float" office:value="31" calcext:value-type="float">
            <text:p>31</text:p>
          </table:table-cell>
          <table:table-cell table:formula="of:=IFERROR(FIND(&quot;_&quot;;[.$A782];1+[.D782]);LEN([.$A782]))" office:value-type="float" office:value="55" calcext:value-type="float">
            <text:p>55</text:p>
          </table:table-cell>
          <table:table-cell table:formula="of:=IFERROR(FIND(&quot;_&quot;;[.$A782];1+[.E782]);LEN([.$A782]))" office:value-type="float" office:value="56" calcext:value-type="float">
            <text:p>56</text:p>
          </table:table-cell>
          <table:table-cell table:formula="of:=[.D782]" office:value-type="float" office:value="31" calcext:value-type="float">
            <text:p>31</text:p>
          </table:table-cell>
          <table:table-cell table:formula="of:=LEFT([.A782];[.G782])" office:value-type="string" office:string-value="rdw_intrekking_typegoedkeuring_" calcext:value-type="string">
            <text:p>rdw_intrekking_typegoedkeuring_</text:p>
          </table:table-cell>
          <table:table-cell table:formula="of:=VLOOKUP([.H782];[$source.$C$2:$source.$F$48];4;0)" office:value-type="float" office:value="631" calcext:value-type="float">
            <text:p>631</text:p>
          </table:table-cell>
          <table:table-cell table:style-name="ce7" table:formula="of:=IF(RIGHT([.A782];6)=&quot;_X_X_X&quot;;3;IF(RIGHT([.A782];4)=&quot;_X_X&quot;;2;IF(RIGHT([.A7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rdw_intrekking_typegoedkeuring_begindatumintrekkingtgk_X" calcext:value-type="string">
            <text:p>rdw_intrekking_typegoedkeuring_begindatumintrekkingtgk_X</text:p>
          </table:table-cell>
          <table:table-cell table:formula="of:=IFERROR(FIND(&quot;_&quot;;[.$A783];1);LEN([.$A783]))" office:value-type="float" office:value="4" calcext:value-type="float">
            <text:p>4</text:p>
          </table:table-cell>
          <table:table-cell table:formula="of:=IFERROR(FIND(&quot;_&quot;;[.$A783];1+[.B783]);LEN([.$A783]))" office:value-type="float" office:value="15" calcext:value-type="float">
            <text:p>15</text:p>
          </table:table-cell>
          <table:table-cell table:formula="of:=IFERROR(FIND(&quot;_&quot;;[.$A783];1+[.C783]);LEN([.$A783]))" office:value-type="float" office:value="31" calcext:value-type="float">
            <text:p>31</text:p>
          </table:table-cell>
          <table:table-cell table:formula="of:=IFERROR(FIND(&quot;_&quot;;[.$A783];1+[.D783]);LEN([.$A783]))" office:value-type="float" office:value="55" calcext:value-type="float">
            <text:p>55</text:p>
          </table:table-cell>
          <table:table-cell table:formula="of:=IFERROR(FIND(&quot;_&quot;;[.$A783];1+[.E783]);LEN([.$A783]))" office:value-type="float" office:value="56" calcext:value-type="float">
            <text:p>56</text:p>
          </table:table-cell>
          <table:table-cell table:formula="of:=[.D783]" office:value-type="float" office:value="31" calcext:value-type="float">
            <text:p>31</text:p>
          </table:table-cell>
          <table:table-cell table:formula="of:=LEFT([.A783];[.G783])" office:value-type="string" office:string-value="rdw_intrekking_typegoedkeuring_" calcext:value-type="string">
            <text:p>rdw_intrekking_typegoedkeuring_</text:p>
          </table:table-cell>
          <table:table-cell table:formula="of:=VLOOKUP([.H783];[$source.$C$2:$source.$F$48];4;0)" office:value-type="float" office:value="631" calcext:value-type="float">
            <text:p>631</text:p>
          </table:table-cell>
          <table:table-cell table:style-name="ce7" table:formula="of:=IF(RIGHT([.A783];6)=&quot;_X_X_X&quot;;3;IF(RIGHT([.A783];4)=&quot;_X_X&quot;;2;IF(RIGHT([.A7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rdw_intrekking_typegoedkeuring_TimeStamp" calcext:value-type="string">
            <text:p>rdw_intrekking_typegoedkeuring_TimeStamp</text:p>
          </table:table-cell>
          <table:table-cell table:formula="of:=IFERROR(FIND(&quot;_&quot;;[.$A784];1);LEN([.$A784]))" office:value-type="float" office:value="4" calcext:value-type="float">
            <text:p>4</text:p>
          </table:table-cell>
          <table:table-cell table:formula="of:=IFERROR(FIND(&quot;_&quot;;[.$A784];1+[.B784]);LEN([.$A784]))" office:value-type="float" office:value="15" calcext:value-type="float">
            <text:p>15</text:p>
          </table:table-cell>
          <table:table-cell table:formula="of:=IFERROR(FIND(&quot;_&quot;;[.$A784];1+[.C784]);LEN([.$A784]))" office:value-type="float" office:value="31" calcext:value-type="float">
            <text:p>31</text:p>
          </table:table-cell>
          <table:table-cell table:formula="of:=IFERROR(FIND(&quot;_&quot;;[.$A784];1+[.D784]);LEN([.$A784]))" office:value-type="float" office:value="40" calcext:value-type="float">
            <text:p>40</text:p>
          </table:table-cell>
          <table:table-cell table:formula="of:=IFERROR(FIND(&quot;_&quot;;[.$A784];1+[.E784]);LEN([.$A784]))" office:value-type="float" office:value="40" calcext:value-type="float">
            <text:p>40</text:p>
          </table:table-cell>
          <table:table-cell table:formula="of:=[.D784]" office:value-type="float" office:value="31" calcext:value-type="float">
            <text:p>31</text:p>
          </table:table-cell>
          <table:table-cell table:formula="of:=LEFT([.A784];[.G784])" office:value-type="string" office:string-value="rdw_intrekking_typegoedkeuring_" calcext:value-type="string">
            <text:p>rdw_intrekking_typegoedkeuring_</text:p>
          </table:table-cell>
          <table:table-cell table:formula="of:=VLOOKUP([.H784];[$source.$C$2:$source.$F$48];4;0)" office:value-type="float" office:value="631" calcext:value-type="float">
            <text:p>631</text:p>
          </table:table-cell>
          <table:table-cell table:style-name="ce7" table:formula="of:=IF(RIGHT([.A784];6)=&quot;_X_X_X&quot;;3;IF(RIGHT([.A784];4)=&quot;_X_X&quot;;2;IF(RIGHT([.A7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rdw_as_uitvoering_volgnummeras_X" calcext:value-type="string">
            <text:p>rdw_as_uitvoering_volgnummeras_X</text:p>
          </table:table-cell>
          <table:table-cell table:formula="of:=IFERROR(FIND(&quot;_&quot;;[.$A785];1);LEN([.$A785]))" office:value-type="float" office:value="4" calcext:value-type="float">
            <text:p>4</text:p>
          </table:table-cell>
          <table:table-cell table:formula="of:=IFERROR(FIND(&quot;_&quot;;[.$A785];1+[.B785]);LEN([.$A785]))" office:value-type="float" office:value="7" calcext:value-type="float">
            <text:p>7</text:p>
          </table:table-cell>
          <table:table-cell table:formula="of:=IFERROR(FIND(&quot;_&quot;;[.$A785];1+[.C785]);LEN([.$A785]))" office:value-type="float" office:value="18" calcext:value-type="float">
            <text:p>18</text:p>
          </table:table-cell>
          <table:table-cell table:formula="of:=IFERROR(FIND(&quot;_&quot;;[.$A785];1+[.D785]);LEN([.$A785]))" office:value-type="float" office:value="31" calcext:value-type="float">
            <text:p>31</text:p>
          </table:table-cell>
          <table:table-cell table:formula="of:=IFERROR(FIND(&quot;_&quot;;[.$A785];1+[.E785]);LEN([.$A785]))" office:value-type="float" office:value="32" calcext:value-type="float">
            <text:p>32</text:p>
          </table:table-cell>
          <table:table-cell table:formula="of:=[.D785]" office:value-type="float" office:value="18" calcext:value-type="float">
            <text:p>18</text:p>
          </table:table-cell>
          <table:table-cell table:formula="of:=LEFT([.A785];[.G785])" office:value-type="string" office:string-value="rdw_as_uitvoering_" calcext:value-type="string">
            <text:p>rdw_as_uitvoering_</text:p>
          </table:table-cell>
          <table:table-cell table:formula="of:=VLOOKUP([.H785];[$source.$C$2:$source.$F$48];4;0)" office:value-type="float" office:value="602" calcext:value-type="float">
            <text:p>602</text:p>
          </table:table-cell>
          <table:table-cell table:style-name="ce7" table:formula="of:=IF(RIGHT([.A785];6)=&quot;_X_X_X&quot;;3;IF(RIGHT([.A785];4)=&quot;_X_X&quot;;2;IF(RIGHT([.A7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rdw_as_uitvoering_aangedrevenasindicator_X" calcext:value-type="string">
            <text:p>rdw_as_uitvoering_aangedrevenasindicator_X</text:p>
          </table:table-cell>
          <table:table-cell table:formula="of:=IFERROR(FIND(&quot;_&quot;;[.$A786];1);LEN([.$A786]))" office:value-type="float" office:value="4" calcext:value-type="float">
            <text:p>4</text:p>
          </table:table-cell>
          <table:table-cell table:formula="of:=IFERROR(FIND(&quot;_&quot;;[.$A786];1+[.B786]);LEN([.$A786]))" office:value-type="float" office:value="7" calcext:value-type="float">
            <text:p>7</text:p>
          </table:table-cell>
          <table:table-cell table:formula="of:=IFERROR(FIND(&quot;_&quot;;[.$A786];1+[.C786]);LEN([.$A786]))" office:value-type="float" office:value="18" calcext:value-type="float">
            <text:p>18</text:p>
          </table:table-cell>
          <table:table-cell table:formula="of:=IFERROR(FIND(&quot;_&quot;;[.$A786];1+[.D786]);LEN([.$A786]))" office:value-type="float" office:value="41" calcext:value-type="float">
            <text:p>41</text:p>
          </table:table-cell>
          <table:table-cell table:formula="of:=IFERROR(FIND(&quot;_&quot;;[.$A786];1+[.E786]);LEN([.$A786]))" office:value-type="float" office:value="42" calcext:value-type="float">
            <text:p>42</text:p>
          </table:table-cell>
          <table:table-cell table:formula="of:=[.D786]" office:value-type="float" office:value="18" calcext:value-type="float">
            <text:p>18</text:p>
          </table:table-cell>
          <table:table-cell table:formula="of:=LEFT([.A786];[.G786])" office:value-type="string" office:string-value="rdw_as_uitvoering_" calcext:value-type="string">
            <text:p>rdw_as_uitvoering_</text:p>
          </table:table-cell>
          <table:table-cell table:formula="of:=VLOOKUP([.H786];[$source.$C$2:$source.$F$48];4;0)" office:value-type="float" office:value="602" calcext:value-type="float">
            <text:p>602</text:p>
          </table:table-cell>
          <table:table-cell table:style-name="ce7" table:formula="of:=IF(RIGHT([.A786];6)=&quot;_X_X_X&quot;;3;IF(RIGHT([.A786];4)=&quot;_X_X&quot;;2;IF(RIGHT([.A7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rdw_as_uitvoering_spoorbreedteondergrens_X" calcext:value-type="string">
            <text:p>rdw_as_uitvoering_spoorbreedteondergrens_X</text:p>
          </table:table-cell>
          <table:table-cell table:formula="of:=IFERROR(FIND(&quot;_&quot;;[.$A787];1);LEN([.$A787]))" office:value-type="float" office:value="4" calcext:value-type="float">
            <text:p>4</text:p>
          </table:table-cell>
          <table:table-cell table:formula="of:=IFERROR(FIND(&quot;_&quot;;[.$A787];1+[.B787]);LEN([.$A787]))" office:value-type="float" office:value="7" calcext:value-type="float">
            <text:p>7</text:p>
          </table:table-cell>
          <table:table-cell table:formula="of:=IFERROR(FIND(&quot;_&quot;;[.$A787];1+[.C787]);LEN([.$A787]))" office:value-type="float" office:value="18" calcext:value-type="float">
            <text:p>18</text:p>
          </table:table-cell>
          <table:table-cell table:formula="of:=IFERROR(FIND(&quot;_&quot;;[.$A787];1+[.D787]);LEN([.$A787]))" office:value-type="float" office:value="41" calcext:value-type="float">
            <text:p>41</text:p>
          </table:table-cell>
          <table:table-cell table:formula="of:=IFERROR(FIND(&quot;_&quot;;[.$A787];1+[.E787]);LEN([.$A787]))" office:value-type="float" office:value="42" calcext:value-type="float">
            <text:p>42</text:p>
          </table:table-cell>
          <table:table-cell table:formula="of:=[.D787]" office:value-type="float" office:value="18" calcext:value-type="float">
            <text:p>18</text:p>
          </table:table-cell>
          <table:table-cell table:formula="of:=LEFT([.A787];[.G787])" office:value-type="string" office:string-value="rdw_as_uitvoering_" calcext:value-type="string">
            <text:p>rdw_as_uitvoering_</text:p>
          </table:table-cell>
          <table:table-cell table:formula="of:=VLOOKUP([.H787];[$source.$C$2:$source.$F$48];4;0)" office:value-type="float" office:value="602" calcext:value-type="float">
            <text:p>602</text:p>
          </table:table-cell>
          <table:table-cell table:style-name="ce7" table:formula="of:=IF(RIGHT([.A787];6)=&quot;_X_X_X&quot;;3;IF(RIGHT([.A787];4)=&quot;_X_X&quot;;2;IF(RIGHT([.A7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rdw_as_uitvoering_spoorbreedtebovengrens_X" calcext:value-type="string">
            <text:p>rdw_as_uitvoering_spoorbreedtebovengrens_X</text:p>
          </table:table-cell>
          <table:table-cell table:formula="of:=IFERROR(FIND(&quot;_&quot;;[.$A788];1);LEN([.$A788]))" office:value-type="float" office:value="4" calcext:value-type="float">
            <text:p>4</text:p>
          </table:table-cell>
          <table:table-cell table:formula="of:=IFERROR(FIND(&quot;_&quot;;[.$A788];1+[.B788]);LEN([.$A788]))" office:value-type="float" office:value="7" calcext:value-type="float">
            <text:p>7</text:p>
          </table:table-cell>
          <table:table-cell table:formula="of:=IFERROR(FIND(&quot;_&quot;;[.$A788];1+[.C788]);LEN([.$A788]))" office:value-type="float" office:value="18" calcext:value-type="float">
            <text:p>18</text:p>
          </table:table-cell>
          <table:table-cell table:formula="of:=IFERROR(FIND(&quot;_&quot;;[.$A788];1+[.D788]);LEN([.$A788]))" office:value-type="float" office:value="41" calcext:value-type="float">
            <text:p>41</text:p>
          </table:table-cell>
          <table:table-cell table:formula="of:=IFERROR(FIND(&quot;_&quot;;[.$A788];1+[.E788]);LEN([.$A788]))" office:value-type="float" office:value="42" calcext:value-type="float">
            <text:p>42</text:p>
          </table:table-cell>
          <table:table-cell table:formula="of:=[.D788]" office:value-type="float" office:value="18" calcext:value-type="float">
            <text:p>18</text:p>
          </table:table-cell>
          <table:table-cell table:formula="of:=LEFT([.A788];[.G788])" office:value-type="string" office:string-value="rdw_as_uitvoering_" calcext:value-type="string">
            <text:p>rdw_as_uitvoering_</text:p>
          </table:table-cell>
          <table:table-cell table:formula="of:=VLOOKUP([.H788];[$source.$C$2:$source.$F$48];4;0)" office:value-type="float" office:value="602" calcext:value-type="float">
            <text:p>602</text:p>
          </table:table-cell>
          <table:table-cell table:style-name="ce7" table:formula="of:=IF(RIGHT([.A788];6)=&quot;_X_X_X&quot;;3;IF(RIGHT([.A788];4)=&quot;_X_X&quot;;2;IF(RIGHT([.A7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rdw_as_uitvoering_maximummassaasbelastingogr_X" calcext:value-type="string">
            <text:p>rdw_as_uitvoering_maximummassaasbelastingogr_X</text:p>
          </table:table-cell>
          <table:table-cell table:formula="of:=IFERROR(FIND(&quot;_&quot;;[.$A789];1);LEN([.$A789]))" office:value-type="float" office:value="4" calcext:value-type="float">
            <text:p>4</text:p>
          </table:table-cell>
          <table:table-cell table:formula="of:=IFERROR(FIND(&quot;_&quot;;[.$A789];1+[.B789]);LEN([.$A789]))" office:value-type="float" office:value="7" calcext:value-type="float">
            <text:p>7</text:p>
          </table:table-cell>
          <table:table-cell table:formula="of:=IFERROR(FIND(&quot;_&quot;;[.$A789];1+[.C789]);LEN([.$A789]))" office:value-type="float" office:value="18" calcext:value-type="float">
            <text:p>18</text:p>
          </table:table-cell>
          <table:table-cell table:formula="of:=IFERROR(FIND(&quot;_&quot;;[.$A789];1+[.D789]);LEN([.$A789]))" office:value-type="float" office:value="45" calcext:value-type="float">
            <text:p>45</text:p>
          </table:table-cell>
          <table:table-cell table:formula="of:=IFERROR(FIND(&quot;_&quot;;[.$A789];1+[.E789]);LEN([.$A789]))" office:value-type="float" office:value="46" calcext:value-type="float">
            <text:p>46</text:p>
          </table:table-cell>
          <table:table-cell table:formula="of:=[.D789]" office:value-type="float" office:value="18" calcext:value-type="float">
            <text:p>18</text:p>
          </table:table-cell>
          <table:table-cell table:formula="of:=LEFT([.A789];[.G789])" office:value-type="string" office:string-value="rdw_as_uitvoering_" calcext:value-type="string">
            <text:p>rdw_as_uitvoering_</text:p>
          </table:table-cell>
          <table:table-cell table:formula="of:=VLOOKUP([.H789];[$source.$C$2:$source.$F$48];4;0)" office:value-type="float" office:value="602" calcext:value-type="float">
            <text:p>602</text:p>
          </table:table-cell>
          <table:table-cell table:style-name="ce7" table:formula="of:=IF(RIGHT([.A789];6)=&quot;_X_X_X&quot;;3;IF(RIGHT([.A789];4)=&quot;_X_X&quot;;2;IF(RIGHT([.A7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rdw_as_uitvoering_maximummassaasbelastingbgr_X" calcext:value-type="string">
            <text:p>rdw_as_uitvoering_maximummassaasbelastingbgr_X</text:p>
          </table:table-cell>
          <table:table-cell table:formula="of:=IFERROR(FIND(&quot;_&quot;;[.$A790];1);LEN([.$A790]))" office:value-type="float" office:value="4" calcext:value-type="float">
            <text:p>4</text:p>
          </table:table-cell>
          <table:table-cell table:formula="of:=IFERROR(FIND(&quot;_&quot;;[.$A790];1+[.B790]);LEN([.$A790]))" office:value-type="float" office:value="7" calcext:value-type="float">
            <text:p>7</text:p>
          </table:table-cell>
          <table:table-cell table:formula="of:=IFERROR(FIND(&quot;_&quot;;[.$A790];1+[.C790]);LEN([.$A790]))" office:value-type="float" office:value="18" calcext:value-type="float">
            <text:p>18</text:p>
          </table:table-cell>
          <table:table-cell table:formula="of:=IFERROR(FIND(&quot;_&quot;;[.$A790];1+[.D790]);LEN([.$A790]))" office:value-type="float" office:value="45" calcext:value-type="float">
            <text:p>45</text:p>
          </table:table-cell>
          <table:table-cell table:formula="of:=IFERROR(FIND(&quot;_&quot;;[.$A790];1+[.E790]);LEN([.$A790]))" office:value-type="float" office:value="46" calcext:value-type="float">
            <text:p>46</text:p>
          </table:table-cell>
          <table:table-cell table:formula="of:=[.D790]" office:value-type="float" office:value="18" calcext:value-type="float">
            <text:p>18</text:p>
          </table:table-cell>
          <table:table-cell table:formula="of:=LEFT([.A790];[.G790])" office:value-type="string" office:string-value="rdw_as_uitvoering_" calcext:value-type="string">
            <text:p>rdw_as_uitvoering_</text:p>
          </table:table-cell>
          <table:table-cell table:formula="of:=VLOOKUP([.H790];[$source.$C$2:$source.$F$48];4;0)" office:value-type="float" office:value="602" calcext:value-type="float">
            <text:p>602</text:p>
          </table:table-cell>
          <table:table-cell table:style-name="ce7" table:formula="of:=IF(RIGHT([.A790];6)=&quot;_X_X_X&quot;;3;IF(RIGHT([.A790];4)=&quot;_X_X&quot;;2;IF(RIGHT([.A7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rdw_as_uitvoering_afstandvolgendeasondergrens_X" calcext:value-type="string">
            <text:p>rdw_as_uitvoering_afstandvolgendeasondergrens_X</text:p>
          </table:table-cell>
          <table:table-cell table:formula="of:=IFERROR(FIND(&quot;_&quot;;[.$A791];1);LEN([.$A791]))" office:value-type="float" office:value="4" calcext:value-type="float">
            <text:p>4</text:p>
          </table:table-cell>
          <table:table-cell table:formula="of:=IFERROR(FIND(&quot;_&quot;;[.$A791];1+[.B791]);LEN([.$A791]))" office:value-type="float" office:value="7" calcext:value-type="float">
            <text:p>7</text:p>
          </table:table-cell>
          <table:table-cell table:formula="of:=IFERROR(FIND(&quot;_&quot;;[.$A791];1+[.C791]);LEN([.$A791]))" office:value-type="float" office:value="18" calcext:value-type="float">
            <text:p>18</text:p>
          </table:table-cell>
          <table:table-cell table:formula="of:=IFERROR(FIND(&quot;_&quot;;[.$A791];1+[.D791]);LEN([.$A791]))" office:value-type="float" office:value="46" calcext:value-type="float">
            <text:p>46</text:p>
          </table:table-cell>
          <table:table-cell table:formula="of:=IFERROR(FIND(&quot;_&quot;;[.$A791];1+[.E791]);LEN([.$A791]))" office:value-type="float" office:value="47" calcext:value-type="float">
            <text:p>47</text:p>
          </table:table-cell>
          <table:table-cell table:formula="of:=[.D791]" office:value-type="float" office:value="18" calcext:value-type="float">
            <text:p>18</text:p>
          </table:table-cell>
          <table:table-cell table:formula="of:=LEFT([.A791];[.G791])" office:value-type="string" office:string-value="rdw_as_uitvoering_" calcext:value-type="string">
            <text:p>rdw_as_uitvoering_</text:p>
          </table:table-cell>
          <table:table-cell table:formula="of:=VLOOKUP([.H791];[$source.$C$2:$source.$F$48];4;0)" office:value-type="float" office:value="602" calcext:value-type="float">
            <text:p>602</text:p>
          </table:table-cell>
          <table:table-cell table:style-name="ce7" table:formula="of:=IF(RIGHT([.A791];6)=&quot;_X_X_X&quot;;3;IF(RIGHT([.A791];4)=&quot;_X_X&quot;;2;IF(RIGHT([.A7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rdw_as_uitvoering_afstandvolgendeasbovengrens_X" calcext:value-type="string">
            <text:p>rdw_as_uitvoering_afstandvolgendeasbovengrens_X</text:p>
          </table:table-cell>
          <table:table-cell table:formula="of:=IFERROR(FIND(&quot;_&quot;;[.$A792];1);LEN([.$A792]))" office:value-type="float" office:value="4" calcext:value-type="float">
            <text:p>4</text:p>
          </table:table-cell>
          <table:table-cell table:formula="of:=IFERROR(FIND(&quot;_&quot;;[.$A792];1+[.B792]);LEN([.$A792]))" office:value-type="float" office:value="7" calcext:value-type="float">
            <text:p>7</text:p>
          </table:table-cell>
          <table:table-cell table:formula="of:=IFERROR(FIND(&quot;_&quot;;[.$A792];1+[.C792]);LEN([.$A792]))" office:value-type="float" office:value="18" calcext:value-type="float">
            <text:p>18</text:p>
          </table:table-cell>
          <table:table-cell table:formula="of:=IFERROR(FIND(&quot;_&quot;;[.$A792];1+[.D792]);LEN([.$A792]))" office:value-type="float" office:value="46" calcext:value-type="float">
            <text:p>46</text:p>
          </table:table-cell>
          <table:table-cell table:formula="of:=IFERROR(FIND(&quot;_&quot;;[.$A792];1+[.E792]);LEN([.$A792]))" office:value-type="float" office:value="47" calcext:value-type="float">
            <text:p>47</text:p>
          </table:table-cell>
          <table:table-cell table:formula="of:=[.D792]" office:value-type="float" office:value="18" calcext:value-type="float">
            <text:p>18</text:p>
          </table:table-cell>
          <table:table-cell table:formula="of:=LEFT([.A792];[.G792])" office:value-type="string" office:string-value="rdw_as_uitvoering_" calcext:value-type="string">
            <text:p>rdw_as_uitvoering_</text:p>
          </table:table-cell>
          <table:table-cell table:formula="of:=VLOOKUP([.H792];[$source.$C$2:$source.$F$48];4;0)" office:value-type="float" office:value="602" calcext:value-type="float">
            <text:p>602</text:p>
          </table:table-cell>
          <table:table-cell table:style-name="ce7" table:formula="of:=IF(RIGHT([.A792];6)=&quot;_X_X_X&quot;;3;IF(RIGHT([.A792];4)=&quot;_X_X&quot;;2;IF(RIGHT([.A7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rdw_as_uitvoering_composite_key_X" calcext:value-type="string">
            <text:p>rdw_as_uitvoering_composite_key_X</text:p>
          </table:table-cell>
          <table:table-cell table:formula="of:=IFERROR(FIND(&quot;_&quot;;[.$A793];1);LEN([.$A793]))" office:value-type="float" office:value="4" calcext:value-type="float">
            <text:p>4</text:p>
          </table:table-cell>
          <table:table-cell table:formula="of:=IFERROR(FIND(&quot;_&quot;;[.$A793];1+[.B793]);LEN([.$A793]))" office:value-type="float" office:value="7" calcext:value-type="float">
            <text:p>7</text:p>
          </table:table-cell>
          <table:table-cell table:formula="of:=IFERROR(FIND(&quot;_&quot;;[.$A793];1+[.C793]);LEN([.$A793]))" office:value-type="float" office:value="18" calcext:value-type="float">
            <text:p>18</text:p>
          </table:table-cell>
          <table:table-cell table:formula="of:=IFERROR(FIND(&quot;_&quot;;[.$A793];1+[.D793]);LEN([.$A793]))" office:value-type="float" office:value="28" calcext:value-type="float">
            <text:p>28</text:p>
          </table:table-cell>
          <table:table-cell table:formula="of:=IFERROR(FIND(&quot;_&quot;;[.$A793];1+[.E793]);LEN([.$A793]))" office:value-type="float" office:value="32" calcext:value-type="float">
            <text:p>32</text:p>
          </table:table-cell>
          <table:table-cell table:formula="of:=[.D793]" office:value-type="float" office:value="18" calcext:value-type="float">
            <text:p>18</text:p>
          </table:table-cell>
          <table:table-cell table:formula="of:=LEFT([.A793];[.G793])" office:value-type="string" office:string-value="rdw_as_uitvoering_" calcext:value-type="string">
            <text:p>rdw_as_uitvoering_</text:p>
          </table:table-cell>
          <table:table-cell table:formula="of:=VLOOKUP([.H793];[$source.$C$2:$source.$F$48];4;0)" office:value-type="float" office:value="602" calcext:value-type="float">
            <text:p>602</text:p>
          </table:table-cell>
          <table:table-cell table:style-name="ce7" table:formula="of:=IF(RIGHT([.A793];6)=&quot;_X_X_X&quot;;3;IF(RIGHT([.A793];4)=&quot;_X_X&quot;;2;IF(RIGHT([.A7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rdw_as_uitvoering_dubbelemontageindicator_X" calcext:value-type="string">
            <text:p>rdw_as_uitvoering_dubbelemontageindicator_X</text:p>
          </table:table-cell>
          <table:table-cell table:formula="of:=IFERROR(FIND(&quot;_&quot;;[.$A794];1);LEN([.$A794]))" office:value-type="float" office:value="4" calcext:value-type="float">
            <text:p>4</text:p>
          </table:table-cell>
          <table:table-cell table:formula="of:=IFERROR(FIND(&quot;_&quot;;[.$A794];1+[.B794]);LEN([.$A794]))" office:value-type="float" office:value="7" calcext:value-type="float">
            <text:p>7</text:p>
          </table:table-cell>
          <table:table-cell table:formula="of:=IFERROR(FIND(&quot;_&quot;;[.$A794];1+[.C794]);LEN([.$A794]))" office:value-type="float" office:value="18" calcext:value-type="float">
            <text:p>18</text:p>
          </table:table-cell>
          <table:table-cell table:formula="of:=IFERROR(FIND(&quot;_&quot;;[.$A794];1+[.D794]);LEN([.$A794]))" office:value-type="float" office:value="42" calcext:value-type="float">
            <text:p>42</text:p>
          </table:table-cell>
          <table:table-cell table:formula="of:=IFERROR(FIND(&quot;_&quot;;[.$A794];1+[.E794]);LEN([.$A794]))" office:value-type="float" office:value="43" calcext:value-type="float">
            <text:p>43</text:p>
          </table:table-cell>
          <table:table-cell table:formula="of:=[.D794]" office:value-type="float" office:value="18" calcext:value-type="float">
            <text:p>18</text:p>
          </table:table-cell>
          <table:table-cell table:formula="of:=LEFT([.A794];[.G794])" office:value-type="string" office:string-value="rdw_as_uitvoering_" calcext:value-type="string">
            <text:p>rdw_as_uitvoering_</text:p>
          </table:table-cell>
          <table:table-cell table:formula="of:=VLOOKUP([.H794];[$source.$C$2:$source.$F$48];4;0)" office:value-type="float" office:value="602" calcext:value-type="float">
            <text:p>602</text:p>
          </table:table-cell>
          <table:table-cell table:style-name="ce7" table:formula="of:=IF(RIGHT([.A794];6)=&quot;_X_X_X&quot;;3;IF(RIGHT([.A794];4)=&quot;_X_X&quot;;2;IF(RIGHT([.A7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rdw_as_uitvoering_stuurasindicator_X" calcext:value-type="string">
            <text:p>rdw_as_uitvoering_stuurasindicator_X</text:p>
          </table:table-cell>
          <table:table-cell table:formula="of:=IFERROR(FIND(&quot;_&quot;;[.$A795];1);LEN([.$A795]))" office:value-type="float" office:value="4" calcext:value-type="float">
            <text:p>4</text:p>
          </table:table-cell>
          <table:table-cell table:formula="of:=IFERROR(FIND(&quot;_&quot;;[.$A795];1+[.B795]);LEN([.$A795]))" office:value-type="float" office:value="7" calcext:value-type="float">
            <text:p>7</text:p>
          </table:table-cell>
          <table:table-cell table:formula="of:=IFERROR(FIND(&quot;_&quot;;[.$A795];1+[.C795]);LEN([.$A795]))" office:value-type="float" office:value="18" calcext:value-type="float">
            <text:p>18</text:p>
          </table:table-cell>
          <table:table-cell table:formula="of:=IFERROR(FIND(&quot;_&quot;;[.$A795];1+[.D795]);LEN([.$A795]))" office:value-type="float" office:value="35" calcext:value-type="float">
            <text:p>35</text:p>
          </table:table-cell>
          <table:table-cell table:formula="of:=IFERROR(FIND(&quot;_&quot;;[.$A795];1+[.E795]);LEN([.$A795]))" office:value-type="float" office:value="36" calcext:value-type="float">
            <text:p>36</text:p>
          </table:table-cell>
          <table:table-cell table:formula="of:=[.D795]" office:value-type="float" office:value="18" calcext:value-type="float">
            <text:p>18</text:p>
          </table:table-cell>
          <table:table-cell table:formula="of:=LEFT([.A795];[.G795])" office:value-type="string" office:string-value="rdw_as_uitvoering_" calcext:value-type="string">
            <text:p>rdw_as_uitvoering_</text:p>
          </table:table-cell>
          <table:table-cell table:formula="of:=VLOOKUP([.H795];[$source.$C$2:$source.$F$48];4;0)" office:value-type="float" office:value="602" calcext:value-type="float">
            <text:p>602</text:p>
          </table:table-cell>
          <table:table-cell table:style-name="ce7" table:formula="of:=IF(RIGHT([.A795];6)=&quot;_X_X_X&quot;;3;IF(RIGHT([.A795];4)=&quot;_X_X&quot;;2;IF(RIGHT([.A7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rdw_as_uitvoering_hefasindicator_X" calcext:value-type="string">
            <text:p>rdw_as_uitvoering_hefasindicator_X</text:p>
          </table:table-cell>
          <table:table-cell table:formula="of:=IFERROR(FIND(&quot;_&quot;;[.$A796];1);LEN([.$A796]))" office:value-type="float" office:value="4" calcext:value-type="float">
            <text:p>4</text:p>
          </table:table-cell>
          <table:table-cell table:formula="of:=IFERROR(FIND(&quot;_&quot;;[.$A796];1+[.B796]);LEN([.$A796]))" office:value-type="float" office:value="7" calcext:value-type="float">
            <text:p>7</text:p>
          </table:table-cell>
          <table:table-cell table:formula="of:=IFERROR(FIND(&quot;_&quot;;[.$A796];1+[.C796]);LEN([.$A796]))" office:value-type="float" office:value="18" calcext:value-type="float">
            <text:p>18</text:p>
          </table:table-cell>
          <table:table-cell table:formula="of:=IFERROR(FIND(&quot;_&quot;;[.$A796];1+[.D796]);LEN([.$A796]))" office:value-type="float" office:value="33" calcext:value-type="float">
            <text:p>33</text:p>
          </table:table-cell>
          <table:table-cell table:formula="of:=IFERROR(FIND(&quot;_&quot;;[.$A796];1+[.E796]);LEN([.$A796]))" office:value-type="float" office:value="34" calcext:value-type="float">
            <text:p>34</text:p>
          </table:table-cell>
          <table:table-cell table:formula="of:=[.D796]" office:value-type="float" office:value="18" calcext:value-type="float">
            <text:p>18</text:p>
          </table:table-cell>
          <table:table-cell table:formula="of:=LEFT([.A796];[.G796])" office:value-type="string" office:string-value="rdw_as_uitvoering_" calcext:value-type="string">
            <text:p>rdw_as_uitvoering_</text:p>
          </table:table-cell>
          <table:table-cell table:formula="of:=VLOOKUP([.H796];[$source.$C$2:$source.$F$48];4;0)" office:value-type="float" office:value="602" calcext:value-type="float">
            <text:p>602</text:p>
          </table:table-cell>
          <table:table-cell table:style-name="ce7" table:formula="of:=IF(RIGHT([.A796];6)=&quot;_X_X_X&quot;;3;IF(RIGHT([.A796];4)=&quot;_X_X&quot;;2;IF(RIGHT([.A7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rdw_as_uitvoering_luchtveringaangedrevenasind_X" calcext:value-type="string">
            <text:p>rdw_as_uitvoering_luchtveringaangedrevenasind_X</text:p>
          </table:table-cell>
          <table:table-cell table:formula="of:=IFERROR(FIND(&quot;_&quot;;[.$A797];1);LEN([.$A797]))" office:value-type="float" office:value="4" calcext:value-type="float">
            <text:p>4</text:p>
          </table:table-cell>
          <table:table-cell table:formula="of:=IFERROR(FIND(&quot;_&quot;;[.$A797];1+[.B797]);LEN([.$A797]))" office:value-type="float" office:value="7" calcext:value-type="float">
            <text:p>7</text:p>
          </table:table-cell>
          <table:table-cell table:formula="of:=IFERROR(FIND(&quot;_&quot;;[.$A797];1+[.C797]);LEN([.$A797]))" office:value-type="float" office:value="18" calcext:value-type="float">
            <text:p>18</text:p>
          </table:table-cell>
          <table:table-cell table:formula="of:=IFERROR(FIND(&quot;_&quot;;[.$A797];1+[.D797]);LEN([.$A797]))" office:value-type="float" office:value="46" calcext:value-type="float">
            <text:p>46</text:p>
          </table:table-cell>
          <table:table-cell table:formula="of:=IFERROR(FIND(&quot;_&quot;;[.$A797];1+[.E797]);LEN([.$A797]))" office:value-type="float" office:value="47" calcext:value-type="float">
            <text:p>47</text:p>
          </table:table-cell>
          <table:table-cell table:formula="of:=[.D797]" office:value-type="float" office:value="18" calcext:value-type="float">
            <text:p>18</text:p>
          </table:table-cell>
          <table:table-cell table:formula="of:=LEFT([.A797];[.G797])" office:value-type="string" office:string-value="rdw_as_uitvoering_" calcext:value-type="string">
            <text:p>rdw_as_uitvoering_</text:p>
          </table:table-cell>
          <table:table-cell table:formula="of:=VLOOKUP([.H797];[$source.$C$2:$source.$F$48];4;0)" office:value-type="float" office:value="602" calcext:value-type="float">
            <text:p>602</text:p>
          </table:table-cell>
          <table:table-cell table:style-name="ce7" table:formula="of:=IF(RIGHT([.A797];6)=&quot;_X_X_X&quot;;3;IF(RIGHT([.A797];4)=&quot;_X_X&quot;;2;IF(RIGHT([.A7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rdw_as_uitvoering_gelijkwaardigaangedrevenasind_X" calcext:value-type="string">
            <text:p>rdw_as_uitvoering_gelijkwaardigaangedrevenasind_X</text:p>
          </table:table-cell>
          <table:table-cell table:formula="of:=IFERROR(FIND(&quot;_&quot;;[.$A798];1);LEN([.$A798]))" office:value-type="float" office:value="4" calcext:value-type="float">
            <text:p>4</text:p>
          </table:table-cell>
          <table:table-cell table:formula="of:=IFERROR(FIND(&quot;_&quot;;[.$A798];1+[.B798]);LEN([.$A798]))" office:value-type="float" office:value="7" calcext:value-type="float">
            <text:p>7</text:p>
          </table:table-cell>
          <table:table-cell table:formula="of:=IFERROR(FIND(&quot;_&quot;;[.$A798];1+[.C798]);LEN([.$A798]))" office:value-type="float" office:value="18" calcext:value-type="float">
            <text:p>18</text:p>
          </table:table-cell>
          <table:table-cell table:formula="of:=IFERROR(FIND(&quot;_&quot;;[.$A798];1+[.D798]);LEN([.$A798]))" office:value-type="float" office:value="48" calcext:value-type="float">
            <text:p>48</text:p>
          </table:table-cell>
          <table:table-cell table:formula="of:=IFERROR(FIND(&quot;_&quot;;[.$A798];1+[.E798]);LEN([.$A798]))" office:value-type="float" office:value="49" calcext:value-type="float">
            <text:p>49</text:p>
          </table:table-cell>
          <table:table-cell table:formula="of:=[.D798]" office:value-type="float" office:value="18" calcext:value-type="float">
            <text:p>18</text:p>
          </table:table-cell>
          <table:table-cell table:formula="of:=LEFT([.A798];[.G798])" office:value-type="string" office:string-value="rdw_as_uitvoering_" calcext:value-type="string">
            <text:p>rdw_as_uitvoering_</text:p>
          </table:table-cell>
          <table:table-cell table:formula="of:=VLOOKUP([.H798];[$source.$C$2:$source.$F$48];4;0)" office:value-type="float" office:value="602" calcext:value-type="float">
            <text:p>602</text:p>
          </table:table-cell>
          <table:table-cell table:style-name="ce7" table:formula="of:=IF(RIGHT([.A798];6)=&quot;_X_X_X&quot;;3;IF(RIGHT([.A798];4)=&quot;_X_X&quot;;2;IF(RIGHT([.A7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rdw_as_uitvoering_TimeStamp" calcext:value-type="string">
            <text:p>rdw_as_uitvoering_TimeStamp</text:p>
          </table:table-cell>
          <table:table-cell table:formula="of:=IFERROR(FIND(&quot;_&quot;;[.$A799];1);LEN([.$A799]))" office:value-type="float" office:value="4" calcext:value-type="float">
            <text:p>4</text:p>
          </table:table-cell>
          <table:table-cell table:formula="of:=IFERROR(FIND(&quot;_&quot;;[.$A799];1+[.B799]);LEN([.$A799]))" office:value-type="float" office:value="7" calcext:value-type="float">
            <text:p>7</text:p>
          </table:table-cell>
          <table:table-cell table:formula="of:=IFERROR(FIND(&quot;_&quot;;[.$A799];1+[.C799]);LEN([.$A799]))" office:value-type="float" office:value="18" calcext:value-type="float">
            <text:p>18</text:p>
          </table:table-cell>
          <table:table-cell table:formula="of:=IFERROR(FIND(&quot;_&quot;;[.$A799];1+[.D799]);LEN([.$A799]))" office:value-type="float" office:value="27" calcext:value-type="float">
            <text:p>27</text:p>
          </table:table-cell>
          <table:table-cell table:formula="of:=IFERROR(FIND(&quot;_&quot;;[.$A799];1+[.E799]);LEN([.$A799]))" office:value-type="float" office:value="27" calcext:value-type="float">
            <text:p>27</text:p>
          </table:table-cell>
          <table:table-cell table:formula="of:=[.D799]" office:value-type="float" office:value="18" calcext:value-type="float">
            <text:p>18</text:p>
          </table:table-cell>
          <table:table-cell table:formula="of:=LEFT([.A799];[.G799])" office:value-type="string" office:string-value="rdw_as_uitvoering_" calcext:value-type="string">
            <text:p>rdw_as_uitvoering_</text:p>
          </table:table-cell>
          <table:table-cell table:formula="of:=VLOOKUP([.H799];[$source.$C$2:$source.$F$48];4;0)" office:value-type="float" office:value="602" calcext:value-type="float">
            <text:p>602</text:p>
          </table:table-cell>
          <table:table-cell table:style-name="ce7" table:formula="of:=IF(RIGHT([.A799];6)=&quot;_X_X_X&quot;;3;IF(RIGHT([.A799];4)=&quot;_X_X&quot;;2;IF(RIGHT([.A7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rdw_handelsbenaming_fabrikant_volgnummerhandelsbenamingfabr_X" calcext:value-type="string">
            <text:p>rdw_handelsbenaming_fabrikant_volgnummerhandelsbenamingfabr_X</text:p>
          </table:table-cell>
          <table:table-cell table:formula="of:=IFERROR(FIND(&quot;_&quot;;[.$A800];1);LEN([.$A800]))" office:value-type="float" office:value="4" calcext:value-type="float">
            <text:p>4</text:p>
          </table:table-cell>
          <table:table-cell table:formula="of:=IFERROR(FIND(&quot;_&quot;;[.$A800];1+[.B800]);LEN([.$A800]))" office:value-type="float" office:value="20" calcext:value-type="float">
            <text:p>20</text:p>
          </table:table-cell>
          <table:table-cell table:formula="of:=IFERROR(FIND(&quot;_&quot;;[.$A800];1+[.C800]);LEN([.$A800]))" office:value-type="float" office:value="30" calcext:value-type="float">
            <text:p>30</text:p>
          </table:table-cell>
          <table:table-cell table:formula="of:=IFERROR(FIND(&quot;_&quot;;[.$A800];1+[.D800]);LEN([.$A800]))" office:value-type="float" office:value="60" calcext:value-type="float">
            <text:p>60</text:p>
          </table:table-cell>
          <table:table-cell table:formula="of:=IFERROR(FIND(&quot;_&quot;;[.$A800];1+[.E800]);LEN([.$A800]))" office:value-type="float" office:value="61" calcext:value-type="float">
            <text:p>61</text:p>
          </table:table-cell>
          <table:table-cell table:formula="of:=[.D800]" office:value-type="float" office:value="30" calcext:value-type="float">
            <text:p>30</text:p>
          </table:table-cell>
          <table:table-cell table:formula="of:=LEFT([.A800];[.G800])" office:value-type="string" office:string-value="rdw_handelsbenaming_fabrikant_" calcext:value-type="string">
            <text:p>rdw_handelsbenaming_fabrikant_</text:p>
          </table:table-cell>
          <table:table-cell table:formula="of:=VLOOKUP([.H800];[$source.$C$2:$source.$F$48];4;0)" office:value-type="float" office:value="604" calcext:value-type="float">
            <text:p>604</text:p>
          </table:table-cell>
          <table:table-cell table:style-name="ce7" table:formula="of:=IF(RIGHT([.A800];6)=&quot;_X_X_X&quot;;3;IF(RIGHT([.A800];4)=&quot;_X_X&quot;;2;IF(RIGHT([.A8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rdw_handelsbenaming_fabrikant_handelsbenamingfabrikant_X" calcext:value-type="string">
            <text:p>rdw_handelsbenaming_fabrikant_handelsbenamingfabrikant_X</text:p>
          </table:table-cell>
          <table:table-cell table:formula="of:=IFERROR(FIND(&quot;_&quot;;[.$A801];1);LEN([.$A801]))" office:value-type="float" office:value="4" calcext:value-type="float">
            <text:p>4</text:p>
          </table:table-cell>
          <table:table-cell table:formula="of:=IFERROR(FIND(&quot;_&quot;;[.$A801];1+[.B801]);LEN([.$A801]))" office:value-type="float" office:value="20" calcext:value-type="float">
            <text:p>20</text:p>
          </table:table-cell>
          <table:table-cell table:formula="of:=IFERROR(FIND(&quot;_&quot;;[.$A801];1+[.C801]);LEN([.$A801]))" office:value-type="float" office:value="30" calcext:value-type="float">
            <text:p>30</text:p>
          </table:table-cell>
          <table:table-cell table:formula="of:=IFERROR(FIND(&quot;_&quot;;[.$A801];1+[.D801]);LEN([.$A801]))" office:value-type="float" office:value="55" calcext:value-type="float">
            <text:p>55</text:p>
          </table:table-cell>
          <table:table-cell table:formula="of:=IFERROR(FIND(&quot;_&quot;;[.$A801];1+[.E801]);LEN([.$A801]))" office:value-type="float" office:value="56" calcext:value-type="float">
            <text:p>56</text:p>
          </table:table-cell>
          <table:table-cell table:formula="of:=[.D801]" office:value-type="float" office:value="30" calcext:value-type="float">
            <text:p>30</text:p>
          </table:table-cell>
          <table:table-cell table:formula="of:=LEFT([.A801];[.G801])" office:value-type="string" office:string-value="rdw_handelsbenaming_fabrikant_" calcext:value-type="string">
            <text:p>rdw_handelsbenaming_fabrikant_</text:p>
          </table:table-cell>
          <table:table-cell table:formula="of:=VLOOKUP([.H801];[$source.$C$2:$source.$F$48];4;0)" office:value-type="float" office:value="604" calcext:value-type="float">
            <text:p>604</text:p>
          </table:table-cell>
          <table:table-cell table:style-name="ce7" table:formula="of:=IF(RIGHT([.A801];6)=&quot;_X_X_X&quot;;3;IF(RIGHT([.A801];4)=&quot;_X_X&quot;;2;IF(RIGHT([.A80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rdw_handelsbenaming_fabrikant_composite_key_X" calcext:value-type="string">
            <text:p>rdw_handelsbenaming_fabrikant_composite_key_X</text:p>
          </table:table-cell>
          <table:table-cell table:formula="of:=IFERROR(FIND(&quot;_&quot;;[.$A802];1);LEN([.$A802]))" office:value-type="float" office:value="4" calcext:value-type="float">
            <text:p>4</text:p>
          </table:table-cell>
          <table:table-cell table:formula="of:=IFERROR(FIND(&quot;_&quot;;[.$A802];1+[.B802]);LEN([.$A802]))" office:value-type="float" office:value="20" calcext:value-type="float">
            <text:p>20</text:p>
          </table:table-cell>
          <table:table-cell table:formula="of:=IFERROR(FIND(&quot;_&quot;;[.$A802];1+[.C802]);LEN([.$A802]))" office:value-type="float" office:value="30" calcext:value-type="float">
            <text:p>30</text:p>
          </table:table-cell>
          <table:table-cell table:formula="of:=IFERROR(FIND(&quot;_&quot;;[.$A802];1+[.D802]);LEN([.$A802]))" office:value-type="float" office:value="40" calcext:value-type="float">
            <text:p>40</text:p>
          </table:table-cell>
          <table:table-cell table:formula="of:=IFERROR(FIND(&quot;_&quot;;[.$A802];1+[.E802]);LEN([.$A802]))" office:value-type="float" office:value="44" calcext:value-type="float">
            <text:p>44</text:p>
          </table:table-cell>
          <table:table-cell table:formula="of:=[.D802]" office:value-type="float" office:value="30" calcext:value-type="float">
            <text:p>30</text:p>
          </table:table-cell>
          <table:table-cell table:formula="of:=LEFT([.A802];[.G802])" office:value-type="string" office:string-value="rdw_handelsbenaming_fabrikant_" calcext:value-type="string">
            <text:p>rdw_handelsbenaming_fabrikant_</text:p>
          </table:table-cell>
          <table:table-cell table:formula="of:=VLOOKUP([.H802];[$source.$C$2:$source.$F$48];4;0)" office:value-type="float" office:value="604" calcext:value-type="float">
            <text:p>604</text:p>
          </table:table-cell>
          <table:table-cell table:style-name="ce7" table:formula="of:=IF(RIGHT([.A802];6)=&quot;_X_X_X&quot;;3;IF(RIGHT([.A802];4)=&quot;_X_X&quot;;2;IF(RIGHT([.A8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rdw_handelsbenaming_fabrikant_TimeStamp" calcext:value-type="string">
            <text:p>rdw_handelsbenaming_fabrikant_TimeStamp</text:p>
          </table:table-cell>
          <table:table-cell table:formula="of:=IFERROR(FIND(&quot;_&quot;;[.$A803];1);LEN([.$A803]))" office:value-type="float" office:value="4" calcext:value-type="float">
            <text:p>4</text:p>
          </table:table-cell>
          <table:table-cell table:formula="of:=IFERROR(FIND(&quot;_&quot;;[.$A803];1+[.B803]);LEN([.$A803]))" office:value-type="float" office:value="20" calcext:value-type="float">
            <text:p>20</text:p>
          </table:table-cell>
          <table:table-cell table:formula="of:=IFERROR(FIND(&quot;_&quot;;[.$A803];1+[.C803]);LEN([.$A803]))" office:value-type="float" office:value="30" calcext:value-type="float">
            <text:p>30</text:p>
          </table:table-cell>
          <table:table-cell table:formula="of:=IFERROR(FIND(&quot;_&quot;;[.$A803];1+[.D803]);LEN([.$A803]))" office:value-type="float" office:value="39" calcext:value-type="float">
            <text:p>39</text:p>
          </table:table-cell>
          <table:table-cell table:formula="of:=IFERROR(FIND(&quot;_&quot;;[.$A803];1+[.E803]);LEN([.$A803]))" office:value-type="float" office:value="39" calcext:value-type="float">
            <text:p>39</text:p>
          </table:table-cell>
          <table:table-cell table:formula="of:=[.D803]" office:value-type="float" office:value="30" calcext:value-type="float">
            <text:p>30</text:p>
          </table:table-cell>
          <table:table-cell table:formula="of:=LEFT([.A803];[.G803])" office:value-type="string" office:string-value="rdw_handelsbenaming_fabrikant_" calcext:value-type="string">
            <text:p>rdw_handelsbenaming_fabrikant_</text:p>
          </table:table-cell>
          <table:table-cell table:formula="of:=VLOOKUP([.H803];[$source.$C$2:$source.$F$48];4;0)" office:value-type="float" office:value="604" calcext:value-type="float">
            <text:p>604</text:p>
          </table:table-cell>
          <table:table-cell table:style-name="ce7" table:formula="of:=IF(RIGHT([.A803];6)=&quot;_X_X_X&quot;;3;IF(RIGHT([.A803];4)=&quot;_X_X&quot;;2;IF(RIGHT([.A8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rdw_speciale_doeleinden_volgnummerspecialedoeleinden_X" calcext:value-type="string">
            <text:p>rdw_speciale_doeleinden_volgnummerspecialedoeleinden_X</text:p>
          </table:table-cell>
          <table:table-cell table:formula="of:=IFERROR(FIND(&quot;_&quot;;[.$A804];1);LEN([.$A804]))" office:value-type="float" office:value="4" calcext:value-type="float">
            <text:p>4</text:p>
          </table:table-cell>
          <table:table-cell table:formula="of:=IFERROR(FIND(&quot;_&quot;;[.$A804];1+[.B804]);LEN([.$A804]))" office:value-type="float" office:value="13" calcext:value-type="float">
            <text:p>13</text:p>
          </table:table-cell>
          <table:table-cell table:formula="of:=IFERROR(FIND(&quot;_&quot;;[.$A804];1+[.C804]);LEN([.$A804]))" office:value-type="float" office:value="24" calcext:value-type="float">
            <text:p>24</text:p>
          </table:table-cell>
          <table:table-cell table:formula="of:=IFERROR(FIND(&quot;_&quot;;[.$A804];1+[.D804]);LEN([.$A804]))" office:value-type="float" office:value="53" calcext:value-type="float">
            <text:p>53</text:p>
          </table:table-cell>
          <table:table-cell table:formula="of:=IFERROR(FIND(&quot;_&quot;;[.$A804];1+[.E804]);LEN([.$A804]))" office:value-type="float" office:value="54" calcext:value-type="float">
            <text:p>54</text:p>
          </table:table-cell>
          <table:table-cell table:formula="of:=[.D804]" office:value-type="float" office:value="24" calcext:value-type="float">
            <text:p>24</text:p>
          </table:table-cell>
          <table:table-cell table:formula="of:=LEFT([.A804];[.G804])" office:value-type="string" office:string-value="rdw_speciale_doeleinden_" calcext:value-type="string">
            <text:p>rdw_speciale_doeleinden_</text:p>
          </table:table-cell>
          <table:table-cell table:formula="of:=VLOOKUP([.H804];[$source.$C$2:$source.$F$48];4;0)" office:value-type="float" office:value="624" calcext:value-type="float">
            <text:p>624</text:p>
          </table:table-cell>
          <table:table-cell table:style-name="ce7" table:formula="of:=IF(RIGHT([.A804];6)=&quot;_X_X_X&quot;;3;IF(RIGHT([.A804];4)=&quot;_X_X&quot;;2;IF(RIGHT([.A8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rdw_speciale_doeleinden_codespecialedoeleinden_X" calcext:value-type="string">
            <text:p>rdw_speciale_doeleinden_codespecialedoeleinden_X</text:p>
          </table:table-cell>
          <table:table-cell table:formula="of:=IFERROR(FIND(&quot;_&quot;;[.$A805];1);LEN([.$A805]))" office:value-type="float" office:value="4" calcext:value-type="float">
            <text:p>4</text:p>
          </table:table-cell>
          <table:table-cell table:formula="of:=IFERROR(FIND(&quot;_&quot;;[.$A805];1+[.B805]);LEN([.$A805]))" office:value-type="float" office:value="13" calcext:value-type="float">
            <text:p>13</text:p>
          </table:table-cell>
          <table:table-cell table:formula="of:=IFERROR(FIND(&quot;_&quot;;[.$A805];1+[.C805]);LEN([.$A805]))" office:value-type="float" office:value="24" calcext:value-type="float">
            <text:p>24</text:p>
          </table:table-cell>
          <table:table-cell table:formula="of:=IFERROR(FIND(&quot;_&quot;;[.$A805];1+[.D805]);LEN([.$A805]))" office:value-type="float" office:value="47" calcext:value-type="float">
            <text:p>47</text:p>
          </table:table-cell>
          <table:table-cell table:formula="of:=IFERROR(FIND(&quot;_&quot;;[.$A805];1+[.E805]);LEN([.$A805]))" office:value-type="float" office:value="48" calcext:value-type="float">
            <text:p>48</text:p>
          </table:table-cell>
          <table:table-cell table:formula="of:=[.D805]" office:value-type="float" office:value="24" calcext:value-type="float">
            <text:p>24</text:p>
          </table:table-cell>
          <table:table-cell table:formula="of:=LEFT([.A805];[.G805])" office:value-type="string" office:string-value="rdw_speciale_doeleinden_" calcext:value-type="string">
            <text:p>rdw_speciale_doeleinden_</text:p>
          </table:table-cell>
          <table:table-cell table:formula="of:=VLOOKUP([.H805];[$source.$C$2:$source.$F$48];4;0)" office:value-type="float" office:value="624" calcext:value-type="float">
            <text:p>624</text:p>
          </table:table-cell>
          <table:table-cell table:style-name="ce7" table:formula="of:=IF(RIGHT([.A805];6)=&quot;_X_X_X&quot;;3;IF(RIGHT([.A805];4)=&quot;_X_X&quot;;2;IF(RIGHT([.A8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rdw_speciale_doeleinden_composite_key_X" calcext:value-type="string">
            <text:p>rdw_speciale_doeleinden_composite_key_X</text:p>
          </table:table-cell>
          <table:table-cell table:formula="of:=IFERROR(FIND(&quot;_&quot;;[.$A806];1);LEN([.$A806]))" office:value-type="float" office:value="4" calcext:value-type="float">
            <text:p>4</text:p>
          </table:table-cell>
          <table:table-cell table:formula="of:=IFERROR(FIND(&quot;_&quot;;[.$A806];1+[.B806]);LEN([.$A806]))" office:value-type="float" office:value="13" calcext:value-type="float">
            <text:p>13</text:p>
          </table:table-cell>
          <table:table-cell table:formula="of:=IFERROR(FIND(&quot;_&quot;;[.$A806];1+[.C806]);LEN([.$A806]))" office:value-type="float" office:value="24" calcext:value-type="float">
            <text:p>24</text:p>
          </table:table-cell>
          <table:table-cell table:formula="of:=IFERROR(FIND(&quot;_&quot;;[.$A806];1+[.D806]);LEN([.$A806]))" office:value-type="float" office:value="34" calcext:value-type="float">
            <text:p>34</text:p>
          </table:table-cell>
          <table:table-cell table:formula="of:=IFERROR(FIND(&quot;_&quot;;[.$A806];1+[.E806]);LEN([.$A806]))" office:value-type="float" office:value="38" calcext:value-type="float">
            <text:p>38</text:p>
          </table:table-cell>
          <table:table-cell table:formula="of:=[.D806]" office:value-type="float" office:value="24" calcext:value-type="float">
            <text:p>24</text:p>
          </table:table-cell>
          <table:table-cell table:formula="of:=LEFT([.A806];[.G806])" office:value-type="string" office:string-value="rdw_speciale_doeleinden_" calcext:value-type="string">
            <text:p>rdw_speciale_doeleinden_</text:p>
          </table:table-cell>
          <table:table-cell table:formula="of:=VLOOKUP([.H806];[$source.$C$2:$source.$F$48];4;0)" office:value-type="float" office:value="624" calcext:value-type="float">
            <text:p>624</text:p>
          </table:table-cell>
          <table:table-cell table:style-name="ce7" table:formula="of:=IF(RIGHT([.A806];6)=&quot;_X_X_X&quot;;3;IF(RIGHT([.A806];4)=&quot;_X_X&quot;;2;IF(RIGHT([.A8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rdw_speciale_doeleinden_TimeStamp" calcext:value-type="string">
            <text:p>rdw_speciale_doeleinden_TimeStamp</text:p>
          </table:table-cell>
          <table:table-cell table:formula="of:=IFERROR(FIND(&quot;_&quot;;[.$A807];1);LEN([.$A807]))" office:value-type="float" office:value="4" calcext:value-type="float">
            <text:p>4</text:p>
          </table:table-cell>
          <table:table-cell table:formula="of:=IFERROR(FIND(&quot;_&quot;;[.$A807];1+[.B807]);LEN([.$A807]))" office:value-type="float" office:value="13" calcext:value-type="float">
            <text:p>13</text:p>
          </table:table-cell>
          <table:table-cell table:formula="of:=IFERROR(FIND(&quot;_&quot;;[.$A807];1+[.C807]);LEN([.$A807]))" office:value-type="float" office:value="24" calcext:value-type="float">
            <text:p>24</text:p>
          </table:table-cell>
          <table:table-cell table:formula="of:=IFERROR(FIND(&quot;_&quot;;[.$A807];1+[.D807]);LEN([.$A807]))" office:value-type="float" office:value="33" calcext:value-type="float">
            <text:p>33</text:p>
          </table:table-cell>
          <table:table-cell table:formula="of:=IFERROR(FIND(&quot;_&quot;;[.$A807];1+[.E807]);LEN([.$A807]))" office:value-type="float" office:value="33" calcext:value-type="float">
            <text:p>33</text:p>
          </table:table-cell>
          <table:table-cell table:formula="of:=[.D807]" office:value-type="float" office:value="24" calcext:value-type="float">
            <text:p>24</text:p>
          </table:table-cell>
          <table:table-cell table:formula="of:=LEFT([.A807];[.G807])" office:value-type="string" office:string-value="rdw_speciale_doeleinden_" calcext:value-type="string">
            <text:p>rdw_speciale_doeleinden_</text:p>
          </table:table-cell>
          <table:table-cell table:formula="of:=VLOOKUP([.H807];[$source.$C$2:$source.$F$48];4;0)" office:value-type="float" office:value="624" calcext:value-type="float">
            <text:p>624</text:p>
          </table:table-cell>
          <table:table-cell table:style-name="ce7" table:formula="of:=IF(RIGHT([.A807];6)=&quot;_X_X_X&quot;;3;IF(RIGHT([.A807];4)=&quot;_X_X&quot;;2;IF(RIGHT([.A8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rdw_merk_uitvoering_volgnummermerk_X" calcext:value-type="string">
            <text:p>rdw_merk_uitvoering_volgnummermerk_X</text:p>
          </table:table-cell>
          <table:table-cell table:formula="of:=IFERROR(FIND(&quot;_&quot;;[.$A808];1);LEN([.$A808]))" office:value-type="float" office:value="4" calcext:value-type="float">
            <text:p>4</text:p>
          </table:table-cell>
          <table:table-cell table:formula="of:=IFERROR(FIND(&quot;_&quot;;[.$A808];1+[.B808]);LEN([.$A808]))" office:value-type="float" office:value="9" calcext:value-type="float">
            <text:p>9</text:p>
          </table:table-cell>
          <table:table-cell table:formula="of:=IFERROR(FIND(&quot;_&quot;;[.$A808];1+[.C808]);LEN([.$A808]))" office:value-type="float" office:value="20" calcext:value-type="float">
            <text:p>20</text:p>
          </table:table-cell>
          <table:table-cell table:formula="of:=IFERROR(FIND(&quot;_&quot;;[.$A808];1+[.D808]);LEN([.$A808]))" office:value-type="float" office:value="35" calcext:value-type="float">
            <text:p>35</text:p>
          </table:table-cell>
          <table:table-cell table:formula="of:=IFERROR(FIND(&quot;_&quot;;[.$A808];1+[.E808]);LEN([.$A808]))" office:value-type="float" office:value="36" calcext:value-type="float">
            <text:p>36</text:p>
          </table:table-cell>
          <table:table-cell table:formula="of:=[.D808]" office:value-type="float" office:value="20" calcext:value-type="float">
            <text:p>20</text:p>
          </table:table-cell>
          <table:table-cell table:formula="of:=LEFT([.A808];[.G808])" office:value-type="string" office:string-value="rdw_merk_uitvoering_" calcext:value-type="string">
            <text:p>rdw_merk_uitvoering_</text:p>
          </table:table-cell>
          <table:table-cell table:formula="of:=VLOOKUP([.H808];[$source.$C$2:$source.$F$48];4;0)" office:value-type="float" office:value="632" calcext:value-type="float">
            <text:p>632</text:p>
          </table:table-cell>
          <table:table-cell table:style-name="ce7" table:formula="of:=IF(RIGHT([.A808];6)=&quot;_X_X_X&quot;;3;IF(RIGHT([.A808];4)=&quot;_X_X&quot;;2;IF(RIGHT([.A8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rdw_merk_uitvoering_merkcoderdw_X" calcext:value-type="string">
            <text:p>rdw_merk_uitvoering_merkcoderdw_X</text:p>
          </table:table-cell>
          <table:table-cell table:formula="of:=IFERROR(FIND(&quot;_&quot;;[.$A809];1);LEN([.$A809]))" office:value-type="float" office:value="4" calcext:value-type="float">
            <text:p>4</text:p>
          </table:table-cell>
          <table:table-cell table:formula="of:=IFERROR(FIND(&quot;_&quot;;[.$A809];1+[.B809]);LEN([.$A809]))" office:value-type="float" office:value="9" calcext:value-type="float">
            <text:p>9</text:p>
          </table:table-cell>
          <table:table-cell table:formula="of:=IFERROR(FIND(&quot;_&quot;;[.$A809];1+[.C809]);LEN([.$A809]))" office:value-type="float" office:value="20" calcext:value-type="float">
            <text:p>20</text:p>
          </table:table-cell>
          <table:table-cell table:formula="of:=IFERROR(FIND(&quot;_&quot;;[.$A809];1+[.D809]);LEN([.$A809]))" office:value-type="float" office:value="32" calcext:value-type="float">
            <text:p>32</text:p>
          </table:table-cell>
          <table:table-cell table:formula="of:=IFERROR(FIND(&quot;_&quot;;[.$A809];1+[.E809]);LEN([.$A809]))" office:value-type="float" office:value="33" calcext:value-type="float">
            <text:p>33</text:p>
          </table:table-cell>
          <table:table-cell table:formula="of:=[.D809]" office:value-type="float" office:value="20" calcext:value-type="float">
            <text:p>20</text:p>
          </table:table-cell>
          <table:table-cell table:formula="of:=LEFT([.A809];[.G809])" office:value-type="string" office:string-value="rdw_merk_uitvoering_" calcext:value-type="string">
            <text:p>rdw_merk_uitvoering_</text:p>
          </table:table-cell>
          <table:table-cell table:formula="of:=VLOOKUP([.H809];[$source.$C$2:$source.$F$48];4;0)" office:value-type="float" office:value="632" calcext:value-type="float">
            <text:p>632</text:p>
          </table:table-cell>
          <table:table-cell table:style-name="ce7" table:formula="of:=IF(RIGHT([.A809];6)=&quot;_X_X_X&quot;;3;IF(RIGHT([.A809];4)=&quot;_X_X&quot;;2;IF(RIGHT([.A8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rdw_merk_uitvoering_composite_key_X" calcext:value-type="string">
            <text:p>rdw_merk_uitvoering_composite_key_X</text:p>
          </table:table-cell>
          <table:table-cell table:formula="of:=IFERROR(FIND(&quot;_&quot;;[.$A810];1);LEN([.$A810]))" office:value-type="float" office:value="4" calcext:value-type="float">
            <text:p>4</text:p>
          </table:table-cell>
          <table:table-cell table:formula="of:=IFERROR(FIND(&quot;_&quot;;[.$A810];1+[.B810]);LEN([.$A810]))" office:value-type="float" office:value="9" calcext:value-type="float">
            <text:p>9</text:p>
          </table:table-cell>
          <table:table-cell table:formula="of:=IFERROR(FIND(&quot;_&quot;;[.$A810];1+[.C810]);LEN([.$A810]))" office:value-type="float" office:value="20" calcext:value-type="float">
            <text:p>20</text:p>
          </table:table-cell>
          <table:table-cell table:formula="of:=IFERROR(FIND(&quot;_&quot;;[.$A810];1+[.D810]);LEN([.$A810]))" office:value-type="float" office:value="30" calcext:value-type="float">
            <text:p>30</text:p>
          </table:table-cell>
          <table:table-cell table:formula="of:=IFERROR(FIND(&quot;_&quot;;[.$A810];1+[.E810]);LEN([.$A810]))" office:value-type="float" office:value="34" calcext:value-type="float">
            <text:p>34</text:p>
          </table:table-cell>
          <table:table-cell table:formula="of:=[.D810]" office:value-type="float" office:value="20" calcext:value-type="float">
            <text:p>20</text:p>
          </table:table-cell>
          <table:table-cell table:formula="of:=LEFT([.A810];[.G810])" office:value-type="string" office:string-value="rdw_merk_uitvoering_" calcext:value-type="string">
            <text:p>rdw_merk_uitvoering_</text:p>
          </table:table-cell>
          <table:table-cell table:formula="of:=VLOOKUP([.H810];[$source.$C$2:$source.$F$48];4;0)" office:value-type="float" office:value="632" calcext:value-type="float">
            <text:p>632</text:p>
          </table:table-cell>
          <table:table-cell table:style-name="ce7" table:formula="of:=IF(RIGHT([.A810];6)=&quot;_X_X_X&quot;;3;IF(RIGHT([.A810];4)=&quot;_X_X&quot;;2;IF(RIGHT([.A8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rdw_merk_uitvoering_TimeStamp" calcext:value-type="string">
            <text:p>rdw_merk_uitvoering_TimeStamp</text:p>
          </table:table-cell>
          <table:table-cell table:formula="of:=IFERROR(FIND(&quot;_&quot;;[.$A811];1);LEN([.$A811]))" office:value-type="float" office:value="4" calcext:value-type="float">
            <text:p>4</text:p>
          </table:table-cell>
          <table:table-cell table:formula="of:=IFERROR(FIND(&quot;_&quot;;[.$A811];1+[.B811]);LEN([.$A811]))" office:value-type="float" office:value="9" calcext:value-type="float">
            <text:p>9</text:p>
          </table:table-cell>
          <table:table-cell table:formula="of:=IFERROR(FIND(&quot;_&quot;;[.$A811];1+[.C811]);LEN([.$A811]))" office:value-type="float" office:value="20" calcext:value-type="float">
            <text:p>20</text:p>
          </table:table-cell>
          <table:table-cell table:formula="of:=IFERROR(FIND(&quot;_&quot;;[.$A811];1+[.D811]);LEN([.$A811]))" office:value-type="float" office:value="29" calcext:value-type="float">
            <text:p>29</text:p>
          </table:table-cell>
          <table:table-cell table:formula="of:=IFERROR(FIND(&quot;_&quot;;[.$A811];1+[.E811]);LEN([.$A811]))" office:value-type="float" office:value="29" calcext:value-type="float">
            <text:p>29</text:p>
          </table:table-cell>
          <table:table-cell table:formula="of:=[.D811]" office:value-type="float" office:value="20" calcext:value-type="float">
            <text:p>20</text:p>
          </table:table-cell>
          <table:table-cell table:formula="of:=LEFT([.A811];[.G811])" office:value-type="string" office:string-value="rdw_merk_uitvoering_" calcext:value-type="string">
            <text:p>rdw_merk_uitvoering_</text:p>
          </table:table-cell>
          <table:table-cell table:formula="of:=VLOOKUP([.H811];[$source.$C$2:$source.$F$48];4;0)" office:value-type="float" office:value="632" calcext:value-type="float">
            <text:p>632</text:p>
          </table:table-cell>
          <table:table-cell table:style-name="ce7" table:formula="of:=IF(RIGHT([.A811];6)=&quot;_X_X_X&quot;;3;IF(RIGHT([.A811];4)=&quot;_X_X&quot;;2;IF(RIGHT([.A8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rdw_carrosserie_uitvoering_volgnummercarrosserietype_X" calcext:value-type="string">
            <text:p>rdw_carrosserie_uitvoering_volgnummercarrosserietype_X</text:p>
          </table:table-cell>
          <table:table-cell table:formula="of:=IFERROR(FIND(&quot;_&quot;;[.$A812];1);LEN([.$A812]))" office:value-type="float" office:value="4" calcext:value-type="float">
            <text:p>4</text:p>
          </table:table-cell>
          <table:table-cell table:formula="of:=IFERROR(FIND(&quot;_&quot;;[.$A812];1+[.B812]);LEN([.$A812]))" office:value-type="float" office:value="16" calcext:value-type="float">
            <text:p>16</text:p>
          </table:table-cell>
          <table:table-cell table:formula="of:=IFERROR(FIND(&quot;_&quot;;[.$A812];1+[.C812]);LEN([.$A812]))" office:value-type="float" office:value="27" calcext:value-type="float">
            <text:p>27</text:p>
          </table:table-cell>
          <table:table-cell table:formula="of:=IFERROR(FIND(&quot;_&quot;;[.$A812];1+[.D812]);LEN([.$A812]))" office:value-type="float" office:value="53" calcext:value-type="float">
            <text:p>53</text:p>
          </table:table-cell>
          <table:table-cell table:formula="of:=IFERROR(FIND(&quot;_&quot;;[.$A812];1+[.E812]);LEN([.$A812]))" office:value-type="float" office:value="54" calcext:value-type="float">
            <text:p>54</text:p>
          </table:table-cell>
          <table:table-cell table:formula="of:=[.D812]" office:value-type="float" office:value="27" calcext:value-type="float">
            <text:p>27</text:p>
          </table:table-cell>
          <table:table-cell table:formula="of:=LEFT([.A812];[.G812])" office:value-type="string" office:string-value="rdw_carrosserie_uitvoering_" calcext:value-type="string">
            <text:p>rdw_carrosserie_uitvoering_</text:p>
          </table:table-cell>
          <table:table-cell table:formula="of:=VLOOKUP([.H812];[$source.$C$2:$source.$F$48];4;0)" office:value-type="float" office:value="321" calcext:value-type="float">
            <text:p>321</text:p>
          </table:table-cell>
          <table:table-cell table:style-name="ce7" table:formula="of:=IF(RIGHT([.A812];6)=&quot;_X_X_X&quot;;3;IF(RIGHT([.A812];4)=&quot;_X_X&quot;;2;IF(RIGHT([.A8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rdw_carrosserie_uitvoering_codecarrosserietype_X" calcext:value-type="string">
            <text:p>rdw_carrosserie_uitvoering_codecarrosserietype_X</text:p>
          </table:table-cell>
          <table:table-cell table:formula="of:=IFERROR(FIND(&quot;_&quot;;[.$A813];1);LEN([.$A813]))" office:value-type="float" office:value="4" calcext:value-type="float">
            <text:p>4</text:p>
          </table:table-cell>
          <table:table-cell table:formula="of:=IFERROR(FIND(&quot;_&quot;;[.$A813];1+[.B813]);LEN([.$A813]))" office:value-type="float" office:value="16" calcext:value-type="float">
            <text:p>16</text:p>
          </table:table-cell>
          <table:table-cell table:formula="of:=IFERROR(FIND(&quot;_&quot;;[.$A813];1+[.C813]);LEN([.$A813]))" office:value-type="float" office:value="27" calcext:value-type="float">
            <text:p>27</text:p>
          </table:table-cell>
          <table:table-cell table:formula="of:=IFERROR(FIND(&quot;_&quot;;[.$A813];1+[.D813]);LEN([.$A813]))" office:value-type="float" office:value="47" calcext:value-type="float">
            <text:p>47</text:p>
          </table:table-cell>
          <table:table-cell table:formula="of:=IFERROR(FIND(&quot;_&quot;;[.$A813];1+[.E813]);LEN([.$A813]))" office:value-type="float" office:value="48" calcext:value-type="float">
            <text:p>48</text:p>
          </table:table-cell>
          <table:table-cell table:formula="of:=[.D813]" office:value-type="float" office:value="27" calcext:value-type="float">
            <text:p>27</text:p>
          </table:table-cell>
          <table:table-cell table:formula="of:=LEFT([.A813];[.G813])" office:value-type="string" office:string-value="rdw_carrosserie_uitvoering_" calcext:value-type="string">
            <text:p>rdw_carrosserie_uitvoering_</text:p>
          </table:table-cell>
          <table:table-cell table:formula="of:=VLOOKUP([.H813];[$source.$C$2:$source.$F$48];4;0)" office:value-type="float" office:value="321" calcext:value-type="float">
            <text:p>321</text:p>
          </table:table-cell>
          <table:table-cell table:style-name="ce7" table:formula="of:=IF(RIGHT([.A813];6)=&quot;_X_X_X&quot;;3;IF(RIGHT([.A813];4)=&quot;_X_X&quot;;2;IF(RIGHT([.A8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rdw_carrosserie_uitvoering_volgnummercarrosseriecode_X" calcext:value-type="string">
            <text:p>rdw_carrosserie_uitvoering_volgnummercarrosseriecode_X</text:p>
          </table:table-cell>
          <table:table-cell table:formula="of:=IFERROR(FIND(&quot;_&quot;;[.$A814];1);LEN([.$A814]))" office:value-type="float" office:value="4" calcext:value-type="float">
            <text:p>4</text:p>
          </table:table-cell>
          <table:table-cell table:formula="of:=IFERROR(FIND(&quot;_&quot;;[.$A814];1+[.B814]);LEN([.$A814]))" office:value-type="float" office:value="16" calcext:value-type="float">
            <text:p>16</text:p>
          </table:table-cell>
          <table:table-cell table:formula="of:=IFERROR(FIND(&quot;_&quot;;[.$A814];1+[.C814]);LEN([.$A814]))" office:value-type="float" office:value="27" calcext:value-type="float">
            <text:p>27</text:p>
          </table:table-cell>
          <table:table-cell table:formula="of:=IFERROR(FIND(&quot;_&quot;;[.$A814];1+[.D814]);LEN([.$A814]))" office:value-type="float" office:value="53" calcext:value-type="float">
            <text:p>53</text:p>
          </table:table-cell>
          <table:table-cell table:formula="of:=IFERROR(FIND(&quot;_&quot;;[.$A814];1+[.E814]);LEN([.$A814]))" office:value-type="float" office:value="54" calcext:value-type="float">
            <text:p>54</text:p>
          </table:table-cell>
          <table:table-cell table:formula="of:=[.D814]" office:value-type="float" office:value="27" calcext:value-type="float">
            <text:p>27</text:p>
          </table:table-cell>
          <table:table-cell table:formula="of:=LEFT([.A814];[.G814])" office:value-type="string" office:string-value="rdw_carrosserie_uitvoering_" calcext:value-type="string">
            <text:p>rdw_carrosserie_uitvoering_</text:p>
          </table:table-cell>
          <table:table-cell table:formula="of:=VLOOKUP([.H814];[$source.$C$2:$source.$F$48];4;0)" office:value-type="float" office:value="321" calcext:value-type="float">
            <text:p>321</text:p>
          </table:table-cell>
          <table:table-cell table:style-name="ce7" table:formula="of:=IF(RIGHT([.A814];6)=&quot;_X_X_X&quot;;3;IF(RIGHT([.A814];4)=&quot;_X_X&quot;;2;IF(RIGHT([.A8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rdw_carrosserie_uitvoering_codecarrosseriecode_X" calcext:value-type="string">
            <text:p>rdw_carrosserie_uitvoering_codecarrosseriecode_X</text:p>
          </table:table-cell>
          <table:table-cell table:formula="of:=IFERROR(FIND(&quot;_&quot;;[.$A815];1);LEN([.$A815]))" office:value-type="float" office:value="4" calcext:value-type="float">
            <text:p>4</text:p>
          </table:table-cell>
          <table:table-cell table:formula="of:=IFERROR(FIND(&quot;_&quot;;[.$A815];1+[.B815]);LEN([.$A815]))" office:value-type="float" office:value="16" calcext:value-type="float">
            <text:p>16</text:p>
          </table:table-cell>
          <table:table-cell table:formula="of:=IFERROR(FIND(&quot;_&quot;;[.$A815];1+[.C815]);LEN([.$A815]))" office:value-type="float" office:value="27" calcext:value-type="float">
            <text:p>27</text:p>
          </table:table-cell>
          <table:table-cell table:formula="of:=IFERROR(FIND(&quot;_&quot;;[.$A815];1+[.D815]);LEN([.$A815]))" office:value-type="float" office:value="47" calcext:value-type="float">
            <text:p>47</text:p>
          </table:table-cell>
          <table:table-cell table:formula="of:=IFERROR(FIND(&quot;_&quot;;[.$A815];1+[.E815]);LEN([.$A815]))" office:value-type="float" office:value="48" calcext:value-type="float">
            <text:p>48</text:p>
          </table:table-cell>
          <table:table-cell table:formula="of:=[.D815]" office:value-type="float" office:value="27" calcext:value-type="float">
            <text:p>27</text:p>
          </table:table-cell>
          <table:table-cell table:formula="of:=LEFT([.A815];[.G815])" office:value-type="string" office:string-value="rdw_carrosserie_uitvoering_" calcext:value-type="string">
            <text:p>rdw_carrosserie_uitvoering_</text:p>
          </table:table-cell>
          <table:table-cell table:formula="of:=VLOOKUP([.H815];[$source.$C$2:$source.$F$48];4;0)" office:value-type="float" office:value="321" calcext:value-type="float">
            <text:p>321</text:p>
          </table:table-cell>
          <table:table-cell table:style-name="ce7" table:formula="of:=IF(RIGHT([.A815];6)=&quot;_X_X_X&quot;;3;IF(RIGHT([.A815];4)=&quot;_X_X&quot;;2;IF(RIGHT([.A8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rdw_energiebron_uitvoering_volgnummeraandrijving_X_X" calcext:value-type="string">
            <text:p>rdw_energiebron_uitvoering_volgnummeraandrijving_X_X</text:p>
          </table:table-cell>
          <table:table-cell table:formula="of:=IFERROR(FIND(&quot;_&quot;;[.$A816];1);LEN([.$A816]))" office:value-type="float" office:value="4" calcext:value-type="float">
            <text:p>4</text:p>
          </table:table-cell>
          <table:table-cell table:formula="of:=IFERROR(FIND(&quot;_&quot;;[.$A816];1+[.B816]);LEN([.$A816]))" office:value-type="float" office:value="16" calcext:value-type="float">
            <text:p>16</text:p>
          </table:table-cell>
          <table:table-cell table:formula="of:=IFERROR(FIND(&quot;_&quot;;[.$A816];1+[.C816]);LEN([.$A816]))" office:value-type="float" office:value="27" calcext:value-type="float">
            <text:p>27</text:p>
          </table:table-cell>
          <table:table-cell table:formula="of:=IFERROR(FIND(&quot;_&quot;;[.$A816];1+[.D816]);LEN([.$A816]))" office:value-type="float" office:value="49" calcext:value-type="float">
            <text:p>49</text:p>
          </table:table-cell>
          <table:table-cell table:formula="of:=IFERROR(FIND(&quot;_&quot;;[.$A816];1+[.E816]);LEN([.$A816]))" office:value-type="float" office:value="51" calcext:value-type="float">
            <text:p>51</text:p>
          </table:table-cell>
          <table:table-cell table:formula="of:=[.D816]" office:value-type="float" office:value="27" calcext:value-type="float">
            <text:p>27</text:p>
          </table:table-cell>
          <table:table-cell table:formula="of:=LEFT([.A816];[.G816])" office:value-type="string" office:string-value="rdw_energiebron_uitvoering_" calcext:value-type="string">
            <text:p>rdw_energiebron_uitvoering_</text:p>
          </table:table-cell>
          <table:table-cell table:formula="of:=VLOOKUP([.H816];[$source.$C$2:$source.$F$48];4;0)" office:value-type="float" office:value="606" calcext:value-type="float">
            <text:p>606</text:p>
          </table:table-cell>
          <table:table-cell table:style-name="ce7" table:formula="of:=IF(RIGHT([.A816];6)=&quot;_X_X_X&quot;;3;IF(RIGHT([.A816];4)=&quot;_X_X&quot;;2;IF(RIGHT([.A81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rdw_energiebron_uitvoering_volgnummerenergiebron_X_X" calcext:value-type="string">
            <text:p>rdw_energiebron_uitvoering_volgnummerenergiebron_X_X</text:p>
          </table:table-cell>
          <table:table-cell table:formula="of:=IFERROR(FIND(&quot;_&quot;;[.$A817];1);LEN([.$A817]))" office:value-type="float" office:value="4" calcext:value-type="float">
            <text:p>4</text:p>
          </table:table-cell>
          <table:table-cell table:formula="of:=IFERROR(FIND(&quot;_&quot;;[.$A817];1+[.B817]);LEN([.$A817]))" office:value-type="float" office:value="16" calcext:value-type="float">
            <text:p>16</text:p>
          </table:table-cell>
          <table:table-cell table:formula="of:=IFERROR(FIND(&quot;_&quot;;[.$A817];1+[.C817]);LEN([.$A817]))" office:value-type="float" office:value="27" calcext:value-type="float">
            <text:p>27</text:p>
          </table:table-cell>
          <table:table-cell table:formula="of:=IFERROR(FIND(&quot;_&quot;;[.$A817];1+[.D817]);LEN([.$A817]))" office:value-type="float" office:value="49" calcext:value-type="float">
            <text:p>49</text:p>
          </table:table-cell>
          <table:table-cell table:formula="of:=IFERROR(FIND(&quot;_&quot;;[.$A817];1+[.E817]);LEN([.$A817]))" office:value-type="float" office:value="51" calcext:value-type="float">
            <text:p>51</text:p>
          </table:table-cell>
          <table:table-cell table:formula="of:=[.D817]" office:value-type="float" office:value="27" calcext:value-type="float">
            <text:p>27</text:p>
          </table:table-cell>
          <table:table-cell table:formula="of:=LEFT([.A817];[.G817])" office:value-type="string" office:string-value="rdw_energiebron_uitvoering_" calcext:value-type="string">
            <text:p>rdw_energiebron_uitvoering_</text:p>
          </table:table-cell>
          <table:table-cell table:formula="of:=VLOOKUP([.H817];[$source.$C$2:$source.$F$48];4;0)" office:value-type="float" office:value="606" calcext:value-type="float">
            <text:p>606</text:p>
          </table:table-cell>
          <table:table-cell table:style-name="ce7" table:formula="of:=IF(RIGHT([.A817];6)=&quot;_X_X_X&quot;;3;IF(RIGHT([.A817];4)=&quot;_X_X&quot;;2;IF(RIGHT([.A81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rdw_energiebron_uitvoering_codeenergiebron_X_X" calcext:value-type="string">
            <text:p>rdw_energiebron_uitvoering_codeenergiebron_X_X</text:p>
          </table:table-cell>
          <table:table-cell table:formula="of:=IFERROR(FIND(&quot;_&quot;;[.$A818];1);LEN([.$A818]))" office:value-type="float" office:value="4" calcext:value-type="float">
            <text:p>4</text:p>
          </table:table-cell>
          <table:table-cell table:formula="of:=IFERROR(FIND(&quot;_&quot;;[.$A818];1+[.B818]);LEN([.$A818]))" office:value-type="float" office:value="16" calcext:value-type="float">
            <text:p>16</text:p>
          </table:table-cell>
          <table:table-cell table:formula="of:=IFERROR(FIND(&quot;_&quot;;[.$A818];1+[.C818]);LEN([.$A818]))" office:value-type="float" office:value="27" calcext:value-type="float">
            <text:p>27</text:p>
          </table:table-cell>
          <table:table-cell table:formula="of:=IFERROR(FIND(&quot;_&quot;;[.$A818];1+[.D818]);LEN([.$A818]))" office:value-type="float" office:value="43" calcext:value-type="float">
            <text:p>43</text:p>
          </table:table-cell>
          <table:table-cell table:formula="of:=IFERROR(FIND(&quot;_&quot;;[.$A818];1+[.E818]);LEN([.$A818]))" office:value-type="float" office:value="45" calcext:value-type="float">
            <text:p>45</text:p>
          </table:table-cell>
          <table:table-cell table:formula="of:=[.D818]" office:value-type="float" office:value="27" calcext:value-type="float">
            <text:p>27</text:p>
          </table:table-cell>
          <table:table-cell table:formula="of:=LEFT([.A818];[.G818])" office:value-type="string" office:string-value="rdw_energiebron_uitvoering_" calcext:value-type="string">
            <text:p>rdw_energiebron_uitvoering_</text:p>
          </table:table-cell>
          <table:table-cell table:formula="of:=VLOOKUP([.H818];[$source.$C$2:$source.$F$48];4;0)" office:value-type="float" office:value="606" calcext:value-type="float">
            <text:p>606</text:p>
          </table:table-cell>
          <table:table-cell table:style-name="ce7" table:formula="of:=IF(RIGHT([.A818];6)=&quot;_X_X_X&quot;;3;IF(RIGHT([.A818];4)=&quot;_X_X&quot;;2;IF(RIGHT([.A81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rdw_energiebron_uitvoering_maximumnettovermogenogr_X_X" calcext:value-type="string">
            <text:p>rdw_energiebron_uitvoering_maximumnettovermogenogr_X_X</text:p>
          </table:table-cell>
          <table:table-cell table:formula="of:=IFERROR(FIND(&quot;_&quot;;[.$A819];1);LEN([.$A819]))" office:value-type="float" office:value="4" calcext:value-type="float">
            <text:p>4</text:p>
          </table:table-cell>
          <table:table-cell table:formula="of:=IFERROR(FIND(&quot;_&quot;;[.$A819];1+[.B819]);LEN([.$A819]))" office:value-type="float" office:value="16" calcext:value-type="float">
            <text:p>16</text:p>
          </table:table-cell>
          <table:table-cell table:formula="of:=IFERROR(FIND(&quot;_&quot;;[.$A819];1+[.C819]);LEN([.$A819]))" office:value-type="float" office:value="27" calcext:value-type="float">
            <text:p>27</text:p>
          </table:table-cell>
          <table:table-cell table:formula="of:=IFERROR(FIND(&quot;_&quot;;[.$A819];1+[.D819]);LEN([.$A819]))" office:value-type="float" office:value="51" calcext:value-type="float">
            <text:p>51</text:p>
          </table:table-cell>
          <table:table-cell table:formula="of:=IFERROR(FIND(&quot;_&quot;;[.$A819];1+[.E819]);LEN([.$A819]))" office:value-type="float" office:value="53" calcext:value-type="float">
            <text:p>53</text:p>
          </table:table-cell>
          <table:table-cell table:formula="of:=[.D819]" office:value-type="float" office:value="27" calcext:value-type="float">
            <text:p>27</text:p>
          </table:table-cell>
          <table:table-cell table:formula="of:=LEFT([.A819];[.G819])" office:value-type="string" office:string-value="rdw_energiebron_uitvoering_" calcext:value-type="string">
            <text:p>rdw_energiebron_uitvoering_</text:p>
          </table:table-cell>
          <table:table-cell table:formula="of:=VLOOKUP([.H819];[$source.$C$2:$source.$F$48];4;0)" office:value-type="float" office:value="606" calcext:value-type="float">
            <text:p>606</text:p>
          </table:table-cell>
          <table:table-cell table:style-name="ce7" table:formula="of:=IF(RIGHT([.A819];6)=&quot;_X_X_X&quot;;3;IF(RIGHT([.A819];4)=&quot;_X_X&quot;;2;IF(RIGHT([.A81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rdw_energiebron_uitvoering_maximumnettovermogenbgr_X_X" calcext:value-type="string">
            <text:p>rdw_energiebron_uitvoering_maximumnettovermogenbgr_X_X</text:p>
          </table:table-cell>
          <table:table-cell table:formula="of:=IFERROR(FIND(&quot;_&quot;;[.$A820];1);LEN([.$A820]))" office:value-type="float" office:value="4" calcext:value-type="float">
            <text:p>4</text:p>
          </table:table-cell>
          <table:table-cell table:formula="of:=IFERROR(FIND(&quot;_&quot;;[.$A820];1+[.B820]);LEN([.$A820]))" office:value-type="float" office:value="16" calcext:value-type="float">
            <text:p>16</text:p>
          </table:table-cell>
          <table:table-cell table:formula="of:=IFERROR(FIND(&quot;_&quot;;[.$A820];1+[.C820]);LEN([.$A820]))" office:value-type="float" office:value="27" calcext:value-type="float">
            <text:p>27</text:p>
          </table:table-cell>
          <table:table-cell table:formula="of:=IFERROR(FIND(&quot;_&quot;;[.$A820];1+[.D820]);LEN([.$A820]))" office:value-type="float" office:value="51" calcext:value-type="float">
            <text:p>51</text:p>
          </table:table-cell>
          <table:table-cell table:formula="of:=IFERROR(FIND(&quot;_&quot;;[.$A820];1+[.E820]);LEN([.$A820]))" office:value-type="float" office:value="53" calcext:value-type="float">
            <text:p>53</text:p>
          </table:table-cell>
          <table:table-cell table:formula="of:=[.D820]" office:value-type="float" office:value="27" calcext:value-type="float">
            <text:p>27</text:p>
          </table:table-cell>
          <table:table-cell table:formula="of:=LEFT([.A820];[.G820])" office:value-type="string" office:string-value="rdw_energiebron_uitvoering_" calcext:value-type="string">
            <text:p>rdw_energiebron_uitvoering_</text:p>
          </table:table-cell>
          <table:table-cell table:formula="of:=VLOOKUP([.H820];[$source.$C$2:$source.$F$48];4;0)" office:value-type="float" office:value="606" calcext:value-type="float">
            <text:p>606</text:p>
          </table:table-cell>
          <table:table-cell table:style-name="ce7" table:formula="of:=IF(RIGHT([.A820];6)=&quot;_X_X_X&quot;;3;IF(RIGHT([.A820];4)=&quot;_X_X&quot;;2;IF(RIGHT([.A82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rdw_energiebron_uitvoering_toerentalmaxnettovermogenogr_X_X" calcext:value-type="string">
            <text:p>rdw_energiebron_uitvoering_toerentalmaxnettovermogenogr_X_X</text:p>
          </table:table-cell>
          <table:table-cell table:formula="of:=IFERROR(FIND(&quot;_&quot;;[.$A821];1);LEN([.$A821]))" office:value-type="float" office:value="4" calcext:value-type="float">
            <text:p>4</text:p>
          </table:table-cell>
          <table:table-cell table:formula="of:=IFERROR(FIND(&quot;_&quot;;[.$A821];1+[.B821]);LEN([.$A821]))" office:value-type="float" office:value="16" calcext:value-type="float">
            <text:p>16</text:p>
          </table:table-cell>
          <table:table-cell table:formula="of:=IFERROR(FIND(&quot;_&quot;;[.$A821];1+[.C821]);LEN([.$A821]))" office:value-type="float" office:value="27" calcext:value-type="float">
            <text:p>27</text:p>
          </table:table-cell>
          <table:table-cell table:formula="of:=IFERROR(FIND(&quot;_&quot;;[.$A821];1+[.D821]);LEN([.$A821]))" office:value-type="float" office:value="56" calcext:value-type="float">
            <text:p>56</text:p>
          </table:table-cell>
          <table:table-cell table:formula="of:=IFERROR(FIND(&quot;_&quot;;[.$A821];1+[.E821]);LEN([.$A821]))" office:value-type="float" office:value="58" calcext:value-type="float">
            <text:p>58</text:p>
          </table:table-cell>
          <table:table-cell table:formula="of:=[.D821]" office:value-type="float" office:value="27" calcext:value-type="float">
            <text:p>27</text:p>
          </table:table-cell>
          <table:table-cell table:formula="of:=LEFT([.A821];[.G821])" office:value-type="string" office:string-value="rdw_energiebron_uitvoering_" calcext:value-type="string">
            <text:p>rdw_energiebron_uitvoering_</text:p>
          </table:table-cell>
          <table:table-cell table:formula="of:=VLOOKUP([.H821];[$source.$C$2:$source.$F$48];4;0)" office:value-type="float" office:value="606" calcext:value-type="float">
            <text:p>606</text:p>
          </table:table-cell>
          <table:table-cell table:style-name="ce7" table:formula="of:=IF(RIGHT([.A821];6)=&quot;_X_X_X&quot;;3;IF(RIGHT([.A821];4)=&quot;_X_X&quot;;2;IF(RIGHT([.A82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rdw_energiebron_uitvoering_toerentalmaxnettovermogenbgr_X_X" calcext:value-type="string">
            <text:p>rdw_energiebron_uitvoering_toerentalmaxnettovermogenbgr_X_X</text:p>
          </table:table-cell>
          <table:table-cell table:formula="of:=IFERROR(FIND(&quot;_&quot;;[.$A822];1);LEN([.$A822]))" office:value-type="float" office:value="4" calcext:value-type="float">
            <text:p>4</text:p>
          </table:table-cell>
          <table:table-cell table:formula="of:=IFERROR(FIND(&quot;_&quot;;[.$A822];1+[.B822]);LEN([.$A822]))" office:value-type="float" office:value="16" calcext:value-type="float">
            <text:p>16</text:p>
          </table:table-cell>
          <table:table-cell table:formula="of:=IFERROR(FIND(&quot;_&quot;;[.$A822];1+[.C822]);LEN([.$A822]))" office:value-type="float" office:value="27" calcext:value-type="float">
            <text:p>27</text:p>
          </table:table-cell>
          <table:table-cell table:formula="of:=IFERROR(FIND(&quot;_&quot;;[.$A822];1+[.D822]);LEN([.$A822]))" office:value-type="float" office:value="56" calcext:value-type="float">
            <text:p>56</text:p>
          </table:table-cell>
          <table:table-cell table:formula="of:=IFERROR(FIND(&quot;_&quot;;[.$A822];1+[.E822]);LEN([.$A822]))" office:value-type="float" office:value="58" calcext:value-type="float">
            <text:p>58</text:p>
          </table:table-cell>
          <table:table-cell table:formula="of:=[.D822]" office:value-type="float" office:value="27" calcext:value-type="float">
            <text:p>27</text:p>
          </table:table-cell>
          <table:table-cell table:formula="of:=LEFT([.A822];[.G822])" office:value-type="string" office:string-value="rdw_energiebron_uitvoering_" calcext:value-type="string">
            <text:p>rdw_energiebron_uitvoering_</text:p>
          </table:table-cell>
          <table:table-cell table:formula="of:=VLOOKUP([.H822];[$source.$C$2:$source.$F$48];4;0)" office:value-type="float" office:value="606" calcext:value-type="float">
            <text:p>606</text:p>
          </table:table-cell>
          <table:table-cell table:style-name="ce7" table:formula="of:=IF(RIGHT([.A822];6)=&quot;_X_X_X&quot;;3;IF(RIGHT([.A822];4)=&quot;_X_X&quot;;2;IF(RIGHT([.A82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rdw_energiebron_uitvoering_geluidsniveauondergrens_X_X" calcext:value-type="string">
            <text:p>rdw_energiebron_uitvoering_geluidsniveauondergrens_X_X</text:p>
          </table:table-cell>
          <table:table-cell table:formula="of:=IFERROR(FIND(&quot;_&quot;;[.$A823];1);LEN([.$A823]))" office:value-type="float" office:value="4" calcext:value-type="float">
            <text:p>4</text:p>
          </table:table-cell>
          <table:table-cell table:formula="of:=IFERROR(FIND(&quot;_&quot;;[.$A823];1+[.B823]);LEN([.$A823]))" office:value-type="float" office:value="16" calcext:value-type="float">
            <text:p>16</text:p>
          </table:table-cell>
          <table:table-cell table:formula="of:=IFERROR(FIND(&quot;_&quot;;[.$A823];1+[.C823]);LEN([.$A823]))" office:value-type="float" office:value="27" calcext:value-type="float">
            <text:p>27</text:p>
          </table:table-cell>
          <table:table-cell table:formula="of:=IFERROR(FIND(&quot;_&quot;;[.$A823];1+[.D823]);LEN([.$A823]))" office:value-type="float" office:value="51" calcext:value-type="float">
            <text:p>51</text:p>
          </table:table-cell>
          <table:table-cell table:formula="of:=IFERROR(FIND(&quot;_&quot;;[.$A823];1+[.E823]);LEN([.$A823]))" office:value-type="float" office:value="53" calcext:value-type="float">
            <text:p>53</text:p>
          </table:table-cell>
          <table:table-cell table:formula="of:=[.D823]" office:value-type="float" office:value="27" calcext:value-type="float">
            <text:p>27</text:p>
          </table:table-cell>
          <table:table-cell table:formula="of:=LEFT([.A823];[.G823])" office:value-type="string" office:string-value="rdw_energiebron_uitvoering_" calcext:value-type="string">
            <text:p>rdw_energiebron_uitvoering_</text:p>
          </table:table-cell>
          <table:table-cell table:formula="of:=VLOOKUP([.H823];[$source.$C$2:$source.$F$48];4;0)" office:value-type="float" office:value="606" calcext:value-type="float">
            <text:p>606</text:p>
          </table:table-cell>
          <table:table-cell table:style-name="ce7" table:formula="of:=IF(RIGHT([.A823];6)=&quot;_X_X_X&quot;;3;IF(RIGHT([.A823];4)=&quot;_X_X&quot;;2;IF(RIGHT([.A82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rdw_energiebron_uitvoering_geluidsniveaubovengrens_X_X" calcext:value-type="string">
            <text:p>rdw_energiebron_uitvoering_geluidsniveaubovengrens_X_X</text:p>
          </table:table-cell>
          <table:table-cell table:formula="of:=IFERROR(FIND(&quot;_&quot;;[.$A824];1);LEN([.$A824]))" office:value-type="float" office:value="4" calcext:value-type="float">
            <text:p>4</text:p>
          </table:table-cell>
          <table:table-cell table:formula="of:=IFERROR(FIND(&quot;_&quot;;[.$A824];1+[.B824]);LEN([.$A824]))" office:value-type="float" office:value="16" calcext:value-type="float">
            <text:p>16</text:p>
          </table:table-cell>
          <table:table-cell table:formula="of:=IFERROR(FIND(&quot;_&quot;;[.$A824];1+[.C824]);LEN([.$A824]))" office:value-type="float" office:value="27" calcext:value-type="float">
            <text:p>27</text:p>
          </table:table-cell>
          <table:table-cell table:formula="of:=IFERROR(FIND(&quot;_&quot;;[.$A824];1+[.D824]);LEN([.$A824]))" office:value-type="float" office:value="51" calcext:value-type="float">
            <text:p>51</text:p>
          </table:table-cell>
          <table:table-cell table:formula="of:=IFERROR(FIND(&quot;_&quot;;[.$A824];1+[.E824]);LEN([.$A824]))" office:value-type="float" office:value="53" calcext:value-type="float">
            <text:p>53</text:p>
          </table:table-cell>
          <table:table-cell table:formula="of:=[.D824]" office:value-type="float" office:value="27" calcext:value-type="float">
            <text:p>27</text:p>
          </table:table-cell>
          <table:table-cell table:formula="of:=LEFT([.A824];[.G824])" office:value-type="string" office:string-value="rdw_energiebron_uitvoering_" calcext:value-type="string">
            <text:p>rdw_energiebron_uitvoering_</text:p>
          </table:table-cell>
          <table:table-cell table:formula="of:=VLOOKUP([.H824];[$source.$C$2:$source.$F$48];4;0)" office:value-type="float" office:value="606" calcext:value-type="float">
            <text:p>606</text:p>
          </table:table-cell>
          <table:table-cell table:style-name="ce7" table:formula="of:=IF(RIGHT([.A824];6)=&quot;_X_X_X&quot;;3;IF(RIGHT([.A824];4)=&quot;_X_X&quot;;2;IF(RIGHT([.A82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rdw_energiebron_uitvoering_geluidsniveaurijdend_X_X" calcext:value-type="string">
            <text:p>rdw_energiebron_uitvoering_geluidsniveaurijdend_X_X</text:p>
          </table:table-cell>
          <table:table-cell table:formula="of:=IFERROR(FIND(&quot;_&quot;;[.$A825];1);LEN([.$A825]))" office:value-type="float" office:value="4" calcext:value-type="float">
            <text:p>4</text:p>
          </table:table-cell>
          <table:table-cell table:formula="of:=IFERROR(FIND(&quot;_&quot;;[.$A825];1+[.B825]);LEN([.$A825]))" office:value-type="float" office:value="16" calcext:value-type="float">
            <text:p>16</text:p>
          </table:table-cell>
          <table:table-cell table:formula="of:=IFERROR(FIND(&quot;_&quot;;[.$A825];1+[.C825]);LEN([.$A825]))" office:value-type="float" office:value="27" calcext:value-type="float">
            <text:p>27</text:p>
          </table:table-cell>
          <table:table-cell table:formula="of:=IFERROR(FIND(&quot;_&quot;;[.$A825];1+[.D825]);LEN([.$A825]))" office:value-type="float" office:value="48" calcext:value-type="float">
            <text:p>48</text:p>
          </table:table-cell>
          <table:table-cell table:formula="of:=IFERROR(FIND(&quot;_&quot;;[.$A825];1+[.E825]);LEN([.$A825]))" office:value-type="float" office:value="50" calcext:value-type="float">
            <text:p>50</text:p>
          </table:table-cell>
          <table:table-cell table:formula="of:=[.D825]" office:value-type="float" office:value="27" calcext:value-type="float">
            <text:p>27</text:p>
          </table:table-cell>
          <table:table-cell table:formula="of:=LEFT([.A825];[.G825])" office:value-type="string" office:string-value="rdw_energiebron_uitvoering_" calcext:value-type="string">
            <text:p>rdw_energiebron_uitvoering_</text:p>
          </table:table-cell>
          <table:table-cell table:formula="of:=VLOOKUP([.H825];[$source.$C$2:$source.$F$48];4;0)" office:value-type="float" office:value="606" calcext:value-type="float">
            <text:p>606</text:p>
          </table:table-cell>
          <table:table-cell table:style-name="ce7" table:formula="of:=IF(RIGHT([.A825];6)=&quot;_X_X_X&quot;;3;IF(RIGHT([.A825];4)=&quot;_X_X&quot;;2;IF(RIGHT([.A8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rdw_energiebron_uitvoering_geluidsniveautoerentalogr_X_X" calcext:value-type="string">
            <text:p>rdw_energiebron_uitvoering_geluidsniveautoerentalogr_X_X</text:p>
          </table:table-cell>
          <table:table-cell table:formula="of:=IFERROR(FIND(&quot;_&quot;;[.$A826];1);LEN([.$A826]))" office:value-type="float" office:value="4" calcext:value-type="float">
            <text:p>4</text:p>
          </table:table-cell>
          <table:table-cell table:formula="of:=IFERROR(FIND(&quot;_&quot;;[.$A826];1+[.B826]);LEN([.$A826]))" office:value-type="float" office:value="16" calcext:value-type="float">
            <text:p>16</text:p>
          </table:table-cell>
          <table:table-cell table:formula="of:=IFERROR(FIND(&quot;_&quot;;[.$A826];1+[.C826]);LEN([.$A826]))" office:value-type="float" office:value="27" calcext:value-type="float">
            <text:p>27</text:p>
          </table:table-cell>
          <table:table-cell table:formula="of:=IFERROR(FIND(&quot;_&quot;;[.$A826];1+[.D826]);LEN([.$A826]))" office:value-type="float" office:value="53" calcext:value-type="float">
            <text:p>53</text:p>
          </table:table-cell>
          <table:table-cell table:formula="of:=IFERROR(FIND(&quot;_&quot;;[.$A826];1+[.E826]);LEN([.$A826]))" office:value-type="float" office:value="55" calcext:value-type="float">
            <text:p>55</text:p>
          </table:table-cell>
          <table:table-cell table:formula="of:=[.D826]" office:value-type="float" office:value="27" calcext:value-type="float">
            <text:p>27</text:p>
          </table:table-cell>
          <table:table-cell table:formula="of:=LEFT([.A826];[.G826])" office:value-type="string" office:string-value="rdw_energiebron_uitvoering_" calcext:value-type="string">
            <text:p>rdw_energiebron_uitvoering_</text:p>
          </table:table-cell>
          <table:table-cell table:formula="of:=VLOOKUP([.H826];[$source.$C$2:$source.$F$48];4;0)" office:value-type="float" office:value="606" calcext:value-type="float">
            <text:p>606</text:p>
          </table:table-cell>
          <table:table-cell table:style-name="ce7" table:formula="of:=IF(RIGHT([.A826];6)=&quot;_X_X_X&quot;;3;IF(RIGHT([.A826];4)=&quot;_X_X&quot;;2;IF(RIGHT([.A8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rdw_energiebron_uitvoering_geluidsniveautoerentalbgr_X_X" calcext:value-type="string">
            <text:p>rdw_energiebron_uitvoering_geluidsniveautoerentalbgr_X_X</text:p>
          </table:table-cell>
          <table:table-cell table:formula="of:=IFERROR(FIND(&quot;_&quot;;[.$A827];1);LEN([.$A827]))" office:value-type="float" office:value="4" calcext:value-type="float">
            <text:p>4</text:p>
          </table:table-cell>
          <table:table-cell table:formula="of:=IFERROR(FIND(&quot;_&quot;;[.$A827];1+[.B827]);LEN([.$A827]))" office:value-type="float" office:value="16" calcext:value-type="float">
            <text:p>16</text:p>
          </table:table-cell>
          <table:table-cell table:formula="of:=IFERROR(FIND(&quot;_&quot;;[.$A827];1+[.C827]);LEN([.$A827]))" office:value-type="float" office:value="27" calcext:value-type="float">
            <text:p>27</text:p>
          </table:table-cell>
          <table:table-cell table:formula="of:=IFERROR(FIND(&quot;_&quot;;[.$A827];1+[.D827]);LEN([.$A827]))" office:value-type="float" office:value="53" calcext:value-type="float">
            <text:p>53</text:p>
          </table:table-cell>
          <table:table-cell table:formula="of:=IFERROR(FIND(&quot;_&quot;;[.$A827];1+[.E827]);LEN([.$A827]))" office:value-type="float" office:value="55" calcext:value-type="float">
            <text:p>55</text:p>
          </table:table-cell>
          <table:table-cell table:formula="of:=[.D827]" office:value-type="float" office:value="27" calcext:value-type="float">
            <text:p>27</text:p>
          </table:table-cell>
          <table:table-cell table:formula="of:=LEFT([.A827];[.G827])" office:value-type="string" office:string-value="rdw_energiebron_uitvoering_" calcext:value-type="string">
            <text:p>rdw_energiebron_uitvoering_</text:p>
          </table:table-cell>
          <table:table-cell table:formula="of:=VLOOKUP([.H827];[$source.$C$2:$source.$F$48];4;0)" office:value-type="float" office:value="606" calcext:value-type="float">
            <text:p>606</text:p>
          </table:table-cell>
          <table:table-cell table:style-name="ce7" table:formula="of:=IF(RIGHT([.A827];6)=&quot;_X_X_X&quot;;3;IF(RIGHT([.A827];4)=&quot;_X_X&quot;;2;IF(RIGHT([.A8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rdw_energiebron_uitvoering_maximumconstructiesnelheidogr_X_X" calcext:value-type="string">
            <text:p>rdw_energiebron_uitvoering_maximumconstructiesnelheidogr_X_X</text:p>
          </table:table-cell>
          <table:table-cell table:formula="of:=IFERROR(FIND(&quot;_&quot;;[.$A828];1);LEN([.$A828]))" office:value-type="float" office:value="4" calcext:value-type="float">
            <text:p>4</text:p>
          </table:table-cell>
          <table:table-cell table:formula="of:=IFERROR(FIND(&quot;_&quot;;[.$A828];1+[.B828]);LEN([.$A828]))" office:value-type="float" office:value="16" calcext:value-type="float">
            <text:p>16</text:p>
          </table:table-cell>
          <table:table-cell table:formula="of:=IFERROR(FIND(&quot;_&quot;;[.$A828];1+[.C828]);LEN([.$A828]))" office:value-type="float" office:value="27" calcext:value-type="float">
            <text:p>27</text:p>
          </table:table-cell>
          <table:table-cell table:formula="of:=IFERROR(FIND(&quot;_&quot;;[.$A828];1+[.D828]);LEN([.$A828]))" office:value-type="float" office:value="57" calcext:value-type="float">
            <text:p>57</text:p>
          </table:table-cell>
          <table:table-cell table:formula="of:=IFERROR(FIND(&quot;_&quot;;[.$A828];1+[.E828]);LEN([.$A828]))" office:value-type="float" office:value="59" calcext:value-type="float">
            <text:p>59</text:p>
          </table:table-cell>
          <table:table-cell table:formula="of:=[.D828]" office:value-type="float" office:value="27" calcext:value-type="float">
            <text:p>27</text:p>
          </table:table-cell>
          <table:table-cell table:formula="of:=LEFT([.A828];[.G828])" office:value-type="string" office:string-value="rdw_energiebron_uitvoering_" calcext:value-type="string">
            <text:p>rdw_energiebron_uitvoering_</text:p>
          </table:table-cell>
          <table:table-cell table:formula="of:=VLOOKUP([.H828];[$source.$C$2:$source.$F$48];4;0)" office:value-type="float" office:value="606" calcext:value-type="float">
            <text:p>606</text:p>
          </table:table-cell>
          <table:table-cell table:style-name="ce7" table:formula="of:=IF(RIGHT([.A828];6)=&quot;_X_X_X&quot;;3;IF(RIGHT([.A828];4)=&quot;_X_X&quot;;2;IF(RIGHT([.A8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rdw_energiebron_uitvoering_maximumconstructiesnelheidbgr_X_X" calcext:value-type="string">
            <text:p>rdw_energiebron_uitvoering_maximumconstructiesnelheidbgr_X_X</text:p>
          </table:table-cell>
          <table:table-cell table:formula="of:=IFERROR(FIND(&quot;_&quot;;[.$A829];1);LEN([.$A829]))" office:value-type="float" office:value="4" calcext:value-type="float">
            <text:p>4</text:p>
          </table:table-cell>
          <table:table-cell table:formula="of:=IFERROR(FIND(&quot;_&quot;;[.$A829];1+[.B829]);LEN([.$A829]))" office:value-type="float" office:value="16" calcext:value-type="float">
            <text:p>16</text:p>
          </table:table-cell>
          <table:table-cell table:formula="of:=IFERROR(FIND(&quot;_&quot;;[.$A829];1+[.C829]);LEN([.$A829]))" office:value-type="float" office:value="27" calcext:value-type="float">
            <text:p>27</text:p>
          </table:table-cell>
          <table:table-cell table:formula="of:=IFERROR(FIND(&quot;_&quot;;[.$A829];1+[.D829]);LEN([.$A829]))" office:value-type="float" office:value="57" calcext:value-type="float">
            <text:p>57</text:p>
          </table:table-cell>
          <table:table-cell table:formula="of:=IFERROR(FIND(&quot;_&quot;;[.$A829];1+[.E829]);LEN([.$A829]))" office:value-type="float" office:value="59" calcext:value-type="float">
            <text:p>59</text:p>
          </table:table-cell>
          <table:table-cell table:formula="of:=[.D829]" office:value-type="float" office:value="27" calcext:value-type="float">
            <text:p>27</text:p>
          </table:table-cell>
          <table:table-cell table:formula="of:=LEFT([.A829];[.G829])" office:value-type="string" office:string-value="rdw_energiebron_uitvoering_" calcext:value-type="string">
            <text:p>rdw_energiebron_uitvoering_</text:p>
          </table:table-cell>
          <table:table-cell table:formula="of:=VLOOKUP([.H829];[$source.$C$2:$source.$F$48];4;0)" office:value-type="float" office:value="606" calcext:value-type="float">
            <text:p>606</text:p>
          </table:table-cell>
          <table:table-cell table:style-name="ce7" table:formula="of:=IF(RIGHT([.A829];6)=&quot;_X_X_X&quot;;3;IF(RIGHT([.A829];4)=&quot;_X_X&quot;;2;IF(RIGHT([.A8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rdw_energiebron_uitvoering_regelgevingemissievoertuigen_X_X" calcext:value-type="string">
            <text:p>rdw_energiebron_uitvoering_regelgevingemissievoertuigen_X_X</text:p>
          </table:table-cell>
          <table:table-cell table:formula="of:=IFERROR(FIND(&quot;_&quot;;[.$A830];1);LEN([.$A830]))" office:value-type="float" office:value="4" calcext:value-type="float">
            <text:p>4</text:p>
          </table:table-cell>
          <table:table-cell table:formula="of:=IFERROR(FIND(&quot;_&quot;;[.$A830];1+[.B830]);LEN([.$A830]))" office:value-type="float" office:value="16" calcext:value-type="float">
            <text:p>16</text:p>
          </table:table-cell>
          <table:table-cell table:formula="of:=IFERROR(FIND(&quot;_&quot;;[.$A830];1+[.C830]);LEN([.$A830]))" office:value-type="float" office:value="27" calcext:value-type="float">
            <text:p>27</text:p>
          </table:table-cell>
          <table:table-cell table:formula="of:=IFERROR(FIND(&quot;_&quot;;[.$A830];1+[.D830]);LEN([.$A830]))" office:value-type="float" office:value="56" calcext:value-type="float">
            <text:p>56</text:p>
          </table:table-cell>
          <table:table-cell table:formula="of:=IFERROR(FIND(&quot;_&quot;;[.$A830];1+[.E830]);LEN([.$A830]))" office:value-type="float" office:value="58" calcext:value-type="float">
            <text:p>58</text:p>
          </table:table-cell>
          <table:table-cell table:formula="of:=[.D830]" office:value-type="float" office:value="27" calcext:value-type="float">
            <text:p>27</text:p>
          </table:table-cell>
          <table:table-cell table:formula="of:=LEFT([.A830];[.G830])" office:value-type="string" office:string-value="rdw_energiebron_uitvoering_" calcext:value-type="string">
            <text:p>rdw_energiebron_uitvoering_</text:p>
          </table:table-cell>
          <table:table-cell table:formula="of:=VLOOKUP([.H830];[$source.$C$2:$source.$F$48];4;0)" office:value-type="float" office:value="606" calcext:value-type="float">
            <text:p>606</text:p>
          </table:table-cell>
          <table:table-cell table:style-name="ce7" table:formula="of:=IF(RIGHT([.A830];6)=&quot;_X_X_X&quot;;3;IF(RIGHT([.A830];4)=&quot;_X_X&quot;;2;IF(RIGHT([.A8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rdw_energiebron_uitvoering_uitlaatemissieniveau_X_X" calcext:value-type="string">
            <text:p>rdw_energiebron_uitvoering_uitlaatemissieniveau_X_X</text:p>
          </table:table-cell>
          <table:table-cell table:formula="of:=IFERROR(FIND(&quot;_&quot;;[.$A831];1);LEN([.$A831]))" office:value-type="float" office:value="4" calcext:value-type="float">
            <text:p>4</text:p>
          </table:table-cell>
          <table:table-cell table:formula="of:=IFERROR(FIND(&quot;_&quot;;[.$A831];1+[.B831]);LEN([.$A831]))" office:value-type="float" office:value="16" calcext:value-type="float">
            <text:p>16</text:p>
          </table:table-cell>
          <table:table-cell table:formula="of:=IFERROR(FIND(&quot;_&quot;;[.$A831];1+[.C831]);LEN([.$A831]))" office:value-type="float" office:value="27" calcext:value-type="float">
            <text:p>27</text:p>
          </table:table-cell>
          <table:table-cell table:formula="of:=IFERROR(FIND(&quot;_&quot;;[.$A831];1+[.D831]);LEN([.$A831]))" office:value-type="float" office:value="48" calcext:value-type="float">
            <text:p>48</text:p>
          </table:table-cell>
          <table:table-cell table:formula="of:=IFERROR(FIND(&quot;_&quot;;[.$A831];1+[.E831]);LEN([.$A831]))" office:value-type="float" office:value="50" calcext:value-type="float">
            <text:p>50</text:p>
          </table:table-cell>
          <table:table-cell table:formula="of:=[.D831]" office:value-type="float" office:value="27" calcext:value-type="float">
            <text:p>27</text:p>
          </table:table-cell>
          <table:table-cell table:formula="of:=LEFT([.A831];[.G831])" office:value-type="string" office:string-value="rdw_energiebron_uitvoering_" calcext:value-type="string">
            <text:p>rdw_energiebron_uitvoering_</text:p>
          </table:table-cell>
          <table:table-cell table:formula="of:=VLOOKUP([.H831];[$source.$C$2:$source.$F$48];4;0)" office:value-type="float" office:value="606" calcext:value-type="float">
            <text:p>606</text:p>
          </table:table-cell>
          <table:table-cell table:style-name="ce7" table:formula="of:=IF(RIGHT([.A831];6)=&quot;_X_X_X&quot;;3;IF(RIGHT([.A831];4)=&quot;_X_X&quot;;2;IF(RIGHT([.A8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rdw_energiebron_uitvoering_verbruikgecombineerdnedclaag_X_X" calcext:value-type="string">
            <text:p>rdw_energiebron_uitvoering_verbruikgecombineerdnedclaag_X_X</text:p>
          </table:table-cell>
          <table:table-cell table:formula="of:=IFERROR(FIND(&quot;_&quot;;[.$A832];1);LEN([.$A832]))" office:value-type="float" office:value="4" calcext:value-type="float">
            <text:p>4</text:p>
          </table:table-cell>
          <table:table-cell table:formula="of:=IFERROR(FIND(&quot;_&quot;;[.$A832];1+[.B832]);LEN([.$A832]))" office:value-type="float" office:value="16" calcext:value-type="float">
            <text:p>16</text:p>
          </table:table-cell>
          <table:table-cell table:formula="of:=IFERROR(FIND(&quot;_&quot;;[.$A832];1+[.C832]);LEN([.$A832]))" office:value-type="float" office:value="27" calcext:value-type="float">
            <text:p>27</text:p>
          </table:table-cell>
          <table:table-cell table:formula="of:=IFERROR(FIND(&quot;_&quot;;[.$A832];1+[.D832]);LEN([.$A832]))" office:value-type="float" office:value="56" calcext:value-type="float">
            <text:p>56</text:p>
          </table:table-cell>
          <table:table-cell table:formula="of:=IFERROR(FIND(&quot;_&quot;;[.$A832];1+[.E832]);LEN([.$A832]))" office:value-type="float" office:value="58" calcext:value-type="float">
            <text:p>58</text:p>
          </table:table-cell>
          <table:table-cell table:formula="of:=[.D832]" office:value-type="float" office:value="27" calcext:value-type="float">
            <text:p>27</text:p>
          </table:table-cell>
          <table:table-cell table:formula="of:=LEFT([.A832];[.G832])" office:value-type="string" office:string-value="rdw_energiebron_uitvoering_" calcext:value-type="string">
            <text:p>rdw_energiebron_uitvoering_</text:p>
          </table:table-cell>
          <table:table-cell table:formula="of:=VLOOKUP([.H832];[$source.$C$2:$source.$F$48];4;0)" office:value-type="float" office:value="606" calcext:value-type="float">
            <text:p>606</text:p>
          </table:table-cell>
          <table:table-cell table:style-name="ce7" table:formula="of:=IF(RIGHT([.A832];6)=&quot;_X_X_X&quot;;3;IF(RIGHT([.A832];4)=&quot;_X_X&quot;;2;IF(RIGHT([.A8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rdw_energiebron_uitvoering_verbruikgecombineerdnedchoog_X_X" calcext:value-type="string">
            <text:p>rdw_energiebron_uitvoering_verbruikgecombineerdnedchoog_X_X</text:p>
          </table:table-cell>
          <table:table-cell table:formula="of:=IFERROR(FIND(&quot;_&quot;;[.$A833];1);LEN([.$A833]))" office:value-type="float" office:value="4" calcext:value-type="float">
            <text:p>4</text:p>
          </table:table-cell>
          <table:table-cell table:formula="of:=IFERROR(FIND(&quot;_&quot;;[.$A833];1+[.B833]);LEN([.$A833]))" office:value-type="float" office:value="16" calcext:value-type="float">
            <text:p>16</text:p>
          </table:table-cell>
          <table:table-cell table:formula="of:=IFERROR(FIND(&quot;_&quot;;[.$A833];1+[.C833]);LEN([.$A833]))" office:value-type="float" office:value="27" calcext:value-type="float">
            <text:p>27</text:p>
          </table:table-cell>
          <table:table-cell table:formula="of:=IFERROR(FIND(&quot;_&quot;;[.$A833];1+[.D833]);LEN([.$A833]))" office:value-type="float" office:value="56" calcext:value-type="float">
            <text:p>56</text:p>
          </table:table-cell>
          <table:table-cell table:formula="of:=IFERROR(FIND(&quot;_&quot;;[.$A833];1+[.E833]);LEN([.$A833]))" office:value-type="float" office:value="58" calcext:value-type="float">
            <text:p>58</text:p>
          </table:table-cell>
          <table:table-cell table:formula="of:=[.D833]" office:value-type="float" office:value="27" calcext:value-type="float">
            <text:p>27</text:p>
          </table:table-cell>
          <table:table-cell table:formula="of:=LEFT([.A833];[.G833])" office:value-type="string" office:string-value="rdw_energiebron_uitvoering_" calcext:value-type="string">
            <text:p>rdw_energiebron_uitvoering_</text:p>
          </table:table-cell>
          <table:table-cell table:formula="of:=VLOOKUP([.H833];[$source.$C$2:$source.$F$48];4;0)" office:value-type="float" office:value="606" calcext:value-type="float">
            <text:p>606</text:p>
          </table:table-cell>
          <table:table-cell table:style-name="ce7" table:formula="of:=IF(RIGHT([.A833];6)=&quot;_X_X_X&quot;;3;IF(RIGHT([.A833];4)=&quot;_X_X&quot;;2;IF(RIGHT([.A8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rdw_energiebron_uitvoering_co2emissiestadnedclaag_X_X" calcext:value-type="string">
            <text:p>rdw_energiebron_uitvoering_co2emissiestadnedclaag_X_X</text:p>
          </table:table-cell>
          <table:table-cell table:formula="of:=IFERROR(FIND(&quot;_&quot;;[.$A834];1);LEN([.$A834]))" office:value-type="float" office:value="4" calcext:value-type="float">
            <text:p>4</text:p>
          </table:table-cell>
          <table:table-cell table:formula="of:=IFERROR(FIND(&quot;_&quot;;[.$A834];1+[.B834]);LEN([.$A834]))" office:value-type="float" office:value="16" calcext:value-type="float">
            <text:p>16</text:p>
          </table:table-cell>
          <table:table-cell table:formula="of:=IFERROR(FIND(&quot;_&quot;;[.$A834];1+[.C834]);LEN([.$A834]))" office:value-type="float" office:value="27" calcext:value-type="float">
            <text:p>27</text:p>
          </table:table-cell>
          <table:table-cell table:formula="of:=IFERROR(FIND(&quot;_&quot;;[.$A834];1+[.D834]);LEN([.$A834]))" office:value-type="float" office:value="50" calcext:value-type="float">
            <text:p>50</text:p>
          </table:table-cell>
          <table:table-cell table:formula="of:=IFERROR(FIND(&quot;_&quot;;[.$A834];1+[.E834]);LEN([.$A834]))" office:value-type="float" office:value="52" calcext:value-type="float">
            <text:p>52</text:p>
          </table:table-cell>
          <table:table-cell table:formula="of:=[.D834]" office:value-type="float" office:value="27" calcext:value-type="float">
            <text:p>27</text:p>
          </table:table-cell>
          <table:table-cell table:formula="of:=LEFT([.A834];[.G834])" office:value-type="string" office:string-value="rdw_energiebron_uitvoering_" calcext:value-type="string">
            <text:p>rdw_energiebron_uitvoering_</text:p>
          </table:table-cell>
          <table:table-cell table:formula="of:=VLOOKUP([.H834];[$source.$C$2:$source.$F$48];4;0)" office:value-type="float" office:value="606" calcext:value-type="float">
            <text:p>606</text:p>
          </table:table-cell>
          <table:table-cell table:style-name="ce7" table:formula="of:=IF(RIGHT([.A834];6)=&quot;_X_X_X&quot;;3;IF(RIGHT([.A834];4)=&quot;_X_X&quot;;2;IF(RIGHT([.A8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rdw_energiebron_uitvoering_co2emissiestadnedchoog_X_X" calcext:value-type="string">
            <text:p>rdw_energiebron_uitvoering_co2emissiestadnedchoog_X_X</text:p>
          </table:table-cell>
          <table:table-cell table:formula="of:=IFERROR(FIND(&quot;_&quot;;[.$A835];1);LEN([.$A835]))" office:value-type="float" office:value="4" calcext:value-type="float">
            <text:p>4</text:p>
          </table:table-cell>
          <table:table-cell table:formula="of:=IFERROR(FIND(&quot;_&quot;;[.$A835];1+[.B835]);LEN([.$A835]))" office:value-type="float" office:value="16" calcext:value-type="float">
            <text:p>16</text:p>
          </table:table-cell>
          <table:table-cell table:formula="of:=IFERROR(FIND(&quot;_&quot;;[.$A835];1+[.C835]);LEN([.$A835]))" office:value-type="float" office:value="27" calcext:value-type="float">
            <text:p>27</text:p>
          </table:table-cell>
          <table:table-cell table:formula="of:=IFERROR(FIND(&quot;_&quot;;[.$A835];1+[.D835]);LEN([.$A835]))" office:value-type="float" office:value="50" calcext:value-type="float">
            <text:p>50</text:p>
          </table:table-cell>
          <table:table-cell table:formula="of:=IFERROR(FIND(&quot;_&quot;;[.$A835];1+[.E835]);LEN([.$A835]))" office:value-type="float" office:value="52" calcext:value-type="float">
            <text:p>52</text:p>
          </table:table-cell>
          <table:table-cell table:formula="of:=[.D835]" office:value-type="float" office:value="27" calcext:value-type="float">
            <text:p>27</text:p>
          </table:table-cell>
          <table:table-cell table:formula="of:=LEFT([.A835];[.G835])" office:value-type="string" office:string-value="rdw_energiebron_uitvoering_" calcext:value-type="string">
            <text:p>rdw_energiebron_uitvoering_</text:p>
          </table:table-cell>
          <table:table-cell table:formula="of:=VLOOKUP([.H835];[$source.$C$2:$source.$F$48];4;0)" office:value-type="float" office:value="606" calcext:value-type="float">
            <text:p>606</text:p>
          </table:table-cell>
          <table:table-cell table:style-name="ce7" table:formula="of:=IF(RIGHT([.A835];6)=&quot;_X_X_X&quot;;3;IF(RIGHT([.A835];4)=&quot;_X_X&quot;;2;IF(RIGHT([.A8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rdw_energiebron_uitvoering_co2emissiebuitennedclaag_X_X" calcext:value-type="string">
            <text:p>rdw_energiebron_uitvoering_co2emissiebuitennedclaag_X_X</text:p>
          </table:table-cell>
          <table:table-cell table:formula="of:=IFERROR(FIND(&quot;_&quot;;[.$A836];1);LEN([.$A836]))" office:value-type="float" office:value="4" calcext:value-type="float">
            <text:p>4</text:p>
          </table:table-cell>
          <table:table-cell table:formula="of:=IFERROR(FIND(&quot;_&quot;;[.$A836];1+[.B836]);LEN([.$A836]))" office:value-type="float" office:value="16" calcext:value-type="float">
            <text:p>16</text:p>
          </table:table-cell>
          <table:table-cell table:formula="of:=IFERROR(FIND(&quot;_&quot;;[.$A836];1+[.C836]);LEN([.$A836]))" office:value-type="float" office:value="27" calcext:value-type="float">
            <text:p>27</text:p>
          </table:table-cell>
          <table:table-cell table:formula="of:=IFERROR(FIND(&quot;_&quot;;[.$A836];1+[.D836]);LEN([.$A836]))" office:value-type="float" office:value="52" calcext:value-type="float">
            <text:p>52</text:p>
          </table:table-cell>
          <table:table-cell table:formula="of:=IFERROR(FIND(&quot;_&quot;;[.$A836];1+[.E836]);LEN([.$A836]))" office:value-type="float" office:value="54" calcext:value-type="float">
            <text:p>54</text:p>
          </table:table-cell>
          <table:table-cell table:formula="of:=[.D836]" office:value-type="float" office:value="27" calcext:value-type="float">
            <text:p>27</text:p>
          </table:table-cell>
          <table:table-cell table:formula="of:=LEFT([.A836];[.G836])" office:value-type="string" office:string-value="rdw_energiebron_uitvoering_" calcext:value-type="string">
            <text:p>rdw_energiebron_uitvoering_</text:p>
          </table:table-cell>
          <table:table-cell table:formula="of:=VLOOKUP([.H836];[$source.$C$2:$source.$F$48];4;0)" office:value-type="float" office:value="606" calcext:value-type="float">
            <text:p>606</text:p>
          </table:table-cell>
          <table:table-cell table:style-name="ce7" table:formula="of:=IF(RIGHT([.A836];6)=&quot;_X_X_X&quot;;3;IF(RIGHT([.A836];4)=&quot;_X_X&quot;;2;IF(RIGHT([.A8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rdw_energiebron_uitvoering_co2emissiebuitennedchoog_X_X" calcext:value-type="string">
            <text:p>rdw_energiebron_uitvoering_co2emissiebuitennedchoog_X_X</text:p>
          </table:table-cell>
          <table:table-cell table:formula="of:=IFERROR(FIND(&quot;_&quot;;[.$A837];1);LEN([.$A837]))" office:value-type="float" office:value="4" calcext:value-type="float">
            <text:p>4</text:p>
          </table:table-cell>
          <table:table-cell table:formula="of:=IFERROR(FIND(&quot;_&quot;;[.$A837];1+[.B837]);LEN([.$A837]))" office:value-type="float" office:value="16" calcext:value-type="float">
            <text:p>16</text:p>
          </table:table-cell>
          <table:table-cell table:formula="of:=IFERROR(FIND(&quot;_&quot;;[.$A837];1+[.C837]);LEN([.$A837]))" office:value-type="float" office:value="27" calcext:value-type="float">
            <text:p>27</text:p>
          </table:table-cell>
          <table:table-cell table:formula="of:=IFERROR(FIND(&quot;_&quot;;[.$A837];1+[.D837]);LEN([.$A837]))" office:value-type="float" office:value="52" calcext:value-type="float">
            <text:p>52</text:p>
          </table:table-cell>
          <table:table-cell table:formula="of:=IFERROR(FIND(&quot;_&quot;;[.$A837];1+[.E837]);LEN([.$A837]))" office:value-type="float" office:value="54" calcext:value-type="float">
            <text:p>54</text:p>
          </table:table-cell>
          <table:table-cell table:formula="of:=[.D837]" office:value-type="float" office:value="27" calcext:value-type="float">
            <text:p>27</text:p>
          </table:table-cell>
          <table:table-cell table:formula="of:=LEFT([.A837];[.G837])" office:value-type="string" office:string-value="rdw_energiebron_uitvoering_" calcext:value-type="string">
            <text:p>rdw_energiebron_uitvoering_</text:p>
          </table:table-cell>
          <table:table-cell table:formula="of:=VLOOKUP([.H837];[$source.$C$2:$source.$F$48];4;0)" office:value-type="float" office:value="606" calcext:value-type="float">
            <text:p>606</text:p>
          </table:table-cell>
          <table:table-cell table:style-name="ce7" table:formula="of:=IF(RIGHT([.A837];6)=&quot;_X_X_X&quot;;3;IF(RIGHT([.A837];4)=&quot;_X_X&quot;;2;IF(RIGHT([.A8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rdw_energiebron_uitvoering_co2emisgecombineerdnedclaag_X_X" calcext:value-type="string">
            <text:p>rdw_energiebron_uitvoering_co2emisgecombineerdnedclaag_X_X</text:p>
          </table:table-cell>
          <table:table-cell table:formula="of:=IFERROR(FIND(&quot;_&quot;;[.$A838];1);LEN([.$A838]))" office:value-type="float" office:value="4" calcext:value-type="float">
            <text:p>4</text:p>
          </table:table-cell>
          <table:table-cell table:formula="of:=IFERROR(FIND(&quot;_&quot;;[.$A838];1+[.B838]);LEN([.$A838]))" office:value-type="float" office:value="16" calcext:value-type="float">
            <text:p>16</text:p>
          </table:table-cell>
          <table:table-cell table:formula="of:=IFERROR(FIND(&quot;_&quot;;[.$A838];1+[.C838]);LEN([.$A838]))" office:value-type="float" office:value="27" calcext:value-type="float">
            <text:p>27</text:p>
          </table:table-cell>
          <table:table-cell table:formula="of:=IFERROR(FIND(&quot;_&quot;;[.$A838];1+[.D838]);LEN([.$A838]))" office:value-type="float" office:value="55" calcext:value-type="float">
            <text:p>55</text:p>
          </table:table-cell>
          <table:table-cell table:formula="of:=IFERROR(FIND(&quot;_&quot;;[.$A838];1+[.E838]);LEN([.$A838]))" office:value-type="float" office:value="57" calcext:value-type="float">
            <text:p>57</text:p>
          </table:table-cell>
          <table:table-cell table:formula="of:=[.D838]" office:value-type="float" office:value="27" calcext:value-type="float">
            <text:p>27</text:p>
          </table:table-cell>
          <table:table-cell table:formula="of:=LEFT([.A838];[.G838])" office:value-type="string" office:string-value="rdw_energiebron_uitvoering_" calcext:value-type="string">
            <text:p>rdw_energiebron_uitvoering_</text:p>
          </table:table-cell>
          <table:table-cell table:formula="of:=VLOOKUP([.H838];[$source.$C$2:$source.$F$48];4;0)" office:value-type="float" office:value="606" calcext:value-type="float">
            <text:p>606</text:p>
          </table:table-cell>
          <table:table-cell table:style-name="ce7" table:formula="of:=IF(RIGHT([.A838];6)=&quot;_X_X_X&quot;;3;IF(RIGHT([.A838];4)=&quot;_X_X&quot;;2;IF(RIGHT([.A8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rdw_energiebron_uitvoering_co2emisgecombineerdnedchoog_X_X" calcext:value-type="string">
            <text:p>rdw_energiebron_uitvoering_co2emisgecombineerdnedchoog_X_X</text:p>
          </table:table-cell>
          <table:table-cell table:formula="of:=IFERROR(FIND(&quot;_&quot;;[.$A839];1);LEN([.$A839]))" office:value-type="float" office:value="4" calcext:value-type="float">
            <text:p>4</text:p>
          </table:table-cell>
          <table:table-cell table:formula="of:=IFERROR(FIND(&quot;_&quot;;[.$A839];1+[.B839]);LEN([.$A839]))" office:value-type="float" office:value="16" calcext:value-type="float">
            <text:p>16</text:p>
          </table:table-cell>
          <table:table-cell table:formula="of:=IFERROR(FIND(&quot;_&quot;;[.$A839];1+[.C839]);LEN([.$A839]))" office:value-type="float" office:value="27" calcext:value-type="float">
            <text:p>27</text:p>
          </table:table-cell>
          <table:table-cell table:formula="of:=IFERROR(FIND(&quot;_&quot;;[.$A839];1+[.D839]);LEN([.$A839]))" office:value-type="float" office:value="55" calcext:value-type="float">
            <text:p>55</text:p>
          </table:table-cell>
          <table:table-cell table:formula="of:=IFERROR(FIND(&quot;_&quot;;[.$A839];1+[.E839]);LEN([.$A839]))" office:value-type="float" office:value="57" calcext:value-type="float">
            <text:p>57</text:p>
          </table:table-cell>
          <table:table-cell table:formula="of:=[.D839]" office:value-type="float" office:value="27" calcext:value-type="float">
            <text:p>27</text:p>
          </table:table-cell>
          <table:table-cell table:formula="of:=LEFT([.A839];[.G839])" office:value-type="string" office:string-value="rdw_energiebron_uitvoering_" calcext:value-type="string">
            <text:p>rdw_energiebron_uitvoering_</text:p>
          </table:table-cell>
          <table:table-cell table:formula="of:=VLOOKUP([.H839];[$source.$C$2:$source.$F$48];4;0)" office:value-type="float" office:value="606" calcext:value-type="float">
            <text:p>606</text:p>
          </table:table-cell>
          <table:table-cell table:style-name="ce7" table:formula="of:=IF(RIGHT([.A839];6)=&quot;_X_X_X&quot;;3;IF(RIGHT([.A839];4)=&quot;_X_X&quot;;2;IF(RIGHT([.A8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rdw_energiebron_uitvoering_coemissietype1_X_X" calcext:value-type="string">
            <text:p>rdw_energiebron_uitvoering_coemissietype1_X_X</text:p>
          </table:table-cell>
          <table:table-cell table:formula="of:=IFERROR(FIND(&quot;_&quot;;[.$A840];1);LEN([.$A840]))" office:value-type="float" office:value="4" calcext:value-type="float">
            <text:p>4</text:p>
          </table:table-cell>
          <table:table-cell table:formula="of:=IFERROR(FIND(&quot;_&quot;;[.$A840];1+[.B840]);LEN([.$A840]))" office:value-type="float" office:value="16" calcext:value-type="float">
            <text:p>16</text:p>
          </table:table-cell>
          <table:table-cell table:formula="of:=IFERROR(FIND(&quot;_&quot;;[.$A840];1+[.C840]);LEN([.$A840]))" office:value-type="float" office:value="27" calcext:value-type="float">
            <text:p>27</text:p>
          </table:table-cell>
          <table:table-cell table:formula="of:=IFERROR(FIND(&quot;_&quot;;[.$A840];1+[.D840]);LEN([.$A840]))" office:value-type="float" office:value="42" calcext:value-type="float">
            <text:p>42</text:p>
          </table:table-cell>
          <table:table-cell table:formula="of:=IFERROR(FIND(&quot;_&quot;;[.$A840];1+[.E840]);LEN([.$A840]))" office:value-type="float" office:value="44" calcext:value-type="float">
            <text:p>44</text:p>
          </table:table-cell>
          <table:table-cell table:formula="of:=[.D840]" office:value-type="float" office:value="27" calcext:value-type="float">
            <text:p>27</text:p>
          </table:table-cell>
          <table:table-cell table:formula="of:=LEFT([.A840];[.G840])" office:value-type="string" office:string-value="rdw_energiebron_uitvoering_" calcext:value-type="string">
            <text:p>rdw_energiebron_uitvoering_</text:p>
          </table:table-cell>
          <table:table-cell table:formula="of:=VLOOKUP([.H840];[$source.$C$2:$source.$F$48];4;0)" office:value-type="float" office:value="606" calcext:value-type="float">
            <text:p>606</text:p>
          </table:table-cell>
          <table:table-cell table:style-name="ce7" table:formula="of:=IF(RIGHT([.A840];6)=&quot;_X_X_X&quot;;3;IF(RIGHT([.A840];4)=&quot;_X_X&quot;;2;IF(RIGHT([.A8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rdw_energiebron_uitvoering_hcemissietype1_X_X" calcext:value-type="string">
            <text:p>rdw_energiebron_uitvoering_hcemissietype1_X_X</text:p>
          </table:table-cell>
          <table:table-cell table:formula="of:=IFERROR(FIND(&quot;_&quot;;[.$A841];1);LEN([.$A841]))" office:value-type="float" office:value="4" calcext:value-type="float">
            <text:p>4</text:p>
          </table:table-cell>
          <table:table-cell table:formula="of:=IFERROR(FIND(&quot;_&quot;;[.$A841];1+[.B841]);LEN([.$A841]))" office:value-type="float" office:value="16" calcext:value-type="float">
            <text:p>16</text:p>
          </table:table-cell>
          <table:table-cell table:formula="of:=IFERROR(FIND(&quot;_&quot;;[.$A841];1+[.C841]);LEN([.$A841]))" office:value-type="float" office:value="27" calcext:value-type="float">
            <text:p>27</text:p>
          </table:table-cell>
          <table:table-cell table:formula="of:=IFERROR(FIND(&quot;_&quot;;[.$A841];1+[.D841]);LEN([.$A841]))" office:value-type="float" office:value="42" calcext:value-type="float">
            <text:p>42</text:p>
          </table:table-cell>
          <table:table-cell table:formula="of:=IFERROR(FIND(&quot;_&quot;;[.$A841];1+[.E841]);LEN([.$A841]))" office:value-type="float" office:value="44" calcext:value-type="float">
            <text:p>44</text:p>
          </table:table-cell>
          <table:table-cell table:formula="of:=[.D841]" office:value-type="float" office:value="27" calcext:value-type="float">
            <text:p>27</text:p>
          </table:table-cell>
          <table:table-cell table:formula="of:=LEFT([.A841];[.G841])" office:value-type="string" office:string-value="rdw_energiebron_uitvoering_" calcext:value-type="string">
            <text:p>rdw_energiebron_uitvoering_</text:p>
          </table:table-cell>
          <table:table-cell table:formula="of:=VLOOKUP([.H841];[$source.$C$2:$source.$F$48];4;0)" office:value-type="float" office:value="606" calcext:value-type="float">
            <text:p>606</text:p>
          </table:table-cell>
          <table:table-cell table:style-name="ce7" table:formula="of:=IF(RIGHT([.A841];6)=&quot;_X_X_X&quot;;3;IF(RIGHT([.A841];4)=&quot;_X_X&quot;;2;IF(RIGHT([.A8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rdw_energiebron_uitvoering_noxemissietype1_X_X" calcext:value-type="string">
            <text:p>rdw_energiebron_uitvoering_noxemissietype1_X_X</text:p>
          </table:table-cell>
          <table:table-cell table:formula="of:=IFERROR(FIND(&quot;_&quot;;[.$A842];1);LEN([.$A842]))" office:value-type="float" office:value="4" calcext:value-type="float">
            <text:p>4</text:p>
          </table:table-cell>
          <table:table-cell table:formula="of:=IFERROR(FIND(&quot;_&quot;;[.$A842];1+[.B842]);LEN([.$A842]))" office:value-type="float" office:value="16" calcext:value-type="float">
            <text:p>16</text:p>
          </table:table-cell>
          <table:table-cell table:formula="of:=IFERROR(FIND(&quot;_&quot;;[.$A842];1+[.C842]);LEN([.$A842]))" office:value-type="float" office:value="27" calcext:value-type="float">
            <text:p>27</text:p>
          </table:table-cell>
          <table:table-cell table:formula="of:=IFERROR(FIND(&quot;_&quot;;[.$A842];1+[.D842]);LEN([.$A842]))" office:value-type="float" office:value="43" calcext:value-type="float">
            <text:p>43</text:p>
          </table:table-cell>
          <table:table-cell table:formula="of:=IFERROR(FIND(&quot;_&quot;;[.$A842];1+[.E842]);LEN([.$A842]))" office:value-type="float" office:value="45" calcext:value-type="float">
            <text:p>45</text:p>
          </table:table-cell>
          <table:table-cell table:formula="of:=[.D842]" office:value-type="float" office:value="27" calcext:value-type="float">
            <text:p>27</text:p>
          </table:table-cell>
          <table:table-cell table:formula="of:=LEFT([.A842];[.G842])" office:value-type="string" office:string-value="rdw_energiebron_uitvoering_" calcext:value-type="string">
            <text:p>rdw_energiebron_uitvoering_</text:p>
          </table:table-cell>
          <table:table-cell table:formula="of:=VLOOKUP([.H842];[$source.$C$2:$source.$F$48];4;0)" office:value-type="float" office:value="606" calcext:value-type="float">
            <text:p>606</text:p>
          </table:table-cell>
          <table:table-cell table:style-name="ce7" table:formula="of:=IF(RIGHT([.A842];6)=&quot;_X_X_X&quot;;3;IF(RIGHT([.A842];4)=&quot;_X_X&quot;;2;IF(RIGHT([.A8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rdw_energiebron_uitvoering_composite_key_X_X" calcext:value-type="string">
            <text:p>rdw_energiebron_uitvoering_composite_key_X_X</text:p>
          </table:table-cell>
          <table:table-cell table:formula="of:=IFERROR(FIND(&quot;_&quot;;[.$A843];1);LEN([.$A843]))" office:value-type="float" office:value="4" calcext:value-type="float">
            <text:p>4</text:p>
          </table:table-cell>
          <table:table-cell table:formula="of:=IFERROR(FIND(&quot;_&quot;;[.$A843];1+[.B843]);LEN([.$A843]))" office:value-type="float" office:value="16" calcext:value-type="float">
            <text:p>16</text:p>
          </table:table-cell>
          <table:table-cell table:formula="of:=IFERROR(FIND(&quot;_&quot;;[.$A843];1+[.C843]);LEN([.$A843]))" office:value-type="float" office:value="27" calcext:value-type="float">
            <text:p>27</text:p>
          </table:table-cell>
          <table:table-cell table:formula="of:=IFERROR(FIND(&quot;_&quot;;[.$A843];1+[.D843]);LEN([.$A843]))" office:value-type="float" office:value="37" calcext:value-type="float">
            <text:p>37</text:p>
          </table:table-cell>
          <table:table-cell table:formula="of:=IFERROR(FIND(&quot;_&quot;;[.$A843];1+[.E843]);LEN([.$A843]))" office:value-type="float" office:value="41" calcext:value-type="float">
            <text:p>41</text:p>
          </table:table-cell>
          <table:table-cell table:formula="of:=[.D843]" office:value-type="float" office:value="27" calcext:value-type="float">
            <text:p>27</text:p>
          </table:table-cell>
          <table:table-cell table:formula="of:=LEFT([.A843];[.G843])" office:value-type="string" office:string-value="rdw_energiebron_uitvoering_" calcext:value-type="string">
            <text:p>rdw_energiebron_uitvoering_</text:p>
          </table:table-cell>
          <table:table-cell table:formula="of:=VLOOKUP([.H843];[$source.$C$2:$source.$F$48];4;0)" office:value-type="float" office:value="606" calcext:value-type="float">
            <text:p>606</text:p>
          </table:table-cell>
          <table:table-cell table:style-name="ce7" table:formula="of:=IF(RIGHT([.A843];6)=&quot;_X_X_X&quot;;3;IF(RIGHT([.A843];4)=&quot;_X_X&quot;;2;IF(RIGHT([.A8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rdw_energiebron_uitvoering_emissiedeeltjestype1_X_X" calcext:value-type="string">
            <text:p>rdw_energiebron_uitvoering_emissiedeeltjestype1_X_X</text:p>
          </table:table-cell>
          <table:table-cell table:formula="of:=IFERROR(FIND(&quot;_&quot;;[.$A844];1);LEN([.$A844]))" office:value-type="float" office:value="4" calcext:value-type="float">
            <text:p>4</text:p>
          </table:table-cell>
          <table:table-cell table:formula="of:=IFERROR(FIND(&quot;_&quot;;[.$A844];1+[.B844]);LEN([.$A844]))" office:value-type="float" office:value="16" calcext:value-type="float">
            <text:p>16</text:p>
          </table:table-cell>
          <table:table-cell table:formula="of:=IFERROR(FIND(&quot;_&quot;;[.$A844];1+[.C844]);LEN([.$A844]))" office:value-type="float" office:value="27" calcext:value-type="float">
            <text:p>27</text:p>
          </table:table-cell>
          <table:table-cell table:formula="of:=IFERROR(FIND(&quot;_&quot;;[.$A844];1+[.D844]);LEN([.$A844]))" office:value-type="float" office:value="48" calcext:value-type="float">
            <text:p>48</text:p>
          </table:table-cell>
          <table:table-cell table:formula="of:=IFERROR(FIND(&quot;_&quot;;[.$A844];1+[.E844]);LEN([.$A844]))" office:value-type="float" office:value="50" calcext:value-type="float">
            <text:p>50</text:p>
          </table:table-cell>
          <table:table-cell table:formula="of:=[.D844]" office:value-type="float" office:value="27" calcext:value-type="float">
            <text:p>27</text:p>
          </table:table-cell>
          <table:table-cell table:formula="of:=LEFT([.A844];[.G844])" office:value-type="string" office:string-value="rdw_energiebron_uitvoering_" calcext:value-type="string">
            <text:p>rdw_energiebron_uitvoering_</text:p>
          </table:table-cell>
          <table:table-cell table:formula="of:=VLOOKUP([.H844];[$source.$C$2:$source.$F$48];4;0)" office:value-type="float" office:value="606" calcext:value-type="float">
            <text:p>606</text:p>
          </table:table-cell>
          <table:table-cell table:style-name="ce7" table:formula="of:=IF(RIGHT([.A844];6)=&quot;_X_X_X&quot;;3;IF(RIGHT([.A844];4)=&quot;_X_X&quot;;2;IF(RIGHT([.A8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rdw_energiebron_uitvoering_emissieaantaldeeltjestype1_X_X" calcext:value-type="string">
            <text:p>rdw_energiebron_uitvoering_emissieaantaldeeltjestype1_X_X</text:p>
          </table:table-cell>
          <table:table-cell table:formula="of:=IFERROR(FIND(&quot;_&quot;;[.$A845];1);LEN([.$A845]))" office:value-type="float" office:value="4" calcext:value-type="float">
            <text:p>4</text:p>
          </table:table-cell>
          <table:table-cell table:formula="of:=IFERROR(FIND(&quot;_&quot;;[.$A845];1+[.B845]);LEN([.$A845]))" office:value-type="float" office:value="16" calcext:value-type="float">
            <text:p>16</text:p>
          </table:table-cell>
          <table:table-cell table:formula="of:=IFERROR(FIND(&quot;_&quot;;[.$A845];1+[.C845]);LEN([.$A845]))" office:value-type="float" office:value="27" calcext:value-type="float">
            <text:p>27</text:p>
          </table:table-cell>
          <table:table-cell table:formula="of:=IFERROR(FIND(&quot;_&quot;;[.$A845];1+[.D845]);LEN([.$A845]))" office:value-type="float" office:value="54" calcext:value-type="float">
            <text:p>54</text:p>
          </table:table-cell>
          <table:table-cell table:formula="of:=IFERROR(FIND(&quot;_&quot;;[.$A845];1+[.E845]);LEN([.$A845]))" office:value-type="float" office:value="56" calcext:value-type="float">
            <text:p>56</text:p>
          </table:table-cell>
          <table:table-cell table:formula="of:=[.D845]" office:value-type="float" office:value="27" calcext:value-type="float">
            <text:p>27</text:p>
          </table:table-cell>
          <table:table-cell table:formula="of:=LEFT([.A845];[.G845])" office:value-type="string" office:string-value="rdw_energiebron_uitvoering_" calcext:value-type="string">
            <text:p>rdw_energiebron_uitvoering_</text:p>
          </table:table-cell>
          <table:table-cell table:formula="of:=VLOOKUP([.H845];[$source.$C$2:$source.$F$48];4;0)" office:value-type="float" office:value="606" calcext:value-type="float">
            <text:p>606</text:p>
          </table:table-cell>
          <table:table-cell table:style-name="ce7" table:formula="of:=IF(RIGHT([.A845];6)=&quot;_X_X_X&quot;;3;IF(RIGHT([.A845];4)=&quot;_X_X&quot;;2;IF(RIGHT([.A8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rdw_energiebron_uitvoering_hcnoxemissietype1_X_X" calcext:value-type="string">
            <text:p>rdw_energiebron_uitvoering_hcnoxemissietype1_X_X</text:p>
          </table:table-cell>
          <table:table-cell table:formula="of:=IFERROR(FIND(&quot;_&quot;;[.$A846];1);LEN([.$A846]))" office:value-type="float" office:value="4" calcext:value-type="float">
            <text:p>4</text:p>
          </table:table-cell>
          <table:table-cell table:formula="of:=IFERROR(FIND(&quot;_&quot;;[.$A846];1+[.B846]);LEN([.$A846]))" office:value-type="float" office:value="16" calcext:value-type="float">
            <text:p>16</text:p>
          </table:table-cell>
          <table:table-cell table:formula="of:=IFERROR(FIND(&quot;_&quot;;[.$A846];1+[.C846]);LEN([.$A846]))" office:value-type="float" office:value="27" calcext:value-type="float">
            <text:p>27</text:p>
          </table:table-cell>
          <table:table-cell table:formula="of:=IFERROR(FIND(&quot;_&quot;;[.$A846];1+[.D846]);LEN([.$A846]))" office:value-type="float" office:value="45" calcext:value-type="float">
            <text:p>45</text:p>
          </table:table-cell>
          <table:table-cell table:formula="of:=IFERROR(FIND(&quot;_&quot;;[.$A846];1+[.E846]);LEN([.$A846]))" office:value-type="float" office:value="47" calcext:value-type="float">
            <text:p>47</text:p>
          </table:table-cell>
          <table:table-cell table:formula="of:=[.D846]" office:value-type="float" office:value="27" calcext:value-type="float">
            <text:p>27</text:p>
          </table:table-cell>
          <table:table-cell table:formula="of:=LEFT([.A846];[.G846])" office:value-type="string" office:string-value="rdw_energiebron_uitvoering_" calcext:value-type="string">
            <text:p>rdw_energiebron_uitvoering_</text:p>
          </table:table-cell>
          <table:table-cell table:formula="of:=VLOOKUP([.H846];[$source.$C$2:$source.$F$48];4;0)" office:value-type="float" office:value="606" calcext:value-type="float">
            <text:p>606</text:p>
          </table:table-cell>
          <table:table-cell table:style-name="ce7" table:formula="of:=IF(RIGHT([.A846];6)=&quot;_X_X_X&quot;;3;IF(RIGHT([.A846];4)=&quot;_X_X&quot;;2;IF(RIGHT([.A8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rdw_energiebron_uitvoering_maxbiopercentagebrandstof_X_X" calcext:value-type="string">
            <text:p>rdw_energiebron_uitvoering_maxbiopercentagebrandstof_X_X</text:p>
          </table:table-cell>
          <table:table-cell table:formula="of:=IFERROR(FIND(&quot;_&quot;;[.$A847];1);LEN([.$A847]))" office:value-type="float" office:value="4" calcext:value-type="float">
            <text:p>4</text:p>
          </table:table-cell>
          <table:table-cell table:formula="of:=IFERROR(FIND(&quot;_&quot;;[.$A847];1+[.B847]);LEN([.$A847]))" office:value-type="float" office:value="16" calcext:value-type="float">
            <text:p>16</text:p>
          </table:table-cell>
          <table:table-cell table:formula="of:=IFERROR(FIND(&quot;_&quot;;[.$A847];1+[.C847]);LEN([.$A847]))" office:value-type="float" office:value="27" calcext:value-type="float">
            <text:p>27</text:p>
          </table:table-cell>
          <table:table-cell table:formula="of:=IFERROR(FIND(&quot;_&quot;;[.$A847];1+[.D847]);LEN([.$A847]))" office:value-type="float" office:value="53" calcext:value-type="float">
            <text:p>53</text:p>
          </table:table-cell>
          <table:table-cell table:formula="of:=IFERROR(FIND(&quot;_&quot;;[.$A847];1+[.E847]);LEN([.$A847]))" office:value-type="float" office:value="55" calcext:value-type="float">
            <text:p>55</text:p>
          </table:table-cell>
          <table:table-cell table:formula="of:=[.D847]" office:value-type="float" office:value="27" calcext:value-type="float">
            <text:p>27</text:p>
          </table:table-cell>
          <table:table-cell table:formula="of:=LEFT([.A847];[.G847])" office:value-type="string" office:string-value="rdw_energiebron_uitvoering_" calcext:value-type="string">
            <text:p>rdw_energiebron_uitvoering_</text:p>
          </table:table-cell>
          <table:table-cell table:formula="of:=VLOOKUP([.H847];[$source.$C$2:$source.$F$48];4;0)" office:value-type="float" office:value="606" calcext:value-type="float">
            <text:p>606</text:p>
          </table:table-cell>
          <table:table-cell table:style-name="ce7" table:formula="of:=IF(RIGHT([.A847];6)=&quot;_X_X_X&quot;;3;IF(RIGHT([.A847];4)=&quot;_X_X&quot;;2;IF(RIGHT([.A8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rdw_energiebron_uitvoering_coemissietype1wltp_X_X" calcext:value-type="string">
            <text:p>rdw_energiebron_uitvoering_coemissietype1wltp_X_X</text:p>
          </table:table-cell>
          <table:table-cell table:formula="of:=IFERROR(FIND(&quot;_&quot;;[.$A848];1);LEN([.$A848]))" office:value-type="float" office:value="4" calcext:value-type="float">
            <text:p>4</text:p>
          </table:table-cell>
          <table:table-cell table:formula="of:=IFERROR(FIND(&quot;_&quot;;[.$A848];1+[.B848]);LEN([.$A848]))" office:value-type="float" office:value="16" calcext:value-type="float">
            <text:p>16</text:p>
          </table:table-cell>
          <table:table-cell table:formula="of:=IFERROR(FIND(&quot;_&quot;;[.$A848];1+[.C848]);LEN([.$A848]))" office:value-type="float" office:value="27" calcext:value-type="float">
            <text:p>27</text:p>
          </table:table-cell>
          <table:table-cell table:formula="of:=IFERROR(FIND(&quot;_&quot;;[.$A848];1+[.D848]);LEN([.$A848]))" office:value-type="float" office:value="46" calcext:value-type="float">
            <text:p>46</text:p>
          </table:table-cell>
          <table:table-cell table:formula="of:=IFERROR(FIND(&quot;_&quot;;[.$A848];1+[.E848]);LEN([.$A848]))" office:value-type="float" office:value="48" calcext:value-type="float">
            <text:p>48</text:p>
          </table:table-cell>
          <table:table-cell table:formula="of:=[.D848]" office:value-type="float" office:value="27" calcext:value-type="float">
            <text:p>27</text:p>
          </table:table-cell>
          <table:table-cell table:formula="of:=LEFT([.A848];[.G848])" office:value-type="string" office:string-value="rdw_energiebron_uitvoering_" calcext:value-type="string">
            <text:p>rdw_energiebron_uitvoering_</text:p>
          </table:table-cell>
          <table:table-cell table:formula="of:=VLOOKUP([.H848];[$source.$C$2:$source.$F$48];4;0)" office:value-type="float" office:value="606" calcext:value-type="float">
            <text:p>606</text:p>
          </table:table-cell>
          <table:table-cell table:style-name="ce7" table:formula="of:=IF(RIGHT([.A848];6)=&quot;_X_X_X&quot;;3;IF(RIGHT([.A848];4)=&quot;_X_X&quot;;2;IF(RIGHT([.A8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rdw_energiebron_uitvoering_noxemissietype1wltp_X_X" calcext:value-type="string">
            <text:p>rdw_energiebron_uitvoering_noxemissietype1wltp_X_X</text:p>
          </table:table-cell>
          <table:table-cell table:formula="of:=IFERROR(FIND(&quot;_&quot;;[.$A849];1);LEN([.$A849]))" office:value-type="float" office:value="4" calcext:value-type="float">
            <text:p>4</text:p>
          </table:table-cell>
          <table:table-cell table:formula="of:=IFERROR(FIND(&quot;_&quot;;[.$A849];1+[.B849]);LEN([.$A849]))" office:value-type="float" office:value="16" calcext:value-type="float">
            <text:p>16</text:p>
          </table:table-cell>
          <table:table-cell table:formula="of:=IFERROR(FIND(&quot;_&quot;;[.$A849];1+[.C849]);LEN([.$A849]))" office:value-type="float" office:value="27" calcext:value-type="float">
            <text:p>27</text:p>
          </table:table-cell>
          <table:table-cell table:formula="of:=IFERROR(FIND(&quot;_&quot;;[.$A849];1+[.D849]);LEN([.$A849]))" office:value-type="float" office:value="47" calcext:value-type="float">
            <text:p>47</text:p>
          </table:table-cell>
          <table:table-cell table:formula="of:=IFERROR(FIND(&quot;_&quot;;[.$A849];1+[.E849]);LEN([.$A849]))" office:value-type="float" office:value="49" calcext:value-type="float">
            <text:p>49</text:p>
          </table:table-cell>
          <table:table-cell table:formula="of:=[.D849]" office:value-type="float" office:value="27" calcext:value-type="float">
            <text:p>27</text:p>
          </table:table-cell>
          <table:table-cell table:formula="of:=LEFT([.A849];[.G849])" office:value-type="string" office:string-value="rdw_energiebron_uitvoering_" calcext:value-type="string">
            <text:p>rdw_energiebron_uitvoering_</text:p>
          </table:table-cell>
          <table:table-cell table:formula="of:=VLOOKUP([.H849];[$source.$C$2:$source.$F$48];4;0)" office:value-type="float" office:value="606" calcext:value-type="float">
            <text:p>606</text:p>
          </table:table-cell>
          <table:table-cell table:style-name="ce7" table:formula="of:=IF(RIGHT([.A849];6)=&quot;_X_X_X&quot;;3;IF(RIGHT([.A849];4)=&quot;_X_X&quot;;2;IF(RIGHT([.A8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rdw_energiebron_uitvoering_emissiedeeltjestype1wltp_X_X" calcext:value-type="string">
            <text:p>rdw_energiebron_uitvoering_emissiedeeltjestype1wltp_X_X</text:p>
          </table:table-cell>
          <table:table-cell table:formula="of:=IFERROR(FIND(&quot;_&quot;;[.$A850];1);LEN([.$A850]))" office:value-type="float" office:value="4" calcext:value-type="float">
            <text:p>4</text:p>
          </table:table-cell>
          <table:table-cell table:formula="of:=IFERROR(FIND(&quot;_&quot;;[.$A850];1+[.B850]);LEN([.$A850]))" office:value-type="float" office:value="16" calcext:value-type="float">
            <text:p>16</text:p>
          </table:table-cell>
          <table:table-cell table:formula="of:=IFERROR(FIND(&quot;_&quot;;[.$A850];1+[.C850]);LEN([.$A850]))" office:value-type="float" office:value="27" calcext:value-type="float">
            <text:p>27</text:p>
          </table:table-cell>
          <table:table-cell table:formula="of:=IFERROR(FIND(&quot;_&quot;;[.$A850];1+[.D850]);LEN([.$A850]))" office:value-type="float" office:value="52" calcext:value-type="float">
            <text:p>52</text:p>
          </table:table-cell>
          <table:table-cell table:formula="of:=IFERROR(FIND(&quot;_&quot;;[.$A850];1+[.E850]);LEN([.$A850]))" office:value-type="float" office:value="54" calcext:value-type="float">
            <text:p>54</text:p>
          </table:table-cell>
          <table:table-cell table:formula="of:=[.D850]" office:value-type="float" office:value="27" calcext:value-type="float">
            <text:p>27</text:p>
          </table:table-cell>
          <table:table-cell table:formula="of:=LEFT([.A850];[.G850])" office:value-type="string" office:string-value="rdw_energiebron_uitvoering_" calcext:value-type="string">
            <text:p>rdw_energiebron_uitvoering_</text:p>
          </table:table-cell>
          <table:table-cell table:formula="of:=VLOOKUP([.H850];[$source.$C$2:$source.$F$48];4;0)" office:value-type="float" office:value="606" calcext:value-type="float">
            <text:p>606</text:p>
          </table:table-cell>
          <table:table-cell table:style-name="ce7" table:formula="of:=IF(RIGHT([.A850];6)=&quot;_X_X_X&quot;;3;IF(RIGHT([.A850];4)=&quot;_X_X&quot;;2;IF(RIGHT([.A8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rdw_energiebron_uitvoering_emissieaantaldeeltjestype1wltp_X_X" calcext:value-type="string">
            <text:p>rdw_energiebron_uitvoering_emissieaantaldeeltjestype1wltp_X_X</text:p>
          </table:table-cell>
          <table:table-cell table:formula="of:=IFERROR(FIND(&quot;_&quot;;[.$A851];1);LEN([.$A851]))" office:value-type="float" office:value="4" calcext:value-type="float">
            <text:p>4</text:p>
          </table:table-cell>
          <table:table-cell table:formula="of:=IFERROR(FIND(&quot;_&quot;;[.$A851];1+[.B851]);LEN([.$A851]))" office:value-type="float" office:value="16" calcext:value-type="float">
            <text:p>16</text:p>
          </table:table-cell>
          <table:table-cell table:formula="of:=IFERROR(FIND(&quot;_&quot;;[.$A851];1+[.C851]);LEN([.$A851]))" office:value-type="float" office:value="27" calcext:value-type="float">
            <text:p>27</text:p>
          </table:table-cell>
          <table:table-cell table:formula="of:=IFERROR(FIND(&quot;_&quot;;[.$A851];1+[.D851]);LEN([.$A851]))" office:value-type="float" office:value="58" calcext:value-type="float">
            <text:p>58</text:p>
          </table:table-cell>
          <table:table-cell table:formula="of:=IFERROR(FIND(&quot;_&quot;;[.$A851];1+[.E851]);LEN([.$A851]))" office:value-type="float" office:value="60" calcext:value-type="float">
            <text:p>60</text:p>
          </table:table-cell>
          <table:table-cell table:formula="of:=[.D851]" office:value-type="float" office:value="27" calcext:value-type="float">
            <text:p>27</text:p>
          </table:table-cell>
          <table:table-cell table:formula="of:=LEFT([.A851];[.G851])" office:value-type="string" office:string-value="rdw_energiebron_uitvoering_" calcext:value-type="string">
            <text:p>rdw_energiebron_uitvoering_</text:p>
          </table:table-cell>
          <table:table-cell table:formula="of:=VLOOKUP([.H851];[$source.$C$2:$source.$F$48];4;0)" office:value-type="float" office:value="606" calcext:value-type="float">
            <text:p>606</text:p>
          </table:table-cell>
          <table:table-cell table:style-name="ce7" table:formula="of:=IF(RIGHT([.A851];6)=&quot;_X_X_X&quot;;3;IF(RIGHT([.A851];4)=&quot;_X_X&quot;;2;IF(RIGHT([.A8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rdw_energiebron_uitvoering_co2emisgecombineerdwltpogr_X_X" calcext:value-type="string">
            <text:p>rdw_energiebron_uitvoering_co2emisgecombineerdwltpogr_X_X</text:p>
          </table:table-cell>
          <table:table-cell table:formula="of:=IFERROR(FIND(&quot;_&quot;;[.$A852];1);LEN([.$A852]))" office:value-type="float" office:value="4" calcext:value-type="float">
            <text:p>4</text:p>
          </table:table-cell>
          <table:table-cell table:formula="of:=IFERROR(FIND(&quot;_&quot;;[.$A852];1+[.B852]);LEN([.$A852]))" office:value-type="float" office:value="16" calcext:value-type="float">
            <text:p>16</text:p>
          </table:table-cell>
          <table:table-cell table:formula="of:=IFERROR(FIND(&quot;_&quot;;[.$A852];1+[.C852]);LEN([.$A852]))" office:value-type="float" office:value="27" calcext:value-type="float">
            <text:p>27</text:p>
          </table:table-cell>
          <table:table-cell table:formula="of:=IFERROR(FIND(&quot;_&quot;;[.$A852];1+[.D852]);LEN([.$A852]))" office:value-type="float" office:value="54" calcext:value-type="float">
            <text:p>54</text:p>
          </table:table-cell>
          <table:table-cell table:formula="of:=IFERROR(FIND(&quot;_&quot;;[.$A852];1+[.E852]);LEN([.$A852]))" office:value-type="float" office:value="56" calcext:value-type="float">
            <text:p>56</text:p>
          </table:table-cell>
          <table:table-cell table:formula="of:=[.D852]" office:value-type="float" office:value="27" calcext:value-type="float">
            <text:p>27</text:p>
          </table:table-cell>
          <table:table-cell table:formula="of:=LEFT([.A852];[.G852])" office:value-type="string" office:string-value="rdw_energiebron_uitvoering_" calcext:value-type="string">
            <text:p>rdw_energiebron_uitvoering_</text:p>
          </table:table-cell>
          <table:table-cell table:formula="of:=VLOOKUP([.H852];[$source.$C$2:$source.$F$48];4;0)" office:value-type="float" office:value="606" calcext:value-type="float">
            <text:p>606</text:p>
          </table:table-cell>
          <table:table-cell table:style-name="ce7" table:formula="of:=IF(RIGHT([.A852];6)=&quot;_X_X_X&quot;;3;IF(RIGHT([.A852];4)=&quot;_X_X&quot;;2;IF(RIGHT([.A8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rdw_energiebron_uitvoering_co2emisgecombineerdwltpbgr_X_X" calcext:value-type="string">
            <text:p>rdw_energiebron_uitvoering_co2emisgecombineerdwltpbgr_X_X</text:p>
          </table:table-cell>
          <table:table-cell table:formula="of:=IFERROR(FIND(&quot;_&quot;;[.$A853];1);LEN([.$A853]))" office:value-type="float" office:value="4" calcext:value-type="float">
            <text:p>4</text:p>
          </table:table-cell>
          <table:table-cell table:formula="of:=IFERROR(FIND(&quot;_&quot;;[.$A853];1+[.B853]);LEN([.$A853]))" office:value-type="float" office:value="16" calcext:value-type="float">
            <text:p>16</text:p>
          </table:table-cell>
          <table:table-cell table:formula="of:=IFERROR(FIND(&quot;_&quot;;[.$A853];1+[.C853]);LEN([.$A853]))" office:value-type="float" office:value="27" calcext:value-type="float">
            <text:p>27</text:p>
          </table:table-cell>
          <table:table-cell table:formula="of:=IFERROR(FIND(&quot;_&quot;;[.$A853];1+[.D853]);LEN([.$A853]))" office:value-type="float" office:value="54" calcext:value-type="float">
            <text:p>54</text:p>
          </table:table-cell>
          <table:table-cell table:formula="of:=IFERROR(FIND(&quot;_&quot;;[.$A853];1+[.E853]);LEN([.$A853]))" office:value-type="float" office:value="56" calcext:value-type="float">
            <text:p>56</text:p>
          </table:table-cell>
          <table:table-cell table:formula="of:=[.D853]" office:value-type="float" office:value="27" calcext:value-type="float">
            <text:p>27</text:p>
          </table:table-cell>
          <table:table-cell table:formula="of:=LEFT([.A853];[.G853])" office:value-type="string" office:string-value="rdw_energiebron_uitvoering_" calcext:value-type="string">
            <text:p>rdw_energiebron_uitvoering_</text:p>
          </table:table-cell>
          <table:table-cell table:formula="of:=VLOOKUP([.H853];[$source.$C$2:$source.$F$48];4;0)" office:value-type="float" office:value="606" calcext:value-type="float">
            <text:p>606</text:p>
          </table:table-cell>
          <table:table-cell table:style-name="ce7" table:formula="of:=IF(RIGHT([.A853];6)=&quot;_X_X_X&quot;;3;IF(RIGHT([.A853];4)=&quot;_X_X&quot;;2;IF(RIGHT([.A8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rdw_energiebron_uitvoering_brandstofverbruikgecombwltpogr_X_X" calcext:value-type="string">
            <text:p>rdw_energiebron_uitvoering_brandstofverbruikgecombwltpogr_X_X</text:p>
          </table:table-cell>
          <table:table-cell table:formula="of:=IFERROR(FIND(&quot;_&quot;;[.$A854];1);LEN([.$A854]))" office:value-type="float" office:value="4" calcext:value-type="float">
            <text:p>4</text:p>
          </table:table-cell>
          <table:table-cell table:formula="of:=IFERROR(FIND(&quot;_&quot;;[.$A854];1+[.B854]);LEN([.$A854]))" office:value-type="float" office:value="16" calcext:value-type="float">
            <text:p>16</text:p>
          </table:table-cell>
          <table:table-cell table:formula="of:=IFERROR(FIND(&quot;_&quot;;[.$A854];1+[.C854]);LEN([.$A854]))" office:value-type="float" office:value="27" calcext:value-type="float">
            <text:p>27</text:p>
          </table:table-cell>
          <table:table-cell table:formula="of:=IFERROR(FIND(&quot;_&quot;;[.$A854];1+[.D854]);LEN([.$A854]))" office:value-type="float" office:value="58" calcext:value-type="float">
            <text:p>58</text:p>
          </table:table-cell>
          <table:table-cell table:formula="of:=IFERROR(FIND(&quot;_&quot;;[.$A854];1+[.E854]);LEN([.$A854]))" office:value-type="float" office:value="60" calcext:value-type="float">
            <text:p>60</text:p>
          </table:table-cell>
          <table:table-cell table:formula="of:=[.D854]" office:value-type="float" office:value="27" calcext:value-type="float">
            <text:p>27</text:p>
          </table:table-cell>
          <table:table-cell table:formula="of:=LEFT([.A854];[.G854])" office:value-type="string" office:string-value="rdw_energiebron_uitvoering_" calcext:value-type="string">
            <text:p>rdw_energiebron_uitvoering_</text:p>
          </table:table-cell>
          <table:table-cell table:formula="of:=VLOOKUP([.H854];[$source.$C$2:$source.$F$48];4;0)" office:value-type="float" office:value="606" calcext:value-type="float">
            <text:p>606</text:p>
          </table:table-cell>
          <table:table-cell table:style-name="ce7" table:formula="of:=IF(RIGHT([.A854];6)=&quot;_X_X_X&quot;;3;IF(RIGHT([.A854];4)=&quot;_X_X&quot;;2;IF(RIGHT([.A8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rdw_energiebron_uitvoering_brandstofverbruikgecombwltpbgr_X_X" calcext:value-type="string">
            <text:p>rdw_energiebron_uitvoering_brandstofverbruikgecombwltpbgr_X_X</text:p>
          </table:table-cell>
          <table:table-cell table:formula="of:=IFERROR(FIND(&quot;_&quot;;[.$A855];1);LEN([.$A855]))" office:value-type="float" office:value="4" calcext:value-type="float">
            <text:p>4</text:p>
          </table:table-cell>
          <table:table-cell table:formula="of:=IFERROR(FIND(&quot;_&quot;;[.$A855];1+[.B855]);LEN([.$A855]))" office:value-type="float" office:value="16" calcext:value-type="float">
            <text:p>16</text:p>
          </table:table-cell>
          <table:table-cell table:formula="of:=IFERROR(FIND(&quot;_&quot;;[.$A855];1+[.C855]);LEN([.$A855]))" office:value-type="float" office:value="27" calcext:value-type="float">
            <text:p>27</text:p>
          </table:table-cell>
          <table:table-cell table:formula="of:=IFERROR(FIND(&quot;_&quot;;[.$A855];1+[.D855]);LEN([.$A855]))" office:value-type="float" office:value="58" calcext:value-type="float">
            <text:p>58</text:p>
          </table:table-cell>
          <table:table-cell table:formula="of:=IFERROR(FIND(&quot;_&quot;;[.$A855];1+[.E855]);LEN([.$A855]))" office:value-type="float" office:value="60" calcext:value-type="float">
            <text:p>60</text:p>
          </table:table-cell>
          <table:table-cell table:formula="of:=[.D855]" office:value-type="float" office:value="27" calcext:value-type="float">
            <text:p>27</text:p>
          </table:table-cell>
          <table:table-cell table:formula="of:=LEFT([.A855];[.G855])" office:value-type="string" office:string-value="rdw_energiebron_uitvoering_" calcext:value-type="string">
            <text:p>rdw_energiebron_uitvoering_</text:p>
          </table:table-cell>
          <table:table-cell table:formula="of:=VLOOKUP([.H855];[$source.$C$2:$source.$F$48];4;0)" office:value-type="float" office:value="606" calcext:value-type="float">
            <text:p>606</text:p>
          </table:table-cell>
          <table:table-cell table:style-name="ce7" table:formula="of:=IF(RIGHT([.A855];6)=&quot;_X_X_X&quot;;3;IF(RIGHT([.A855];4)=&quot;_X_X&quot;;2;IF(RIGHT([.A8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rdw_energiebron_uitvoering_maximumvermogen30minogr_X_X" calcext:value-type="string">
            <text:p>rdw_energiebron_uitvoering_maximumvermogen30minogr_X_X</text:p>
          </table:table-cell>
          <table:table-cell table:formula="of:=IFERROR(FIND(&quot;_&quot;;[.$A856];1);LEN([.$A856]))" office:value-type="float" office:value="4" calcext:value-type="float">
            <text:p>4</text:p>
          </table:table-cell>
          <table:table-cell table:formula="of:=IFERROR(FIND(&quot;_&quot;;[.$A856];1+[.B856]);LEN([.$A856]))" office:value-type="float" office:value="16" calcext:value-type="float">
            <text:p>16</text:p>
          </table:table-cell>
          <table:table-cell table:formula="of:=IFERROR(FIND(&quot;_&quot;;[.$A856];1+[.C856]);LEN([.$A856]))" office:value-type="float" office:value="27" calcext:value-type="float">
            <text:p>27</text:p>
          </table:table-cell>
          <table:table-cell table:formula="of:=IFERROR(FIND(&quot;_&quot;;[.$A856];1+[.D856]);LEN([.$A856]))" office:value-type="float" office:value="51" calcext:value-type="float">
            <text:p>51</text:p>
          </table:table-cell>
          <table:table-cell table:formula="of:=IFERROR(FIND(&quot;_&quot;;[.$A856];1+[.E856]);LEN([.$A856]))" office:value-type="float" office:value="53" calcext:value-type="float">
            <text:p>53</text:p>
          </table:table-cell>
          <table:table-cell table:formula="of:=[.D856]" office:value-type="float" office:value="27" calcext:value-type="float">
            <text:p>27</text:p>
          </table:table-cell>
          <table:table-cell table:formula="of:=LEFT([.A856];[.G856])" office:value-type="string" office:string-value="rdw_energiebron_uitvoering_" calcext:value-type="string">
            <text:p>rdw_energiebron_uitvoering_</text:p>
          </table:table-cell>
          <table:table-cell table:formula="of:=VLOOKUP([.H856];[$source.$C$2:$source.$F$48];4;0)" office:value-type="float" office:value="606" calcext:value-type="float">
            <text:p>606</text:p>
          </table:table-cell>
          <table:table-cell table:style-name="ce7" table:formula="of:=IF(RIGHT([.A856];6)=&quot;_X_X_X&quot;;3;IF(RIGHT([.A856];4)=&quot;_X_X&quot;;2;IF(RIGHT([.A8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rdw_energiebron_uitvoering_maximumvermogen30minbgr_X_X" calcext:value-type="string">
            <text:p>rdw_energiebron_uitvoering_maximumvermogen30minbgr_X_X</text:p>
          </table:table-cell>
          <table:table-cell table:formula="of:=IFERROR(FIND(&quot;_&quot;;[.$A857];1);LEN([.$A857]))" office:value-type="float" office:value="4" calcext:value-type="float">
            <text:p>4</text:p>
          </table:table-cell>
          <table:table-cell table:formula="of:=IFERROR(FIND(&quot;_&quot;;[.$A857];1+[.B857]);LEN([.$A857]))" office:value-type="float" office:value="16" calcext:value-type="float">
            <text:p>16</text:p>
          </table:table-cell>
          <table:table-cell table:formula="of:=IFERROR(FIND(&quot;_&quot;;[.$A857];1+[.C857]);LEN([.$A857]))" office:value-type="float" office:value="27" calcext:value-type="float">
            <text:p>27</text:p>
          </table:table-cell>
          <table:table-cell table:formula="of:=IFERROR(FIND(&quot;_&quot;;[.$A857];1+[.D857]);LEN([.$A857]))" office:value-type="float" office:value="51" calcext:value-type="float">
            <text:p>51</text:p>
          </table:table-cell>
          <table:table-cell table:formula="of:=IFERROR(FIND(&quot;_&quot;;[.$A857];1+[.E857]);LEN([.$A857]))" office:value-type="float" office:value="53" calcext:value-type="float">
            <text:p>53</text:p>
          </table:table-cell>
          <table:table-cell table:formula="of:=[.D857]" office:value-type="float" office:value="27" calcext:value-type="float">
            <text:p>27</text:p>
          </table:table-cell>
          <table:table-cell table:formula="of:=LEFT([.A857];[.G857])" office:value-type="string" office:string-value="rdw_energiebron_uitvoering_" calcext:value-type="string">
            <text:p>rdw_energiebron_uitvoering_</text:p>
          </table:table-cell>
          <table:table-cell table:formula="of:=VLOOKUP([.H857];[$source.$C$2:$source.$F$48];4;0)" office:value-type="float" office:value="606" calcext:value-type="float">
            <text:p>606</text:p>
          </table:table-cell>
          <table:table-cell table:style-name="ce7" table:formula="of:=IF(RIGHT([.A857];6)=&quot;_X_X_X&quot;;3;IF(RIGHT([.A857];4)=&quot;_X_X&quot;;2;IF(RIGHT([.A8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rdw_energiebron_uitvoering_elekverbrexternoplaadbwltpogr_X_X" calcext:value-type="string">
            <text:p>rdw_energiebron_uitvoering_elekverbrexternoplaadbwltpogr_X_X</text:p>
          </table:table-cell>
          <table:table-cell table:formula="of:=IFERROR(FIND(&quot;_&quot;;[.$A858];1);LEN([.$A858]))" office:value-type="float" office:value="4" calcext:value-type="float">
            <text:p>4</text:p>
          </table:table-cell>
          <table:table-cell table:formula="of:=IFERROR(FIND(&quot;_&quot;;[.$A858];1+[.B858]);LEN([.$A858]))" office:value-type="float" office:value="16" calcext:value-type="float">
            <text:p>16</text:p>
          </table:table-cell>
          <table:table-cell table:formula="of:=IFERROR(FIND(&quot;_&quot;;[.$A858];1+[.C858]);LEN([.$A858]))" office:value-type="float" office:value="27" calcext:value-type="float">
            <text:p>27</text:p>
          </table:table-cell>
          <table:table-cell table:formula="of:=IFERROR(FIND(&quot;_&quot;;[.$A858];1+[.D858]);LEN([.$A858]))" office:value-type="float" office:value="57" calcext:value-type="float">
            <text:p>57</text:p>
          </table:table-cell>
          <table:table-cell table:formula="of:=IFERROR(FIND(&quot;_&quot;;[.$A858];1+[.E858]);LEN([.$A858]))" office:value-type="float" office:value="59" calcext:value-type="float">
            <text:p>59</text:p>
          </table:table-cell>
          <table:table-cell table:formula="of:=[.D858]" office:value-type="float" office:value="27" calcext:value-type="float">
            <text:p>27</text:p>
          </table:table-cell>
          <table:table-cell table:formula="of:=LEFT([.A858];[.G858])" office:value-type="string" office:string-value="rdw_energiebron_uitvoering_" calcext:value-type="string">
            <text:p>rdw_energiebron_uitvoering_</text:p>
          </table:table-cell>
          <table:table-cell table:formula="of:=VLOOKUP([.H858];[$source.$C$2:$source.$F$48];4;0)" office:value-type="float" office:value="606" calcext:value-type="float">
            <text:p>606</text:p>
          </table:table-cell>
          <table:table-cell table:style-name="ce7" table:formula="of:=IF(RIGHT([.A858];6)=&quot;_X_X_X&quot;;3;IF(RIGHT([.A858];4)=&quot;_X_X&quot;;2;IF(RIGHT([.A8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rdw_energiebron_uitvoering_elekverbrexternoplaadbwltpbgr_X_X" calcext:value-type="string">
            <text:p>rdw_energiebron_uitvoering_elekverbrexternoplaadbwltpbgr_X_X</text:p>
          </table:table-cell>
          <table:table-cell table:formula="of:=IFERROR(FIND(&quot;_&quot;;[.$A859];1);LEN([.$A859]))" office:value-type="float" office:value="4" calcext:value-type="float">
            <text:p>4</text:p>
          </table:table-cell>
          <table:table-cell table:formula="of:=IFERROR(FIND(&quot;_&quot;;[.$A859];1+[.B859]);LEN([.$A859]))" office:value-type="float" office:value="16" calcext:value-type="float">
            <text:p>16</text:p>
          </table:table-cell>
          <table:table-cell table:formula="of:=IFERROR(FIND(&quot;_&quot;;[.$A859];1+[.C859]);LEN([.$A859]))" office:value-type="float" office:value="27" calcext:value-type="float">
            <text:p>27</text:p>
          </table:table-cell>
          <table:table-cell table:formula="of:=IFERROR(FIND(&quot;_&quot;;[.$A859];1+[.D859]);LEN([.$A859]))" office:value-type="float" office:value="57" calcext:value-type="float">
            <text:p>57</text:p>
          </table:table-cell>
          <table:table-cell table:formula="of:=IFERROR(FIND(&quot;_&quot;;[.$A859];1+[.E859]);LEN([.$A859]))" office:value-type="float" office:value="59" calcext:value-type="float">
            <text:p>59</text:p>
          </table:table-cell>
          <table:table-cell table:formula="of:=[.D859]" office:value-type="float" office:value="27" calcext:value-type="float">
            <text:p>27</text:p>
          </table:table-cell>
          <table:table-cell table:formula="of:=LEFT([.A859];[.G859])" office:value-type="string" office:string-value="rdw_energiebron_uitvoering_" calcext:value-type="string">
            <text:p>rdw_energiebron_uitvoering_</text:p>
          </table:table-cell>
          <table:table-cell table:formula="of:=VLOOKUP([.H859];[$source.$C$2:$source.$F$48];4;0)" office:value-type="float" office:value="606" calcext:value-type="float">
            <text:p>606</text:p>
          </table:table-cell>
          <table:table-cell table:style-name="ce7" table:formula="of:=IF(RIGHT([.A859];6)=&quot;_X_X_X&quot;;3;IF(RIGHT([.A859];4)=&quot;_X_X&quot;;2;IF(RIGHT([.A8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rdw_energiebron_uitvoering_actieradiusexternoplaadwltpogr_X_X" calcext:value-type="string">
            <text:p>rdw_energiebron_uitvoering_actieradiusexternoplaadwltpogr_X_X</text:p>
          </table:table-cell>
          <table:table-cell table:formula="of:=IFERROR(FIND(&quot;_&quot;;[.$A860];1);LEN([.$A860]))" office:value-type="float" office:value="4" calcext:value-type="float">
            <text:p>4</text:p>
          </table:table-cell>
          <table:table-cell table:formula="of:=IFERROR(FIND(&quot;_&quot;;[.$A860];1+[.B860]);LEN([.$A860]))" office:value-type="float" office:value="16" calcext:value-type="float">
            <text:p>16</text:p>
          </table:table-cell>
          <table:table-cell table:formula="of:=IFERROR(FIND(&quot;_&quot;;[.$A860];1+[.C860]);LEN([.$A860]))" office:value-type="float" office:value="27" calcext:value-type="float">
            <text:p>27</text:p>
          </table:table-cell>
          <table:table-cell table:formula="of:=IFERROR(FIND(&quot;_&quot;;[.$A860];1+[.D860]);LEN([.$A860]))" office:value-type="float" office:value="58" calcext:value-type="float">
            <text:p>58</text:p>
          </table:table-cell>
          <table:table-cell table:formula="of:=IFERROR(FIND(&quot;_&quot;;[.$A860];1+[.E860]);LEN([.$A860]))" office:value-type="float" office:value="60" calcext:value-type="float">
            <text:p>60</text:p>
          </table:table-cell>
          <table:table-cell table:formula="of:=[.D860]" office:value-type="float" office:value="27" calcext:value-type="float">
            <text:p>27</text:p>
          </table:table-cell>
          <table:table-cell table:formula="of:=LEFT([.A860];[.G860])" office:value-type="string" office:string-value="rdw_energiebron_uitvoering_" calcext:value-type="string">
            <text:p>rdw_energiebron_uitvoering_</text:p>
          </table:table-cell>
          <table:table-cell table:formula="of:=VLOOKUP([.H860];[$source.$C$2:$source.$F$48];4;0)" office:value-type="float" office:value="606" calcext:value-type="float">
            <text:p>606</text:p>
          </table:table-cell>
          <table:table-cell table:style-name="ce7" table:formula="of:=IF(RIGHT([.A860];6)=&quot;_X_X_X&quot;;3;IF(RIGHT([.A860];4)=&quot;_X_X&quot;;2;IF(RIGHT([.A8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rdw_energiebron_uitvoering_actieradiusexternoplaadwltpbgr_X_X" calcext:value-type="string">
            <text:p>rdw_energiebron_uitvoering_actieradiusexternoplaadwltpbgr_X_X</text:p>
          </table:table-cell>
          <table:table-cell table:formula="of:=IFERROR(FIND(&quot;_&quot;;[.$A861];1);LEN([.$A861]))" office:value-type="float" office:value="4" calcext:value-type="float">
            <text:p>4</text:p>
          </table:table-cell>
          <table:table-cell table:formula="of:=IFERROR(FIND(&quot;_&quot;;[.$A861];1+[.B861]);LEN([.$A861]))" office:value-type="float" office:value="16" calcext:value-type="float">
            <text:p>16</text:p>
          </table:table-cell>
          <table:table-cell table:formula="of:=IFERROR(FIND(&quot;_&quot;;[.$A861];1+[.C861]);LEN([.$A861]))" office:value-type="float" office:value="27" calcext:value-type="float">
            <text:p>27</text:p>
          </table:table-cell>
          <table:table-cell table:formula="of:=IFERROR(FIND(&quot;_&quot;;[.$A861];1+[.D861]);LEN([.$A861]))" office:value-type="float" office:value="58" calcext:value-type="float">
            <text:p>58</text:p>
          </table:table-cell>
          <table:table-cell table:formula="of:=IFERROR(FIND(&quot;_&quot;;[.$A861];1+[.E861]);LEN([.$A861]))" office:value-type="float" office:value="60" calcext:value-type="float">
            <text:p>60</text:p>
          </table:table-cell>
          <table:table-cell table:formula="of:=[.D861]" office:value-type="float" office:value="27" calcext:value-type="float">
            <text:p>27</text:p>
          </table:table-cell>
          <table:table-cell table:formula="of:=LEFT([.A861];[.G861])" office:value-type="string" office:string-value="rdw_energiebron_uitvoering_" calcext:value-type="string">
            <text:p>rdw_energiebron_uitvoering_</text:p>
          </table:table-cell>
          <table:table-cell table:formula="of:=VLOOKUP([.H861];[$source.$C$2:$source.$F$48];4;0)" office:value-type="float" office:value="606" calcext:value-type="float">
            <text:p>606</text:p>
          </table:table-cell>
          <table:table-cell table:style-name="ce7" table:formula="of:=IF(RIGHT([.A861];6)=&quot;_X_X_X&quot;;3;IF(RIGHT([.A861];4)=&quot;_X_X&quot;;2;IF(RIGHT([.A8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rdw_energiebron_uitvoering_elekactieradiusextoplaadbnedc_X_X" calcext:value-type="string">
            <text:p>rdw_energiebron_uitvoering_elekactieradiusextoplaadbnedc_X_X</text:p>
          </table:table-cell>
          <table:table-cell table:formula="of:=IFERROR(FIND(&quot;_&quot;;[.$A862];1);LEN([.$A862]))" office:value-type="float" office:value="4" calcext:value-type="float">
            <text:p>4</text:p>
          </table:table-cell>
          <table:table-cell table:formula="of:=IFERROR(FIND(&quot;_&quot;;[.$A862];1+[.B862]);LEN([.$A862]))" office:value-type="float" office:value="16" calcext:value-type="float">
            <text:p>16</text:p>
          </table:table-cell>
          <table:table-cell table:formula="of:=IFERROR(FIND(&quot;_&quot;;[.$A862];1+[.C862]);LEN([.$A862]))" office:value-type="float" office:value="27" calcext:value-type="float">
            <text:p>27</text:p>
          </table:table-cell>
          <table:table-cell table:formula="of:=IFERROR(FIND(&quot;_&quot;;[.$A862];1+[.D862]);LEN([.$A862]))" office:value-type="float" office:value="57" calcext:value-type="float">
            <text:p>57</text:p>
          </table:table-cell>
          <table:table-cell table:formula="of:=IFERROR(FIND(&quot;_&quot;;[.$A862];1+[.E862]);LEN([.$A862]))" office:value-type="float" office:value="59" calcext:value-type="float">
            <text:p>59</text:p>
          </table:table-cell>
          <table:table-cell table:formula="of:=[.D862]" office:value-type="float" office:value="27" calcext:value-type="float">
            <text:p>27</text:p>
          </table:table-cell>
          <table:table-cell table:formula="of:=LEFT([.A862];[.G862])" office:value-type="string" office:string-value="rdw_energiebron_uitvoering_" calcext:value-type="string">
            <text:p>rdw_energiebron_uitvoering_</text:p>
          </table:table-cell>
          <table:table-cell table:formula="of:=VLOOKUP([.H862];[$source.$C$2:$source.$F$48];4;0)" office:value-type="float" office:value="606" calcext:value-type="float">
            <text:p>606</text:p>
          </table:table-cell>
          <table:table-cell table:style-name="ce7" table:formula="of:=IF(RIGHT([.A862];6)=&quot;_X_X_X&quot;;3;IF(RIGHT([.A862];4)=&quot;_X_X&quot;;2;IF(RIGHT([.A8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rdw_energiebron_uitvoering_co2emisgewogengecombwltpogr_X_X" calcext:value-type="string">
            <text:p>rdw_energiebron_uitvoering_co2emisgewogengecombwltpogr_X_X</text:p>
          </table:table-cell>
          <table:table-cell table:formula="of:=IFERROR(FIND(&quot;_&quot;;[.$A863];1);LEN([.$A863]))" office:value-type="float" office:value="4" calcext:value-type="float">
            <text:p>4</text:p>
          </table:table-cell>
          <table:table-cell table:formula="of:=IFERROR(FIND(&quot;_&quot;;[.$A863];1+[.B863]);LEN([.$A863]))" office:value-type="float" office:value="16" calcext:value-type="float">
            <text:p>16</text:p>
          </table:table-cell>
          <table:table-cell table:formula="of:=IFERROR(FIND(&quot;_&quot;;[.$A863];1+[.C863]);LEN([.$A863]))" office:value-type="float" office:value="27" calcext:value-type="float">
            <text:p>27</text:p>
          </table:table-cell>
          <table:table-cell table:formula="of:=IFERROR(FIND(&quot;_&quot;;[.$A863];1+[.D863]);LEN([.$A863]))" office:value-type="float" office:value="55" calcext:value-type="float">
            <text:p>55</text:p>
          </table:table-cell>
          <table:table-cell table:formula="of:=IFERROR(FIND(&quot;_&quot;;[.$A863];1+[.E863]);LEN([.$A863]))" office:value-type="float" office:value="57" calcext:value-type="float">
            <text:p>57</text:p>
          </table:table-cell>
          <table:table-cell table:formula="of:=[.D863]" office:value-type="float" office:value="27" calcext:value-type="float">
            <text:p>27</text:p>
          </table:table-cell>
          <table:table-cell table:formula="of:=LEFT([.A863];[.G863])" office:value-type="string" office:string-value="rdw_energiebron_uitvoering_" calcext:value-type="string">
            <text:p>rdw_energiebron_uitvoering_</text:p>
          </table:table-cell>
          <table:table-cell table:formula="of:=VLOOKUP([.H863];[$source.$C$2:$source.$F$48];4;0)" office:value-type="float" office:value="606" calcext:value-type="float">
            <text:p>606</text:p>
          </table:table-cell>
          <table:table-cell table:style-name="ce7" table:formula="of:=IF(RIGHT([.A863];6)=&quot;_X_X_X&quot;;3;IF(RIGHT([.A863];4)=&quot;_X_X&quot;;2;IF(RIGHT([.A8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rdw_energiebron_uitvoering_co2emisgewogengecombwltpbgr_X_X" calcext:value-type="string">
            <text:p>rdw_energiebron_uitvoering_co2emisgewogengecombwltpbgr_X_X</text:p>
          </table:table-cell>
          <table:table-cell table:formula="of:=IFERROR(FIND(&quot;_&quot;;[.$A864];1);LEN([.$A864]))" office:value-type="float" office:value="4" calcext:value-type="float">
            <text:p>4</text:p>
          </table:table-cell>
          <table:table-cell table:formula="of:=IFERROR(FIND(&quot;_&quot;;[.$A864];1+[.B864]);LEN([.$A864]))" office:value-type="float" office:value="16" calcext:value-type="float">
            <text:p>16</text:p>
          </table:table-cell>
          <table:table-cell table:formula="of:=IFERROR(FIND(&quot;_&quot;;[.$A864];1+[.C864]);LEN([.$A864]))" office:value-type="float" office:value="27" calcext:value-type="float">
            <text:p>27</text:p>
          </table:table-cell>
          <table:table-cell table:formula="of:=IFERROR(FIND(&quot;_&quot;;[.$A864];1+[.D864]);LEN([.$A864]))" office:value-type="float" office:value="55" calcext:value-type="float">
            <text:p>55</text:p>
          </table:table-cell>
          <table:table-cell table:formula="of:=IFERROR(FIND(&quot;_&quot;;[.$A864];1+[.E864]);LEN([.$A864]))" office:value-type="float" office:value="57" calcext:value-type="float">
            <text:p>57</text:p>
          </table:table-cell>
          <table:table-cell table:formula="of:=[.D864]" office:value-type="float" office:value="27" calcext:value-type="float">
            <text:p>27</text:p>
          </table:table-cell>
          <table:table-cell table:formula="of:=LEFT([.A864];[.G864])" office:value-type="string" office:string-value="rdw_energiebron_uitvoering_" calcext:value-type="string">
            <text:p>rdw_energiebron_uitvoering_</text:p>
          </table:table-cell>
          <table:table-cell table:formula="of:=VLOOKUP([.H864];[$source.$C$2:$source.$F$48];4;0)" office:value-type="float" office:value="606" calcext:value-type="float">
            <text:p>606</text:p>
          </table:table-cell>
          <table:table-cell table:style-name="ce7" table:formula="of:=IF(RIGHT([.A864];6)=&quot;_X_X_X&quot;;3;IF(RIGHT([.A864];4)=&quot;_X_X&quot;;2;IF(RIGHT([.A8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rdw_energiebron_uitvoering_brandstverbrgewogencombwltpogr_X_X" calcext:value-type="string">
            <text:p>rdw_energiebron_uitvoering_brandstverbrgewogencombwltpogr_X_X</text:p>
          </table:table-cell>
          <table:table-cell table:formula="of:=IFERROR(FIND(&quot;_&quot;;[.$A865];1);LEN([.$A865]))" office:value-type="float" office:value="4" calcext:value-type="float">
            <text:p>4</text:p>
          </table:table-cell>
          <table:table-cell table:formula="of:=IFERROR(FIND(&quot;_&quot;;[.$A865];1+[.B865]);LEN([.$A865]))" office:value-type="float" office:value="16" calcext:value-type="float">
            <text:p>16</text:p>
          </table:table-cell>
          <table:table-cell table:formula="of:=IFERROR(FIND(&quot;_&quot;;[.$A865];1+[.C865]);LEN([.$A865]))" office:value-type="float" office:value="27" calcext:value-type="float">
            <text:p>27</text:p>
          </table:table-cell>
          <table:table-cell table:formula="of:=IFERROR(FIND(&quot;_&quot;;[.$A865];1+[.D865]);LEN([.$A865]))" office:value-type="float" office:value="58" calcext:value-type="float">
            <text:p>58</text:p>
          </table:table-cell>
          <table:table-cell table:formula="of:=IFERROR(FIND(&quot;_&quot;;[.$A865];1+[.E865]);LEN([.$A865]))" office:value-type="float" office:value="60" calcext:value-type="float">
            <text:p>60</text:p>
          </table:table-cell>
          <table:table-cell table:formula="of:=[.D865]" office:value-type="float" office:value="27" calcext:value-type="float">
            <text:p>27</text:p>
          </table:table-cell>
          <table:table-cell table:formula="of:=LEFT([.A865];[.G865])" office:value-type="string" office:string-value="rdw_energiebron_uitvoering_" calcext:value-type="string">
            <text:p>rdw_energiebron_uitvoering_</text:p>
          </table:table-cell>
          <table:table-cell table:formula="of:=VLOOKUP([.H865];[$source.$C$2:$source.$F$48];4;0)" office:value-type="float" office:value="606" calcext:value-type="float">
            <text:p>606</text:p>
          </table:table-cell>
          <table:table-cell table:style-name="ce7" table:formula="of:=IF(RIGHT([.A865];6)=&quot;_X_X_X&quot;;3;IF(RIGHT([.A865];4)=&quot;_X_X&quot;;2;IF(RIGHT([.A8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rdw_energiebron_uitvoering_brandstverbrgewogencombwltpbgr_X_X" calcext:value-type="string">
            <text:p>rdw_energiebron_uitvoering_brandstverbrgewogencombwltpbgr_X_X</text:p>
          </table:table-cell>
          <table:table-cell table:formula="of:=IFERROR(FIND(&quot;_&quot;;[.$A866];1);LEN([.$A866]))" office:value-type="float" office:value="4" calcext:value-type="float">
            <text:p>4</text:p>
          </table:table-cell>
          <table:table-cell table:formula="of:=IFERROR(FIND(&quot;_&quot;;[.$A866];1+[.B866]);LEN([.$A866]))" office:value-type="float" office:value="16" calcext:value-type="float">
            <text:p>16</text:p>
          </table:table-cell>
          <table:table-cell table:formula="of:=IFERROR(FIND(&quot;_&quot;;[.$A866];1+[.C866]);LEN([.$A866]))" office:value-type="float" office:value="27" calcext:value-type="float">
            <text:p>27</text:p>
          </table:table-cell>
          <table:table-cell table:formula="of:=IFERROR(FIND(&quot;_&quot;;[.$A866];1+[.D866]);LEN([.$A866]))" office:value-type="float" office:value="58" calcext:value-type="float">
            <text:p>58</text:p>
          </table:table-cell>
          <table:table-cell table:formula="of:=IFERROR(FIND(&quot;_&quot;;[.$A866];1+[.E866]);LEN([.$A866]))" office:value-type="float" office:value="60" calcext:value-type="float">
            <text:p>60</text:p>
          </table:table-cell>
          <table:table-cell table:formula="of:=[.D866]" office:value-type="float" office:value="27" calcext:value-type="float">
            <text:p>27</text:p>
          </table:table-cell>
          <table:table-cell table:formula="of:=LEFT([.A866];[.G866])" office:value-type="string" office:string-value="rdw_energiebron_uitvoering_" calcext:value-type="string">
            <text:p>rdw_energiebron_uitvoering_</text:p>
          </table:table-cell>
          <table:table-cell table:formula="of:=VLOOKUP([.H866];[$source.$C$2:$source.$F$48];4;0)" office:value-type="float" office:value="606" calcext:value-type="float">
            <text:p>606</text:p>
          </table:table-cell>
          <table:table-cell table:style-name="ce7" table:formula="of:=IF(RIGHT([.A866];6)=&quot;_X_X_X&quot;;3;IF(RIGHT([.A866];4)=&quot;_X_X&quot;;2;IF(RIGHT([.A86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rdw_energiebron_uitvoering_verbrgewogengecombnedclaag_X_X" calcext:value-type="string">
            <text:p>rdw_energiebron_uitvoering_verbrgewogengecombnedclaag_X_X</text:p>
          </table:table-cell>
          <table:table-cell table:formula="of:=IFERROR(FIND(&quot;_&quot;;[.$A867];1);LEN([.$A867]))" office:value-type="float" office:value="4" calcext:value-type="float">
            <text:p>4</text:p>
          </table:table-cell>
          <table:table-cell table:formula="of:=IFERROR(FIND(&quot;_&quot;;[.$A867];1+[.B867]);LEN([.$A867]))" office:value-type="float" office:value="16" calcext:value-type="float">
            <text:p>16</text:p>
          </table:table-cell>
          <table:table-cell table:formula="of:=IFERROR(FIND(&quot;_&quot;;[.$A867];1+[.C867]);LEN([.$A867]))" office:value-type="float" office:value="27" calcext:value-type="float">
            <text:p>27</text:p>
          </table:table-cell>
          <table:table-cell table:formula="of:=IFERROR(FIND(&quot;_&quot;;[.$A867];1+[.D867]);LEN([.$A867]))" office:value-type="float" office:value="54" calcext:value-type="float">
            <text:p>54</text:p>
          </table:table-cell>
          <table:table-cell table:formula="of:=IFERROR(FIND(&quot;_&quot;;[.$A867];1+[.E867]);LEN([.$A867]))" office:value-type="float" office:value="56" calcext:value-type="float">
            <text:p>56</text:p>
          </table:table-cell>
          <table:table-cell table:formula="of:=[.D867]" office:value-type="float" office:value="27" calcext:value-type="float">
            <text:p>27</text:p>
          </table:table-cell>
          <table:table-cell table:formula="of:=LEFT([.A867];[.G867])" office:value-type="string" office:string-value="rdw_energiebron_uitvoering_" calcext:value-type="string">
            <text:p>rdw_energiebron_uitvoering_</text:p>
          </table:table-cell>
          <table:table-cell table:formula="of:=VLOOKUP([.H867];[$source.$C$2:$source.$F$48];4;0)" office:value-type="float" office:value="606" calcext:value-type="float">
            <text:p>606</text:p>
          </table:table-cell>
          <table:table-cell table:style-name="ce7" table:formula="of:=IF(RIGHT([.A867];6)=&quot;_X_X_X&quot;;3;IF(RIGHT([.A867];4)=&quot;_X_X&quot;;2;IF(RIGHT([.A86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rdw_energiebron_uitvoering_verbrgewogengecombnedchoog_X_X" calcext:value-type="string">
            <text:p>rdw_energiebron_uitvoering_verbrgewogengecombnedchoog_X_X</text:p>
          </table:table-cell>
          <table:table-cell table:formula="of:=IFERROR(FIND(&quot;_&quot;;[.$A868];1);LEN([.$A868]))" office:value-type="float" office:value="4" calcext:value-type="float">
            <text:p>4</text:p>
          </table:table-cell>
          <table:table-cell table:formula="of:=IFERROR(FIND(&quot;_&quot;;[.$A868];1+[.B868]);LEN([.$A868]))" office:value-type="float" office:value="16" calcext:value-type="float">
            <text:p>16</text:p>
          </table:table-cell>
          <table:table-cell table:formula="of:=IFERROR(FIND(&quot;_&quot;;[.$A868];1+[.C868]);LEN([.$A868]))" office:value-type="float" office:value="27" calcext:value-type="float">
            <text:p>27</text:p>
          </table:table-cell>
          <table:table-cell table:formula="of:=IFERROR(FIND(&quot;_&quot;;[.$A868];1+[.D868]);LEN([.$A868]))" office:value-type="float" office:value="54" calcext:value-type="float">
            <text:p>54</text:p>
          </table:table-cell>
          <table:table-cell table:formula="of:=IFERROR(FIND(&quot;_&quot;;[.$A868];1+[.E868]);LEN([.$A868]))" office:value-type="float" office:value="56" calcext:value-type="float">
            <text:p>56</text:p>
          </table:table-cell>
          <table:table-cell table:formula="of:=[.D868]" office:value-type="float" office:value="27" calcext:value-type="float">
            <text:p>27</text:p>
          </table:table-cell>
          <table:table-cell table:formula="of:=LEFT([.A868];[.G868])" office:value-type="string" office:string-value="rdw_energiebron_uitvoering_" calcext:value-type="string">
            <text:p>rdw_energiebron_uitvoering_</text:p>
          </table:table-cell>
          <table:table-cell table:formula="of:=VLOOKUP([.H868];[$source.$C$2:$source.$F$48];4;0)" office:value-type="float" office:value="606" calcext:value-type="float">
            <text:p>606</text:p>
          </table:table-cell>
          <table:table-cell table:style-name="ce7" table:formula="of:=IF(RIGHT([.A868];6)=&quot;_X_X_X&quot;;3;IF(RIGHT([.A868];4)=&quot;_X_X&quot;;2;IF(RIGHT([.A86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rdw_energiebron_uitvoering_co2emisgewgecombnedclaag_X_X" calcext:value-type="string">
            <text:p>rdw_energiebron_uitvoering_co2emisgewgecombnedclaag_X_X</text:p>
          </table:table-cell>
          <table:table-cell table:formula="of:=IFERROR(FIND(&quot;_&quot;;[.$A869];1);LEN([.$A869]))" office:value-type="float" office:value="4" calcext:value-type="float">
            <text:p>4</text:p>
          </table:table-cell>
          <table:table-cell table:formula="of:=IFERROR(FIND(&quot;_&quot;;[.$A869];1+[.B869]);LEN([.$A869]))" office:value-type="float" office:value="16" calcext:value-type="float">
            <text:p>16</text:p>
          </table:table-cell>
          <table:table-cell table:formula="of:=IFERROR(FIND(&quot;_&quot;;[.$A869];1+[.C869]);LEN([.$A869]))" office:value-type="float" office:value="27" calcext:value-type="float">
            <text:p>27</text:p>
          </table:table-cell>
          <table:table-cell table:formula="of:=IFERROR(FIND(&quot;_&quot;;[.$A869];1+[.D869]);LEN([.$A869]))" office:value-type="float" office:value="52" calcext:value-type="float">
            <text:p>52</text:p>
          </table:table-cell>
          <table:table-cell table:formula="of:=IFERROR(FIND(&quot;_&quot;;[.$A869];1+[.E869]);LEN([.$A869]))" office:value-type="float" office:value="54" calcext:value-type="float">
            <text:p>54</text:p>
          </table:table-cell>
          <table:table-cell table:formula="of:=[.D869]" office:value-type="float" office:value="27" calcext:value-type="float">
            <text:p>27</text:p>
          </table:table-cell>
          <table:table-cell table:formula="of:=LEFT([.A869];[.G869])" office:value-type="string" office:string-value="rdw_energiebron_uitvoering_" calcext:value-type="string">
            <text:p>rdw_energiebron_uitvoering_</text:p>
          </table:table-cell>
          <table:table-cell table:formula="of:=VLOOKUP([.H869];[$source.$C$2:$source.$F$48];4;0)" office:value-type="float" office:value="606" calcext:value-type="float">
            <text:p>606</text:p>
          </table:table-cell>
          <table:table-cell table:style-name="ce7" table:formula="of:=IF(RIGHT([.A869];6)=&quot;_X_X_X&quot;;3;IF(RIGHT([.A869];4)=&quot;_X_X&quot;;2;IF(RIGHT([.A86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rdw_energiebron_uitvoering_co2emisgewgecombnedchoog_X_X" calcext:value-type="string">
            <text:p>rdw_energiebron_uitvoering_co2emisgewgecombnedchoog_X_X</text:p>
          </table:table-cell>
          <table:table-cell table:formula="of:=IFERROR(FIND(&quot;_&quot;;[.$A870];1);LEN([.$A870]))" office:value-type="float" office:value="4" calcext:value-type="float">
            <text:p>4</text:p>
          </table:table-cell>
          <table:table-cell table:formula="of:=IFERROR(FIND(&quot;_&quot;;[.$A870];1+[.B870]);LEN([.$A870]))" office:value-type="float" office:value="16" calcext:value-type="float">
            <text:p>16</text:p>
          </table:table-cell>
          <table:table-cell table:formula="of:=IFERROR(FIND(&quot;_&quot;;[.$A870];1+[.C870]);LEN([.$A870]))" office:value-type="float" office:value="27" calcext:value-type="float">
            <text:p>27</text:p>
          </table:table-cell>
          <table:table-cell table:formula="of:=IFERROR(FIND(&quot;_&quot;;[.$A870];1+[.D870]);LEN([.$A870]))" office:value-type="float" office:value="52" calcext:value-type="float">
            <text:p>52</text:p>
          </table:table-cell>
          <table:table-cell table:formula="of:=IFERROR(FIND(&quot;_&quot;;[.$A870];1+[.E870]);LEN([.$A870]))" office:value-type="float" office:value="54" calcext:value-type="float">
            <text:p>54</text:p>
          </table:table-cell>
          <table:table-cell table:formula="of:=[.D870]" office:value-type="float" office:value="27" calcext:value-type="float">
            <text:p>27</text:p>
          </table:table-cell>
          <table:table-cell table:formula="of:=LEFT([.A870];[.G870])" office:value-type="string" office:string-value="rdw_energiebron_uitvoering_" calcext:value-type="string">
            <text:p>rdw_energiebron_uitvoering_</text:p>
          </table:table-cell>
          <table:table-cell table:formula="of:=VLOOKUP([.H870];[$source.$C$2:$source.$F$48];4;0)" office:value-type="float" office:value="606" calcext:value-type="float">
            <text:p>606</text:p>
          </table:table-cell>
          <table:table-cell table:style-name="ce7" table:formula="of:=IF(RIGHT([.A870];6)=&quot;_X_X_X&quot;;3;IF(RIGHT([.A870];4)=&quot;_X_X&quot;;2;IF(RIGHT([.A87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rdw_energiebron_uitvoering_elektrischeactieradiusnedc_X_X" calcext:value-type="string">
            <text:p>rdw_energiebron_uitvoering_elektrischeactieradiusnedc_X_X</text:p>
          </table:table-cell>
          <table:table-cell table:formula="of:=IFERROR(FIND(&quot;_&quot;;[.$A871];1);LEN([.$A871]))" office:value-type="float" office:value="4" calcext:value-type="float">
            <text:p>4</text:p>
          </table:table-cell>
          <table:table-cell table:formula="of:=IFERROR(FIND(&quot;_&quot;;[.$A871];1+[.B871]);LEN([.$A871]))" office:value-type="float" office:value="16" calcext:value-type="float">
            <text:p>16</text:p>
          </table:table-cell>
          <table:table-cell table:formula="of:=IFERROR(FIND(&quot;_&quot;;[.$A871];1+[.C871]);LEN([.$A871]))" office:value-type="float" office:value="27" calcext:value-type="float">
            <text:p>27</text:p>
          </table:table-cell>
          <table:table-cell table:formula="of:=IFERROR(FIND(&quot;_&quot;;[.$A871];1+[.D871]);LEN([.$A871]))" office:value-type="float" office:value="54" calcext:value-type="float">
            <text:p>54</text:p>
          </table:table-cell>
          <table:table-cell table:formula="of:=IFERROR(FIND(&quot;_&quot;;[.$A871];1+[.E871]);LEN([.$A871]))" office:value-type="float" office:value="56" calcext:value-type="float">
            <text:p>56</text:p>
          </table:table-cell>
          <table:table-cell table:formula="of:=[.D871]" office:value-type="float" office:value="27" calcext:value-type="float">
            <text:p>27</text:p>
          </table:table-cell>
          <table:table-cell table:formula="of:=LEFT([.A871];[.G871])" office:value-type="string" office:string-value="rdw_energiebron_uitvoering_" calcext:value-type="string">
            <text:p>rdw_energiebron_uitvoering_</text:p>
          </table:table-cell>
          <table:table-cell table:formula="of:=VLOOKUP([.H871];[$source.$C$2:$source.$F$48];4;0)" office:value-type="float" office:value="606" calcext:value-type="float">
            <text:p>606</text:p>
          </table:table-cell>
          <table:table-cell table:style-name="ce7" table:formula="of:=IF(RIGHT([.A871];6)=&quot;_X_X_X&quot;;3;IF(RIGHT([.A871];4)=&quot;_X_X&quot;;2;IF(RIGHT([.A87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rdw_energiebron_uitvoering_elekverbruikgecombineerdnedc_X_X" calcext:value-type="string">
            <text:p>rdw_energiebron_uitvoering_elekverbruikgecombineerdnedc_X_X</text:p>
          </table:table-cell>
          <table:table-cell table:formula="of:=IFERROR(FIND(&quot;_&quot;;[.$A872];1);LEN([.$A872]))" office:value-type="float" office:value="4" calcext:value-type="float">
            <text:p>4</text:p>
          </table:table-cell>
          <table:table-cell table:formula="of:=IFERROR(FIND(&quot;_&quot;;[.$A872];1+[.B872]);LEN([.$A872]))" office:value-type="float" office:value="16" calcext:value-type="float">
            <text:p>16</text:p>
          </table:table-cell>
          <table:table-cell table:formula="of:=IFERROR(FIND(&quot;_&quot;;[.$A872];1+[.C872]);LEN([.$A872]))" office:value-type="float" office:value="27" calcext:value-type="float">
            <text:p>27</text:p>
          </table:table-cell>
          <table:table-cell table:formula="of:=IFERROR(FIND(&quot;_&quot;;[.$A872];1+[.D872]);LEN([.$A872]))" office:value-type="float" office:value="56" calcext:value-type="float">
            <text:p>56</text:p>
          </table:table-cell>
          <table:table-cell table:formula="of:=IFERROR(FIND(&quot;_&quot;;[.$A872];1+[.E872]);LEN([.$A872]))" office:value-type="float" office:value="58" calcext:value-type="float">
            <text:p>58</text:p>
          </table:table-cell>
          <table:table-cell table:formula="of:=[.D872]" office:value-type="float" office:value="27" calcext:value-type="float">
            <text:p>27</text:p>
          </table:table-cell>
          <table:table-cell table:formula="of:=LEFT([.A872];[.G872])" office:value-type="string" office:string-value="rdw_energiebron_uitvoering_" calcext:value-type="string">
            <text:p>rdw_energiebron_uitvoering_</text:p>
          </table:table-cell>
          <table:table-cell table:formula="of:=VLOOKUP([.H872];[$source.$C$2:$source.$F$48];4;0)" office:value-type="float" office:value="606" calcext:value-type="float">
            <text:p>606</text:p>
          </table:table-cell>
          <table:table-cell table:style-name="ce7" table:formula="of:=IF(RIGHT([.A872];6)=&quot;_X_X_X&quot;;3;IF(RIGHT([.A872];4)=&quot;_X_X&quot;;2;IF(RIGHT([.A87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rdw_energiebron_uitvoering_elekverbruikgewgecombverbrnedc_X_X" calcext:value-type="string">
            <text:p>rdw_energiebron_uitvoering_elekverbruikgewgecombverbrnedc_X_X</text:p>
          </table:table-cell>
          <table:table-cell table:formula="of:=IFERROR(FIND(&quot;_&quot;;[.$A873];1);LEN([.$A873]))" office:value-type="float" office:value="4" calcext:value-type="float">
            <text:p>4</text:p>
          </table:table-cell>
          <table:table-cell table:formula="of:=IFERROR(FIND(&quot;_&quot;;[.$A873];1+[.B873]);LEN([.$A873]))" office:value-type="float" office:value="16" calcext:value-type="float">
            <text:p>16</text:p>
          </table:table-cell>
          <table:table-cell table:formula="of:=IFERROR(FIND(&quot;_&quot;;[.$A873];1+[.C873]);LEN([.$A873]))" office:value-type="float" office:value="27" calcext:value-type="float">
            <text:p>27</text:p>
          </table:table-cell>
          <table:table-cell table:formula="of:=IFERROR(FIND(&quot;_&quot;;[.$A873];1+[.D873]);LEN([.$A873]))" office:value-type="float" office:value="58" calcext:value-type="float">
            <text:p>58</text:p>
          </table:table-cell>
          <table:table-cell table:formula="of:=IFERROR(FIND(&quot;_&quot;;[.$A873];1+[.E873]);LEN([.$A873]))" office:value-type="float" office:value="60" calcext:value-type="float">
            <text:p>60</text:p>
          </table:table-cell>
          <table:table-cell table:formula="of:=[.D873]" office:value-type="float" office:value="27" calcext:value-type="float">
            <text:p>27</text:p>
          </table:table-cell>
          <table:table-cell table:formula="of:=LEFT([.A873];[.G873])" office:value-type="string" office:string-value="rdw_energiebron_uitvoering_" calcext:value-type="string">
            <text:p>rdw_energiebron_uitvoering_</text:p>
          </table:table-cell>
          <table:table-cell table:formula="of:=VLOOKUP([.H873];[$source.$C$2:$source.$F$48];4;0)" office:value-type="float" office:value="606" calcext:value-type="float">
            <text:p>606</text:p>
          </table:table-cell>
          <table:table-cell table:style-name="ce7" table:formula="of:=IF(RIGHT([.A873];6)=&quot;_X_X_X&quot;;3;IF(RIGHT([.A873];4)=&quot;_X_X&quot;;2;IF(RIGHT([.A87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rdw_energiebron_uitvoering_TimeStamp" calcext:value-type="string">
            <text:p>rdw_energiebron_uitvoering_TimeStamp</text:p>
          </table:table-cell>
          <table:table-cell table:formula="of:=IFERROR(FIND(&quot;_&quot;;[.$A874];1);LEN([.$A874]))" office:value-type="float" office:value="4" calcext:value-type="float">
            <text:p>4</text:p>
          </table:table-cell>
          <table:table-cell table:formula="of:=IFERROR(FIND(&quot;_&quot;;[.$A874];1+[.B874]);LEN([.$A874]))" office:value-type="float" office:value="16" calcext:value-type="float">
            <text:p>16</text:p>
          </table:table-cell>
          <table:table-cell table:formula="of:=IFERROR(FIND(&quot;_&quot;;[.$A874];1+[.C874]);LEN([.$A874]))" office:value-type="float" office:value="27" calcext:value-type="float">
            <text:p>27</text:p>
          </table:table-cell>
          <table:table-cell table:formula="of:=IFERROR(FIND(&quot;_&quot;;[.$A874];1+[.D874]);LEN([.$A874]))" office:value-type="float" office:value="36" calcext:value-type="float">
            <text:p>36</text:p>
          </table:table-cell>
          <table:table-cell table:formula="of:=IFERROR(FIND(&quot;_&quot;;[.$A874];1+[.E874]);LEN([.$A874]))" office:value-type="float" office:value="36" calcext:value-type="float">
            <text:p>36</text:p>
          </table:table-cell>
          <table:table-cell table:formula="of:=[.D874]" office:value-type="float" office:value="27" calcext:value-type="float">
            <text:p>27</text:p>
          </table:table-cell>
          <table:table-cell table:formula="of:=LEFT([.A874];[.G874])" office:value-type="string" office:string-value="rdw_energiebron_uitvoering_" calcext:value-type="string">
            <text:p>rdw_energiebron_uitvoering_</text:p>
          </table:table-cell>
          <table:table-cell table:formula="of:=VLOOKUP([.H874];[$source.$C$2:$source.$F$48];4;0)" office:value-type="float" office:value="606" calcext:value-type="float">
            <text:p>606</text:p>
          </table:table-cell>
          <table:table-cell table:style-name="ce7" table:formula="of:=IF(RIGHT([.A874];6)=&quot;_X_X_X&quot;;3;IF(RIGHT([.A874];4)=&quot;_X_X&quot;;2;IF(RIGHT([.A8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rdw_koppeling_uitvoering_volgnummerkoppeling_X" calcext:value-type="string">
            <text:p>rdw_koppeling_uitvoering_volgnummerkoppeling_X</text:p>
          </table:table-cell>
          <table:table-cell table:formula="of:=IFERROR(FIND(&quot;_&quot;;[.$A875];1);LEN([.$A875]))" office:value-type="float" office:value="4" calcext:value-type="float">
            <text:p>4</text:p>
          </table:table-cell>
          <table:table-cell table:formula="of:=IFERROR(FIND(&quot;_&quot;;[.$A875];1+[.B875]);LEN([.$A875]))" office:value-type="float" office:value="14" calcext:value-type="float">
            <text:p>14</text:p>
          </table:table-cell>
          <table:table-cell table:formula="of:=IFERROR(FIND(&quot;_&quot;;[.$A875];1+[.C875]);LEN([.$A875]))" office:value-type="float" office:value="25" calcext:value-type="float">
            <text:p>25</text:p>
          </table:table-cell>
          <table:table-cell table:formula="of:=IFERROR(FIND(&quot;_&quot;;[.$A875];1+[.D875]);LEN([.$A875]))" office:value-type="float" office:value="45" calcext:value-type="float">
            <text:p>45</text:p>
          </table:table-cell>
          <table:table-cell table:formula="of:=IFERROR(FIND(&quot;_&quot;;[.$A875];1+[.E875]);LEN([.$A875]))" office:value-type="float" office:value="46" calcext:value-type="float">
            <text:p>46</text:p>
          </table:table-cell>
          <table:table-cell table:formula="of:=[.D875]" office:value-type="float" office:value="25" calcext:value-type="float">
            <text:p>25</text:p>
          </table:table-cell>
          <table:table-cell table:formula="of:=LEFT([.A875];[.G875])" office:value-type="string" office:string-value="rdw_koppeling_uitvoering_" calcext:value-type="string">
            <text:p>rdw_koppeling_uitvoering_</text:p>
          </table:table-cell>
          <table:table-cell table:formula="of:=VLOOKUP([.H875];[$source.$C$2:$source.$F$48];4;0)" office:value-type="float" office:value="633" calcext:value-type="float">
            <text:p>633</text:p>
          </table:table-cell>
          <table:table-cell table:style-name="ce7" table:formula="of:=IF(RIGHT([.A875];6)=&quot;_X_X_X&quot;;3;IF(RIGHT([.A875];4)=&quot;_X_X&quot;;2;IF(RIGHT([.A8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rdw_koppeling_uitvoering_maximummassaongeremdogr_X" calcext:value-type="string">
            <text:p>rdw_koppeling_uitvoering_maximummassaongeremdogr_X</text:p>
          </table:table-cell>
          <table:table-cell table:formula="of:=IFERROR(FIND(&quot;_&quot;;[.$A876];1);LEN([.$A876]))" office:value-type="float" office:value="4" calcext:value-type="float">
            <text:p>4</text:p>
          </table:table-cell>
          <table:table-cell table:formula="of:=IFERROR(FIND(&quot;_&quot;;[.$A876];1+[.B876]);LEN([.$A876]))" office:value-type="float" office:value="14" calcext:value-type="float">
            <text:p>14</text:p>
          </table:table-cell>
          <table:table-cell table:formula="of:=IFERROR(FIND(&quot;_&quot;;[.$A876];1+[.C876]);LEN([.$A876]))" office:value-type="float" office:value="25" calcext:value-type="float">
            <text:p>25</text:p>
          </table:table-cell>
          <table:table-cell table:formula="of:=IFERROR(FIND(&quot;_&quot;;[.$A876];1+[.D876]);LEN([.$A876]))" office:value-type="float" office:value="49" calcext:value-type="float">
            <text:p>49</text:p>
          </table:table-cell>
          <table:table-cell table:formula="of:=IFERROR(FIND(&quot;_&quot;;[.$A876];1+[.E876]);LEN([.$A876]))" office:value-type="float" office:value="50" calcext:value-type="float">
            <text:p>50</text:p>
          </table:table-cell>
          <table:table-cell table:formula="of:=[.D876]" office:value-type="float" office:value="25" calcext:value-type="float">
            <text:p>25</text:p>
          </table:table-cell>
          <table:table-cell table:formula="of:=LEFT([.A876];[.G876])" office:value-type="string" office:string-value="rdw_koppeling_uitvoering_" calcext:value-type="string">
            <text:p>rdw_koppeling_uitvoering_</text:p>
          </table:table-cell>
          <table:table-cell table:formula="of:=VLOOKUP([.H876];[$source.$C$2:$source.$F$48];4;0)" office:value-type="float" office:value="633" calcext:value-type="float">
            <text:p>633</text:p>
          </table:table-cell>
          <table:table-cell table:style-name="ce7" table:formula="of:=IF(RIGHT([.A876];6)=&quot;_X_X_X&quot;;3;IF(RIGHT([.A876];4)=&quot;_X_X&quot;;2;IF(RIGHT([.A8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rdw_koppeling_uitvoering_maximummassaongeremdbgr_X" calcext:value-type="string">
            <text:p>rdw_koppeling_uitvoering_maximummassaongeremdbgr_X</text:p>
          </table:table-cell>
          <table:table-cell table:formula="of:=IFERROR(FIND(&quot;_&quot;;[.$A877];1);LEN([.$A877]))" office:value-type="float" office:value="4" calcext:value-type="float">
            <text:p>4</text:p>
          </table:table-cell>
          <table:table-cell table:formula="of:=IFERROR(FIND(&quot;_&quot;;[.$A877];1+[.B877]);LEN([.$A877]))" office:value-type="float" office:value="14" calcext:value-type="float">
            <text:p>14</text:p>
          </table:table-cell>
          <table:table-cell table:formula="of:=IFERROR(FIND(&quot;_&quot;;[.$A877];1+[.C877]);LEN([.$A877]))" office:value-type="float" office:value="25" calcext:value-type="float">
            <text:p>25</text:p>
          </table:table-cell>
          <table:table-cell table:formula="of:=IFERROR(FIND(&quot;_&quot;;[.$A877];1+[.D877]);LEN([.$A877]))" office:value-type="float" office:value="49" calcext:value-type="float">
            <text:p>49</text:p>
          </table:table-cell>
          <table:table-cell table:formula="of:=IFERROR(FIND(&quot;_&quot;;[.$A877];1+[.E877]);LEN([.$A877]))" office:value-type="float" office:value="50" calcext:value-type="float">
            <text:p>50</text:p>
          </table:table-cell>
          <table:table-cell table:formula="of:=[.D877]" office:value-type="float" office:value="25" calcext:value-type="float">
            <text:p>25</text:p>
          </table:table-cell>
          <table:table-cell table:formula="of:=LEFT([.A877];[.G877])" office:value-type="string" office:string-value="rdw_koppeling_uitvoering_" calcext:value-type="string">
            <text:p>rdw_koppeling_uitvoering_</text:p>
          </table:table-cell>
          <table:table-cell table:formula="of:=VLOOKUP([.H877];[$source.$C$2:$source.$F$48];4;0)" office:value-type="float" office:value="633" calcext:value-type="float">
            <text:p>633</text:p>
          </table:table-cell>
          <table:table-cell table:style-name="ce7" table:formula="of:=IF(RIGHT([.A877];6)=&quot;_X_X_X&quot;;3;IF(RIGHT([.A877];4)=&quot;_X_X&quot;;2;IF(RIGHT([.A8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rdw_koppeling_uitvoering_composite_key_X" calcext:value-type="string">
            <text:p>rdw_koppeling_uitvoering_composite_key_X</text:p>
          </table:table-cell>
          <table:table-cell table:formula="of:=IFERROR(FIND(&quot;_&quot;;[.$A878];1);LEN([.$A878]))" office:value-type="float" office:value="4" calcext:value-type="float">
            <text:p>4</text:p>
          </table:table-cell>
          <table:table-cell table:formula="of:=IFERROR(FIND(&quot;_&quot;;[.$A878];1+[.B878]);LEN([.$A878]))" office:value-type="float" office:value="14" calcext:value-type="float">
            <text:p>14</text:p>
          </table:table-cell>
          <table:table-cell table:formula="of:=IFERROR(FIND(&quot;_&quot;;[.$A878];1+[.C878]);LEN([.$A878]))" office:value-type="float" office:value="25" calcext:value-type="float">
            <text:p>25</text:p>
          </table:table-cell>
          <table:table-cell table:formula="of:=IFERROR(FIND(&quot;_&quot;;[.$A878];1+[.D878]);LEN([.$A878]))" office:value-type="float" office:value="35" calcext:value-type="float">
            <text:p>35</text:p>
          </table:table-cell>
          <table:table-cell table:formula="of:=IFERROR(FIND(&quot;_&quot;;[.$A878];1+[.E878]);LEN([.$A878]))" office:value-type="float" office:value="39" calcext:value-type="float">
            <text:p>39</text:p>
          </table:table-cell>
          <table:table-cell table:formula="of:=[.D878]" office:value-type="float" office:value="25" calcext:value-type="float">
            <text:p>25</text:p>
          </table:table-cell>
          <table:table-cell table:formula="of:=LEFT([.A878];[.G878])" office:value-type="string" office:string-value="rdw_koppeling_uitvoering_" calcext:value-type="string">
            <text:p>rdw_koppeling_uitvoering_</text:p>
          </table:table-cell>
          <table:table-cell table:formula="of:=VLOOKUP([.H878];[$source.$C$2:$source.$F$48];4;0)" office:value-type="float" office:value="633" calcext:value-type="float">
            <text:p>633</text:p>
          </table:table-cell>
          <table:table-cell table:style-name="ce7" table:formula="of:=IF(RIGHT([.A878];6)=&quot;_X_X_X&quot;;3;IF(RIGHT([.A878];4)=&quot;_X_X&quot;;2;IF(RIGHT([.A8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rdw_koppeling_uitvoering_maximummassamiddenasogr_X" calcext:value-type="string">
            <text:p>rdw_koppeling_uitvoering_maximummassamiddenasogr_X</text:p>
          </table:table-cell>
          <table:table-cell table:formula="of:=IFERROR(FIND(&quot;_&quot;;[.$A879];1);LEN([.$A879]))" office:value-type="float" office:value="4" calcext:value-type="float">
            <text:p>4</text:p>
          </table:table-cell>
          <table:table-cell table:formula="of:=IFERROR(FIND(&quot;_&quot;;[.$A879];1+[.B879]);LEN([.$A879]))" office:value-type="float" office:value="14" calcext:value-type="float">
            <text:p>14</text:p>
          </table:table-cell>
          <table:table-cell table:formula="of:=IFERROR(FIND(&quot;_&quot;;[.$A879];1+[.C879]);LEN([.$A879]))" office:value-type="float" office:value="25" calcext:value-type="float">
            <text:p>25</text:p>
          </table:table-cell>
          <table:table-cell table:formula="of:=IFERROR(FIND(&quot;_&quot;;[.$A879];1+[.D879]);LEN([.$A879]))" office:value-type="float" office:value="49" calcext:value-type="float">
            <text:p>49</text:p>
          </table:table-cell>
          <table:table-cell table:formula="of:=IFERROR(FIND(&quot;_&quot;;[.$A879];1+[.E879]);LEN([.$A879]))" office:value-type="float" office:value="50" calcext:value-type="float">
            <text:p>50</text:p>
          </table:table-cell>
          <table:table-cell table:formula="of:=[.D879]" office:value-type="float" office:value="25" calcext:value-type="float">
            <text:p>25</text:p>
          </table:table-cell>
          <table:table-cell table:formula="of:=LEFT([.A879];[.G879])" office:value-type="string" office:string-value="rdw_koppeling_uitvoering_" calcext:value-type="string">
            <text:p>rdw_koppeling_uitvoering_</text:p>
          </table:table-cell>
          <table:table-cell table:formula="of:=VLOOKUP([.H879];[$source.$C$2:$source.$F$48];4;0)" office:value-type="float" office:value="633" calcext:value-type="float">
            <text:p>633</text:p>
          </table:table-cell>
          <table:table-cell table:style-name="ce7" table:formula="of:=IF(RIGHT([.A879];6)=&quot;_X_X_X&quot;;3;IF(RIGHT([.A879];4)=&quot;_X_X&quot;;2;IF(RIGHT([.A8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rdw_koppeling_uitvoering_maximummassamiddenasbgr_X" calcext:value-type="string">
            <text:p>rdw_koppeling_uitvoering_maximummassamiddenasbgr_X</text:p>
          </table:table-cell>
          <table:table-cell table:formula="of:=IFERROR(FIND(&quot;_&quot;;[.$A880];1);LEN([.$A880]))" office:value-type="float" office:value="4" calcext:value-type="float">
            <text:p>4</text:p>
          </table:table-cell>
          <table:table-cell table:formula="of:=IFERROR(FIND(&quot;_&quot;;[.$A880];1+[.B880]);LEN([.$A880]))" office:value-type="float" office:value="14" calcext:value-type="float">
            <text:p>14</text:p>
          </table:table-cell>
          <table:table-cell table:formula="of:=IFERROR(FIND(&quot;_&quot;;[.$A880];1+[.C880]);LEN([.$A880]))" office:value-type="float" office:value="25" calcext:value-type="float">
            <text:p>25</text:p>
          </table:table-cell>
          <table:table-cell table:formula="of:=IFERROR(FIND(&quot;_&quot;;[.$A880];1+[.D880]);LEN([.$A880]))" office:value-type="float" office:value="49" calcext:value-type="float">
            <text:p>49</text:p>
          </table:table-cell>
          <table:table-cell table:formula="of:=IFERROR(FIND(&quot;_&quot;;[.$A880];1+[.E880]);LEN([.$A880]))" office:value-type="float" office:value="50" calcext:value-type="float">
            <text:p>50</text:p>
          </table:table-cell>
          <table:table-cell table:formula="of:=[.D880]" office:value-type="float" office:value="25" calcext:value-type="float">
            <text:p>25</text:p>
          </table:table-cell>
          <table:table-cell table:formula="of:=LEFT([.A880];[.G880])" office:value-type="string" office:string-value="rdw_koppeling_uitvoering_" calcext:value-type="string">
            <text:p>rdw_koppeling_uitvoering_</text:p>
          </table:table-cell>
          <table:table-cell table:formula="of:=VLOOKUP([.H880];[$source.$C$2:$source.$F$48];4;0)" office:value-type="float" office:value="633" calcext:value-type="float">
            <text:p>633</text:p>
          </table:table-cell>
          <table:table-cell table:style-name="ce7" table:formula="of:=IF(RIGHT([.A880];6)=&quot;_X_X_X&quot;;3;IF(RIGHT([.A880];4)=&quot;_X_X&quot;;2;IF(RIGHT([.A8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rdw_koppeling_uitvoering_maximummassasamenstelogr_X" calcext:value-type="string">
            <text:p>rdw_koppeling_uitvoering_maximummassasamenstelogr_X</text:p>
          </table:table-cell>
          <table:table-cell table:formula="of:=IFERROR(FIND(&quot;_&quot;;[.$A881];1);LEN([.$A881]))" office:value-type="float" office:value="4" calcext:value-type="float">
            <text:p>4</text:p>
          </table:table-cell>
          <table:table-cell table:formula="of:=IFERROR(FIND(&quot;_&quot;;[.$A881];1+[.B881]);LEN([.$A881]))" office:value-type="float" office:value="14" calcext:value-type="float">
            <text:p>14</text:p>
          </table:table-cell>
          <table:table-cell table:formula="of:=IFERROR(FIND(&quot;_&quot;;[.$A881];1+[.C881]);LEN([.$A881]))" office:value-type="float" office:value="25" calcext:value-type="float">
            <text:p>25</text:p>
          </table:table-cell>
          <table:table-cell table:formula="of:=IFERROR(FIND(&quot;_&quot;;[.$A881];1+[.D881]);LEN([.$A881]))" office:value-type="float" office:value="50" calcext:value-type="float">
            <text:p>50</text:p>
          </table:table-cell>
          <table:table-cell table:formula="of:=IFERROR(FIND(&quot;_&quot;;[.$A881];1+[.E881]);LEN([.$A881]))" office:value-type="float" office:value="51" calcext:value-type="float">
            <text:p>51</text:p>
          </table:table-cell>
          <table:table-cell table:formula="of:=[.D881]" office:value-type="float" office:value="25" calcext:value-type="float">
            <text:p>25</text:p>
          </table:table-cell>
          <table:table-cell table:formula="of:=LEFT([.A881];[.G881])" office:value-type="string" office:string-value="rdw_koppeling_uitvoering_" calcext:value-type="string">
            <text:p>rdw_koppeling_uitvoering_</text:p>
          </table:table-cell>
          <table:table-cell table:formula="of:=VLOOKUP([.H881];[$source.$C$2:$source.$F$48];4;0)" office:value-type="float" office:value="633" calcext:value-type="float">
            <text:p>633</text:p>
          </table:table-cell>
          <table:table-cell table:style-name="ce7" table:formula="of:=IF(RIGHT([.A881];6)=&quot;_X_X_X&quot;;3;IF(RIGHT([.A881];4)=&quot;_X_X&quot;;2;IF(RIGHT([.A8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rdw_koppeling_uitvoering_maximummassasamenstelbgr_X" calcext:value-type="string">
            <text:p>rdw_koppeling_uitvoering_maximummassasamenstelbgr_X</text:p>
          </table:table-cell>
          <table:table-cell table:formula="of:=IFERROR(FIND(&quot;_&quot;;[.$A882];1);LEN([.$A882]))" office:value-type="float" office:value="4" calcext:value-type="float">
            <text:p>4</text:p>
          </table:table-cell>
          <table:table-cell table:formula="of:=IFERROR(FIND(&quot;_&quot;;[.$A882];1+[.B882]);LEN([.$A882]))" office:value-type="float" office:value="14" calcext:value-type="float">
            <text:p>14</text:p>
          </table:table-cell>
          <table:table-cell table:formula="of:=IFERROR(FIND(&quot;_&quot;;[.$A882];1+[.C882]);LEN([.$A882]))" office:value-type="float" office:value="25" calcext:value-type="float">
            <text:p>25</text:p>
          </table:table-cell>
          <table:table-cell table:formula="of:=IFERROR(FIND(&quot;_&quot;;[.$A882];1+[.D882]);LEN([.$A882]))" office:value-type="float" office:value="50" calcext:value-type="float">
            <text:p>50</text:p>
          </table:table-cell>
          <table:table-cell table:formula="of:=IFERROR(FIND(&quot;_&quot;;[.$A882];1+[.E882]);LEN([.$A882]))" office:value-type="float" office:value="51" calcext:value-type="float">
            <text:p>51</text:p>
          </table:table-cell>
          <table:table-cell table:formula="of:=[.D882]" office:value-type="float" office:value="25" calcext:value-type="float">
            <text:p>25</text:p>
          </table:table-cell>
          <table:table-cell table:formula="of:=LEFT([.A882];[.G882])" office:value-type="string" office:string-value="rdw_koppeling_uitvoering_" calcext:value-type="string">
            <text:p>rdw_koppeling_uitvoering_</text:p>
          </table:table-cell>
          <table:table-cell table:formula="of:=VLOOKUP([.H882];[$source.$C$2:$source.$F$48];4;0)" office:value-type="float" office:value="633" calcext:value-type="float">
            <text:p>633</text:p>
          </table:table-cell>
          <table:table-cell table:style-name="ce7" table:formula="of:=IF(RIGHT([.A882];6)=&quot;_X_X_X&quot;;3;IF(RIGHT([.A882];4)=&quot;_X_X&quot;;2;IF(RIGHT([.A8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rdw_koppeling_uitvoering_maximummassaautonoomogr_X" calcext:value-type="string">
            <text:p>rdw_koppeling_uitvoering_maximummassaautonoomogr_X</text:p>
          </table:table-cell>
          <table:table-cell table:formula="of:=IFERROR(FIND(&quot;_&quot;;[.$A883];1);LEN([.$A883]))" office:value-type="float" office:value="4" calcext:value-type="float">
            <text:p>4</text:p>
          </table:table-cell>
          <table:table-cell table:formula="of:=IFERROR(FIND(&quot;_&quot;;[.$A883];1+[.B883]);LEN([.$A883]))" office:value-type="float" office:value="14" calcext:value-type="float">
            <text:p>14</text:p>
          </table:table-cell>
          <table:table-cell table:formula="of:=IFERROR(FIND(&quot;_&quot;;[.$A883];1+[.C883]);LEN([.$A883]))" office:value-type="float" office:value="25" calcext:value-type="float">
            <text:p>25</text:p>
          </table:table-cell>
          <table:table-cell table:formula="of:=IFERROR(FIND(&quot;_&quot;;[.$A883];1+[.D883]);LEN([.$A883]))" office:value-type="float" office:value="49" calcext:value-type="float">
            <text:p>49</text:p>
          </table:table-cell>
          <table:table-cell table:formula="of:=IFERROR(FIND(&quot;_&quot;;[.$A883];1+[.E883]);LEN([.$A883]))" office:value-type="float" office:value="50" calcext:value-type="float">
            <text:p>50</text:p>
          </table:table-cell>
          <table:table-cell table:formula="of:=[.D883]" office:value-type="float" office:value="25" calcext:value-type="float">
            <text:p>25</text:p>
          </table:table-cell>
          <table:table-cell table:formula="of:=LEFT([.A883];[.G883])" office:value-type="string" office:string-value="rdw_koppeling_uitvoering_" calcext:value-type="string">
            <text:p>rdw_koppeling_uitvoering_</text:p>
          </table:table-cell>
          <table:table-cell table:formula="of:=VLOOKUP([.H883];[$source.$C$2:$source.$F$48];4;0)" office:value-type="float" office:value="633" calcext:value-type="float">
            <text:p>633</text:p>
          </table:table-cell>
          <table:table-cell table:style-name="ce7" table:formula="of:=IF(RIGHT([.A883];6)=&quot;_X_X_X&quot;;3;IF(RIGHT([.A883];4)=&quot;_X_X&quot;;2;IF(RIGHT([.A8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rdw_koppeling_uitvoering_maximummassaautonoombgr_X" calcext:value-type="string">
            <text:p>rdw_koppeling_uitvoering_maximummassaautonoombgr_X</text:p>
          </table:table-cell>
          <table:table-cell table:formula="of:=IFERROR(FIND(&quot;_&quot;;[.$A884];1);LEN([.$A884]))" office:value-type="float" office:value="4" calcext:value-type="float">
            <text:p>4</text:p>
          </table:table-cell>
          <table:table-cell table:formula="of:=IFERROR(FIND(&quot;_&quot;;[.$A884];1+[.B884]);LEN([.$A884]))" office:value-type="float" office:value="14" calcext:value-type="float">
            <text:p>14</text:p>
          </table:table-cell>
          <table:table-cell table:formula="of:=IFERROR(FIND(&quot;_&quot;;[.$A884];1+[.C884]);LEN([.$A884]))" office:value-type="float" office:value="25" calcext:value-type="float">
            <text:p>25</text:p>
          </table:table-cell>
          <table:table-cell table:formula="of:=IFERROR(FIND(&quot;_&quot;;[.$A884];1+[.D884]);LEN([.$A884]))" office:value-type="float" office:value="49" calcext:value-type="float">
            <text:p>49</text:p>
          </table:table-cell>
          <table:table-cell table:formula="of:=IFERROR(FIND(&quot;_&quot;;[.$A884];1+[.E884]);LEN([.$A884]))" office:value-type="float" office:value="50" calcext:value-type="float">
            <text:p>50</text:p>
          </table:table-cell>
          <table:table-cell table:formula="of:=[.D884]" office:value-type="float" office:value="25" calcext:value-type="float">
            <text:p>25</text:p>
          </table:table-cell>
          <table:table-cell table:formula="of:=LEFT([.A884];[.G884])" office:value-type="string" office:string-value="rdw_koppeling_uitvoering_" calcext:value-type="string">
            <text:p>rdw_koppeling_uitvoering_</text:p>
          </table:table-cell>
          <table:table-cell table:formula="of:=VLOOKUP([.H884];[$source.$C$2:$source.$F$48];4;0)" office:value-type="float" office:value="633" calcext:value-type="float">
            <text:p>633</text:p>
          </table:table-cell>
          <table:table-cell table:style-name="ce7" table:formula="of:=IF(RIGHT([.A884];6)=&quot;_X_X_X&quot;;3;IF(RIGHT([.A884];4)=&quot;_X_X&quot;;2;IF(RIGHT([.A8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rdw_koppeling_uitvoering_TimeStamp" calcext:value-type="string">
            <text:p>rdw_koppeling_uitvoering_TimeStamp</text:p>
          </table:table-cell>
          <table:table-cell table:formula="of:=IFERROR(FIND(&quot;_&quot;;[.$A885];1);LEN([.$A885]))" office:value-type="float" office:value="4" calcext:value-type="float">
            <text:p>4</text:p>
          </table:table-cell>
          <table:table-cell table:formula="of:=IFERROR(FIND(&quot;_&quot;;[.$A885];1+[.B885]);LEN([.$A885]))" office:value-type="float" office:value="14" calcext:value-type="float">
            <text:p>14</text:p>
          </table:table-cell>
          <table:table-cell table:formula="of:=IFERROR(FIND(&quot;_&quot;;[.$A885];1+[.C885]);LEN([.$A885]))" office:value-type="float" office:value="25" calcext:value-type="float">
            <text:p>25</text:p>
          </table:table-cell>
          <table:table-cell table:formula="of:=IFERROR(FIND(&quot;_&quot;;[.$A885];1+[.D885]);LEN([.$A885]))" office:value-type="float" office:value="34" calcext:value-type="float">
            <text:p>34</text:p>
          </table:table-cell>
          <table:table-cell table:formula="of:=IFERROR(FIND(&quot;_&quot;;[.$A885];1+[.E885]);LEN([.$A885]))" office:value-type="float" office:value="34" calcext:value-type="float">
            <text:p>34</text:p>
          </table:table-cell>
          <table:table-cell table:formula="of:=[.D885]" office:value-type="float" office:value="25" calcext:value-type="float">
            <text:p>25</text:p>
          </table:table-cell>
          <table:table-cell table:formula="of:=LEFT([.A885];[.G885])" office:value-type="string" office:string-value="rdw_koppeling_uitvoering_" calcext:value-type="string">
            <text:p>rdw_koppeling_uitvoering_</text:p>
          </table:table-cell>
          <table:table-cell table:formula="of:=VLOOKUP([.H885];[$source.$C$2:$source.$F$48];4;0)" office:value-type="float" office:value="633" calcext:value-type="float">
            <text:p>633</text:p>
          </table:table-cell>
          <table:table-cell table:style-name="ce7" table:formula="of:=IF(RIGHT([.A885];6)=&quot;_X_X_X&quot;;3;IF(RIGHT([.A885];4)=&quot;_X_X&quot;;2;IF(RIGHT([.A8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rdw_basis_uitvoering_begindatumrevisieuitvoering" calcext:value-type="string">
            <text:p>rdw_basis_uitvoering_begindatumrevisieuitvoering</text:p>
          </table:table-cell>
          <table:table-cell table:formula="of:=IFERROR(FIND(&quot;_&quot;;[.$A886];1);LEN([.$A886]))" office:value-type="float" office:value="4" calcext:value-type="float">
            <text:p>4</text:p>
          </table:table-cell>
          <table:table-cell table:formula="of:=IFERROR(FIND(&quot;_&quot;;[.$A886];1+[.B886]);LEN([.$A886]))" office:value-type="float" office:value="10" calcext:value-type="float">
            <text:p>10</text:p>
          </table:table-cell>
          <table:table-cell table:formula="of:=IFERROR(FIND(&quot;_&quot;;[.$A886];1+[.C886]);LEN([.$A886]))" office:value-type="float" office:value="21" calcext:value-type="float">
            <text:p>21</text:p>
          </table:table-cell>
          <table:table-cell table:formula="of:=IFERROR(FIND(&quot;_&quot;;[.$A886];1+[.D886]);LEN([.$A886]))" office:value-type="float" office:value="48" calcext:value-type="float">
            <text:p>48</text:p>
          </table:table-cell>
          <table:table-cell table:formula="of:=IFERROR(FIND(&quot;_&quot;;[.$A886];1+[.E886]);LEN([.$A886]))" office:value-type="float" office:value="48" calcext:value-type="float">
            <text:p>48</text:p>
          </table:table-cell>
          <table:table-cell table:formula="of:=[.D886]" office:value-type="float" office:value="21" calcext:value-type="float">
            <text:p>21</text:p>
          </table:table-cell>
          <table:table-cell table:formula="of:=LEFT([.A886];[.G886])" office:value-type="string" office:string-value="rdw_basis_uitvoering_" calcext:value-type="string">
            <text:p>rdw_basis_uitvoering_</text:p>
          </table:table-cell>
          <table:table-cell table:formula="of:=VLOOKUP([.H886];[$source.$C$2:$source.$F$48];4;0)" office:value-type="float" office:value="603" calcext:value-type="float">
            <text:p>603</text:p>
          </table:table-cell>
          <table:table-cell table:style-name="ce7" table:formula="of:=IF(RIGHT([.A886];6)=&quot;_X_X_X&quot;;3;IF(RIGHT([.A886];4)=&quot;_X_X&quot;;2;IF(RIGHT([.A8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rdw_basis_uitvoering_voertuigcategorie" calcext:value-type="string">
            <text:p>rdw_basis_uitvoering_voertuigcategorie</text:p>
          </table:table-cell>
          <table:table-cell table:formula="of:=IFERROR(FIND(&quot;_&quot;;[.$A887];1);LEN([.$A887]))" office:value-type="float" office:value="4" calcext:value-type="float">
            <text:p>4</text:p>
          </table:table-cell>
          <table:table-cell table:formula="of:=IFERROR(FIND(&quot;_&quot;;[.$A887];1+[.B887]);LEN([.$A887]))" office:value-type="float" office:value="10" calcext:value-type="float">
            <text:p>10</text:p>
          </table:table-cell>
          <table:table-cell table:formula="of:=IFERROR(FIND(&quot;_&quot;;[.$A887];1+[.C887]);LEN([.$A887]))" office:value-type="float" office:value="21" calcext:value-type="float">
            <text:p>21</text:p>
          </table:table-cell>
          <table:table-cell table:formula="of:=IFERROR(FIND(&quot;_&quot;;[.$A887];1+[.D887]);LEN([.$A887]))" office:value-type="float" office:value="38" calcext:value-type="float">
            <text:p>38</text:p>
          </table:table-cell>
          <table:table-cell table:formula="of:=IFERROR(FIND(&quot;_&quot;;[.$A887];1+[.E887]);LEN([.$A887]))" office:value-type="float" office:value="38" calcext:value-type="float">
            <text:p>38</text:p>
          </table:table-cell>
          <table:table-cell table:formula="of:=[.D887]" office:value-type="float" office:value="21" calcext:value-type="float">
            <text:p>21</text:p>
          </table:table-cell>
          <table:table-cell table:formula="of:=LEFT([.A887];[.G887])" office:value-type="string" office:string-value="rdw_basis_uitvoering_" calcext:value-type="string">
            <text:p>rdw_basis_uitvoering_</text:p>
          </table:table-cell>
          <table:table-cell table:formula="of:=VLOOKUP([.H887];[$source.$C$2:$source.$F$48];4;0)" office:value-type="float" office:value="603" calcext:value-type="float">
            <text:p>603</text:p>
          </table:table-cell>
          <table:table-cell table:style-name="ce7" table:formula="of:=IF(RIGHT([.A887];6)=&quot;_X_X_X&quot;;3;IF(RIGHT([.A887];4)=&quot;_X_X&quot;;2;IF(RIGHT([.A8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rdw_basis_uitvoering_aantalwielen" calcext:value-type="string">
            <text:p>rdw_basis_uitvoering_aantalwielen</text:p>
          </table:table-cell>
          <table:table-cell table:formula="of:=IFERROR(FIND(&quot;_&quot;;[.$A888];1);LEN([.$A888]))" office:value-type="float" office:value="4" calcext:value-type="float">
            <text:p>4</text:p>
          </table:table-cell>
          <table:table-cell table:formula="of:=IFERROR(FIND(&quot;_&quot;;[.$A888];1+[.B888]);LEN([.$A888]))" office:value-type="float" office:value="10" calcext:value-type="float">
            <text:p>10</text:p>
          </table:table-cell>
          <table:table-cell table:formula="of:=IFERROR(FIND(&quot;_&quot;;[.$A888];1+[.C888]);LEN([.$A888]))" office:value-type="float" office:value="21" calcext:value-type="float">
            <text:p>21</text:p>
          </table:table-cell>
          <table:table-cell table:formula="of:=IFERROR(FIND(&quot;_&quot;;[.$A888];1+[.D888]);LEN([.$A888]))" office:value-type="float" office:value="33" calcext:value-type="float">
            <text:p>33</text:p>
          </table:table-cell>
          <table:table-cell table:formula="of:=IFERROR(FIND(&quot;_&quot;;[.$A888];1+[.E888]);LEN([.$A888]))" office:value-type="float" office:value="33" calcext:value-type="float">
            <text:p>33</text:p>
          </table:table-cell>
          <table:table-cell table:formula="of:=[.D888]" office:value-type="float" office:value="21" calcext:value-type="float">
            <text:p>21</text:p>
          </table:table-cell>
          <table:table-cell table:formula="of:=LEFT([.A888];[.G888])" office:value-type="string" office:string-value="rdw_basis_uitvoering_" calcext:value-type="string">
            <text:p>rdw_basis_uitvoering_</text:p>
          </table:table-cell>
          <table:table-cell table:formula="of:=VLOOKUP([.H888];[$source.$C$2:$source.$F$48];4;0)" office:value-type="float" office:value="603" calcext:value-type="float">
            <text:p>603</text:p>
          </table:table-cell>
          <table:table-cell table:style-name="ce7" table:formula="of:=IF(RIGHT([.A888];6)=&quot;_X_X_X&quot;;3;IF(RIGHT([.A888];4)=&quot;_X_X&quot;;2;IF(RIGHT([.A8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rdw_basis_uitvoering_wielbasisondergrens" calcext:value-type="string">
            <text:p>rdw_basis_uitvoering_wielbasisondergrens</text:p>
          </table:table-cell>
          <table:table-cell table:formula="of:=IFERROR(FIND(&quot;_&quot;;[.$A889];1);LEN([.$A889]))" office:value-type="float" office:value="4" calcext:value-type="float">
            <text:p>4</text:p>
          </table:table-cell>
          <table:table-cell table:formula="of:=IFERROR(FIND(&quot;_&quot;;[.$A889];1+[.B889]);LEN([.$A889]))" office:value-type="float" office:value="10" calcext:value-type="float">
            <text:p>10</text:p>
          </table:table-cell>
          <table:table-cell table:formula="of:=IFERROR(FIND(&quot;_&quot;;[.$A889];1+[.C889]);LEN([.$A889]))" office:value-type="float" office:value="21" calcext:value-type="float">
            <text:p>21</text:p>
          </table:table-cell>
          <table:table-cell table:formula="of:=IFERROR(FIND(&quot;_&quot;;[.$A889];1+[.D889]);LEN([.$A889]))" office:value-type="float" office:value="40" calcext:value-type="float">
            <text:p>40</text:p>
          </table:table-cell>
          <table:table-cell table:formula="of:=IFERROR(FIND(&quot;_&quot;;[.$A889];1+[.E889]);LEN([.$A889]))" office:value-type="float" office:value="40" calcext:value-type="float">
            <text:p>40</text:p>
          </table:table-cell>
          <table:table-cell table:formula="of:=[.D889]" office:value-type="float" office:value="21" calcext:value-type="float">
            <text:p>21</text:p>
          </table:table-cell>
          <table:table-cell table:formula="of:=LEFT([.A889];[.G889])" office:value-type="string" office:string-value="rdw_basis_uitvoering_" calcext:value-type="string">
            <text:p>rdw_basis_uitvoering_</text:p>
          </table:table-cell>
          <table:table-cell table:formula="of:=VLOOKUP([.H889];[$source.$C$2:$source.$F$48];4;0)" office:value-type="float" office:value="603" calcext:value-type="float">
            <text:p>603</text:p>
          </table:table-cell>
          <table:table-cell table:style-name="ce7" table:formula="of:=IF(RIGHT([.A889];6)=&quot;_X_X_X&quot;;3;IF(RIGHT([.A889];4)=&quot;_X_X&quot;;2;IF(RIGHT([.A8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rdw_basis_uitvoering_wielbasisbovengrens" calcext:value-type="string">
            <text:p>rdw_basis_uitvoering_wielbasisbovengrens</text:p>
          </table:table-cell>
          <table:table-cell table:formula="of:=IFERROR(FIND(&quot;_&quot;;[.$A890];1);LEN([.$A890]))" office:value-type="float" office:value="4" calcext:value-type="float">
            <text:p>4</text:p>
          </table:table-cell>
          <table:table-cell table:formula="of:=IFERROR(FIND(&quot;_&quot;;[.$A890];1+[.B890]);LEN([.$A890]))" office:value-type="float" office:value="10" calcext:value-type="float">
            <text:p>10</text:p>
          </table:table-cell>
          <table:table-cell table:formula="of:=IFERROR(FIND(&quot;_&quot;;[.$A890];1+[.C890]);LEN([.$A890]))" office:value-type="float" office:value="21" calcext:value-type="float">
            <text:p>21</text:p>
          </table:table-cell>
          <table:table-cell table:formula="of:=IFERROR(FIND(&quot;_&quot;;[.$A890];1+[.D890]);LEN([.$A890]))" office:value-type="float" office:value="40" calcext:value-type="float">
            <text:p>40</text:p>
          </table:table-cell>
          <table:table-cell table:formula="of:=IFERROR(FIND(&quot;_&quot;;[.$A890];1+[.E890]);LEN([.$A890]))" office:value-type="float" office:value="40" calcext:value-type="float">
            <text:p>40</text:p>
          </table:table-cell>
          <table:table-cell table:formula="of:=[.D890]" office:value-type="float" office:value="21" calcext:value-type="float">
            <text:p>21</text:p>
          </table:table-cell>
          <table:table-cell table:formula="of:=LEFT([.A890];[.G890])" office:value-type="string" office:string-value="rdw_basis_uitvoering_" calcext:value-type="string">
            <text:p>rdw_basis_uitvoering_</text:p>
          </table:table-cell>
          <table:table-cell table:formula="of:=VLOOKUP([.H890];[$source.$C$2:$source.$F$48];4;0)" office:value-type="float" office:value="603" calcext:value-type="float">
            <text:p>603</text:p>
          </table:table-cell>
          <table:table-cell table:style-name="ce7" table:formula="of:=IF(RIGHT([.A890];6)=&quot;_X_X_X&quot;;3;IF(RIGHT([.A890];4)=&quot;_X_X&quot;;2;IF(RIGHT([.A8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rdw_basis_uitvoering_lengteondergrens" calcext:value-type="string">
            <text:p>rdw_basis_uitvoering_lengteondergrens</text:p>
          </table:table-cell>
          <table:table-cell table:formula="of:=IFERROR(FIND(&quot;_&quot;;[.$A891];1);LEN([.$A891]))" office:value-type="float" office:value="4" calcext:value-type="float">
            <text:p>4</text:p>
          </table:table-cell>
          <table:table-cell table:formula="of:=IFERROR(FIND(&quot;_&quot;;[.$A891];1+[.B891]);LEN([.$A891]))" office:value-type="float" office:value="10" calcext:value-type="float">
            <text:p>10</text:p>
          </table:table-cell>
          <table:table-cell table:formula="of:=IFERROR(FIND(&quot;_&quot;;[.$A891];1+[.C891]);LEN([.$A891]))" office:value-type="float" office:value="21" calcext:value-type="float">
            <text:p>21</text:p>
          </table:table-cell>
          <table:table-cell table:formula="of:=IFERROR(FIND(&quot;_&quot;;[.$A891];1+[.D891]);LEN([.$A891]))" office:value-type="float" office:value="37" calcext:value-type="float">
            <text:p>37</text:p>
          </table:table-cell>
          <table:table-cell table:formula="of:=IFERROR(FIND(&quot;_&quot;;[.$A891];1+[.E891]);LEN([.$A891]))" office:value-type="float" office:value="37" calcext:value-type="float">
            <text:p>37</text:p>
          </table:table-cell>
          <table:table-cell table:formula="of:=[.D891]" office:value-type="float" office:value="21" calcext:value-type="float">
            <text:p>21</text:p>
          </table:table-cell>
          <table:table-cell table:formula="of:=LEFT([.A891];[.G891])" office:value-type="string" office:string-value="rdw_basis_uitvoering_" calcext:value-type="string">
            <text:p>rdw_basis_uitvoering_</text:p>
          </table:table-cell>
          <table:table-cell table:formula="of:=VLOOKUP([.H891];[$source.$C$2:$source.$F$48];4;0)" office:value-type="float" office:value="603" calcext:value-type="float">
            <text:p>603</text:p>
          </table:table-cell>
          <table:table-cell table:style-name="ce7" table:formula="of:=IF(RIGHT([.A891];6)=&quot;_X_X_X&quot;;3;IF(RIGHT([.A891];4)=&quot;_X_X&quot;;2;IF(RIGHT([.A8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rdw_basis_uitvoering_lengtebovengrens" calcext:value-type="string">
            <text:p>rdw_basis_uitvoering_lengtebovengrens</text:p>
          </table:table-cell>
          <table:table-cell table:formula="of:=IFERROR(FIND(&quot;_&quot;;[.$A892];1);LEN([.$A892]))" office:value-type="float" office:value="4" calcext:value-type="float">
            <text:p>4</text:p>
          </table:table-cell>
          <table:table-cell table:formula="of:=IFERROR(FIND(&quot;_&quot;;[.$A892];1+[.B892]);LEN([.$A892]))" office:value-type="float" office:value="10" calcext:value-type="float">
            <text:p>10</text:p>
          </table:table-cell>
          <table:table-cell table:formula="of:=IFERROR(FIND(&quot;_&quot;;[.$A892];1+[.C892]);LEN([.$A892]))" office:value-type="float" office:value="21" calcext:value-type="float">
            <text:p>21</text:p>
          </table:table-cell>
          <table:table-cell table:formula="of:=IFERROR(FIND(&quot;_&quot;;[.$A892];1+[.D892]);LEN([.$A892]))" office:value-type="float" office:value="37" calcext:value-type="float">
            <text:p>37</text:p>
          </table:table-cell>
          <table:table-cell table:formula="of:=IFERROR(FIND(&quot;_&quot;;[.$A892];1+[.E892]);LEN([.$A892]))" office:value-type="float" office:value="37" calcext:value-type="float">
            <text:p>37</text:p>
          </table:table-cell>
          <table:table-cell table:formula="of:=[.D892]" office:value-type="float" office:value="21" calcext:value-type="float">
            <text:p>21</text:p>
          </table:table-cell>
          <table:table-cell table:formula="of:=LEFT([.A892];[.G892])" office:value-type="string" office:string-value="rdw_basis_uitvoering_" calcext:value-type="string">
            <text:p>rdw_basis_uitvoering_</text:p>
          </table:table-cell>
          <table:table-cell table:formula="of:=VLOOKUP([.H892];[$source.$C$2:$source.$F$48];4;0)" office:value-type="float" office:value="603" calcext:value-type="float">
            <text:p>603</text:p>
          </table:table-cell>
          <table:table-cell table:style-name="ce7" table:formula="of:=IF(RIGHT([.A892];6)=&quot;_X_X_X&quot;;3;IF(RIGHT([.A892];4)=&quot;_X_X&quot;;2;IF(RIGHT([.A8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rdw_basis_uitvoering_breedteondergrens" calcext:value-type="string">
            <text:p>rdw_basis_uitvoering_breedteondergrens</text:p>
          </table:table-cell>
          <table:table-cell table:formula="of:=IFERROR(FIND(&quot;_&quot;;[.$A893];1);LEN([.$A893]))" office:value-type="float" office:value="4" calcext:value-type="float">
            <text:p>4</text:p>
          </table:table-cell>
          <table:table-cell table:formula="of:=IFERROR(FIND(&quot;_&quot;;[.$A893];1+[.B893]);LEN([.$A893]))" office:value-type="float" office:value="10" calcext:value-type="float">
            <text:p>10</text:p>
          </table:table-cell>
          <table:table-cell table:formula="of:=IFERROR(FIND(&quot;_&quot;;[.$A893];1+[.C893]);LEN([.$A893]))" office:value-type="float" office:value="21" calcext:value-type="float">
            <text:p>21</text:p>
          </table:table-cell>
          <table:table-cell table:formula="of:=IFERROR(FIND(&quot;_&quot;;[.$A893];1+[.D893]);LEN([.$A893]))" office:value-type="float" office:value="38" calcext:value-type="float">
            <text:p>38</text:p>
          </table:table-cell>
          <table:table-cell table:formula="of:=IFERROR(FIND(&quot;_&quot;;[.$A893];1+[.E893]);LEN([.$A893]))" office:value-type="float" office:value="38" calcext:value-type="float">
            <text:p>38</text:p>
          </table:table-cell>
          <table:table-cell table:formula="of:=[.D893]" office:value-type="float" office:value="21" calcext:value-type="float">
            <text:p>21</text:p>
          </table:table-cell>
          <table:table-cell table:formula="of:=LEFT([.A893];[.G893])" office:value-type="string" office:string-value="rdw_basis_uitvoering_" calcext:value-type="string">
            <text:p>rdw_basis_uitvoering_</text:p>
          </table:table-cell>
          <table:table-cell table:formula="of:=VLOOKUP([.H893];[$source.$C$2:$source.$F$48];4;0)" office:value-type="float" office:value="603" calcext:value-type="float">
            <text:p>603</text:p>
          </table:table-cell>
          <table:table-cell table:style-name="ce7" table:formula="of:=IF(RIGHT([.A893];6)=&quot;_X_X_X&quot;;3;IF(RIGHT([.A893];4)=&quot;_X_X&quot;;2;IF(RIGHT([.A8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rdw_basis_uitvoering_breedtebovengrens" calcext:value-type="string">
            <text:p>rdw_basis_uitvoering_breedtebovengrens</text:p>
          </table:table-cell>
          <table:table-cell table:formula="of:=IFERROR(FIND(&quot;_&quot;;[.$A894];1);LEN([.$A894]))" office:value-type="float" office:value="4" calcext:value-type="float">
            <text:p>4</text:p>
          </table:table-cell>
          <table:table-cell table:formula="of:=IFERROR(FIND(&quot;_&quot;;[.$A894];1+[.B894]);LEN([.$A894]))" office:value-type="float" office:value="10" calcext:value-type="float">
            <text:p>10</text:p>
          </table:table-cell>
          <table:table-cell table:formula="of:=IFERROR(FIND(&quot;_&quot;;[.$A894];1+[.C894]);LEN([.$A894]))" office:value-type="float" office:value="21" calcext:value-type="float">
            <text:p>21</text:p>
          </table:table-cell>
          <table:table-cell table:formula="of:=IFERROR(FIND(&quot;_&quot;;[.$A894];1+[.D894]);LEN([.$A894]))" office:value-type="float" office:value="38" calcext:value-type="float">
            <text:p>38</text:p>
          </table:table-cell>
          <table:table-cell table:formula="of:=IFERROR(FIND(&quot;_&quot;;[.$A894];1+[.E894]);LEN([.$A894]))" office:value-type="float" office:value="38" calcext:value-type="float">
            <text:p>38</text:p>
          </table:table-cell>
          <table:table-cell table:formula="of:=[.D894]" office:value-type="float" office:value="21" calcext:value-type="float">
            <text:p>21</text:p>
          </table:table-cell>
          <table:table-cell table:formula="of:=LEFT([.A894];[.G894])" office:value-type="string" office:string-value="rdw_basis_uitvoering_" calcext:value-type="string">
            <text:p>rdw_basis_uitvoering_</text:p>
          </table:table-cell>
          <table:table-cell table:formula="of:=VLOOKUP([.H894];[$source.$C$2:$source.$F$48];4;0)" office:value-type="float" office:value="603" calcext:value-type="float">
            <text:p>603</text:p>
          </table:table-cell>
          <table:table-cell table:style-name="ce7" table:formula="of:=IF(RIGHT([.A894];6)=&quot;_X_X_X&quot;;3;IF(RIGHT([.A894];4)=&quot;_X_X&quot;;2;IF(RIGHT([.A8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rdw_basis_uitvoering_hoogteondergrens" calcext:value-type="string">
            <text:p>rdw_basis_uitvoering_hoogteondergrens</text:p>
          </table:table-cell>
          <table:table-cell table:formula="of:=IFERROR(FIND(&quot;_&quot;;[.$A895];1);LEN([.$A895]))" office:value-type="float" office:value="4" calcext:value-type="float">
            <text:p>4</text:p>
          </table:table-cell>
          <table:table-cell table:formula="of:=IFERROR(FIND(&quot;_&quot;;[.$A895];1+[.B895]);LEN([.$A895]))" office:value-type="float" office:value="10" calcext:value-type="float">
            <text:p>10</text:p>
          </table:table-cell>
          <table:table-cell table:formula="of:=IFERROR(FIND(&quot;_&quot;;[.$A895];1+[.C895]);LEN([.$A895]))" office:value-type="float" office:value="21" calcext:value-type="float">
            <text:p>21</text:p>
          </table:table-cell>
          <table:table-cell table:formula="of:=IFERROR(FIND(&quot;_&quot;;[.$A895];1+[.D895]);LEN([.$A895]))" office:value-type="float" office:value="37" calcext:value-type="float">
            <text:p>37</text:p>
          </table:table-cell>
          <table:table-cell table:formula="of:=IFERROR(FIND(&quot;_&quot;;[.$A895];1+[.E895]);LEN([.$A895]))" office:value-type="float" office:value="37" calcext:value-type="float">
            <text:p>37</text:p>
          </table:table-cell>
          <table:table-cell table:formula="of:=[.D895]" office:value-type="float" office:value="21" calcext:value-type="float">
            <text:p>21</text:p>
          </table:table-cell>
          <table:table-cell table:formula="of:=LEFT([.A895];[.G895])" office:value-type="string" office:string-value="rdw_basis_uitvoering_" calcext:value-type="string">
            <text:p>rdw_basis_uitvoering_</text:p>
          </table:table-cell>
          <table:table-cell table:formula="of:=VLOOKUP([.H895];[$source.$C$2:$source.$F$48];4;0)" office:value-type="float" office:value="603" calcext:value-type="float">
            <text:p>603</text:p>
          </table:table-cell>
          <table:table-cell table:style-name="ce7" table:formula="of:=IF(RIGHT([.A895];6)=&quot;_X_X_X&quot;;3;IF(RIGHT([.A895];4)=&quot;_X_X&quot;;2;IF(RIGHT([.A8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rdw_basis_uitvoering_hoogtebovengrens" calcext:value-type="string">
            <text:p>rdw_basis_uitvoering_hoogtebovengrens</text:p>
          </table:table-cell>
          <table:table-cell table:formula="of:=IFERROR(FIND(&quot;_&quot;;[.$A896];1);LEN([.$A896]))" office:value-type="float" office:value="4" calcext:value-type="float">
            <text:p>4</text:p>
          </table:table-cell>
          <table:table-cell table:formula="of:=IFERROR(FIND(&quot;_&quot;;[.$A896];1+[.B896]);LEN([.$A896]))" office:value-type="float" office:value="10" calcext:value-type="float">
            <text:p>10</text:p>
          </table:table-cell>
          <table:table-cell table:formula="of:=IFERROR(FIND(&quot;_&quot;;[.$A896];1+[.C896]);LEN([.$A896]))" office:value-type="float" office:value="21" calcext:value-type="float">
            <text:p>21</text:p>
          </table:table-cell>
          <table:table-cell table:formula="of:=IFERROR(FIND(&quot;_&quot;;[.$A896];1+[.D896]);LEN([.$A896]))" office:value-type="float" office:value="37" calcext:value-type="float">
            <text:p>37</text:p>
          </table:table-cell>
          <table:table-cell table:formula="of:=IFERROR(FIND(&quot;_&quot;;[.$A896];1+[.E896]);LEN([.$A896]))" office:value-type="float" office:value="37" calcext:value-type="float">
            <text:p>37</text:p>
          </table:table-cell>
          <table:table-cell table:formula="of:=[.D896]" office:value-type="float" office:value="21" calcext:value-type="float">
            <text:p>21</text:p>
          </table:table-cell>
          <table:table-cell table:formula="of:=LEFT([.A896];[.G896])" office:value-type="string" office:string-value="rdw_basis_uitvoering_" calcext:value-type="string">
            <text:p>rdw_basis_uitvoering_</text:p>
          </table:table-cell>
          <table:table-cell table:formula="of:=VLOOKUP([.H896];[$source.$C$2:$source.$F$48];4;0)" office:value-type="float" office:value="603" calcext:value-type="float">
            <text:p>603</text:p>
          </table:table-cell>
          <table:table-cell table:style-name="ce7" table:formula="of:=IF(RIGHT([.A896];6)=&quot;_X_X_X&quot;;3;IF(RIGHT([.A896];4)=&quot;_X_X&quot;;2;IF(RIGHT([.A8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rdw_basis_uitvoering_aantalzitplaatsenondergrens" calcext:value-type="string">
            <text:p>rdw_basis_uitvoering_aantalzitplaatsenondergrens</text:p>
          </table:table-cell>
          <table:table-cell table:formula="of:=IFERROR(FIND(&quot;_&quot;;[.$A897];1);LEN([.$A897]))" office:value-type="float" office:value="4" calcext:value-type="float">
            <text:p>4</text:p>
          </table:table-cell>
          <table:table-cell table:formula="of:=IFERROR(FIND(&quot;_&quot;;[.$A897];1+[.B897]);LEN([.$A897]))" office:value-type="float" office:value="10" calcext:value-type="float">
            <text:p>10</text:p>
          </table:table-cell>
          <table:table-cell table:formula="of:=IFERROR(FIND(&quot;_&quot;;[.$A897];1+[.C897]);LEN([.$A897]))" office:value-type="float" office:value="21" calcext:value-type="float">
            <text:p>21</text:p>
          </table:table-cell>
          <table:table-cell table:formula="of:=IFERROR(FIND(&quot;_&quot;;[.$A897];1+[.D897]);LEN([.$A897]))" office:value-type="float" office:value="48" calcext:value-type="float">
            <text:p>48</text:p>
          </table:table-cell>
          <table:table-cell table:formula="of:=IFERROR(FIND(&quot;_&quot;;[.$A897];1+[.E897]);LEN([.$A897]))" office:value-type="float" office:value="48" calcext:value-type="float">
            <text:p>48</text:p>
          </table:table-cell>
          <table:table-cell table:formula="of:=[.D897]" office:value-type="float" office:value="21" calcext:value-type="float">
            <text:p>21</text:p>
          </table:table-cell>
          <table:table-cell table:formula="of:=LEFT([.A897];[.G897])" office:value-type="string" office:string-value="rdw_basis_uitvoering_" calcext:value-type="string">
            <text:p>rdw_basis_uitvoering_</text:p>
          </table:table-cell>
          <table:table-cell table:formula="of:=VLOOKUP([.H897];[$source.$C$2:$source.$F$48];4;0)" office:value-type="float" office:value="603" calcext:value-type="float">
            <text:p>603</text:p>
          </table:table-cell>
          <table:table-cell table:style-name="ce7" table:formula="of:=IF(RIGHT([.A897];6)=&quot;_X_X_X&quot;;3;IF(RIGHT([.A897];4)=&quot;_X_X&quot;;2;IF(RIGHT([.A8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rdw_basis_uitvoering_aantalzitplaatsenbovengrens" calcext:value-type="string">
            <text:p>rdw_basis_uitvoering_aantalzitplaatsenbovengrens</text:p>
          </table:table-cell>
          <table:table-cell table:formula="of:=IFERROR(FIND(&quot;_&quot;;[.$A898];1);LEN([.$A898]))" office:value-type="float" office:value="4" calcext:value-type="float">
            <text:p>4</text:p>
          </table:table-cell>
          <table:table-cell table:formula="of:=IFERROR(FIND(&quot;_&quot;;[.$A898];1+[.B898]);LEN([.$A898]))" office:value-type="float" office:value="10" calcext:value-type="float">
            <text:p>10</text:p>
          </table:table-cell>
          <table:table-cell table:formula="of:=IFERROR(FIND(&quot;_&quot;;[.$A898];1+[.C898]);LEN([.$A898]))" office:value-type="float" office:value="21" calcext:value-type="float">
            <text:p>21</text:p>
          </table:table-cell>
          <table:table-cell table:formula="of:=IFERROR(FIND(&quot;_&quot;;[.$A898];1+[.D898]);LEN([.$A898]))" office:value-type="float" office:value="48" calcext:value-type="float">
            <text:p>48</text:p>
          </table:table-cell>
          <table:table-cell table:formula="of:=IFERROR(FIND(&quot;_&quot;;[.$A898];1+[.E898]);LEN([.$A898]))" office:value-type="float" office:value="48" calcext:value-type="float">
            <text:p>48</text:p>
          </table:table-cell>
          <table:table-cell table:formula="of:=[.D898]" office:value-type="float" office:value="21" calcext:value-type="float">
            <text:p>21</text:p>
          </table:table-cell>
          <table:table-cell table:formula="of:=LEFT([.A898];[.G898])" office:value-type="string" office:string-value="rdw_basis_uitvoering_" calcext:value-type="string">
            <text:p>rdw_basis_uitvoering_</text:p>
          </table:table-cell>
          <table:table-cell table:formula="of:=VLOOKUP([.H898];[$source.$C$2:$source.$F$48];4;0)" office:value-type="float" office:value="603" calcext:value-type="float">
            <text:p>603</text:p>
          </table:table-cell>
          <table:table-cell table:style-name="ce7" table:formula="of:=IF(RIGHT([.A898];6)=&quot;_X_X_X&quot;;3;IF(RIGHT([.A898];4)=&quot;_X_X&quot;;2;IF(RIGHT([.A89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rdw_basis_uitvoering_maximummassaondergrens" calcext:value-type="string">
            <text:p>rdw_basis_uitvoering_maximummassaondergrens</text:p>
          </table:table-cell>
          <table:table-cell table:formula="of:=IFERROR(FIND(&quot;_&quot;;[.$A899];1);LEN([.$A899]))" office:value-type="float" office:value="4" calcext:value-type="float">
            <text:p>4</text:p>
          </table:table-cell>
          <table:table-cell table:formula="of:=IFERROR(FIND(&quot;_&quot;;[.$A899];1+[.B899]);LEN([.$A899]))" office:value-type="float" office:value="10" calcext:value-type="float">
            <text:p>10</text:p>
          </table:table-cell>
          <table:table-cell table:formula="of:=IFERROR(FIND(&quot;_&quot;;[.$A899];1+[.C899]);LEN([.$A899]))" office:value-type="float" office:value="21" calcext:value-type="float">
            <text:p>21</text:p>
          </table:table-cell>
          <table:table-cell table:formula="of:=IFERROR(FIND(&quot;_&quot;;[.$A899];1+[.D899]);LEN([.$A899]))" office:value-type="float" office:value="43" calcext:value-type="float">
            <text:p>43</text:p>
          </table:table-cell>
          <table:table-cell table:formula="of:=IFERROR(FIND(&quot;_&quot;;[.$A899];1+[.E899]);LEN([.$A899]))" office:value-type="float" office:value="43" calcext:value-type="float">
            <text:p>43</text:p>
          </table:table-cell>
          <table:table-cell table:formula="of:=[.D899]" office:value-type="float" office:value="21" calcext:value-type="float">
            <text:p>21</text:p>
          </table:table-cell>
          <table:table-cell table:formula="of:=LEFT([.A899];[.G899])" office:value-type="string" office:string-value="rdw_basis_uitvoering_" calcext:value-type="string">
            <text:p>rdw_basis_uitvoering_</text:p>
          </table:table-cell>
          <table:table-cell table:formula="of:=VLOOKUP([.H899];[$source.$C$2:$source.$F$48];4;0)" office:value-type="float" office:value="603" calcext:value-type="float">
            <text:p>603</text:p>
          </table:table-cell>
          <table:table-cell table:style-name="ce7" table:formula="of:=IF(RIGHT([.A899];6)=&quot;_X_X_X&quot;;3;IF(RIGHT([.A899];4)=&quot;_X_X&quot;;2;IF(RIGHT([.A8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rdw_basis_uitvoering_maximummassabovengrens" calcext:value-type="string">
            <text:p>rdw_basis_uitvoering_maximummassabovengrens</text:p>
          </table:table-cell>
          <table:table-cell table:formula="of:=IFERROR(FIND(&quot;_&quot;;[.$A900];1);LEN([.$A900]))" office:value-type="float" office:value="4" calcext:value-type="float">
            <text:p>4</text:p>
          </table:table-cell>
          <table:table-cell table:formula="of:=IFERROR(FIND(&quot;_&quot;;[.$A900];1+[.B900]);LEN([.$A900]))" office:value-type="float" office:value="10" calcext:value-type="float">
            <text:p>10</text:p>
          </table:table-cell>
          <table:table-cell table:formula="of:=IFERROR(FIND(&quot;_&quot;;[.$A900];1+[.C900]);LEN([.$A900]))" office:value-type="float" office:value="21" calcext:value-type="float">
            <text:p>21</text:p>
          </table:table-cell>
          <table:table-cell table:formula="of:=IFERROR(FIND(&quot;_&quot;;[.$A900];1+[.D900]);LEN([.$A900]))" office:value-type="float" office:value="43" calcext:value-type="float">
            <text:p>43</text:p>
          </table:table-cell>
          <table:table-cell table:formula="of:=IFERROR(FIND(&quot;_&quot;;[.$A900];1+[.E900]);LEN([.$A900]))" office:value-type="float" office:value="43" calcext:value-type="float">
            <text:p>43</text:p>
          </table:table-cell>
          <table:table-cell table:formula="of:=[.D900]" office:value-type="float" office:value="21" calcext:value-type="float">
            <text:p>21</text:p>
          </table:table-cell>
          <table:table-cell table:formula="of:=LEFT([.A900];[.G900])" office:value-type="string" office:string-value="rdw_basis_uitvoering_" calcext:value-type="string">
            <text:p>rdw_basis_uitvoering_</text:p>
          </table:table-cell>
          <table:table-cell table:formula="of:=VLOOKUP([.H900];[$source.$C$2:$source.$F$48];4;0)" office:value-type="float" office:value="603" calcext:value-type="float">
            <text:p>603</text:p>
          </table:table-cell>
          <table:table-cell table:style-name="ce7" table:formula="of:=IF(RIGHT([.A900];6)=&quot;_X_X_X&quot;;3;IF(RIGHT([.A900];4)=&quot;_X_X&quot;;2;IF(RIGHT([.A9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rdw_basis_uitvoering_massarijklaarondergrens" calcext:value-type="string">
            <text:p>rdw_basis_uitvoering_massarijklaarondergrens</text:p>
          </table:table-cell>
          <table:table-cell table:formula="of:=IFERROR(FIND(&quot;_&quot;;[.$A901];1);LEN([.$A901]))" office:value-type="float" office:value="4" calcext:value-type="float">
            <text:p>4</text:p>
          </table:table-cell>
          <table:table-cell table:formula="of:=IFERROR(FIND(&quot;_&quot;;[.$A901];1+[.B901]);LEN([.$A901]))" office:value-type="float" office:value="10" calcext:value-type="float">
            <text:p>10</text:p>
          </table:table-cell>
          <table:table-cell table:formula="of:=IFERROR(FIND(&quot;_&quot;;[.$A901];1+[.C901]);LEN([.$A901]))" office:value-type="float" office:value="21" calcext:value-type="float">
            <text:p>21</text:p>
          </table:table-cell>
          <table:table-cell table:formula="of:=IFERROR(FIND(&quot;_&quot;;[.$A901];1+[.D901]);LEN([.$A901]))" office:value-type="float" office:value="44" calcext:value-type="float">
            <text:p>44</text:p>
          </table:table-cell>
          <table:table-cell table:formula="of:=IFERROR(FIND(&quot;_&quot;;[.$A901];1+[.E901]);LEN([.$A901]))" office:value-type="float" office:value="44" calcext:value-type="float">
            <text:p>44</text:p>
          </table:table-cell>
          <table:table-cell table:formula="of:=[.D901]" office:value-type="float" office:value="21" calcext:value-type="float">
            <text:p>21</text:p>
          </table:table-cell>
          <table:table-cell table:formula="of:=LEFT([.A901];[.G901])" office:value-type="string" office:string-value="rdw_basis_uitvoering_" calcext:value-type="string">
            <text:p>rdw_basis_uitvoering_</text:p>
          </table:table-cell>
          <table:table-cell table:formula="of:=VLOOKUP([.H901];[$source.$C$2:$source.$F$48];4;0)" office:value-type="float" office:value="603" calcext:value-type="float">
            <text:p>603</text:p>
          </table:table-cell>
          <table:table-cell table:style-name="ce7" table:formula="of:=IF(RIGHT([.A901];6)=&quot;_X_X_X&quot;;3;IF(RIGHT([.A901];4)=&quot;_X_X&quot;;2;IF(RIGHT([.A90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rdw_basis_uitvoering_massarijklaarbovengrens" calcext:value-type="string">
            <text:p>rdw_basis_uitvoering_massarijklaarbovengrens</text:p>
          </table:table-cell>
          <table:table-cell table:formula="of:=IFERROR(FIND(&quot;_&quot;;[.$A902];1);LEN([.$A902]))" office:value-type="float" office:value="4" calcext:value-type="float">
            <text:p>4</text:p>
          </table:table-cell>
          <table:table-cell table:formula="of:=IFERROR(FIND(&quot;_&quot;;[.$A902];1+[.B902]);LEN([.$A902]))" office:value-type="float" office:value="10" calcext:value-type="float">
            <text:p>10</text:p>
          </table:table-cell>
          <table:table-cell table:formula="of:=IFERROR(FIND(&quot;_&quot;;[.$A902];1+[.C902]);LEN([.$A902]))" office:value-type="float" office:value="21" calcext:value-type="float">
            <text:p>21</text:p>
          </table:table-cell>
          <table:table-cell table:formula="of:=IFERROR(FIND(&quot;_&quot;;[.$A902];1+[.D902]);LEN([.$A902]))" office:value-type="float" office:value="44" calcext:value-type="float">
            <text:p>44</text:p>
          </table:table-cell>
          <table:table-cell table:formula="of:=IFERROR(FIND(&quot;_&quot;;[.$A902];1+[.E902]);LEN([.$A902]))" office:value-type="float" office:value="44" calcext:value-type="float">
            <text:p>44</text:p>
          </table:table-cell>
          <table:table-cell table:formula="of:=[.D902]" office:value-type="float" office:value="21" calcext:value-type="float">
            <text:p>21</text:p>
          </table:table-cell>
          <table:table-cell table:formula="of:=LEFT([.A902];[.G902])" office:value-type="string" office:string-value="rdw_basis_uitvoering_" calcext:value-type="string">
            <text:p>rdw_basis_uitvoering_</text:p>
          </table:table-cell>
          <table:table-cell table:formula="of:=VLOOKUP([.H902];[$source.$C$2:$source.$F$48];4;0)" office:value-type="float" office:value="603" calcext:value-type="float">
            <text:p>603</text:p>
          </table:table-cell>
          <table:table-cell table:style-name="ce7" table:formula="of:=IF(RIGHT([.A902];6)=&quot;_X_X_X&quot;;3;IF(RIGHT([.A902];4)=&quot;_X_X&quot;;2;IF(RIGHT([.A90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rdw_basis_uitvoering_maxconstructiesnelheidahwogr" calcext:value-type="string">
            <text:p>rdw_basis_uitvoering_maxconstructiesnelheidahwogr</text:p>
          </table:table-cell>
          <table:table-cell table:formula="of:=IFERROR(FIND(&quot;_&quot;;[.$A903];1);LEN([.$A903]))" office:value-type="float" office:value="4" calcext:value-type="float">
            <text:p>4</text:p>
          </table:table-cell>
          <table:table-cell table:formula="of:=IFERROR(FIND(&quot;_&quot;;[.$A903];1+[.B903]);LEN([.$A903]))" office:value-type="float" office:value="10" calcext:value-type="float">
            <text:p>10</text:p>
          </table:table-cell>
          <table:table-cell table:formula="of:=IFERROR(FIND(&quot;_&quot;;[.$A903];1+[.C903]);LEN([.$A903]))" office:value-type="float" office:value="21" calcext:value-type="float">
            <text:p>21</text:p>
          </table:table-cell>
          <table:table-cell table:formula="of:=IFERROR(FIND(&quot;_&quot;;[.$A903];1+[.D903]);LEN([.$A903]))" office:value-type="float" office:value="49" calcext:value-type="float">
            <text:p>49</text:p>
          </table:table-cell>
          <table:table-cell table:formula="of:=IFERROR(FIND(&quot;_&quot;;[.$A903];1+[.E903]);LEN([.$A903]))" office:value-type="float" office:value="49" calcext:value-type="float">
            <text:p>49</text:p>
          </table:table-cell>
          <table:table-cell table:formula="of:=[.D903]" office:value-type="float" office:value="21" calcext:value-type="float">
            <text:p>21</text:p>
          </table:table-cell>
          <table:table-cell table:formula="of:=LEFT([.A903];[.G903])" office:value-type="string" office:string-value="rdw_basis_uitvoering_" calcext:value-type="string">
            <text:p>rdw_basis_uitvoering_</text:p>
          </table:table-cell>
          <table:table-cell table:formula="of:=VLOOKUP([.H903];[$source.$C$2:$source.$F$48];4;0)" office:value-type="float" office:value="603" calcext:value-type="float">
            <text:p>603</text:p>
          </table:table-cell>
          <table:table-cell table:style-name="ce7" table:formula="of:=IF(RIGHT([.A903];6)=&quot;_X_X_X&quot;;3;IF(RIGHT([.A903];4)=&quot;_X_X&quot;;2;IF(RIGHT([.A9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rdw_basis_uitvoering_maxconstructiesnelheidahwbgr" calcext:value-type="string">
            <text:p>rdw_basis_uitvoering_maxconstructiesnelheidahwbgr</text:p>
          </table:table-cell>
          <table:table-cell table:formula="of:=IFERROR(FIND(&quot;_&quot;;[.$A904];1);LEN([.$A904]))" office:value-type="float" office:value="4" calcext:value-type="float">
            <text:p>4</text:p>
          </table:table-cell>
          <table:table-cell table:formula="of:=IFERROR(FIND(&quot;_&quot;;[.$A904];1+[.B904]);LEN([.$A904]))" office:value-type="float" office:value="10" calcext:value-type="float">
            <text:p>10</text:p>
          </table:table-cell>
          <table:table-cell table:formula="of:=IFERROR(FIND(&quot;_&quot;;[.$A904];1+[.C904]);LEN([.$A904]))" office:value-type="float" office:value="21" calcext:value-type="float">
            <text:p>21</text:p>
          </table:table-cell>
          <table:table-cell table:formula="of:=IFERROR(FIND(&quot;_&quot;;[.$A904];1+[.D904]);LEN([.$A904]))" office:value-type="float" office:value="49" calcext:value-type="float">
            <text:p>49</text:p>
          </table:table-cell>
          <table:table-cell table:formula="of:=IFERROR(FIND(&quot;_&quot;;[.$A904];1+[.E904]);LEN([.$A904]))" office:value-type="float" office:value="49" calcext:value-type="float">
            <text:p>49</text:p>
          </table:table-cell>
          <table:table-cell table:formula="of:=[.D904]" office:value-type="float" office:value="21" calcext:value-type="float">
            <text:p>21</text:p>
          </table:table-cell>
          <table:table-cell table:formula="of:=LEFT([.A904];[.G904])" office:value-type="string" office:string-value="rdw_basis_uitvoering_" calcext:value-type="string">
            <text:p>rdw_basis_uitvoering_</text:p>
          </table:table-cell>
          <table:table-cell table:formula="of:=VLOOKUP([.H904];[$source.$C$2:$source.$F$48];4;0)" office:value-type="float" office:value="603" calcext:value-type="float">
            <text:p>603</text:p>
          </table:table-cell>
          <table:table-cell table:style-name="ce7" table:formula="of:=IF(RIGHT([.A904];6)=&quot;_X_X_X&quot;;3;IF(RIGHT([.A904];4)=&quot;_X_X&quot;;2;IF(RIGHT([.A90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rdw_basis_uitvoering_composite_key" calcext:value-type="string">
            <text:p>rdw_basis_uitvoering_composite_key</text:p>
          </table:table-cell>
          <table:table-cell table:formula="of:=IFERROR(FIND(&quot;_&quot;;[.$A905];1);LEN([.$A905]))" office:value-type="float" office:value="4" calcext:value-type="float">
            <text:p>4</text:p>
          </table:table-cell>
          <table:table-cell table:formula="of:=IFERROR(FIND(&quot;_&quot;;[.$A905];1+[.B905]);LEN([.$A905]))" office:value-type="float" office:value="10" calcext:value-type="float">
            <text:p>10</text:p>
          </table:table-cell>
          <table:table-cell table:formula="of:=IFERROR(FIND(&quot;_&quot;;[.$A905];1+[.C905]);LEN([.$A905]))" office:value-type="float" office:value="21" calcext:value-type="float">
            <text:p>21</text:p>
          </table:table-cell>
          <table:table-cell table:formula="of:=IFERROR(FIND(&quot;_&quot;;[.$A905];1+[.D905]);LEN([.$A905]))" office:value-type="float" office:value="31" calcext:value-type="float">
            <text:p>31</text:p>
          </table:table-cell>
          <table:table-cell table:formula="of:=IFERROR(FIND(&quot;_&quot;;[.$A905];1+[.E905]);LEN([.$A905]))" office:value-type="float" office:value="34" calcext:value-type="float">
            <text:p>34</text:p>
          </table:table-cell>
          <table:table-cell table:formula="of:=[.D905]" office:value-type="float" office:value="21" calcext:value-type="float">
            <text:p>21</text:p>
          </table:table-cell>
          <table:table-cell table:formula="of:=LEFT([.A905];[.G905])" office:value-type="string" office:string-value="rdw_basis_uitvoering_" calcext:value-type="string">
            <text:p>rdw_basis_uitvoering_</text:p>
          </table:table-cell>
          <table:table-cell table:formula="of:=VLOOKUP([.H905];[$source.$C$2:$source.$F$48];4;0)" office:value-type="float" office:value="603" calcext:value-type="float">
            <text:p>603</text:p>
          </table:table-cell>
          <table:table-cell table:style-name="ce7" table:formula="of:=IF(RIGHT([.A905];6)=&quot;_X_X_X&quot;;3;IF(RIGHT([.A905];4)=&quot;_X_X&quot;;2;IF(RIGHT([.A90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rdw_basis_uitvoering_aantaldeurenondergrens" calcext:value-type="string">
            <text:p>rdw_basis_uitvoering_aantaldeurenondergrens</text:p>
          </table:table-cell>
          <table:table-cell table:formula="of:=IFERROR(FIND(&quot;_&quot;;[.$A906];1);LEN([.$A906]))" office:value-type="float" office:value="4" calcext:value-type="float">
            <text:p>4</text:p>
          </table:table-cell>
          <table:table-cell table:formula="of:=IFERROR(FIND(&quot;_&quot;;[.$A906];1+[.B906]);LEN([.$A906]))" office:value-type="float" office:value="10" calcext:value-type="float">
            <text:p>10</text:p>
          </table:table-cell>
          <table:table-cell table:formula="of:=IFERROR(FIND(&quot;_&quot;;[.$A906];1+[.C906]);LEN([.$A906]))" office:value-type="float" office:value="21" calcext:value-type="float">
            <text:p>21</text:p>
          </table:table-cell>
          <table:table-cell table:formula="of:=IFERROR(FIND(&quot;_&quot;;[.$A906];1+[.D906]);LEN([.$A906]))" office:value-type="float" office:value="43" calcext:value-type="float">
            <text:p>43</text:p>
          </table:table-cell>
          <table:table-cell table:formula="of:=IFERROR(FIND(&quot;_&quot;;[.$A906];1+[.E906]);LEN([.$A906]))" office:value-type="float" office:value="43" calcext:value-type="float">
            <text:p>43</text:p>
          </table:table-cell>
          <table:table-cell table:formula="of:=[.D906]" office:value-type="float" office:value="21" calcext:value-type="float">
            <text:p>21</text:p>
          </table:table-cell>
          <table:table-cell table:formula="of:=LEFT([.A906];[.G906])" office:value-type="string" office:string-value="rdw_basis_uitvoering_" calcext:value-type="string">
            <text:p>rdw_basis_uitvoering_</text:p>
          </table:table-cell>
          <table:table-cell table:formula="of:=VLOOKUP([.H906];[$source.$C$2:$source.$F$48];4;0)" office:value-type="float" office:value="603" calcext:value-type="float">
            <text:p>603</text:p>
          </table:table-cell>
          <table:table-cell table:style-name="ce7" table:formula="of:=IF(RIGHT([.A906];6)=&quot;_X_X_X&quot;;3;IF(RIGHT([.A906];4)=&quot;_X_X&quot;;2;IF(RIGHT([.A9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rdw_basis_uitvoering_aantaldeurenbovengrens" calcext:value-type="string">
            <text:p>rdw_basis_uitvoering_aantaldeurenbovengrens</text:p>
          </table:table-cell>
          <table:table-cell table:formula="of:=IFERROR(FIND(&quot;_&quot;;[.$A907];1);LEN([.$A907]))" office:value-type="float" office:value="4" calcext:value-type="float">
            <text:p>4</text:p>
          </table:table-cell>
          <table:table-cell table:formula="of:=IFERROR(FIND(&quot;_&quot;;[.$A907];1+[.B907]);LEN([.$A907]))" office:value-type="float" office:value="10" calcext:value-type="float">
            <text:p>10</text:p>
          </table:table-cell>
          <table:table-cell table:formula="of:=IFERROR(FIND(&quot;_&quot;;[.$A907];1+[.C907]);LEN([.$A907]))" office:value-type="float" office:value="21" calcext:value-type="float">
            <text:p>21</text:p>
          </table:table-cell>
          <table:table-cell table:formula="of:=IFERROR(FIND(&quot;_&quot;;[.$A907];1+[.D907]);LEN([.$A907]))" office:value-type="float" office:value="43" calcext:value-type="float">
            <text:p>43</text:p>
          </table:table-cell>
          <table:table-cell table:formula="of:=IFERROR(FIND(&quot;_&quot;;[.$A907];1+[.E907]);LEN([.$A907]))" office:value-type="float" office:value="43" calcext:value-type="float">
            <text:p>43</text:p>
          </table:table-cell>
          <table:table-cell table:formula="of:=[.D907]" office:value-type="float" office:value="21" calcext:value-type="float">
            <text:p>21</text:p>
          </table:table-cell>
          <table:table-cell table:formula="of:=LEFT([.A907];[.G907])" office:value-type="string" office:string-value="rdw_basis_uitvoering_" calcext:value-type="string">
            <text:p>rdw_basis_uitvoering_</text:p>
          </table:table-cell>
          <table:table-cell table:formula="of:=VLOOKUP([.H907];[$source.$C$2:$source.$F$48];4;0)" office:value-type="float" office:value="603" calcext:value-type="float">
            <text:p>603</text:p>
          </table:table-cell>
          <table:table-cell table:style-name="ce7" table:formula="of:=IF(RIGHT([.A907];6)=&quot;_X_X_X&quot;;3;IF(RIGHT([.A907];4)=&quot;_X_X&quot;;2;IF(RIGHT([.A9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rdw_basis_uitvoering_maxverticalebelastopkoppbgr" calcext:value-type="string">
            <text:p>rdw_basis_uitvoering_maxverticalebelastopkoppbgr</text:p>
          </table:table-cell>
          <table:table-cell table:formula="of:=IFERROR(FIND(&quot;_&quot;;[.$A908];1);LEN([.$A908]))" office:value-type="float" office:value="4" calcext:value-type="float">
            <text:p>4</text:p>
          </table:table-cell>
          <table:table-cell table:formula="of:=IFERROR(FIND(&quot;_&quot;;[.$A908];1+[.B908]);LEN([.$A908]))" office:value-type="float" office:value="10" calcext:value-type="float">
            <text:p>10</text:p>
          </table:table-cell>
          <table:table-cell table:formula="of:=IFERROR(FIND(&quot;_&quot;;[.$A908];1+[.C908]);LEN([.$A908]))" office:value-type="float" office:value="21" calcext:value-type="float">
            <text:p>21</text:p>
          </table:table-cell>
          <table:table-cell table:formula="of:=IFERROR(FIND(&quot;_&quot;;[.$A908];1+[.D908]);LEN([.$A908]))" office:value-type="float" office:value="48" calcext:value-type="float">
            <text:p>48</text:p>
          </table:table-cell>
          <table:table-cell table:formula="of:=IFERROR(FIND(&quot;_&quot;;[.$A908];1+[.E908]);LEN([.$A908]))" office:value-type="float" office:value="48" calcext:value-type="float">
            <text:p>48</text:p>
          </table:table-cell>
          <table:table-cell table:formula="of:=[.D908]" office:value-type="float" office:value="21" calcext:value-type="float">
            <text:p>21</text:p>
          </table:table-cell>
          <table:table-cell table:formula="of:=LEFT([.A908];[.G908])" office:value-type="string" office:string-value="rdw_basis_uitvoering_" calcext:value-type="string">
            <text:p>rdw_basis_uitvoering_</text:p>
          </table:table-cell>
          <table:table-cell table:formula="of:=VLOOKUP([.H908];[$source.$C$2:$source.$F$48];4;0)" office:value-type="float" office:value="603" calcext:value-type="float">
            <text:p>603</text:p>
          </table:table-cell>
          <table:table-cell table:style-name="ce7" table:formula="of:=IF(RIGHT([.A908];6)=&quot;_X_X_X&quot;;3;IF(RIGHT([.A908];4)=&quot;_X_X&quot;;2;IF(RIGHT([.A9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rdw_basis_uitvoering_codelinksrechtsrijdend" calcext:value-type="string">
            <text:p>rdw_basis_uitvoering_codelinksrechtsrijdend</text:p>
          </table:table-cell>
          <table:table-cell table:formula="of:=IFERROR(FIND(&quot;_&quot;;[.$A909];1);LEN([.$A909]))" office:value-type="float" office:value="4" calcext:value-type="float">
            <text:p>4</text:p>
          </table:table-cell>
          <table:table-cell table:formula="of:=IFERROR(FIND(&quot;_&quot;;[.$A909];1+[.B909]);LEN([.$A909]))" office:value-type="float" office:value="10" calcext:value-type="float">
            <text:p>10</text:p>
          </table:table-cell>
          <table:table-cell table:formula="of:=IFERROR(FIND(&quot;_&quot;;[.$A909];1+[.C909]);LEN([.$A909]))" office:value-type="float" office:value="21" calcext:value-type="float">
            <text:p>21</text:p>
          </table:table-cell>
          <table:table-cell table:formula="of:=IFERROR(FIND(&quot;_&quot;;[.$A909];1+[.D909]);LEN([.$A909]))" office:value-type="float" office:value="43" calcext:value-type="float">
            <text:p>43</text:p>
          </table:table-cell>
          <table:table-cell table:formula="of:=IFERROR(FIND(&quot;_&quot;;[.$A909];1+[.E909]);LEN([.$A909]))" office:value-type="float" office:value="43" calcext:value-type="float">
            <text:p>43</text:p>
          </table:table-cell>
          <table:table-cell table:formula="of:=[.D909]" office:value-type="float" office:value="21" calcext:value-type="float">
            <text:p>21</text:p>
          </table:table-cell>
          <table:table-cell table:formula="of:=LEFT([.A909];[.G909])" office:value-type="string" office:string-value="rdw_basis_uitvoering_" calcext:value-type="string">
            <text:p>rdw_basis_uitvoering_</text:p>
          </table:table-cell>
          <table:table-cell table:formula="of:=VLOOKUP([.H909];[$source.$C$2:$source.$F$48];4;0)" office:value-type="float" office:value="603" calcext:value-type="float">
            <text:p>603</text:p>
          </table:table-cell>
          <table:table-cell table:style-name="ce7" table:formula="of:=IF(RIGHT([.A909];6)=&quot;_X_X_X&quot;;3;IF(RIGHT([.A909];4)=&quot;_X_X&quot;;2;IF(RIGHT([.A9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rdw_basis_uitvoering_einddatumrevisieuitvoering" calcext:value-type="string">
            <text:p>rdw_basis_uitvoering_einddatumrevisieuitvoering</text:p>
          </table:table-cell>
          <table:table-cell table:formula="of:=IFERROR(FIND(&quot;_&quot;;[.$A910];1);LEN([.$A910]))" office:value-type="float" office:value="4" calcext:value-type="float">
            <text:p>4</text:p>
          </table:table-cell>
          <table:table-cell table:formula="of:=IFERROR(FIND(&quot;_&quot;;[.$A910];1+[.B910]);LEN([.$A910]))" office:value-type="float" office:value="10" calcext:value-type="float">
            <text:p>10</text:p>
          </table:table-cell>
          <table:table-cell table:formula="of:=IFERROR(FIND(&quot;_&quot;;[.$A910];1+[.C910]);LEN([.$A910]))" office:value-type="float" office:value="21" calcext:value-type="float">
            <text:p>21</text:p>
          </table:table-cell>
          <table:table-cell table:formula="of:=IFERROR(FIND(&quot;_&quot;;[.$A910];1+[.D910]);LEN([.$A910]))" office:value-type="float" office:value="47" calcext:value-type="float">
            <text:p>47</text:p>
          </table:table-cell>
          <table:table-cell table:formula="of:=IFERROR(FIND(&quot;_&quot;;[.$A910];1+[.E910]);LEN([.$A910]))" office:value-type="float" office:value="47" calcext:value-type="float">
            <text:p>47</text:p>
          </table:table-cell>
          <table:table-cell table:formula="of:=[.D910]" office:value-type="float" office:value="21" calcext:value-type="float">
            <text:p>21</text:p>
          </table:table-cell>
          <table:table-cell table:formula="of:=LEFT([.A910];[.G910])" office:value-type="string" office:string-value="rdw_basis_uitvoering_" calcext:value-type="string">
            <text:p>rdw_basis_uitvoering_</text:p>
          </table:table-cell>
          <table:table-cell table:formula="of:=VLOOKUP([.H910];[$source.$C$2:$source.$F$48];4;0)" office:value-type="float" office:value="603" calcext:value-type="float">
            <text:p>603</text:p>
          </table:table-cell>
          <table:table-cell table:style-name="ce7" table:formula="of:=IF(RIGHT([.A910];6)=&quot;_X_X_X&quot;;3;IF(RIGHT([.A910];4)=&quot;_X_X&quot;;2;IF(RIGHT([.A9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rdw_basis_uitvoering_paramrijweerstandf0ondergrens" calcext:value-type="string">
            <text:p>rdw_basis_uitvoering_paramrijweerstandf0ondergrens</text:p>
          </table:table-cell>
          <table:table-cell table:formula="of:=IFERROR(FIND(&quot;_&quot;;[.$A911];1);LEN([.$A911]))" office:value-type="float" office:value="4" calcext:value-type="float">
            <text:p>4</text:p>
          </table:table-cell>
          <table:table-cell table:formula="of:=IFERROR(FIND(&quot;_&quot;;[.$A911];1+[.B911]);LEN([.$A911]))" office:value-type="float" office:value="10" calcext:value-type="float">
            <text:p>10</text:p>
          </table:table-cell>
          <table:table-cell table:formula="of:=IFERROR(FIND(&quot;_&quot;;[.$A911];1+[.C911]);LEN([.$A911]))" office:value-type="float" office:value="21" calcext:value-type="float">
            <text:p>21</text:p>
          </table:table-cell>
          <table:table-cell table:formula="of:=IFERROR(FIND(&quot;_&quot;;[.$A911];1+[.D911]);LEN([.$A911]))" office:value-type="float" office:value="50" calcext:value-type="float">
            <text:p>50</text:p>
          </table:table-cell>
          <table:table-cell table:formula="of:=IFERROR(FIND(&quot;_&quot;;[.$A911];1+[.E911]);LEN([.$A911]))" office:value-type="float" office:value="50" calcext:value-type="float">
            <text:p>50</text:p>
          </table:table-cell>
          <table:table-cell table:formula="of:=[.D911]" office:value-type="float" office:value="21" calcext:value-type="float">
            <text:p>21</text:p>
          </table:table-cell>
          <table:table-cell table:formula="of:=LEFT([.A911];[.G911])" office:value-type="string" office:string-value="rdw_basis_uitvoering_" calcext:value-type="string">
            <text:p>rdw_basis_uitvoering_</text:p>
          </table:table-cell>
          <table:table-cell table:formula="of:=VLOOKUP([.H911];[$source.$C$2:$source.$F$48];4;0)" office:value-type="float" office:value="603" calcext:value-type="float">
            <text:p>603</text:p>
          </table:table-cell>
          <table:table-cell table:style-name="ce7" table:formula="of:=IF(RIGHT([.A911];6)=&quot;_X_X_X&quot;;3;IF(RIGHT([.A911];4)=&quot;_X_X&quot;;2;IF(RIGHT([.A9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rdw_basis_uitvoering_paramrijweerstandf0bovengrens" calcext:value-type="string">
            <text:p>rdw_basis_uitvoering_paramrijweerstandf0bovengrens</text:p>
          </table:table-cell>
          <table:table-cell table:formula="of:=IFERROR(FIND(&quot;_&quot;;[.$A912];1);LEN([.$A912]))" office:value-type="float" office:value="4" calcext:value-type="float">
            <text:p>4</text:p>
          </table:table-cell>
          <table:table-cell table:formula="of:=IFERROR(FIND(&quot;_&quot;;[.$A912];1+[.B912]);LEN([.$A912]))" office:value-type="float" office:value="10" calcext:value-type="float">
            <text:p>10</text:p>
          </table:table-cell>
          <table:table-cell table:formula="of:=IFERROR(FIND(&quot;_&quot;;[.$A912];1+[.C912]);LEN([.$A912]))" office:value-type="float" office:value="21" calcext:value-type="float">
            <text:p>21</text:p>
          </table:table-cell>
          <table:table-cell table:formula="of:=IFERROR(FIND(&quot;_&quot;;[.$A912];1+[.D912]);LEN([.$A912]))" office:value-type="float" office:value="50" calcext:value-type="float">
            <text:p>50</text:p>
          </table:table-cell>
          <table:table-cell table:formula="of:=IFERROR(FIND(&quot;_&quot;;[.$A912];1+[.E912]);LEN([.$A912]))" office:value-type="float" office:value="50" calcext:value-type="float">
            <text:p>50</text:p>
          </table:table-cell>
          <table:table-cell table:formula="of:=[.D912]" office:value-type="float" office:value="21" calcext:value-type="float">
            <text:p>21</text:p>
          </table:table-cell>
          <table:table-cell table:formula="of:=LEFT([.A912];[.G912])" office:value-type="string" office:string-value="rdw_basis_uitvoering_" calcext:value-type="string">
            <text:p>rdw_basis_uitvoering_</text:p>
          </table:table-cell>
          <table:table-cell table:formula="of:=VLOOKUP([.H912];[$source.$C$2:$source.$F$48];4;0)" office:value-type="float" office:value="603" calcext:value-type="float">
            <text:p>603</text:p>
          </table:table-cell>
          <table:table-cell table:style-name="ce7" table:formula="of:=IF(RIGHT([.A912];6)=&quot;_X_X_X&quot;;3;IF(RIGHT([.A912];4)=&quot;_X_X&quot;;2;IF(RIGHT([.A9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rdw_basis_uitvoering_paramrijweerstandf1ondergrens" calcext:value-type="string">
            <text:p>rdw_basis_uitvoering_paramrijweerstandf1ondergrens</text:p>
          </table:table-cell>
          <table:table-cell table:formula="of:=IFERROR(FIND(&quot;_&quot;;[.$A913];1);LEN([.$A913]))" office:value-type="float" office:value="4" calcext:value-type="float">
            <text:p>4</text:p>
          </table:table-cell>
          <table:table-cell table:formula="of:=IFERROR(FIND(&quot;_&quot;;[.$A913];1+[.B913]);LEN([.$A913]))" office:value-type="float" office:value="10" calcext:value-type="float">
            <text:p>10</text:p>
          </table:table-cell>
          <table:table-cell table:formula="of:=IFERROR(FIND(&quot;_&quot;;[.$A913];1+[.C913]);LEN([.$A913]))" office:value-type="float" office:value="21" calcext:value-type="float">
            <text:p>21</text:p>
          </table:table-cell>
          <table:table-cell table:formula="of:=IFERROR(FIND(&quot;_&quot;;[.$A913];1+[.D913]);LEN([.$A913]))" office:value-type="float" office:value="50" calcext:value-type="float">
            <text:p>50</text:p>
          </table:table-cell>
          <table:table-cell table:formula="of:=IFERROR(FIND(&quot;_&quot;;[.$A913];1+[.E913]);LEN([.$A913]))" office:value-type="float" office:value="50" calcext:value-type="float">
            <text:p>50</text:p>
          </table:table-cell>
          <table:table-cell table:formula="of:=[.D913]" office:value-type="float" office:value="21" calcext:value-type="float">
            <text:p>21</text:p>
          </table:table-cell>
          <table:table-cell table:formula="of:=LEFT([.A913];[.G913])" office:value-type="string" office:string-value="rdw_basis_uitvoering_" calcext:value-type="string">
            <text:p>rdw_basis_uitvoering_</text:p>
          </table:table-cell>
          <table:table-cell table:formula="of:=VLOOKUP([.H913];[$source.$C$2:$source.$F$48];4;0)" office:value-type="float" office:value="603" calcext:value-type="float">
            <text:p>603</text:p>
          </table:table-cell>
          <table:table-cell table:style-name="ce7" table:formula="of:=IF(RIGHT([.A913];6)=&quot;_X_X_X&quot;;3;IF(RIGHT([.A913];4)=&quot;_X_X&quot;;2;IF(RIGHT([.A9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rdw_basis_uitvoering_paramrijweerstandf1bovengrens" calcext:value-type="string">
            <text:p>rdw_basis_uitvoering_paramrijweerstandf1bovengrens</text:p>
          </table:table-cell>
          <table:table-cell table:formula="of:=IFERROR(FIND(&quot;_&quot;;[.$A914];1);LEN([.$A914]))" office:value-type="float" office:value="4" calcext:value-type="float">
            <text:p>4</text:p>
          </table:table-cell>
          <table:table-cell table:formula="of:=IFERROR(FIND(&quot;_&quot;;[.$A914];1+[.B914]);LEN([.$A914]))" office:value-type="float" office:value="10" calcext:value-type="float">
            <text:p>10</text:p>
          </table:table-cell>
          <table:table-cell table:formula="of:=IFERROR(FIND(&quot;_&quot;;[.$A914];1+[.C914]);LEN([.$A914]))" office:value-type="float" office:value="21" calcext:value-type="float">
            <text:p>21</text:p>
          </table:table-cell>
          <table:table-cell table:formula="of:=IFERROR(FIND(&quot;_&quot;;[.$A914];1+[.D914]);LEN([.$A914]))" office:value-type="float" office:value="50" calcext:value-type="float">
            <text:p>50</text:p>
          </table:table-cell>
          <table:table-cell table:formula="of:=IFERROR(FIND(&quot;_&quot;;[.$A914];1+[.E914]);LEN([.$A914]))" office:value-type="float" office:value="50" calcext:value-type="float">
            <text:p>50</text:p>
          </table:table-cell>
          <table:table-cell table:formula="of:=[.D914]" office:value-type="float" office:value="21" calcext:value-type="float">
            <text:p>21</text:p>
          </table:table-cell>
          <table:table-cell table:formula="of:=LEFT([.A914];[.G914])" office:value-type="string" office:string-value="rdw_basis_uitvoering_" calcext:value-type="string">
            <text:p>rdw_basis_uitvoering_</text:p>
          </table:table-cell>
          <table:table-cell table:formula="of:=VLOOKUP([.H914];[$source.$C$2:$source.$F$48];4;0)" office:value-type="float" office:value="603" calcext:value-type="float">
            <text:p>603</text:p>
          </table:table-cell>
          <table:table-cell table:style-name="ce7" table:formula="of:=IF(RIGHT([.A914];6)=&quot;_X_X_X&quot;;3;IF(RIGHT([.A914];4)=&quot;_X_X&quot;;2;IF(RIGHT([.A9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rdw_basis_uitvoering_paramrijweerstandf2ondergrens" calcext:value-type="string">
            <text:p>rdw_basis_uitvoering_paramrijweerstandf2ondergrens</text:p>
          </table:table-cell>
          <table:table-cell table:formula="of:=IFERROR(FIND(&quot;_&quot;;[.$A915];1);LEN([.$A915]))" office:value-type="float" office:value="4" calcext:value-type="float">
            <text:p>4</text:p>
          </table:table-cell>
          <table:table-cell table:formula="of:=IFERROR(FIND(&quot;_&quot;;[.$A915];1+[.B915]);LEN([.$A915]))" office:value-type="float" office:value="10" calcext:value-type="float">
            <text:p>10</text:p>
          </table:table-cell>
          <table:table-cell table:formula="of:=IFERROR(FIND(&quot;_&quot;;[.$A915];1+[.C915]);LEN([.$A915]))" office:value-type="float" office:value="21" calcext:value-type="float">
            <text:p>21</text:p>
          </table:table-cell>
          <table:table-cell table:formula="of:=IFERROR(FIND(&quot;_&quot;;[.$A915];1+[.D915]);LEN([.$A915]))" office:value-type="float" office:value="50" calcext:value-type="float">
            <text:p>50</text:p>
          </table:table-cell>
          <table:table-cell table:formula="of:=IFERROR(FIND(&quot;_&quot;;[.$A915];1+[.E915]);LEN([.$A915]))" office:value-type="float" office:value="50" calcext:value-type="float">
            <text:p>50</text:p>
          </table:table-cell>
          <table:table-cell table:formula="of:=[.D915]" office:value-type="float" office:value="21" calcext:value-type="float">
            <text:p>21</text:p>
          </table:table-cell>
          <table:table-cell table:formula="of:=LEFT([.A915];[.G915])" office:value-type="string" office:string-value="rdw_basis_uitvoering_" calcext:value-type="string">
            <text:p>rdw_basis_uitvoering_</text:p>
          </table:table-cell>
          <table:table-cell table:formula="of:=VLOOKUP([.H915];[$source.$C$2:$source.$F$48];4;0)" office:value-type="float" office:value="603" calcext:value-type="float">
            <text:p>603</text:p>
          </table:table-cell>
          <table:table-cell table:style-name="ce7" table:formula="of:=IF(RIGHT([.A915];6)=&quot;_X_X_X&quot;;3;IF(RIGHT([.A915];4)=&quot;_X_X&quot;;2;IF(RIGHT([.A9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rdw_basis_uitvoering_paramrijweerstandf2bovengrens" calcext:value-type="string">
            <text:p>rdw_basis_uitvoering_paramrijweerstandf2bovengrens</text:p>
          </table:table-cell>
          <table:table-cell table:formula="of:=IFERROR(FIND(&quot;_&quot;;[.$A916];1);LEN([.$A916]))" office:value-type="float" office:value="4" calcext:value-type="float">
            <text:p>4</text:p>
          </table:table-cell>
          <table:table-cell table:formula="of:=IFERROR(FIND(&quot;_&quot;;[.$A916];1+[.B916]);LEN([.$A916]))" office:value-type="float" office:value="10" calcext:value-type="float">
            <text:p>10</text:p>
          </table:table-cell>
          <table:table-cell table:formula="of:=IFERROR(FIND(&quot;_&quot;;[.$A916];1+[.C916]);LEN([.$A916]))" office:value-type="float" office:value="21" calcext:value-type="float">
            <text:p>21</text:p>
          </table:table-cell>
          <table:table-cell table:formula="of:=IFERROR(FIND(&quot;_&quot;;[.$A916];1+[.D916]);LEN([.$A916]))" office:value-type="float" office:value="50" calcext:value-type="float">
            <text:p>50</text:p>
          </table:table-cell>
          <table:table-cell table:formula="of:=IFERROR(FIND(&quot;_&quot;;[.$A916];1+[.E916]);LEN([.$A916]))" office:value-type="float" office:value="50" calcext:value-type="float">
            <text:p>50</text:p>
          </table:table-cell>
          <table:table-cell table:formula="of:=[.D916]" office:value-type="float" office:value="21" calcext:value-type="float">
            <text:p>21</text:p>
          </table:table-cell>
          <table:table-cell table:formula="of:=LEFT([.A916];[.G916])" office:value-type="string" office:string-value="rdw_basis_uitvoering_" calcext:value-type="string">
            <text:p>rdw_basis_uitvoering_</text:p>
          </table:table-cell>
          <table:table-cell table:formula="of:=VLOOKUP([.H916];[$source.$C$2:$source.$F$48];4;0)" office:value-type="float" office:value="603" calcext:value-type="float">
            <text:p>603</text:p>
          </table:table-cell>
          <table:table-cell table:style-name="ce7" table:formula="of:=IF(RIGHT([.A916];6)=&quot;_X_X_X&quot;;3;IF(RIGHT([.A916];4)=&quot;_X_X&quot;;2;IF(RIGHT([.A91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rdw_basis_uitvoering_massaledigondergrens" calcext:value-type="string">
            <text:p>rdw_basis_uitvoering_massaledigondergrens</text:p>
          </table:table-cell>
          <table:table-cell table:formula="of:=IFERROR(FIND(&quot;_&quot;;[.$A917];1);LEN([.$A917]))" office:value-type="float" office:value="4" calcext:value-type="float">
            <text:p>4</text:p>
          </table:table-cell>
          <table:table-cell table:formula="of:=IFERROR(FIND(&quot;_&quot;;[.$A917];1+[.B917]);LEN([.$A917]))" office:value-type="float" office:value="10" calcext:value-type="float">
            <text:p>10</text:p>
          </table:table-cell>
          <table:table-cell table:formula="of:=IFERROR(FIND(&quot;_&quot;;[.$A917];1+[.C917]);LEN([.$A917]))" office:value-type="float" office:value="21" calcext:value-type="float">
            <text:p>21</text:p>
          </table:table-cell>
          <table:table-cell table:formula="of:=IFERROR(FIND(&quot;_&quot;;[.$A917];1+[.D917]);LEN([.$A917]))" office:value-type="float" office:value="41" calcext:value-type="float">
            <text:p>41</text:p>
          </table:table-cell>
          <table:table-cell table:formula="of:=IFERROR(FIND(&quot;_&quot;;[.$A917];1+[.E917]);LEN([.$A917]))" office:value-type="float" office:value="41" calcext:value-type="float">
            <text:p>41</text:p>
          </table:table-cell>
          <table:table-cell table:formula="of:=[.D917]" office:value-type="float" office:value="21" calcext:value-type="float">
            <text:p>21</text:p>
          </table:table-cell>
          <table:table-cell table:formula="of:=LEFT([.A917];[.G917])" office:value-type="string" office:string-value="rdw_basis_uitvoering_" calcext:value-type="string">
            <text:p>rdw_basis_uitvoering_</text:p>
          </table:table-cell>
          <table:table-cell table:formula="of:=VLOOKUP([.H917];[$source.$C$2:$source.$F$48];4;0)" office:value-type="float" office:value="603" calcext:value-type="float">
            <text:p>603</text:p>
          </table:table-cell>
          <table:table-cell table:style-name="ce7" table:formula="of:=IF(RIGHT([.A917];6)=&quot;_X_X_X&quot;;3;IF(RIGHT([.A917];4)=&quot;_X_X&quot;;2;IF(RIGHT([.A91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rdw_basis_uitvoering_massaledigbovengrens" calcext:value-type="string">
            <text:p>rdw_basis_uitvoering_massaledigbovengrens</text:p>
          </table:table-cell>
          <table:table-cell table:formula="of:=IFERROR(FIND(&quot;_&quot;;[.$A918];1);LEN([.$A918]))" office:value-type="float" office:value="4" calcext:value-type="float">
            <text:p>4</text:p>
          </table:table-cell>
          <table:table-cell table:formula="of:=IFERROR(FIND(&quot;_&quot;;[.$A918];1+[.B918]);LEN([.$A918]))" office:value-type="float" office:value="10" calcext:value-type="float">
            <text:p>10</text:p>
          </table:table-cell>
          <table:table-cell table:formula="of:=IFERROR(FIND(&quot;_&quot;;[.$A918];1+[.C918]);LEN([.$A918]))" office:value-type="float" office:value="21" calcext:value-type="float">
            <text:p>21</text:p>
          </table:table-cell>
          <table:table-cell table:formula="of:=IFERROR(FIND(&quot;_&quot;;[.$A918];1+[.D918]);LEN([.$A918]))" office:value-type="float" office:value="41" calcext:value-type="float">
            <text:p>41</text:p>
          </table:table-cell>
          <table:table-cell table:formula="of:=IFERROR(FIND(&quot;_&quot;;[.$A918];1+[.E918]);LEN([.$A918]))" office:value-type="float" office:value="41" calcext:value-type="float">
            <text:p>41</text:p>
          </table:table-cell>
          <table:table-cell table:formula="of:=[.D918]" office:value-type="float" office:value="21" calcext:value-type="float">
            <text:p>21</text:p>
          </table:table-cell>
          <table:table-cell table:formula="of:=LEFT([.A918];[.G918])" office:value-type="string" office:string-value="rdw_basis_uitvoering_" calcext:value-type="string">
            <text:p>rdw_basis_uitvoering_</text:p>
          </table:table-cell>
          <table:table-cell table:formula="of:=VLOOKUP([.H918];[$source.$C$2:$source.$F$48];4;0)" office:value-type="float" office:value="603" calcext:value-type="float">
            <text:p>603</text:p>
          </table:table-cell>
          <table:table-cell table:style-name="ce7" table:formula="of:=IF(RIGHT([.A918];6)=&quot;_X_X_X&quot;;3;IF(RIGHT([.A918];4)=&quot;_X_X&quot;;2;IF(RIGHT([.A9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rdw_basis_uitvoering_TimeStamp" calcext:value-type="string">
            <text:p>rdw_basis_uitvoering_TimeStamp</text:p>
          </table:table-cell>
          <table:table-cell table:formula="of:=IFERROR(FIND(&quot;_&quot;;[.$A919];1);LEN([.$A919]))" office:value-type="float" office:value="4" calcext:value-type="float">
            <text:p>4</text:p>
          </table:table-cell>
          <table:table-cell table:formula="of:=IFERROR(FIND(&quot;_&quot;;[.$A919];1+[.B919]);LEN([.$A919]))" office:value-type="float" office:value="10" calcext:value-type="float">
            <text:p>10</text:p>
          </table:table-cell>
          <table:table-cell table:formula="of:=IFERROR(FIND(&quot;_&quot;;[.$A919];1+[.C919]);LEN([.$A919]))" office:value-type="float" office:value="21" calcext:value-type="float">
            <text:p>21</text:p>
          </table:table-cell>
          <table:table-cell table:formula="of:=IFERROR(FIND(&quot;_&quot;;[.$A919];1+[.D919]);LEN([.$A919]))" office:value-type="float" office:value="30" calcext:value-type="float">
            <text:p>30</text:p>
          </table:table-cell>
          <table:table-cell table:formula="of:=IFERROR(FIND(&quot;_&quot;;[.$A919];1+[.E919]);LEN([.$A919]))" office:value-type="float" office:value="30" calcext:value-type="float">
            <text:p>30</text:p>
          </table:table-cell>
          <table:table-cell table:formula="of:=[.D919]" office:value-type="float" office:value="21" calcext:value-type="float">
            <text:p>21</text:p>
          </table:table-cell>
          <table:table-cell table:formula="of:=LEFT([.A919];[.G919])" office:value-type="string" office:string-value="rdw_basis_uitvoering_" calcext:value-type="string">
            <text:p>rdw_basis_uitvoering_</text:p>
          </table:table-cell>
          <table:table-cell table:formula="of:=VLOOKUP([.H919];[$source.$C$2:$source.$F$48];4;0)" office:value-type="float" office:value="603" calcext:value-type="float">
            <text:p>603</text:p>
          </table:table-cell>
          <table:table-cell table:style-name="ce7" table:formula="of:=IF(RIGHT([.A919];6)=&quot;_X_X_X&quot;;3;IF(RIGHT([.A919];4)=&quot;_X_X&quot;;2;IF(RIGHT([.A9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rdw_versnelling_uitvoering_volgnummerversnelling_X" calcext:value-type="string">
            <text:p>rdw_versnelling_uitvoering_volgnummerversnelling_X</text:p>
          </table:table-cell>
          <table:table-cell table:formula="of:=IFERROR(FIND(&quot;_&quot;;[.$A920];1);LEN([.$A920]))" office:value-type="float" office:value="4" calcext:value-type="float">
            <text:p>4</text:p>
          </table:table-cell>
          <table:table-cell table:formula="of:=IFERROR(FIND(&quot;_&quot;;[.$A920];1+[.B920]);LEN([.$A920]))" office:value-type="float" office:value="16" calcext:value-type="float">
            <text:p>16</text:p>
          </table:table-cell>
          <table:table-cell table:formula="of:=IFERROR(FIND(&quot;_&quot;;[.$A920];1+[.C920]);LEN([.$A920]))" office:value-type="float" office:value="27" calcext:value-type="float">
            <text:p>27</text:p>
          </table:table-cell>
          <table:table-cell table:formula="of:=IFERROR(FIND(&quot;_&quot;;[.$A920];1+[.D920]);LEN([.$A920]))" office:value-type="float" office:value="49" calcext:value-type="float">
            <text:p>49</text:p>
          </table:table-cell>
          <table:table-cell table:formula="of:=IFERROR(FIND(&quot;_&quot;;[.$A920];1+[.E920]);LEN([.$A920]))" office:value-type="float" office:value="50" calcext:value-type="float">
            <text:p>50</text:p>
          </table:table-cell>
          <table:table-cell table:formula="of:=[.D920]" office:value-type="float" office:value="27" calcext:value-type="float">
            <text:p>27</text:p>
          </table:table-cell>
          <table:table-cell table:formula="of:=LEFT([.A920];[.G920])" office:value-type="string" office:string-value="rdw_versnelling_uitvoering_" calcext:value-type="string">
            <text:p>rdw_versnelling_uitvoering_</text:p>
          </table:table-cell>
          <table:table-cell table:formula="of:=VLOOKUP([.H920];[$source.$C$2:$source.$F$48];4;0)" office:value-type="float" office:value="610" calcext:value-type="float">
            <text:p>610</text:p>
          </table:table-cell>
          <table:table-cell table:style-name="ce7" table:formula="of:=IF(RIGHT([.A920];6)=&quot;_X_X_X&quot;;3;IF(RIGHT([.A920];4)=&quot;_X_X&quot;;2;IF(RIGHT([.A9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rdw_versnelling_uitvoering_codetypeversnellingsbak_X" calcext:value-type="string">
            <text:p>rdw_versnelling_uitvoering_codetypeversnellingsbak_X</text:p>
          </table:table-cell>
          <table:table-cell table:formula="of:=IFERROR(FIND(&quot;_&quot;;[.$A921];1);LEN([.$A921]))" office:value-type="float" office:value="4" calcext:value-type="float">
            <text:p>4</text:p>
          </table:table-cell>
          <table:table-cell table:formula="of:=IFERROR(FIND(&quot;_&quot;;[.$A921];1+[.B921]);LEN([.$A921]))" office:value-type="float" office:value="16" calcext:value-type="float">
            <text:p>16</text:p>
          </table:table-cell>
          <table:table-cell table:formula="of:=IFERROR(FIND(&quot;_&quot;;[.$A921];1+[.C921]);LEN([.$A921]))" office:value-type="float" office:value="27" calcext:value-type="float">
            <text:p>27</text:p>
          </table:table-cell>
          <table:table-cell table:formula="of:=IFERROR(FIND(&quot;_&quot;;[.$A921];1+[.D921]);LEN([.$A921]))" office:value-type="float" office:value="51" calcext:value-type="float">
            <text:p>51</text:p>
          </table:table-cell>
          <table:table-cell table:formula="of:=IFERROR(FIND(&quot;_&quot;;[.$A921];1+[.E921]);LEN([.$A921]))" office:value-type="float" office:value="52" calcext:value-type="float">
            <text:p>52</text:p>
          </table:table-cell>
          <table:table-cell table:formula="of:=[.D921]" office:value-type="float" office:value="27" calcext:value-type="float">
            <text:p>27</text:p>
          </table:table-cell>
          <table:table-cell table:formula="of:=LEFT([.A921];[.G921])" office:value-type="string" office:string-value="rdw_versnelling_uitvoering_" calcext:value-type="string">
            <text:p>rdw_versnelling_uitvoering_</text:p>
          </table:table-cell>
          <table:table-cell table:formula="of:=VLOOKUP([.H921];[$source.$C$2:$source.$F$48];4;0)" office:value-type="float" office:value="610" calcext:value-type="float">
            <text:p>610</text:p>
          </table:table-cell>
          <table:table-cell table:style-name="ce7" table:formula="of:=IF(RIGHT([.A921];6)=&quot;_X_X_X&quot;;3;IF(RIGHT([.A921];4)=&quot;_X_X&quot;;2;IF(RIGHT([.A9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rdw_versnelling_uitvoering_aantalversnellingenondergrens_X" calcext:value-type="string">
            <text:p>rdw_versnelling_uitvoering_aantalversnellingenondergrens_X</text:p>
          </table:table-cell>
          <table:table-cell table:formula="of:=IFERROR(FIND(&quot;_&quot;;[.$A922];1);LEN([.$A922]))" office:value-type="float" office:value="4" calcext:value-type="float">
            <text:p>4</text:p>
          </table:table-cell>
          <table:table-cell table:formula="of:=IFERROR(FIND(&quot;_&quot;;[.$A922];1+[.B922]);LEN([.$A922]))" office:value-type="float" office:value="16" calcext:value-type="float">
            <text:p>16</text:p>
          </table:table-cell>
          <table:table-cell table:formula="of:=IFERROR(FIND(&quot;_&quot;;[.$A922];1+[.C922]);LEN([.$A922]))" office:value-type="float" office:value="27" calcext:value-type="float">
            <text:p>27</text:p>
          </table:table-cell>
          <table:table-cell table:formula="of:=IFERROR(FIND(&quot;_&quot;;[.$A922];1+[.D922]);LEN([.$A922]))" office:value-type="float" office:value="57" calcext:value-type="float">
            <text:p>57</text:p>
          </table:table-cell>
          <table:table-cell table:formula="of:=IFERROR(FIND(&quot;_&quot;;[.$A922];1+[.E922]);LEN([.$A922]))" office:value-type="float" office:value="58" calcext:value-type="float">
            <text:p>58</text:p>
          </table:table-cell>
          <table:table-cell table:formula="of:=[.D922]" office:value-type="float" office:value="27" calcext:value-type="float">
            <text:p>27</text:p>
          </table:table-cell>
          <table:table-cell table:formula="of:=LEFT([.A922];[.G922])" office:value-type="string" office:string-value="rdw_versnelling_uitvoering_" calcext:value-type="string">
            <text:p>rdw_versnelling_uitvoering_</text:p>
          </table:table-cell>
          <table:table-cell table:formula="of:=VLOOKUP([.H922];[$source.$C$2:$source.$F$48];4;0)" office:value-type="float" office:value="610" calcext:value-type="float">
            <text:p>610</text:p>
          </table:table-cell>
          <table:table-cell table:style-name="ce7" table:formula="of:=IF(RIGHT([.A922];6)=&quot;_X_X_X&quot;;3;IF(RIGHT([.A922];4)=&quot;_X_X&quot;;2;IF(RIGHT([.A9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rdw_versnelling_uitvoering_aantalversnellingenbovengrens_X" calcext:value-type="string">
            <text:p>rdw_versnelling_uitvoering_aantalversnellingenbovengrens_X</text:p>
          </table:table-cell>
          <table:table-cell table:formula="of:=IFERROR(FIND(&quot;_&quot;;[.$A923];1);LEN([.$A923]))" office:value-type="float" office:value="4" calcext:value-type="float">
            <text:p>4</text:p>
          </table:table-cell>
          <table:table-cell table:formula="of:=IFERROR(FIND(&quot;_&quot;;[.$A923];1+[.B923]);LEN([.$A923]))" office:value-type="float" office:value="16" calcext:value-type="float">
            <text:p>16</text:p>
          </table:table-cell>
          <table:table-cell table:formula="of:=IFERROR(FIND(&quot;_&quot;;[.$A923];1+[.C923]);LEN([.$A923]))" office:value-type="float" office:value="27" calcext:value-type="float">
            <text:p>27</text:p>
          </table:table-cell>
          <table:table-cell table:formula="of:=IFERROR(FIND(&quot;_&quot;;[.$A923];1+[.D923]);LEN([.$A923]))" office:value-type="float" office:value="57" calcext:value-type="float">
            <text:p>57</text:p>
          </table:table-cell>
          <table:table-cell table:formula="of:=IFERROR(FIND(&quot;_&quot;;[.$A923];1+[.E923]);LEN([.$A923]))" office:value-type="float" office:value="58" calcext:value-type="float">
            <text:p>58</text:p>
          </table:table-cell>
          <table:table-cell table:formula="of:=[.D923]" office:value-type="float" office:value="27" calcext:value-type="float">
            <text:p>27</text:p>
          </table:table-cell>
          <table:table-cell table:formula="of:=LEFT([.A923];[.G923])" office:value-type="string" office:string-value="rdw_versnelling_uitvoering_" calcext:value-type="string">
            <text:p>rdw_versnelling_uitvoering_</text:p>
          </table:table-cell>
          <table:table-cell table:formula="of:=VLOOKUP([.H923];[$source.$C$2:$source.$F$48];4;0)" office:value-type="float" office:value="610" calcext:value-type="float">
            <text:p>610</text:p>
          </table:table-cell>
          <table:table-cell table:style-name="ce7" table:formula="of:=IF(RIGHT([.A923];6)=&quot;_X_X_X&quot;;3;IF(RIGHT([.A923];4)=&quot;_X_X&quot;;2;IF(RIGHT([.A9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rdw_versnelling_uitvoering_composite_key_X" calcext:value-type="string">
            <text:p>rdw_versnelling_uitvoering_composite_key_X</text:p>
          </table:table-cell>
          <table:table-cell table:formula="of:=IFERROR(FIND(&quot;_&quot;;[.$A924];1);LEN([.$A924]))" office:value-type="float" office:value="4" calcext:value-type="float">
            <text:p>4</text:p>
          </table:table-cell>
          <table:table-cell table:formula="of:=IFERROR(FIND(&quot;_&quot;;[.$A924];1+[.B924]);LEN([.$A924]))" office:value-type="float" office:value="16" calcext:value-type="float">
            <text:p>16</text:p>
          </table:table-cell>
          <table:table-cell table:formula="of:=IFERROR(FIND(&quot;_&quot;;[.$A924];1+[.C924]);LEN([.$A924]))" office:value-type="float" office:value="27" calcext:value-type="float">
            <text:p>27</text:p>
          </table:table-cell>
          <table:table-cell table:formula="of:=IFERROR(FIND(&quot;_&quot;;[.$A924];1+[.D924]);LEN([.$A924]))" office:value-type="float" office:value="37" calcext:value-type="float">
            <text:p>37</text:p>
          </table:table-cell>
          <table:table-cell table:formula="of:=IFERROR(FIND(&quot;_&quot;;[.$A924];1+[.E924]);LEN([.$A924]))" office:value-type="float" office:value="41" calcext:value-type="float">
            <text:p>41</text:p>
          </table:table-cell>
          <table:table-cell table:formula="of:=[.D924]" office:value-type="float" office:value="27" calcext:value-type="float">
            <text:p>27</text:p>
          </table:table-cell>
          <table:table-cell table:formula="of:=LEFT([.A924];[.G924])" office:value-type="string" office:string-value="rdw_versnelling_uitvoering_" calcext:value-type="string">
            <text:p>rdw_versnelling_uitvoering_</text:p>
          </table:table-cell>
          <table:table-cell table:formula="of:=VLOOKUP([.H924];[$source.$C$2:$source.$F$48];4;0)" office:value-type="float" office:value="610" calcext:value-type="float">
            <text:p>610</text:p>
          </table:table-cell>
          <table:table-cell table:style-name="ce7" table:formula="of:=IF(RIGHT([.A924];6)=&quot;_X_X_X&quot;;3;IF(RIGHT([.A924];4)=&quot;_X_X&quot;;2;IF(RIGHT([.A92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rdw_versnelling_uitvoering_TimeStamp" calcext:value-type="string">
            <text:p>rdw_versnelling_uitvoering_TimeStamp</text:p>
          </table:table-cell>
          <table:table-cell table:formula="of:=IFERROR(FIND(&quot;_&quot;;[.$A925];1);LEN([.$A925]))" office:value-type="float" office:value="4" calcext:value-type="float">
            <text:p>4</text:p>
          </table:table-cell>
          <table:table-cell table:formula="of:=IFERROR(FIND(&quot;_&quot;;[.$A925];1+[.B925]);LEN([.$A925]))" office:value-type="float" office:value="16" calcext:value-type="float">
            <text:p>16</text:p>
          </table:table-cell>
          <table:table-cell table:formula="of:=IFERROR(FIND(&quot;_&quot;;[.$A925];1+[.C925]);LEN([.$A925]))" office:value-type="float" office:value="27" calcext:value-type="float">
            <text:p>27</text:p>
          </table:table-cell>
          <table:table-cell table:formula="of:=IFERROR(FIND(&quot;_&quot;;[.$A925];1+[.D925]);LEN([.$A925]))" office:value-type="float" office:value="36" calcext:value-type="float">
            <text:p>36</text:p>
          </table:table-cell>
          <table:table-cell table:formula="of:=IFERROR(FIND(&quot;_&quot;;[.$A925];1+[.E925]);LEN([.$A925]))" office:value-type="float" office:value="36" calcext:value-type="float">
            <text:p>36</text:p>
          </table:table-cell>
          <table:table-cell table:formula="of:=[.D925]" office:value-type="float" office:value="27" calcext:value-type="float">
            <text:p>27</text:p>
          </table:table-cell>
          <table:table-cell table:formula="of:=LEFT([.A925];[.G925])" office:value-type="string" office:string-value="rdw_versnelling_uitvoering_" calcext:value-type="string">
            <text:p>rdw_versnelling_uitvoering_</text:p>
          </table:table-cell>
          <table:table-cell table:formula="of:=VLOOKUP([.H925];[$source.$C$2:$source.$F$48];4;0)" office:value-type="float" office:value="610" calcext:value-type="float">
            <text:p>610</text:p>
          </table:table-cell>
          <table:table-cell table:style-name="ce7" table:formula="of:=IF(RIGHT([.A925];6)=&quot;_X_X_X&quot;;3;IF(RIGHT([.A925];4)=&quot;_X_X&quot;;2;IF(RIGHT([.A92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rdw_aandrijving_uitvoering_volgnummeraandrijving_X" calcext:value-type="string">
            <text:p>rdw_aandrijving_uitvoering_volgnummeraandrijving_X</text:p>
          </table:table-cell>
          <table:table-cell table:formula="of:=IFERROR(FIND(&quot;_&quot;;[.$A926];1);LEN([.$A926]))" office:value-type="float" office:value="4" calcext:value-type="float">
            <text:p>4</text:p>
          </table:table-cell>
          <table:table-cell table:formula="of:=IFERROR(FIND(&quot;_&quot;;[.$A926];1+[.B926]);LEN([.$A926]))" office:value-type="float" office:value="16" calcext:value-type="float">
            <text:p>16</text:p>
          </table:table-cell>
          <table:table-cell table:formula="of:=IFERROR(FIND(&quot;_&quot;;[.$A926];1+[.C926]);LEN([.$A926]))" office:value-type="float" office:value="27" calcext:value-type="float">
            <text:p>27</text:p>
          </table:table-cell>
          <table:table-cell table:formula="of:=IFERROR(FIND(&quot;_&quot;;[.$A926];1+[.D926]);LEN([.$A926]))" office:value-type="float" office:value="49" calcext:value-type="float">
            <text:p>49</text:p>
          </table:table-cell>
          <table:table-cell table:formula="of:=IFERROR(FIND(&quot;_&quot;;[.$A926];1+[.E926]);LEN([.$A926]))" office:value-type="float" office:value="50" calcext:value-type="float">
            <text:p>50</text:p>
          </table:table-cell>
          <table:table-cell table:formula="of:=[.D926]" office:value-type="float" office:value="27" calcext:value-type="float">
            <text:p>27</text:p>
          </table:table-cell>
          <table:table-cell table:formula="of:=LEFT([.A926];[.G926])" office:value-type="string" office:string-value="rdw_aandrijving_uitvoering_" calcext:value-type="string">
            <text:p>rdw_aandrijving_uitvoering_</text:p>
          </table:table-cell>
          <table:table-cell table:formula="of:=VLOOKUP([.H926];[$source.$C$2:$source.$F$48];4;0)" office:value-type="float" office:value="607" calcext:value-type="float">
            <text:p>607</text:p>
          </table:table-cell>
          <table:table-cell table:style-name="ce7" table:formula="of:=IF(RIGHT([.A926];6)=&quot;_X_X_X&quot;;3;IF(RIGHT([.A926];4)=&quot;_X_X&quot;;2;IF(RIGHT([.A92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rdw_aandrijving_uitvoering_motorcode_X" calcext:value-type="string">
            <text:p>rdw_aandrijving_uitvoering_motorcode_X</text:p>
          </table:table-cell>
          <table:table-cell table:formula="of:=IFERROR(FIND(&quot;_&quot;;[.$A927];1);LEN([.$A927]))" office:value-type="float" office:value="4" calcext:value-type="float">
            <text:p>4</text:p>
          </table:table-cell>
          <table:table-cell table:formula="of:=IFERROR(FIND(&quot;_&quot;;[.$A927];1+[.B927]);LEN([.$A927]))" office:value-type="float" office:value="16" calcext:value-type="float">
            <text:p>16</text:p>
          </table:table-cell>
          <table:table-cell table:formula="of:=IFERROR(FIND(&quot;_&quot;;[.$A927];1+[.C927]);LEN([.$A927]))" office:value-type="float" office:value="27" calcext:value-type="float">
            <text:p>27</text:p>
          </table:table-cell>
          <table:table-cell table:formula="of:=IFERROR(FIND(&quot;_&quot;;[.$A927];1+[.D927]);LEN([.$A927]))" office:value-type="float" office:value="37" calcext:value-type="float">
            <text:p>37</text:p>
          </table:table-cell>
          <table:table-cell table:formula="of:=IFERROR(FIND(&quot;_&quot;;[.$A927];1+[.E927]);LEN([.$A927]))" office:value-type="float" office:value="38" calcext:value-type="float">
            <text:p>38</text:p>
          </table:table-cell>
          <table:table-cell table:formula="of:=[.D927]" office:value-type="float" office:value="27" calcext:value-type="float">
            <text:p>27</text:p>
          </table:table-cell>
          <table:table-cell table:formula="of:=LEFT([.A927];[.G927])" office:value-type="string" office:string-value="rdw_aandrijving_uitvoering_" calcext:value-type="string">
            <text:p>rdw_aandrijving_uitvoering_</text:p>
          </table:table-cell>
          <table:table-cell table:formula="of:=VLOOKUP([.H927];[$source.$C$2:$source.$F$48];4;0)" office:value-type="float" office:value="607" calcext:value-type="float">
            <text:p>607</text:p>
          </table:table-cell>
          <table:table-cell table:style-name="ce7" table:formula="of:=IF(RIGHT([.A927];6)=&quot;_X_X_X&quot;;3;IF(RIGHT([.A927];4)=&quot;_X_X&quot;;2;IF(RIGHT([.A92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rdw_aandrijving_uitvoering_codewerkingmotor_X" calcext:value-type="string">
            <text:p>rdw_aandrijving_uitvoering_codewerkingmotor_X</text:p>
          </table:table-cell>
          <table:table-cell table:formula="of:=IFERROR(FIND(&quot;_&quot;;[.$A928];1);LEN([.$A928]))" office:value-type="float" office:value="4" calcext:value-type="float">
            <text:p>4</text:p>
          </table:table-cell>
          <table:table-cell table:formula="of:=IFERROR(FIND(&quot;_&quot;;[.$A928];1+[.B928]);LEN([.$A928]))" office:value-type="float" office:value="16" calcext:value-type="float">
            <text:p>16</text:p>
          </table:table-cell>
          <table:table-cell table:formula="of:=IFERROR(FIND(&quot;_&quot;;[.$A928];1+[.C928]);LEN([.$A928]))" office:value-type="float" office:value="27" calcext:value-type="float">
            <text:p>27</text:p>
          </table:table-cell>
          <table:table-cell table:formula="of:=IFERROR(FIND(&quot;_&quot;;[.$A928];1+[.D928]);LEN([.$A928]))" office:value-type="float" office:value="44" calcext:value-type="float">
            <text:p>44</text:p>
          </table:table-cell>
          <table:table-cell table:formula="of:=IFERROR(FIND(&quot;_&quot;;[.$A928];1+[.E928]);LEN([.$A928]))" office:value-type="float" office:value="45" calcext:value-type="float">
            <text:p>45</text:p>
          </table:table-cell>
          <table:table-cell table:formula="of:=[.D928]" office:value-type="float" office:value="27" calcext:value-type="float">
            <text:p>27</text:p>
          </table:table-cell>
          <table:table-cell table:formula="of:=LEFT([.A928];[.G928])" office:value-type="string" office:string-value="rdw_aandrijving_uitvoering_" calcext:value-type="string">
            <text:p>rdw_aandrijving_uitvoering_</text:p>
          </table:table-cell>
          <table:table-cell table:formula="of:=VLOOKUP([.H928];[$source.$C$2:$source.$F$48];4;0)" office:value-type="float" office:value="607" calcext:value-type="float">
            <text:p>607</text:p>
          </table:table-cell>
          <table:table-cell table:style-name="ce7" table:formula="of:=IF(RIGHT([.A928];6)=&quot;_X_X_X&quot;;3;IF(RIGHT([.A928];4)=&quot;_X_X&quot;;2;IF(RIGHT([.A92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rdw_aandrijving_uitvoering_aantalcilinders_X" calcext:value-type="string">
            <text:p>rdw_aandrijving_uitvoering_aantalcilinders_X</text:p>
          </table:table-cell>
          <table:table-cell table:formula="of:=IFERROR(FIND(&quot;_&quot;;[.$A929];1);LEN([.$A929]))" office:value-type="float" office:value="4" calcext:value-type="float">
            <text:p>4</text:p>
          </table:table-cell>
          <table:table-cell table:formula="of:=IFERROR(FIND(&quot;_&quot;;[.$A929];1+[.B929]);LEN([.$A929]))" office:value-type="float" office:value="16" calcext:value-type="float">
            <text:p>16</text:p>
          </table:table-cell>
          <table:table-cell table:formula="of:=IFERROR(FIND(&quot;_&quot;;[.$A929];1+[.C929]);LEN([.$A929]))" office:value-type="float" office:value="27" calcext:value-type="float">
            <text:p>27</text:p>
          </table:table-cell>
          <table:table-cell table:formula="of:=IFERROR(FIND(&quot;_&quot;;[.$A929];1+[.D929]);LEN([.$A929]))" office:value-type="float" office:value="43" calcext:value-type="float">
            <text:p>43</text:p>
          </table:table-cell>
          <table:table-cell table:formula="of:=IFERROR(FIND(&quot;_&quot;;[.$A929];1+[.E929]);LEN([.$A929]))" office:value-type="float" office:value="44" calcext:value-type="float">
            <text:p>44</text:p>
          </table:table-cell>
          <table:table-cell table:formula="of:=[.D929]" office:value-type="float" office:value="27" calcext:value-type="float">
            <text:p>27</text:p>
          </table:table-cell>
          <table:table-cell table:formula="of:=LEFT([.A929];[.G929])" office:value-type="string" office:string-value="rdw_aandrijving_uitvoering_" calcext:value-type="string">
            <text:p>rdw_aandrijving_uitvoering_</text:p>
          </table:table-cell>
          <table:table-cell table:formula="of:=VLOOKUP([.H929];[$source.$C$2:$source.$F$48];4;0)" office:value-type="float" office:value="607" calcext:value-type="float">
            <text:p>607</text:p>
          </table:table-cell>
          <table:table-cell table:style-name="ce7" table:formula="of:=IF(RIGHT([.A929];6)=&quot;_X_X_X&quot;;3;IF(RIGHT([.A929];4)=&quot;_X_X&quot;;2;IF(RIGHT([.A929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rdw_aandrijving_uitvoering_cilinderinhoud_X" calcext:value-type="string">
            <text:p>rdw_aandrijving_uitvoering_cilinderinhoud_X</text:p>
          </table:table-cell>
          <table:table-cell table:formula="of:=IFERROR(FIND(&quot;_&quot;;[.$A930];1);LEN([.$A930]))" office:value-type="float" office:value="4" calcext:value-type="float">
            <text:p>4</text:p>
          </table:table-cell>
          <table:table-cell table:formula="of:=IFERROR(FIND(&quot;_&quot;;[.$A930];1+[.B930]);LEN([.$A930]))" office:value-type="float" office:value="16" calcext:value-type="float">
            <text:p>16</text:p>
          </table:table-cell>
          <table:table-cell table:formula="of:=IFERROR(FIND(&quot;_&quot;;[.$A930];1+[.C930]);LEN([.$A930]))" office:value-type="float" office:value="27" calcext:value-type="float">
            <text:p>27</text:p>
          </table:table-cell>
          <table:table-cell table:formula="of:=IFERROR(FIND(&quot;_&quot;;[.$A930];1+[.D930]);LEN([.$A930]))" office:value-type="float" office:value="42" calcext:value-type="float">
            <text:p>42</text:p>
          </table:table-cell>
          <table:table-cell table:formula="of:=IFERROR(FIND(&quot;_&quot;;[.$A930];1+[.E930]);LEN([.$A930]))" office:value-type="float" office:value="43" calcext:value-type="float">
            <text:p>43</text:p>
          </table:table-cell>
          <table:table-cell table:formula="of:=[.D930]" office:value-type="float" office:value="27" calcext:value-type="float">
            <text:p>27</text:p>
          </table:table-cell>
          <table:table-cell table:formula="of:=LEFT([.A930];[.G930])" office:value-type="string" office:string-value="rdw_aandrijving_uitvoering_" calcext:value-type="string">
            <text:p>rdw_aandrijving_uitvoering_</text:p>
          </table:table-cell>
          <table:table-cell table:formula="of:=VLOOKUP([.H930];[$source.$C$2:$source.$F$48];4;0)" office:value-type="float" office:value="607" calcext:value-type="float">
            <text:p>607</text:p>
          </table:table-cell>
          <table:table-cell table:style-name="ce7" table:formula="of:=IF(RIGHT([.A930];6)=&quot;_X_X_X&quot;;3;IF(RIGHT([.A930];4)=&quot;_X_X&quot;;2;IF(RIGHT([.A93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rdw_aandrijving_uitvoering_codebrandstoftypemotor_X" calcext:value-type="string">
            <text:p>rdw_aandrijving_uitvoering_codebrandstoftypemotor_X</text:p>
          </table:table-cell>
          <table:table-cell table:formula="of:=IFERROR(FIND(&quot;_&quot;;[.$A931];1);LEN([.$A931]))" office:value-type="float" office:value="4" calcext:value-type="float">
            <text:p>4</text:p>
          </table:table-cell>
          <table:table-cell table:formula="of:=IFERROR(FIND(&quot;_&quot;;[.$A931];1+[.B931]);LEN([.$A931]))" office:value-type="float" office:value="16" calcext:value-type="float">
            <text:p>16</text:p>
          </table:table-cell>
          <table:table-cell table:formula="of:=IFERROR(FIND(&quot;_&quot;;[.$A931];1+[.C931]);LEN([.$A931]))" office:value-type="float" office:value="27" calcext:value-type="float">
            <text:p>27</text:p>
          </table:table-cell>
          <table:table-cell table:formula="of:=IFERROR(FIND(&quot;_&quot;;[.$A931];1+[.D931]);LEN([.$A931]))" office:value-type="float" office:value="50" calcext:value-type="float">
            <text:p>50</text:p>
          </table:table-cell>
          <table:table-cell table:formula="of:=IFERROR(FIND(&quot;_&quot;;[.$A931];1+[.E931]);LEN([.$A931]))" office:value-type="float" office:value="51" calcext:value-type="float">
            <text:p>51</text:p>
          </table:table-cell>
          <table:table-cell table:formula="of:=[.D931]" office:value-type="float" office:value="27" calcext:value-type="float">
            <text:p>27</text:p>
          </table:table-cell>
          <table:table-cell table:formula="of:=LEFT([.A931];[.G931])" office:value-type="string" office:string-value="rdw_aandrijving_uitvoering_" calcext:value-type="string">
            <text:p>rdw_aandrijving_uitvoering_</text:p>
          </table:table-cell>
          <table:table-cell table:formula="of:=VLOOKUP([.H931];[$source.$C$2:$source.$F$48];4;0)" office:value-type="float" office:value="607" calcext:value-type="float">
            <text:p>607</text:p>
          </table:table-cell>
          <table:table-cell table:style-name="ce7" table:formula="of:=IF(RIGHT([.A931];6)=&quot;_X_X_X&quot;;3;IF(RIGHT([.A931];4)=&quot;_X_X&quot;;2;IF(RIGHT([.A93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rdw_aandrijving_uitvoering_composite_key_X" calcext:value-type="string">
            <text:p>rdw_aandrijving_uitvoering_composite_key_X</text:p>
          </table:table-cell>
          <table:table-cell table:formula="of:=IFERROR(FIND(&quot;_&quot;;[.$A932];1);LEN([.$A932]))" office:value-type="float" office:value="4" calcext:value-type="float">
            <text:p>4</text:p>
          </table:table-cell>
          <table:table-cell table:formula="of:=IFERROR(FIND(&quot;_&quot;;[.$A932];1+[.B932]);LEN([.$A932]))" office:value-type="float" office:value="16" calcext:value-type="float">
            <text:p>16</text:p>
          </table:table-cell>
          <table:table-cell table:formula="of:=IFERROR(FIND(&quot;_&quot;;[.$A932];1+[.C932]);LEN([.$A932]))" office:value-type="float" office:value="27" calcext:value-type="float">
            <text:p>27</text:p>
          </table:table-cell>
          <table:table-cell table:formula="of:=IFERROR(FIND(&quot;_&quot;;[.$A932];1+[.D932]);LEN([.$A932]))" office:value-type="float" office:value="37" calcext:value-type="float">
            <text:p>37</text:p>
          </table:table-cell>
          <table:table-cell table:formula="of:=IFERROR(FIND(&quot;_&quot;;[.$A932];1+[.E932]);LEN([.$A932]))" office:value-type="float" office:value="41" calcext:value-type="float">
            <text:p>41</text:p>
          </table:table-cell>
          <table:table-cell table:formula="of:=[.D932]" office:value-type="float" office:value="27" calcext:value-type="float">
            <text:p>27</text:p>
          </table:table-cell>
          <table:table-cell table:formula="of:=LEFT([.A932];[.G932])" office:value-type="string" office:string-value="rdw_aandrijving_uitvoering_" calcext:value-type="string">
            <text:p>rdw_aandrijving_uitvoering_</text:p>
          </table:table-cell>
          <table:table-cell table:formula="of:=VLOOKUP([.H932];[$source.$C$2:$source.$F$48];4;0)" office:value-type="float" office:value="607" calcext:value-type="float">
            <text:p>607</text:p>
          </table:table-cell>
          <table:table-cell table:style-name="ce7" table:formula="of:=IF(RIGHT([.A932];6)=&quot;_X_X_X&quot;;3;IF(RIGHT([.A932];4)=&quot;_X_X&quot;;2;IF(RIGHT([.A93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rdw_aandrijving_uitvoering_hybridemotorindicator_X" calcext:value-type="string">
            <text:p>rdw_aandrijving_uitvoering_hybridemotorindicator_X</text:p>
          </table:table-cell>
          <table:table-cell table:formula="of:=IFERROR(FIND(&quot;_&quot;;[.$A933];1);LEN([.$A933]))" office:value-type="float" office:value="4" calcext:value-type="float">
            <text:p>4</text:p>
          </table:table-cell>
          <table:table-cell table:formula="of:=IFERROR(FIND(&quot;_&quot;;[.$A933];1+[.B933]);LEN([.$A933]))" office:value-type="float" office:value="16" calcext:value-type="float">
            <text:p>16</text:p>
          </table:table-cell>
          <table:table-cell table:formula="of:=IFERROR(FIND(&quot;_&quot;;[.$A933];1+[.C933]);LEN([.$A933]))" office:value-type="float" office:value="27" calcext:value-type="float">
            <text:p>27</text:p>
          </table:table-cell>
          <table:table-cell table:formula="of:=IFERROR(FIND(&quot;_&quot;;[.$A933];1+[.D933]);LEN([.$A933]))" office:value-type="float" office:value="49" calcext:value-type="float">
            <text:p>49</text:p>
          </table:table-cell>
          <table:table-cell table:formula="of:=IFERROR(FIND(&quot;_&quot;;[.$A933];1+[.E933]);LEN([.$A933]))" office:value-type="float" office:value="50" calcext:value-type="float">
            <text:p>50</text:p>
          </table:table-cell>
          <table:table-cell table:formula="of:=[.D933]" office:value-type="float" office:value="27" calcext:value-type="float">
            <text:p>27</text:p>
          </table:table-cell>
          <table:table-cell table:formula="of:=LEFT([.A933];[.G933])" office:value-type="string" office:string-value="rdw_aandrijving_uitvoering_" calcext:value-type="string">
            <text:p>rdw_aandrijving_uitvoering_</text:p>
          </table:table-cell>
          <table:table-cell table:formula="of:=VLOOKUP([.H933];[$source.$C$2:$source.$F$48];4;0)" office:value-type="float" office:value="607" calcext:value-type="float">
            <text:p>607</text:p>
          </table:table-cell>
          <table:table-cell table:style-name="ce7" table:formula="of:=IF(RIGHT([.A933];6)=&quot;_X_X_X&quot;;3;IF(RIGHT([.A933];4)=&quot;_X_X&quot;;2;IF(RIGHT([.A93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rdw_aandrijving_uitvoering_elektromotorindicator_X" calcext:value-type="string">
            <text:p>rdw_aandrijving_uitvoering_elektromotorindicator_X</text:p>
          </table:table-cell>
          <table:table-cell table:formula="of:=IFERROR(FIND(&quot;_&quot;;[.$A934];1);LEN([.$A934]))" office:value-type="float" office:value="4" calcext:value-type="float">
            <text:p>4</text:p>
          </table:table-cell>
          <table:table-cell table:formula="of:=IFERROR(FIND(&quot;_&quot;;[.$A934];1+[.B934]);LEN([.$A934]))" office:value-type="float" office:value="16" calcext:value-type="float">
            <text:p>16</text:p>
          </table:table-cell>
          <table:table-cell table:formula="of:=IFERROR(FIND(&quot;_&quot;;[.$A934];1+[.C934]);LEN([.$A934]))" office:value-type="float" office:value="27" calcext:value-type="float">
            <text:p>27</text:p>
          </table:table-cell>
          <table:table-cell table:formula="of:=IFERROR(FIND(&quot;_&quot;;[.$A934];1+[.D934]);LEN([.$A934]))" office:value-type="float" office:value="49" calcext:value-type="float">
            <text:p>49</text:p>
          </table:table-cell>
          <table:table-cell table:formula="of:=IFERROR(FIND(&quot;_&quot;;[.$A934];1+[.E934]);LEN([.$A934]))" office:value-type="float" office:value="50" calcext:value-type="float">
            <text:p>50</text:p>
          </table:table-cell>
          <table:table-cell table:formula="of:=[.D934]" office:value-type="float" office:value="27" calcext:value-type="float">
            <text:p>27</text:p>
          </table:table-cell>
          <table:table-cell table:formula="of:=LEFT([.A934];[.G934])" office:value-type="string" office:string-value="rdw_aandrijving_uitvoering_" calcext:value-type="string">
            <text:p>rdw_aandrijving_uitvoering_</text:p>
          </table:table-cell>
          <table:table-cell table:formula="of:=VLOOKUP([.H934];[$source.$C$2:$source.$F$48];4;0)" office:value-type="float" office:value="607" calcext:value-type="float">
            <text:p>607</text:p>
          </table:table-cell>
          <table:table-cell table:style-name="ce7" table:formula="of:=IF(RIGHT([.A934];6)=&quot;_X_X_X&quot;;3;IF(RIGHT([.A934];4)=&quot;_X_X&quot;;2;IF(RIGHT([.A93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rdw_aandrijving_uitvoering_enkelelektrischschakelingind_X" calcext:value-type="string">
            <text:p>rdw_aandrijving_uitvoering_enkelelektrischschakelingind_X</text:p>
          </table:table-cell>
          <table:table-cell table:formula="of:=IFERROR(FIND(&quot;_&quot;;[.$A935];1);LEN([.$A935]))" office:value-type="float" office:value="4" calcext:value-type="float">
            <text:p>4</text:p>
          </table:table-cell>
          <table:table-cell table:formula="of:=IFERROR(FIND(&quot;_&quot;;[.$A935];1+[.B935]);LEN([.$A935]))" office:value-type="float" office:value="16" calcext:value-type="float">
            <text:p>16</text:p>
          </table:table-cell>
          <table:table-cell table:formula="of:=IFERROR(FIND(&quot;_&quot;;[.$A935];1+[.C935]);LEN([.$A935]))" office:value-type="float" office:value="27" calcext:value-type="float">
            <text:p>27</text:p>
          </table:table-cell>
          <table:table-cell table:formula="of:=IFERROR(FIND(&quot;_&quot;;[.$A935];1+[.D935]);LEN([.$A935]))" office:value-type="float" office:value="56" calcext:value-type="float">
            <text:p>56</text:p>
          </table:table-cell>
          <table:table-cell table:formula="of:=IFERROR(FIND(&quot;_&quot;;[.$A935];1+[.E935]);LEN([.$A935]))" office:value-type="float" office:value="57" calcext:value-type="float">
            <text:p>57</text:p>
          </table:table-cell>
          <table:table-cell table:formula="of:=[.D935]" office:value-type="float" office:value="27" calcext:value-type="float">
            <text:p>27</text:p>
          </table:table-cell>
          <table:table-cell table:formula="of:=LEFT([.A935];[.G935])" office:value-type="string" office:string-value="rdw_aandrijving_uitvoering_" calcext:value-type="string">
            <text:p>rdw_aandrijving_uitvoering_</text:p>
          </table:table-cell>
          <table:table-cell table:formula="of:=VLOOKUP([.H935];[$source.$C$2:$source.$F$48];4;0)" office:value-type="float" office:value="607" calcext:value-type="float">
            <text:p>607</text:p>
          </table:table-cell>
          <table:table-cell table:style-name="ce7" table:formula="of:=IF(RIGHT([.A935];6)=&quot;_X_X_X&quot;;3;IF(RIGHT([.A935];4)=&quot;_X_X&quot;;2;IF(RIGHT([.A93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rdw_aandrijving_uitvoering_externoplaadbaarindicator_X" calcext:value-type="string">
            <text:p>rdw_aandrijving_uitvoering_externoplaadbaarindicator_X</text:p>
          </table:table-cell>
          <table:table-cell table:formula="of:=IFERROR(FIND(&quot;_&quot;;[.$A936];1);LEN([.$A936]))" office:value-type="float" office:value="4" calcext:value-type="float">
            <text:p>4</text:p>
          </table:table-cell>
          <table:table-cell table:formula="of:=IFERROR(FIND(&quot;_&quot;;[.$A936];1+[.B936]);LEN([.$A936]))" office:value-type="float" office:value="16" calcext:value-type="float">
            <text:p>16</text:p>
          </table:table-cell>
          <table:table-cell table:formula="of:=IFERROR(FIND(&quot;_&quot;;[.$A936];1+[.C936]);LEN([.$A936]))" office:value-type="float" office:value="27" calcext:value-type="float">
            <text:p>27</text:p>
          </table:table-cell>
          <table:table-cell table:formula="of:=IFERROR(FIND(&quot;_&quot;;[.$A936];1+[.D936]);LEN([.$A936]))" office:value-type="float" office:value="53" calcext:value-type="float">
            <text:p>53</text:p>
          </table:table-cell>
          <table:table-cell table:formula="of:=IFERROR(FIND(&quot;_&quot;;[.$A936];1+[.E936]);LEN([.$A936]))" office:value-type="float" office:value="54" calcext:value-type="float">
            <text:p>54</text:p>
          </table:table-cell>
          <table:table-cell table:formula="of:=[.D936]" office:value-type="float" office:value="27" calcext:value-type="float">
            <text:p>27</text:p>
          </table:table-cell>
          <table:table-cell table:formula="of:=LEFT([.A936];[.G936])" office:value-type="string" office:string-value="rdw_aandrijving_uitvoering_" calcext:value-type="string">
            <text:p>rdw_aandrijving_uitvoering_</text:p>
          </table:table-cell>
          <table:table-cell table:formula="of:=VLOOKUP([.H936];[$source.$C$2:$source.$F$48];4;0)" office:value-type="float" office:value="607" calcext:value-type="float">
            <text:p>607</text:p>
          </table:table-cell>
          <table:table-cell table:style-name="ce7" table:formula="of:=IF(RIGHT([.A936];6)=&quot;_X_X_X&quot;;3;IF(RIGHT([.A936];4)=&quot;_X_X&quot;;2;IF(RIGHT([.A93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rdw_aandrijving_uitvoering_codecilinderopstelling_X" calcext:value-type="string">
            <text:p>rdw_aandrijving_uitvoering_codecilinderopstelling_X</text:p>
          </table:table-cell>
          <table:table-cell table:formula="of:=IFERROR(FIND(&quot;_&quot;;[.$A937];1);LEN([.$A937]))" office:value-type="float" office:value="4" calcext:value-type="float">
            <text:p>4</text:p>
          </table:table-cell>
          <table:table-cell table:formula="of:=IFERROR(FIND(&quot;_&quot;;[.$A937];1+[.B937]);LEN([.$A937]))" office:value-type="float" office:value="16" calcext:value-type="float">
            <text:p>16</text:p>
          </table:table-cell>
          <table:table-cell table:formula="of:=IFERROR(FIND(&quot;_&quot;;[.$A937];1+[.C937]);LEN([.$A937]))" office:value-type="float" office:value="27" calcext:value-type="float">
            <text:p>27</text:p>
          </table:table-cell>
          <table:table-cell table:formula="of:=IFERROR(FIND(&quot;_&quot;;[.$A937];1+[.D937]);LEN([.$A937]))" office:value-type="float" office:value="50" calcext:value-type="float">
            <text:p>50</text:p>
          </table:table-cell>
          <table:table-cell table:formula="of:=IFERROR(FIND(&quot;_&quot;;[.$A937];1+[.E937]);LEN([.$A937]))" office:value-type="float" office:value="51" calcext:value-type="float">
            <text:p>51</text:p>
          </table:table-cell>
          <table:table-cell table:formula="of:=[.D937]" office:value-type="float" office:value="27" calcext:value-type="float">
            <text:p>27</text:p>
          </table:table-cell>
          <table:table-cell table:formula="of:=LEFT([.A937];[.G937])" office:value-type="string" office:string-value="rdw_aandrijving_uitvoering_" calcext:value-type="string">
            <text:p>rdw_aandrijving_uitvoering_</text:p>
          </table:table-cell>
          <table:table-cell table:formula="of:=VLOOKUP([.H937];[$source.$C$2:$source.$F$48];4;0)" office:value-type="float" office:value="607" calcext:value-type="float">
            <text:p>607</text:p>
          </table:table-cell>
          <table:table-cell table:style-name="ce7" table:formula="of:=IF(RIGHT([.A937];6)=&quot;_X_X_X&quot;;3;IF(RIGHT([.A937];4)=&quot;_X_X&quot;;2;IF(RIGHT([.A93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rdw_aandrijving_uitvoering_TimeStamp" calcext:value-type="string">
            <text:p>rdw_aandrijving_uitvoering_TimeStamp</text:p>
          </table:table-cell>
          <table:table-cell table:formula="of:=IFERROR(FIND(&quot;_&quot;;[.$A938];1);LEN([.$A938]))" office:value-type="float" office:value="4" calcext:value-type="float">
            <text:p>4</text:p>
          </table:table-cell>
          <table:table-cell table:formula="of:=IFERROR(FIND(&quot;_&quot;;[.$A938];1+[.B938]);LEN([.$A938]))" office:value-type="float" office:value="16" calcext:value-type="float">
            <text:p>16</text:p>
          </table:table-cell>
          <table:table-cell table:formula="of:=IFERROR(FIND(&quot;_&quot;;[.$A938];1+[.C938]);LEN([.$A938]))" office:value-type="float" office:value="27" calcext:value-type="float">
            <text:p>27</text:p>
          </table:table-cell>
          <table:table-cell table:formula="of:=IFERROR(FIND(&quot;_&quot;;[.$A938];1+[.D938]);LEN([.$A938]))" office:value-type="float" office:value="36" calcext:value-type="float">
            <text:p>36</text:p>
          </table:table-cell>
          <table:table-cell table:formula="of:=IFERROR(FIND(&quot;_&quot;;[.$A938];1+[.E938]);LEN([.$A938]))" office:value-type="float" office:value="36" calcext:value-type="float">
            <text:p>36</text:p>
          </table:table-cell>
          <table:table-cell table:formula="of:=[.D938]" office:value-type="float" office:value="27" calcext:value-type="float">
            <text:p>27</text:p>
          </table:table-cell>
          <table:table-cell table:formula="of:=LEFT([.A938];[.G938])" office:value-type="string" office:string-value="rdw_aandrijving_uitvoering_" calcext:value-type="string">
            <text:p>rdw_aandrijving_uitvoering_</text:p>
          </table:table-cell>
          <table:table-cell table:formula="of:=VLOOKUP([.H938];[$source.$C$2:$source.$F$48];4;0)" office:value-type="float" office:value="607" calcext:value-type="float">
            <text:p>607</text:p>
          </table:table-cell>
          <table:table-cell table:style-name="ce7" table:formula="of:=IF(RIGHT([.A938];6)=&quot;_X_X_X&quot;;3;IF(RIGHT([.A938];4)=&quot;_X_X&quot;;2;IF(RIGHT([.A9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rdw_energiebron_uitvoering_volgnummerenergiebron_X" calcext:value-type="string">
            <text:p>rdw_energiebron_uitvoering_volgnummerenergiebron_X</text:p>
          </table:table-cell>
          <table:table-cell table:formula="of:=IFERROR(FIND(&quot;_&quot;;[.$A939];1);LEN([.$A939]))" office:value-type="float" office:value="4" calcext:value-type="float">
            <text:p>4</text:p>
          </table:table-cell>
          <table:table-cell table:formula="of:=IFERROR(FIND(&quot;_&quot;;[.$A939];1+[.B939]);LEN([.$A939]))" office:value-type="float" office:value="16" calcext:value-type="float">
            <text:p>16</text:p>
          </table:table-cell>
          <table:table-cell table:formula="of:=IFERROR(FIND(&quot;_&quot;;[.$A939];1+[.C939]);LEN([.$A939]))" office:value-type="float" office:value="27" calcext:value-type="float">
            <text:p>27</text:p>
          </table:table-cell>
          <table:table-cell table:formula="of:=IFERROR(FIND(&quot;_&quot;;[.$A939];1+[.D939]);LEN([.$A939]))" office:value-type="float" office:value="49" calcext:value-type="float">
            <text:p>49</text:p>
          </table:table-cell>
          <table:table-cell table:formula="of:=IFERROR(FIND(&quot;_&quot;;[.$A939];1+[.E939]);LEN([.$A939]))" office:value-type="float" office:value="50" calcext:value-type="float">
            <text:p>50</text:p>
          </table:table-cell>
          <table:table-cell table:formula="of:=[.D939]" office:value-type="float" office:value="27" calcext:value-type="float">
            <text:p>27</text:p>
          </table:table-cell>
          <table:table-cell table:formula="of:=LEFT([.A939];[.G939])" office:value-type="string" office:string-value="rdw_energiebron_uitvoering_" calcext:value-type="string">
            <text:p>rdw_energiebron_uitvoering_</text:p>
          </table:table-cell>
          <table:table-cell table:formula="of:=VLOOKUP([.H939];[$source.$C$2:$source.$F$48];4;0)" office:value-type="float" office:value="606" calcext:value-type="float">
            <text:p>606</text:p>
          </table:table-cell>
          <table:table-cell table:style-name="ce7" table:formula="of:=IF(RIGHT([.A939];6)=&quot;_X_X_X&quot;;3;IF(RIGHT([.A939];4)=&quot;_X_X&quot;;2;IF(RIGHT([.A93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rdw_energiebron_uitvoering_volgnummeraandrijving_X" calcext:value-type="string">
            <text:p>rdw_energiebron_uitvoering_volgnummeraandrijving_X</text:p>
          </table:table-cell>
          <table:table-cell table:formula="of:=IFERROR(FIND(&quot;_&quot;;[.$A940];1);LEN([.$A940]))" office:value-type="float" office:value="4" calcext:value-type="float">
            <text:p>4</text:p>
          </table:table-cell>
          <table:table-cell table:formula="of:=IFERROR(FIND(&quot;_&quot;;[.$A940];1+[.B940]);LEN([.$A940]))" office:value-type="float" office:value="16" calcext:value-type="float">
            <text:p>16</text:p>
          </table:table-cell>
          <table:table-cell table:formula="of:=IFERROR(FIND(&quot;_&quot;;[.$A940];1+[.C940]);LEN([.$A940]))" office:value-type="float" office:value="27" calcext:value-type="float">
            <text:p>27</text:p>
          </table:table-cell>
          <table:table-cell table:formula="of:=IFERROR(FIND(&quot;_&quot;;[.$A940];1+[.D940]);LEN([.$A940]))" office:value-type="float" office:value="49" calcext:value-type="float">
            <text:p>49</text:p>
          </table:table-cell>
          <table:table-cell table:formula="of:=IFERROR(FIND(&quot;_&quot;;[.$A940];1+[.E940]);LEN([.$A940]))" office:value-type="float" office:value="50" calcext:value-type="float">
            <text:p>50</text:p>
          </table:table-cell>
          <table:table-cell table:formula="of:=[.D940]" office:value-type="float" office:value="27" calcext:value-type="float">
            <text:p>27</text:p>
          </table:table-cell>
          <table:table-cell table:formula="of:=LEFT([.A940];[.G940])" office:value-type="string" office:string-value="rdw_energiebron_uitvoering_" calcext:value-type="string">
            <text:p>rdw_energiebron_uitvoering_</text:p>
          </table:table-cell>
          <table:table-cell table:formula="of:=VLOOKUP([.H940];[$source.$C$2:$source.$F$48];4;0)" office:value-type="float" office:value="606" calcext:value-type="float">
            <text:p>606</text:p>
          </table:table-cell>
          <table:table-cell table:style-name="ce7" table:formula="of:=IF(RIGHT([.A940];6)=&quot;_X_X_X&quot;;3;IF(RIGHT([.A940];4)=&quot;_X_X&quot;;2;IF(RIGHT([.A94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rdw_energiebron_uitvoering_codeenergiebron_X" calcext:value-type="string">
            <text:p>rdw_energiebron_uitvoering_codeenergiebron_X</text:p>
          </table:table-cell>
          <table:table-cell table:formula="of:=IFERROR(FIND(&quot;_&quot;;[.$A941];1);LEN([.$A941]))" office:value-type="float" office:value="4" calcext:value-type="float">
            <text:p>4</text:p>
          </table:table-cell>
          <table:table-cell table:formula="of:=IFERROR(FIND(&quot;_&quot;;[.$A941];1+[.B941]);LEN([.$A941]))" office:value-type="float" office:value="16" calcext:value-type="float">
            <text:p>16</text:p>
          </table:table-cell>
          <table:table-cell table:formula="of:=IFERROR(FIND(&quot;_&quot;;[.$A941];1+[.C941]);LEN([.$A941]))" office:value-type="float" office:value="27" calcext:value-type="float">
            <text:p>27</text:p>
          </table:table-cell>
          <table:table-cell table:formula="of:=IFERROR(FIND(&quot;_&quot;;[.$A941];1+[.D941]);LEN([.$A941]))" office:value-type="float" office:value="43" calcext:value-type="float">
            <text:p>43</text:p>
          </table:table-cell>
          <table:table-cell table:formula="of:=IFERROR(FIND(&quot;_&quot;;[.$A941];1+[.E941]);LEN([.$A941]))" office:value-type="float" office:value="44" calcext:value-type="float">
            <text:p>44</text:p>
          </table:table-cell>
          <table:table-cell table:formula="of:=[.D941]" office:value-type="float" office:value="27" calcext:value-type="float">
            <text:p>27</text:p>
          </table:table-cell>
          <table:table-cell table:formula="of:=LEFT([.A941];[.G941])" office:value-type="string" office:string-value="rdw_energiebron_uitvoering_" calcext:value-type="string">
            <text:p>rdw_energiebron_uitvoering_</text:p>
          </table:table-cell>
          <table:table-cell table:formula="of:=VLOOKUP([.H941];[$source.$C$2:$source.$F$48];4;0)" office:value-type="float" office:value="606" calcext:value-type="float">
            <text:p>606</text:p>
          </table:table-cell>
          <table:table-cell table:style-name="ce7" table:formula="of:=IF(RIGHT([.A941];6)=&quot;_X_X_X&quot;;3;IF(RIGHT([.A941];4)=&quot;_X_X&quot;;2;IF(RIGHT([.A94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rdw_energiebron_uitvoering_maximumnettovermogenogr_X" calcext:value-type="string">
            <text:p>rdw_energiebron_uitvoering_maximumnettovermogenogr_X</text:p>
          </table:table-cell>
          <table:table-cell table:formula="of:=IFERROR(FIND(&quot;_&quot;;[.$A942];1);LEN([.$A942]))" office:value-type="float" office:value="4" calcext:value-type="float">
            <text:p>4</text:p>
          </table:table-cell>
          <table:table-cell table:formula="of:=IFERROR(FIND(&quot;_&quot;;[.$A942];1+[.B942]);LEN([.$A942]))" office:value-type="float" office:value="16" calcext:value-type="float">
            <text:p>16</text:p>
          </table:table-cell>
          <table:table-cell table:formula="of:=IFERROR(FIND(&quot;_&quot;;[.$A942];1+[.C942]);LEN([.$A942]))" office:value-type="float" office:value="27" calcext:value-type="float">
            <text:p>27</text:p>
          </table:table-cell>
          <table:table-cell table:formula="of:=IFERROR(FIND(&quot;_&quot;;[.$A942];1+[.D942]);LEN([.$A942]))" office:value-type="float" office:value="51" calcext:value-type="float">
            <text:p>51</text:p>
          </table:table-cell>
          <table:table-cell table:formula="of:=IFERROR(FIND(&quot;_&quot;;[.$A942];1+[.E942]);LEN([.$A942]))" office:value-type="float" office:value="52" calcext:value-type="float">
            <text:p>52</text:p>
          </table:table-cell>
          <table:table-cell table:formula="of:=[.D942]" office:value-type="float" office:value="27" calcext:value-type="float">
            <text:p>27</text:p>
          </table:table-cell>
          <table:table-cell table:formula="of:=LEFT([.A942];[.G942])" office:value-type="string" office:string-value="rdw_energiebron_uitvoering_" calcext:value-type="string">
            <text:p>rdw_energiebron_uitvoering_</text:p>
          </table:table-cell>
          <table:table-cell table:formula="of:=VLOOKUP([.H942];[$source.$C$2:$source.$F$48];4;0)" office:value-type="float" office:value="606" calcext:value-type="float">
            <text:p>606</text:p>
          </table:table-cell>
          <table:table-cell table:style-name="ce7" table:formula="of:=IF(RIGHT([.A942];6)=&quot;_X_X_X&quot;;3;IF(RIGHT([.A942];4)=&quot;_X_X&quot;;2;IF(RIGHT([.A94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rdw_energiebron_uitvoering_maximumnettovermogenbgr_X" calcext:value-type="string">
            <text:p>rdw_energiebron_uitvoering_maximumnettovermogenbgr_X</text:p>
          </table:table-cell>
          <table:table-cell table:formula="of:=IFERROR(FIND(&quot;_&quot;;[.$A943];1);LEN([.$A943]))" office:value-type="float" office:value="4" calcext:value-type="float">
            <text:p>4</text:p>
          </table:table-cell>
          <table:table-cell table:formula="of:=IFERROR(FIND(&quot;_&quot;;[.$A943];1+[.B943]);LEN([.$A943]))" office:value-type="float" office:value="16" calcext:value-type="float">
            <text:p>16</text:p>
          </table:table-cell>
          <table:table-cell table:formula="of:=IFERROR(FIND(&quot;_&quot;;[.$A943];1+[.C943]);LEN([.$A943]))" office:value-type="float" office:value="27" calcext:value-type="float">
            <text:p>27</text:p>
          </table:table-cell>
          <table:table-cell table:formula="of:=IFERROR(FIND(&quot;_&quot;;[.$A943];1+[.D943]);LEN([.$A943]))" office:value-type="float" office:value="51" calcext:value-type="float">
            <text:p>51</text:p>
          </table:table-cell>
          <table:table-cell table:formula="of:=IFERROR(FIND(&quot;_&quot;;[.$A943];1+[.E943]);LEN([.$A943]))" office:value-type="float" office:value="52" calcext:value-type="float">
            <text:p>52</text:p>
          </table:table-cell>
          <table:table-cell table:formula="of:=[.D943]" office:value-type="float" office:value="27" calcext:value-type="float">
            <text:p>27</text:p>
          </table:table-cell>
          <table:table-cell table:formula="of:=LEFT([.A943];[.G943])" office:value-type="string" office:string-value="rdw_energiebron_uitvoering_" calcext:value-type="string">
            <text:p>rdw_energiebron_uitvoering_</text:p>
          </table:table-cell>
          <table:table-cell table:formula="of:=VLOOKUP([.H943];[$source.$C$2:$source.$F$48];4;0)" office:value-type="float" office:value="606" calcext:value-type="float">
            <text:p>606</text:p>
          </table:table-cell>
          <table:table-cell table:style-name="ce7" table:formula="of:=IF(RIGHT([.A943];6)=&quot;_X_X_X&quot;;3;IF(RIGHT([.A943];4)=&quot;_X_X&quot;;2;IF(RIGHT([.A94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rdw_energiebron_uitvoering_toerentalmaxnettovermogenogr_X" calcext:value-type="string">
            <text:p>rdw_energiebron_uitvoering_toerentalmaxnettovermogenogr_X</text:p>
          </table:table-cell>
          <table:table-cell table:formula="of:=IFERROR(FIND(&quot;_&quot;;[.$A944];1);LEN([.$A944]))" office:value-type="float" office:value="4" calcext:value-type="float">
            <text:p>4</text:p>
          </table:table-cell>
          <table:table-cell table:formula="of:=IFERROR(FIND(&quot;_&quot;;[.$A944];1+[.B944]);LEN([.$A944]))" office:value-type="float" office:value="16" calcext:value-type="float">
            <text:p>16</text:p>
          </table:table-cell>
          <table:table-cell table:formula="of:=IFERROR(FIND(&quot;_&quot;;[.$A944];1+[.C944]);LEN([.$A944]))" office:value-type="float" office:value="27" calcext:value-type="float">
            <text:p>27</text:p>
          </table:table-cell>
          <table:table-cell table:formula="of:=IFERROR(FIND(&quot;_&quot;;[.$A944];1+[.D944]);LEN([.$A944]))" office:value-type="float" office:value="56" calcext:value-type="float">
            <text:p>56</text:p>
          </table:table-cell>
          <table:table-cell table:formula="of:=IFERROR(FIND(&quot;_&quot;;[.$A944];1+[.E944]);LEN([.$A944]))" office:value-type="float" office:value="57" calcext:value-type="float">
            <text:p>57</text:p>
          </table:table-cell>
          <table:table-cell table:formula="of:=[.D944]" office:value-type="float" office:value="27" calcext:value-type="float">
            <text:p>27</text:p>
          </table:table-cell>
          <table:table-cell table:formula="of:=LEFT([.A944];[.G944])" office:value-type="string" office:string-value="rdw_energiebron_uitvoering_" calcext:value-type="string">
            <text:p>rdw_energiebron_uitvoering_</text:p>
          </table:table-cell>
          <table:table-cell table:formula="of:=VLOOKUP([.H944];[$source.$C$2:$source.$F$48];4;0)" office:value-type="float" office:value="606" calcext:value-type="float">
            <text:p>606</text:p>
          </table:table-cell>
          <table:table-cell table:style-name="ce7" table:formula="of:=IF(RIGHT([.A944];6)=&quot;_X_X_X&quot;;3;IF(RIGHT([.A944];4)=&quot;_X_X&quot;;2;IF(RIGHT([.A94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rdw_energiebron_uitvoering_toerentalmaxnettovermogenbgr_X" calcext:value-type="string">
            <text:p>rdw_energiebron_uitvoering_toerentalmaxnettovermogenbgr_X</text:p>
          </table:table-cell>
          <table:table-cell table:formula="of:=IFERROR(FIND(&quot;_&quot;;[.$A945];1);LEN([.$A945]))" office:value-type="float" office:value="4" calcext:value-type="float">
            <text:p>4</text:p>
          </table:table-cell>
          <table:table-cell table:formula="of:=IFERROR(FIND(&quot;_&quot;;[.$A945];1+[.B945]);LEN([.$A945]))" office:value-type="float" office:value="16" calcext:value-type="float">
            <text:p>16</text:p>
          </table:table-cell>
          <table:table-cell table:formula="of:=IFERROR(FIND(&quot;_&quot;;[.$A945];1+[.C945]);LEN([.$A945]))" office:value-type="float" office:value="27" calcext:value-type="float">
            <text:p>27</text:p>
          </table:table-cell>
          <table:table-cell table:formula="of:=IFERROR(FIND(&quot;_&quot;;[.$A945];1+[.D945]);LEN([.$A945]))" office:value-type="float" office:value="56" calcext:value-type="float">
            <text:p>56</text:p>
          </table:table-cell>
          <table:table-cell table:formula="of:=IFERROR(FIND(&quot;_&quot;;[.$A945];1+[.E945]);LEN([.$A945]))" office:value-type="float" office:value="57" calcext:value-type="float">
            <text:p>57</text:p>
          </table:table-cell>
          <table:table-cell table:formula="of:=[.D945]" office:value-type="float" office:value="27" calcext:value-type="float">
            <text:p>27</text:p>
          </table:table-cell>
          <table:table-cell table:formula="of:=LEFT([.A945];[.G945])" office:value-type="string" office:string-value="rdw_energiebron_uitvoering_" calcext:value-type="string">
            <text:p>rdw_energiebron_uitvoering_</text:p>
          </table:table-cell>
          <table:table-cell table:formula="of:=VLOOKUP([.H945];[$source.$C$2:$source.$F$48];4;0)" office:value-type="float" office:value="606" calcext:value-type="float">
            <text:p>606</text:p>
          </table:table-cell>
          <table:table-cell table:style-name="ce7" table:formula="of:=IF(RIGHT([.A945];6)=&quot;_X_X_X&quot;;3;IF(RIGHT([.A945];4)=&quot;_X_X&quot;;2;IF(RIGHT([.A94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rdw_energiebron_uitvoering_geluidsniveauondergrens_X" calcext:value-type="string">
            <text:p>rdw_energiebron_uitvoering_geluidsniveauondergrens_X</text:p>
          </table:table-cell>
          <table:table-cell table:formula="of:=IFERROR(FIND(&quot;_&quot;;[.$A946];1);LEN([.$A946]))" office:value-type="float" office:value="4" calcext:value-type="float">
            <text:p>4</text:p>
          </table:table-cell>
          <table:table-cell table:formula="of:=IFERROR(FIND(&quot;_&quot;;[.$A946];1+[.B946]);LEN([.$A946]))" office:value-type="float" office:value="16" calcext:value-type="float">
            <text:p>16</text:p>
          </table:table-cell>
          <table:table-cell table:formula="of:=IFERROR(FIND(&quot;_&quot;;[.$A946];1+[.C946]);LEN([.$A946]))" office:value-type="float" office:value="27" calcext:value-type="float">
            <text:p>27</text:p>
          </table:table-cell>
          <table:table-cell table:formula="of:=IFERROR(FIND(&quot;_&quot;;[.$A946];1+[.D946]);LEN([.$A946]))" office:value-type="float" office:value="51" calcext:value-type="float">
            <text:p>51</text:p>
          </table:table-cell>
          <table:table-cell table:formula="of:=IFERROR(FIND(&quot;_&quot;;[.$A946];1+[.E946]);LEN([.$A946]))" office:value-type="float" office:value="52" calcext:value-type="float">
            <text:p>52</text:p>
          </table:table-cell>
          <table:table-cell table:formula="of:=[.D946]" office:value-type="float" office:value="27" calcext:value-type="float">
            <text:p>27</text:p>
          </table:table-cell>
          <table:table-cell table:formula="of:=LEFT([.A946];[.G946])" office:value-type="string" office:string-value="rdw_energiebron_uitvoering_" calcext:value-type="string">
            <text:p>rdw_energiebron_uitvoering_</text:p>
          </table:table-cell>
          <table:table-cell table:formula="of:=VLOOKUP([.H946];[$source.$C$2:$source.$F$48];4;0)" office:value-type="float" office:value="606" calcext:value-type="float">
            <text:p>606</text:p>
          </table:table-cell>
          <table:table-cell table:style-name="ce7" table:formula="of:=IF(RIGHT([.A946];6)=&quot;_X_X_X&quot;;3;IF(RIGHT([.A946];4)=&quot;_X_X&quot;;2;IF(RIGHT([.A94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rdw_energiebron_uitvoering_geluidsniveaubovengrens_X" calcext:value-type="string">
            <text:p>rdw_energiebron_uitvoering_geluidsniveaubovengrens_X</text:p>
          </table:table-cell>
          <table:table-cell table:formula="of:=IFERROR(FIND(&quot;_&quot;;[.$A947];1);LEN([.$A947]))" office:value-type="float" office:value="4" calcext:value-type="float">
            <text:p>4</text:p>
          </table:table-cell>
          <table:table-cell table:formula="of:=IFERROR(FIND(&quot;_&quot;;[.$A947];1+[.B947]);LEN([.$A947]))" office:value-type="float" office:value="16" calcext:value-type="float">
            <text:p>16</text:p>
          </table:table-cell>
          <table:table-cell table:formula="of:=IFERROR(FIND(&quot;_&quot;;[.$A947];1+[.C947]);LEN([.$A947]))" office:value-type="float" office:value="27" calcext:value-type="float">
            <text:p>27</text:p>
          </table:table-cell>
          <table:table-cell table:formula="of:=IFERROR(FIND(&quot;_&quot;;[.$A947];1+[.D947]);LEN([.$A947]))" office:value-type="float" office:value="51" calcext:value-type="float">
            <text:p>51</text:p>
          </table:table-cell>
          <table:table-cell table:formula="of:=IFERROR(FIND(&quot;_&quot;;[.$A947];1+[.E947]);LEN([.$A947]))" office:value-type="float" office:value="52" calcext:value-type="float">
            <text:p>52</text:p>
          </table:table-cell>
          <table:table-cell table:formula="of:=[.D947]" office:value-type="float" office:value="27" calcext:value-type="float">
            <text:p>27</text:p>
          </table:table-cell>
          <table:table-cell table:formula="of:=LEFT([.A947];[.G947])" office:value-type="string" office:string-value="rdw_energiebron_uitvoering_" calcext:value-type="string">
            <text:p>rdw_energiebron_uitvoering_</text:p>
          </table:table-cell>
          <table:table-cell table:formula="of:=VLOOKUP([.H947];[$source.$C$2:$source.$F$48];4;0)" office:value-type="float" office:value="606" calcext:value-type="float">
            <text:p>606</text:p>
          </table:table-cell>
          <table:table-cell table:style-name="ce7" table:formula="of:=IF(RIGHT([.A947];6)=&quot;_X_X_X&quot;;3;IF(RIGHT([.A947];4)=&quot;_X_X&quot;;2;IF(RIGHT([.A94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rdw_energiebron_uitvoering_geluidsniveaurijdend_X" calcext:value-type="string">
            <text:p>rdw_energiebron_uitvoering_geluidsniveaurijdend_X</text:p>
          </table:table-cell>
          <table:table-cell table:formula="of:=IFERROR(FIND(&quot;_&quot;;[.$A948];1);LEN([.$A948]))" office:value-type="float" office:value="4" calcext:value-type="float">
            <text:p>4</text:p>
          </table:table-cell>
          <table:table-cell table:formula="of:=IFERROR(FIND(&quot;_&quot;;[.$A948];1+[.B948]);LEN([.$A948]))" office:value-type="float" office:value="16" calcext:value-type="float">
            <text:p>16</text:p>
          </table:table-cell>
          <table:table-cell table:formula="of:=IFERROR(FIND(&quot;_&quot;;[.$A948];1+[.C948]);LEN([.$A948]))" office:value-type="float" office:value="27" calcext:value-type="float">
            <text:p>27</text:p>
          </table:table-cell>
          <table:table-cell table:formula="of:=IFERROR(FIND(&quot;_&quot;;[.$A948];1+[.D948]);LEN([.$A948]))" office:value-type="float" office:value="48" calcext:value-type="float">
            <text:p>48</text:p>
          </table:table-cell>
          <table:table-cell table:formula="of:=IFERROR(FIND(&quot;_&quot;;[.$A948];1+[.E948]);LEN([.$A948]))" office:value-type="float" office:value="49" calcext:value-type="float">
            <text:p>49</text:p>
          </table:table-cell>
          <table:table-cell table:formula="of:=[.D948]" office:value-type="float" office:value="27" calcext:value-type="float">
            <text:p>27</text:p>
          </table:table-cell>
          <table:table-cell table:formula="of:=LEFT([.A948];[.G948])" office:value-type="string" office:string-value="rdw_energiebron_uitvoering_" calcext:value-type="string">
            <text:p>rdw_energiebron_uitvoering_</text:p>
          </table:table-cell>
          <table:table-cell table:formula="of:=VLOOKUP([.H948];[$source.$C$2:$source.$F$48];4;0)" office:value-type="float" office:value="606" calcext:value-type="float">
            <text:p>606</text:p>
          </table:table-cell>
          <table:table-cell table:style-name="ce7" table:formula="of:=IF(RIGHT([.A948];6)=&quot;_X_X_X&quot;;3;IF(RIGHT([.A948];4)=&quot;_X_X&quot;;2;IF(RIGHT([.A94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rdw_energiebron_uitvoering_geluidsniveautoerentalogr_X" calcext:value-type="string">
            <text:p>rdw_energiebron_uitvoering_geluidsniveautoerentalogr_X</text:p>
          </table:table-cell>
          <table:table-cell table:formula="of:=IFERROR(FIND(&quot;_&quot;;[.$A949];1);LEN([.$A949]))" office:value-type="float" office:value="4" calcext:value-type="float">
            <text:p>4</text:p>
          </table:table-cell>
          <table:table-cell table:formula="of:=IFERROR(FIND(&quot;_&quot;;[.$A949];1+[.B949]);LEN([.$A949]))" office:value-type="float" office:value="16" calcext:value-type="float">
            <text:p>16</text:p>
          </table:table-cell>
          <table:table-cell table:formula="of:=IFERROR(FIND(&quot;_&quot;;[.$A949];1+[.C949]);LEN([.$A949]))" office:value-type="float" office:value="27" calcext:value-type="float">
            <text:p>27</text:p>
          </table:table-cell>
          <table:table-cell table:formula="of:=IFERROR(FIND(&quot;_&quot;;[.$A949];1+[.D949]);LEN([.$A949]))" office:value-type="float" office:value="53" calcext:value-type="float">
            <text:p>53</text:p>
          </table:table-cell>
          <table:table-cell table:formula="of:=IFERROR(FIND(&quot;_&quot;;[.$A949];1+[.E949]);LEN([.$A949]))" office:value-type="float" office:value="54" calcext:value-type="float">
            <text:p>54</text:p>
          </table:table-cell>
          <table:table-cell table:formula="of:=[.D949]" office:value-type="float" office:value="27" calcext:value-type="float">
            <text:p>27</text:p>
          </table:table-cell>
          <table:table-cell table:formula="of:=LEFT([.A949];[.G949])" office:value-type="string" office:string-value="rdw_energiebron_uitvoering_" calcext:value-type="string">
            <text:p>rdw_energiebron_uitvoering_</text:p>
          </table:table-cell>
          <table:table-cell table:formula="of:=VLOOKUP([.H949];[$source.$C$2:$source.$F$48];4;0)" office:value-type="float" office:value="606" calcext:value-type="float">
            <text:p>606</text:p>
          </table:table-cell>
          <table:table-cell table:style-name="ce7" table:formula="of:=IF(RIGHT([.A949];6)=&quot;_X_X_X&quot;;3;IF(RIGHT([.A949];4)=&quot;_X_X&quot;;2;IF(RIGHT([.A94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rdw_energiebron_uitvoering_geluidsniveautoerentalbgr_X" calcext:value-type="string">
            <text:p>rdw_energiebron_uitvoering_geluidsniveautoerentalbgr_X</text:p>
          </table:table-cell>
          <table:table-cell table:formula="of:=IFERROR(FIND(&quot;_&quot;;[.$A950];1);LEN([.$A950]))" office:value-type="float" office:value="4" calcext:value-type="float">
            <text:p>4</text:p>
          </table:table-cell>
          <table:table-cell table:formula="of:=IFERROR(FIND(&quot;_&quot;;[.$A950];1+[.B950]);LEN([.$A950]))" office:value-type="float" office:value="16" calcext:value-type="float">
            <text:p>16</text:p>
          </table:table-cell>
          <table:table-cell table:formula="of:=IFERROR(FIND(&quot;_&quot;;[.$A950];1+[.C950]);LEN([.$A950]))" office:value-type="float" office:value="27" calcext:value-type="float">
            <text:p>27</text:p>
          </table:table-cell>
          <table:table-cell table:formula="of:=IFERROR(FIND(&quot;_&quot;;[.$A950];1+[.D950]);LEN([.$A950]))" office:value-type="float" office:value="53" calcext:value-type="float">
            <text:p>53</text:p>
          </table:table-cell>
          <table:table-cell table:formula="of:=IFERROR(FIND(&quot;_&quot;;[.$A950];1+[.E950]);LEN([.$A950]))" office:value-type="float" office:value="54" calcext:value-type="float">
            <text:p>54</text:p>
          </table:table-cell>
          <table:table-cell table:formula="of:=[.D950]" office:value-type="float" office:value="27" calcext:value-type="float">
            <text:p>27</text:p>
          </table:table-cell>
          <table:table-cell table:formula="of:=LEFT([.A950];[.G950])" office:value-type="string" office:string-value="rdw_energiebron_uitvoering_" calcext:value-type="string">
            <text:p>rdw_energiebron_uitvoering_</text:p>
          </table:table-cell>
          <table:table-cell table:formula="of:=VLOOKUP([.H950];[$source.$C$2:$source.$F$48];4;0)" office:value-type="float" office:value="606" calcext:value-type="float">
            <text:p>606</text:p>
          </table:table-cell>
          <table:table-cell table:style-name="ce7" table:formula="of:=IF(RIGHT([.A950];6)=&quot;_X_X_X&quot;;3;IF(RIGHT([.A950];4)=&quot;_X_X&quot;;2;IF(RIGHT([.A95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rdw_energiebron_uitvoering_maximumconstructiesnelheidogr_X" calcext:value-type="string">
            <text:p>rdw_energiebron_uitvoering_maximumconstructiesnelheidogr_X</text:p>
          </table:table-cell>
          <table:table-cell table:formula="of:=IFERROR(FIND(&quot;_&quot;;[.$A951];1);LEN([.$A951]))" office:value-type="float" office:value="4" calcext:value-type="float">
            <text:p>4</text:p>
          </table:table-cell>
          <table:table-cell table:formula="of:=IFERROR(FIND(&quot;_&quot;;[.$A951];1+[.B951]);LEN([.$A951]))" office:value-type="float" office:value="16" calcext:value-type="float">
            <text:p>16</text:p>
          </table:table-cell>
          <table:table-cell table:formula="of:=IFERROR(FIND(&quot;_&quot;;[.$A951];1+[.C951]);LEN([.$A951]))" office:value-type="float" office:value="27" calcext:value-type="float">
            <text:p>27</text:p>
          </table:table-cell>
          <table:table-cell table:formula="of:=IFERROR(FIND(&quot;_&quot;;[.$A951];1+[.D951]);LEN([.$A951]))" office:value-type="float" office:value="57" calcext:value-type="float">
            <text:p>57</text:p>
          </table:table-cell>
          <table:table-cell table:formula="of:=IFERROR(FIND(&quot;_&quot;;[.$A951];1+[.E951]);LEN([.$A951]))" office:value-type="float" office:value="58" calcext:value-type="float">
            <text:p>58</text:p>
          </table:table-cell>
          <table:table-cell table:formula="of:=[.D951]" office:value-type="float" office:value="27" calcext:value-type="float">
            <text:p>27</text:p>
          </table:table-cell>
          <table:table-cell table:formula="of:=LEFT([.A951];[.G951])" office:value-type="string" office:string-value="rdw_energiebron_uitvoering_" calcext:value-type="string">
            <text:p>rdw_energiebron_uitvoering_</text:p>
          </table:table-cell>
          <table:table-cell table:formula="of:=VLOOKUP([.H951];[$source.$C$2:$source.$F$48];4;0)" office:value-type="float" office:value="606" calcext:value-type="float">
            <text:p>606</text:p>
          </table:table-cell>
          <table:table-cell table:style-name="ce7" table:formula="of:=IF(RIGHT([.A951];6)=&quot;_X_X_X&quot;;3;IF(RIGHT([.A951];4)=&quot;_X_X&quot;;2;IF(RIGHT([.A9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rdw_energiebron_uitvoering_maximumconstructiesnelheidbgr_X" calcext:value-type="string">
            <text:p>rdw_energiebron_uitvoering_maximumconstructiesnelheidbgr_X</text:p>
          </table:table-cell>
          <table:table-cell table:formula="of:=IFERROR(FIND(&quot;_&quot;;[.$A952];1);LEN([.$A952]))" office:value-type="float" office:value="4" calcext:value-type="float">
            <text:p>4</text:p>
          </table:table-cell>
          <table:table-cell table:formula="of:=IFERROR(FIND(&quot;_&quot;;[.$A952];1+[.B952]);LEN([.$A952]))" office:value-type="float" office:value="16" calcext:value-type="float">
            <text:p>16</text:p>
          </table:table-cell>
          <table:table-cell table:formula="of:=IFERROR(FIND(&quot;_&quot;;[.$A952];1+[.C952]);LEN([.$A952]))" office:value-type="float" office:value="27" calcext:value-type="float">
            <text:p>27</text:p>
          </table:table-cell>
          <table:table-cell table:formula="of:=IFERROR(FIND(&quot;_&quot;;[.$A952];1+[.D952]);LEN([.$A952]))" office:value-type="float" office:value="57" calcext:value-type="float">
            <text:p>57</text:p>
          </table:table-cell>
          <table:table-cell table:formula="of:=IFERROR(FIND(&quot;_&quot;;[.$A952];1+[.E952]);LEN([.$A952]))" office:value-type="float" office:value="58" calcext:value-type="float">
            <text:p>58</text:p>
          </table:table-cell>
          <table:table-cell table:formula="of:=[.D952]" office:value-type="float" office:value="27" calcext:value-type="float">
            <text:p>27</text:p>
          </table:table-cell>
          <table:table-cell table:formula="of:=LEFT([.A952];[.G952])" office:value-type="string" office:string-value="rdw_energiebron_uitvoering_" calcext:value-type="string">
            <text:p>rdw_energiebron_uitvoering_</text:p>
          </table:table-cell>
          <table:table-cell table:formula="of:=VLOOKUP([.H952];[$source.$C$2:$source.$F$48];4;0)" office:value-type="float" office:value="606" calcext:value-type="float">
            <text:p>606</text:p>
          </table:table-cell>
          <table:table-cell table:style-name="ce7" table:formula="of:=IF(RIGHT([.A952];6)=&quot;_X_X_X&quot;;3;IF(RIGHT([.A952];4)=&quot;_X_X&quot;;2;IF(RIGHT([.A95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rdw_energiebron_uitvoering_regelgevingemissievoertuigen_X" calcext:value-type="string">
            <text:p>rdw_energiebron_uitvoering_regelgevingemissievoertuigen_X</text:p>
          </table:table-cell>
          <table:table-cell table:formula="of:=IFERROR(FIND(&quot;_&quot;;[.$A953];1);LEN([.$A953]))" office:value-type="float" office:value="4" calcext:value-type="float">
            <text:p>4</text:p>
          </table:table-cell>
          <table:table-cell table:formula="of:=IFERROR(FIND(&quot;_&quot;;[.$A953];1+[.B953]);LEN([.$A953]))" office:value-type="float" office:value="16" calcext:value-type="float">
            <text:p>16</text:p>
          </table:table-cell>
          <table:table-cell table:formula="of:=IFERROR(FIND(&quot;_&quot;;[.$A953];1+[.C953]);LEN([.$A953]))" office:value-type="float" office:value="27" calcext:value-type="float">
            <text:p>27</text:p>
          </table:table-cell>
          <table:table-cell table:formula="of:=IFERROR(FIND(&quot;_&quot;;[.$A953];1+[.D953]);LEN([.$A953]))" office:value-type="float" office:value="56" calcext:value-type="float">
            <text:p>56</text:p>
          </table:table-cell>
          <table:table-cell table:formula="of:=IFERROR(FIND(&quot;_&quot;;[.$A953];1+[.E953]);LEN([.$A953]))" office:value-type="float" office:value="57" calcext:value-type="float">
            <text:p>57</text:p>
          </table:table-cell>
          <table:table-cell table:formula="of:=[.D953]" office:value-type="float" office:value="27" calcext:value-type="float">
            <text:p>27</text:p>
          </table:table-cell>
          <table:table-cell table:formula="of:=LEFT([.A953];[.G953])" office:value-type="string" office:string-value="rdw_energiebron_uitvoering_" calcext:value-type="string">
            <text:p>rdw_energiebron_uitvoering_</text:p>
          </table:table-cell>
          <table:table-cell table:formula="of:=VLOOKUP([.H953];[$source.$C$2:$source.$F$48];4;0)" office:value-type="float" office:value="606" calcext:value-type="float">
            <text:p>606</text:p>
          </table:table-cell>
          <table:table-cell table:style-name="ce7" table:formula="of:=IF(RIGHT([.A953];6)=&quot;_X_X_X&quot;;3;IF(RIGHT([.A953];4)=&quot;_X_X&quot;;2;IF(RIGHT([.A95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rdw_energiebron_uitvoering_uitlaatemissieniveau_X" calcext:value-type="string">
            <text:p>rdw_energiebron_uitvoering_uitlaatemissieniveau_X</text:p>
          </table:table-cell>
          <table:table-cell table:formula="of:=IFERROR(FIND(&quot;_&quot;;[.$A954];1);LEN([.$A954]))" office:value-type="float" office:value="4" calcext:value-type="float">
            <text:p>4</text:p>
          </table:table-cell>
          <table:table-cell table:formula="of:=IFERROR(FIND(&quot;_&quot;;[.$A954];1+[.B954]);LEN([.$A954]))" office:value-type="float" office:value="16" calcext:value-type="float">
            <text:p>16</text:p>
          </table:table-cell>
          <table:table-cell table:formula="of:=IFERROR(FIND(&quot;_&quot;;[.$A954];1+[.C954]);LEN([.$A954]))" office:value-type="float" office:value="27" calcext:value-type="float">
            <text:p>27</text:p>
          </table:table-cell>
          <table:table-cell table:formula="of:=IFERROR(FIND(&quot;_&quot;;[.$A954];1+[.D954]);LEN([.$A954]))" office:value-type="float" office:value="48" calcext:value-type="float">
            <text:p>48</text:p>
          </table:table-cell>
          <table:table-cell table:formula="of:=IFERROR(FIND(&quot;_&quot;;[.$A954];1+[.E954]);LEN([.$A954]))" office:value-type="float" office:value="49" calcext:value-type="float">
            <text:p>49</text:p>
          </table:table-cell>
          <table:table-cell table:formula="of:=[.D954]" office:value-type="float" office:value="27" calcext:value-type="float">
            <text:p>27</text:p>
          </table:table-cell>
          <table:table-cell table:formula="of:=LEFT([.A954];[.G954])" office:value-type="string" office:string-value="rdw_energiebron_uitvoering_" calcext:value-type="string">
            <text:p>rdw_energiebron_uitvoering_</text:p>
          </table:table-cell>
          <table:table-cell table:formula="of:=VLOOKUP([.H954];[$source.$C$2:$source.$F$48];4;0)" office:value-type="float" office:value="606" calcext:value-type="float">
            <text:p>606</text:p>
          </table:table-cell>
          <table:table-cell table:style-name="ce7" table:formula="of:=IF(RIGHT([.A954];6)=&quot;_X_X_X&quot;;3;IF(RIGHT([.A954];4)=&quot;_X_X&quot;;2;IF(RIGHT([.A9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rdw_energiebron_uitvoering_verbruikgecombineerdnedclaag_X" calcext:value-type="string">
            <text:p>rdw_energiebron_uitvoering_verbruikgecombineerdnedclaag_X</text:p>
          </table:table-cell>
          <table:table-cell table:formula="of:=IFERROR(FIND(&quot;_&quot;;[.$A955];1);LEN([.$A955]))" office:value-type="float" office:value="4" calcext:value-type="float">
            <text:p>4</text:p>
          </table:table-cell>
          <table:table-cell table:formula="of:=IFERROR(FIND(&quot;_&quot;;[.$A955];1+[.B955]);LEN([.$A955]))" office:value-type="float" office:value="16" calcext:value-type="float">
            <text:p>16</text:p>
          </table:table-cell>
          <table:table-cell table:formula="of:=IFERROR(FIND(&quot;_&quot;;[.$A955];1+[.C955]);LEN([.$A955]))" office:value-type="float" office:value="27" calcext:value-type="float">
            <text:p>27</text:p>
          </table:table-cell>
          <table:table-cell table:formula="of:=IFERROR(FIND(&quot;_&quot;;[.$A955];1+[.D955]);LEN([.$A955]))" office:value-type="float" office:value="56" calcext:value-type="float">
            <text:p>56</text:p>
          </table:table-cell>
          <table:table-cell table:formula="of:=IFERROR(FIND(&quot;_&quot;;[.$A955];1+[.E955]);LEN([.$A955]))" office:value-type="float" office:value="57" calcext:value-type="float">
            <text:p>57</text:p>
          </table:table-cell>
          <table:table-cell table:formula="of:=[.D955]" office:value-type="float" office:value="27" calcext:value-type="float">
            <text:p>27</text:p>
          </table:table-cell>
          <table:table-cell table:formula="of:=LEFT([.A955];[.G955])" office:value-type="string" office:string-value="rdw_energiebron_uitvoering_" calcext:value-type="string">
            <text:p>rdw_energiebron_uitvoering_</text:p>
          </table:table-cell>
          <table:table-cell table:formula="of:=VLOOKUP([.H955];[$source.$C$2:$source.$F$48];4;0)" office:value-type="float" office:value="606" calcext:value-type="float">
            <text:p>606</text:p>
          </table:table-cell>
          <table:table-cell table:style-name="ce7" table:formula="of:=IF(RIGHT([.A955];6)=&quot;_X_X_X&quot;;3;IF(RIGHT([.A955];4)=&quot;_X_X&quot;;2;IF(RIGHT([.A9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rdw_energiebron_uitvoering_verbruikgecombineerdnedchoog_X" calcext:value-type="string">
            <text:p>rdw_energiebron_uitvoering_verbruikgecombineerdnedchoog_X</text:p>
          </table:table-cell>
          <table:table-cell table:formula="of:=IFERROR(FIND(&quot;_&quot;;[.$A956];1);LEN([.$A956]))" office:value-type="float" office:value="4" calcext:value-type="float">
            <text:p>4</text:p>
          </table:table-cell>
          <table:table-cell table:formula="of:=IFERROR(FIND(&quot;_&quot;;[.$A956];1+[.B956]);LEN([.$A956]))" office:value-type="float" office:value="16" calcext:value-type="float">
            <text:p>16</text:p>
          </table:table-cell>
          <table:table-cell table:formula="of:=IFERROR(FIND(&quot;_&quot;;[.$A956];1+[.C956]);LEN([.$A956]))" office:value-type="float" office:value="27" calcext:value-type="float">
            <text:p>27</text:p>
          </table:table-cell>
          <table:table-cell table:formula="of:=IFERROR(FIND(&quot;_&quot;;[.$A956];1+[.D956]);LEN([.$A956]))" office:value-type="float" office:value="56" calcext:value-type="float">
            <text:p>56</text:p>
          </table:table-cell>
          <table:table-cell table:formula="of:=IFERROR(FIND(&quot;_&quot;;[.$A956];1+[.E956]);LEN([.$A956]))" office:value-type="float" office:value="57" calcext:value-type="float">
            <text:p>57</text:p>
          </table:table-cell>
          <table:table-cell table:formula="of:=[.D956]" office:value-type="float" office:value="27" calcext:value-type="float">
            <text:p>27</text:p>
          </table:table-cell>
          <table:table-cell table:formula="of:=LEFT([.A956];[.G956])" office:value-type="string" office:string-value="rdw_energiebron_uitvoering_" calcext:value-type="string">
            <text:p>rdw_energiebron_uitvoering_</text:p>
          </table:table-cell>
          <table:table-cell table:formula="of:=VLOOKUP([.H956];[$source.$C$2:$source.$F$48];4;0)" office:value-type="float" office:value="606" calcext:value-type="float">
            <text:p>606</text:p>
          </table:table-cell>
          <table:table-cell table:style-name="ce7" table:formula="of:=IF(RIGHT([.A956];6)=&quot;_X_X_X&quot;;3;IF(RIGHT([.A956];4)=&quot;_X_X&quot;;2;IF(RIGHT([.A9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rdw_energiebron_uitvoering_co2emissiestadnedclaag_X" calcext:value-type="string">
            <text:p>rdw_energiebron_uitvoering_co2emissiestadnedclaag_X</text:p>
          </table:table-cell>
          <table:table-cell table:formula="of:=IFERROR(FIND(&quot;_&quot;;[.$A957];1);LEN([.$A957]))" office:value-type="float" office:value="4" calcext:value-type="float">
            <text:p>4</text:p>
          </table:table-cell>
          <table:table-cell table:formula="of:=IFERROR(FIND(&quot;_&quot;;[.$A957];1+[.B957]);LEN([.$A957]))" office:value-type="float" office:value="16" calcext:value-type="float">
            <text:p>16</text:p>
          </table:table-cell>
          <table:table-cell table:formula="of:=IFERROR(FIND(&quot;_&quot;;[.$A957];1+[.C957]);LEN([.$A957]))" office:value-type="float" office:value="27" calcext:value-type="float">
            <text:p>27</text:p>
          </table:table-cell>
          <table:table-cell table:formula="of:=IFERROR(FIND(&quot;_&quot;;[.$A957];1+[.D957]);LEN([.$A957]))" office:value-type="float" office:value="50" calcext:value-type="float">
            <text:p>50</text:p>
          </table:table-cell>
          <table:table-cell table:formula="of:=IFERROR(FIND(&quot;_&quot;;[.$A957];1+[.E957]);LEN([.$A957]))" office:value-type="float" office:value="51" calcext:value-type="float">
            <text:p>51</text:p>
          </table:table-cell>
          <table:table-cell table:formula="of:=[.D957]" office:value-type="float" office:value="27" calcext:value-type="float">
            <text:p>27</text:p>
          </table:table-cell>
          <table:table-cell table:formula="of:=LEFT([.A957];[.G957])" office:value-type="string" office:string-value="rdw_energiebron_uitvoering_" calcext:value-type="string">
            <text:p>rdw_energiebron_uitvoering_</text:p>
          </table:table-cell>
          <table:table-cell table:formula="of:=VLOOKUP([.H957];[$source.$C$2:$source.$F$48];4;0)" office:value-type="float" office:value="606" calcext:value-type="float">
            <text:p>606</text:p>
          </table:table-cell>
          <table:table-cell table:style-name="ce7" table:formula="of:=IF(RIGHT([.A957];6)=&quot;_X_X_X&quot;;3;IF(RIGHT([.A957];4)=&quot;_X_X&quot;;2;IF(RIGHT([.A9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rdw_energiebron_uitvoering_co2emissiestadnedchoog_X" calcext:value-type="string">
            <text:p>rdw_energiebron_uitvoering_co2emissiestadnedchoog_X</text:p>
          </table:table-cell>
          <table:table-cell table:formula="of:=IFERROR(FIND(&quot;_&quot;;[.$A958];1);LEN([.$A958]))" office:value-type="float" office:value="4" calcext:value-type="float">
            <text:p>4</text:p>
          </table:table-cell>
          <table:table-cell table:formula="of:=IFERROR(FIND(&quot;_&quot;;[.$A958];1+[.B958]);LEN([.$A958]))" office:value-type="float" office:value="16" calcext:value-type="float">
            <text:p>16</text:p>
          </table:table-cell>
          <table:table-cell table:formula="of:=IFERROR(FIND(&quot;_&quot;;[.$A958];1+[.C958]);LEN([.$A958]))" office:value-type="float" office:value="27" calcext:value-type="float">
            <text:p>27</text:p>
          </table:table-cell>
          <table:table-cell table:formula="of:=IFERROR(FIND(&quot;_&quot;;[.$A958];1+[.D958]);LEN([.$A958]))" office:value-type="float" office:value="50" calcext:value-type="float">
            <text:p>50</text:p>
          </table:table-cell>
          <table:table-cell table:formula="of:=IFERROR(FIND(&quot;_&quot;;[.$A958];1+[.E958]);LEN([.$A958]))" office:value-type="float" office:value="51" calcext:value-type="float">
            <text:p>51</text:p>
          </table:table-cell>
          <table:table-cell table:formula="of:=[.D958]" office:value-type="float" office:value="27" calcext:value-type="float">
            <text:p>27</text:p>
          </table:table-cell>
          <table:table-cell table:formula="of:=LEFT([.A958];[.G958])" office:value-type="string" office:string-value="rdw_energiebron_uitvoering_" calcext:value-type="string">
            <text:p>rdw_energiebron_uitvoering_</text:p>
          </table:table-cell>
          <table:table-cell table:formula="of:=VLOOKUP([.H958];[$source.$C$2:$source.$F$48];4;0)" office:value-type="float" office:value="606" calcext:value-type="float">
            <text:p>606</text:p>
          </table:table-cell>
          <table:table-cell table:style-name="ce7" table:formula="of:=IF(RIGHT([.A958];6)=&quot;_X_X_X&quot;;3;IF(RIGHT([.A958];4)=&quot;_X_X&quot;;2;IF(RIGHT([.A9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rdw_energiebron_uitvoering_co2emissiebuitennedclaag_X" calcext:value-type="string">
            <text:p>rdw_energiebron_uitvoering_co2emissiebuitennedclaag_X</text:p>
          </table:table-cell>
          <table:table-cell table:formula="of:=IFERROR(FIND(&quot;_&quot;;[.$A959];1);LEN([.$A959]))" office:value-type="float" office:value="4" calcext:value-type="float">
            <text:p>4</text:p>
          </table:table-cell>
          <table:table-cell table:formula="of:=IFERROR(FIND(&quot;_&quot;;[.$A959];1+[.B959]);LEN([.$A959]))" office:value-type="float" office:value="16" calcext:value-type="float">
            <text:p>16</text:p>
          </table:table-cell>
          <table:table-cell table:formula="of:=IFERROR(FIND(&quot;_&quot;;[.$A959];1+[.C959]);LEN([.$A959]))" office:value-type="float" office:value="27" calcext:value-type="float">
            <text:p>27</text:p>
          </table:table-cell>
          <table:table-cell table:formula="of:=IFERROR(FIND(&quot;_&quot;;[.$A959];1+[.D959]);LEN([.$A959]))" office:value-type="float" office:value="52" calcext:value-type="float">
            <text:p>52</text:p>
          </table:table-cell>
          <table:table-cell table:formula="of:=IFERROR(FIND(&quot;_&quot;;[.$A959];1+[.E959]);LEN([.$A959]))" office:value-type="float" office:value="53" calcext:value-type="float">
            <text:p>53</text:p>
          </table:table-cell>
          <table:table-cell table:formula="of:=[.D959]" office:value-type="float" office:value="27" calcext:value-type="float">
            <text:p>27</text:p>
          </table:table-cell>
          <table:table-cell table:formula="of:=LEFT([.A959];[.G959])" office:value-type="string" office:string-value="rdw_energiebron_uitvoering_" calcext:value-type="string">
            <text:p>rdw_energiebron_uitvoering_</text:p>
          </table:table-cell>
          <table:table-cell table:formula="of:=VLOOKUP([.H959];[$source.$C$2:$source.$F$48];4;0)" office:value-type="float" office:value="606" calcext:value-type="float">
            <text:p>606</text:p>
          </table:table-cell>
          <table:table-cell table:style-name="ce7" table:formula="of:=IF(RIGHT([.A959];6)=&quot;_X_X_X&quot;;3;IF(RIGHT([.A959];4)=&quot;_X_X&quot;;2;IF(RIGHT([.A9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rdw_energiebron_uitvoering_co2emissiebuitennedchoog_X" calcext:value-type="string">
            <text:p>rdw_energiebron_uitvoering_co2emissiebuitennedchoog_X</text:p>
          </table:table-cell>
          <table:table-cell table:formula="of:=IFERROR(FIND(&quot;_&quot;;[.$A960];1);LEN([.$A960]))" office:value-type="float" office:value="4" calcext:value-type="float">
            <text:p>4</text:p>
          </table:table-cell>
          <table:table-cell table:formula="of:=IFERROR(FIND(&quot;_&quot;;[.$A960];1+[.B960]);LEN([.$A960]))" office:value-type="float" office:value="16" calcext:value-type="float">
            <text:p>16</text:p>
          </table:table-cell>
          <table:table-cell table:formula="of:=IFERROR(FIND(&quot;_&quot;;[.$A960];1+[.C960]);LEN([.$A960]))" office:value-type="float" office:value="27" calcext:value-type="float">
            <text:p>27</text:p>
          </table:table-cell>
          <table:table-cell table:formula="of:=IFERROR(FIND(&quot;_&quot;;[.$A960];1+[.D960]);LEN([.$A960]))" office:value-type="float" office:value="52" calcext:value-type="float">
            <text:p>52</text:p>
          </table:table-cell>
          <table:table-cell table:formula="of:=IFERROR(FIND(&quot;_&quot;;[.$A960];1+[.E960]);LEN([.$A960]))" office:value-type="float" office:value="53" calcext:value-type="float">
            <text:p>53</text:p>
          </table:table-cell>
          <table:table-cell table:formula="of:=[.D960]" office:value-type="float" office:value="27" calcext:value-type="float">
            <text:p>27</text:p>
          </table:table-cell>
          <table:table-cell table:formula="of:=LEFT([.A960];[.G960])" office:value-type="string" office:string-value="rdw_energiebron_uitvoering_" calcext:value-type="string">
            <text:p>rdw_energiebron_uitvoering_</text:p>
          </table:table-cell>
          <table:table-cell table:formula="of:=VLOOKUP([.H960];[$source.$C$2:$source.$F$48];4;0)" office:value-type="float" office:value="606" calcext:value-type="float">
            <text:p>606</text:p>
          </table:table-cell>
          <table:table-cell table:style-name="ce7" table:formula="of:=IF(RIGHT([.A960];6)=&quot;_X_X_X&quot;;3;IF(RIGHT([.A960];4)=&quot;_X_X&quot;;2;IF(RIGHT([.A96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rdw_energiebron_uitvoering_co2emisgecombineerdnedclaag_X" calcext:value-type="string">
            <text:p>rdw_energiebron_uitvoering_co2emisgecombineerdnedclaag_X</text:p>
          </table:table-cell>
          <table:table-cell table:formula="of:=IFERROR(FIND(&quot;_&quot;;[.$A961];1);LEN([.$A961]))" office:value-type="float" office:value="4" calcext:value-type="float">
            <text:p>4</text:p>
          </table:table-cell>
          <table:table-cell table:formula="of:=IFERROR(FIND(&quot;_&quot;;[.$A961];1+[.B961]);LEN([.$A961]))" office:value-type="float" office:value="16" calcext:value-type="float">
            <text:p>16</text:p>
          </table:table-cell>
          <table:table-cell table:formula="of:=IFERROR(FIND(&quot;_&quot;;[.$A961];1+[.C961]);LEN([.$A961]))" office:value-type="float" office:value="27" calcext:value-type="float">
            <text:p>27</text:p>
          </table:table-cell>
          <table:table-cell table:formula="of:=IFERROR(FIND(&quot;_&quot;;[.$A961];1+[.D961]);LEN([.$A961]))" office:value-type="float" office:value="55" calcext:value-type="float">
            <text:p>55</text:p>
          </table:table-cell>
          <table:table-cell table:formula="of:=IFERROR(FIND(&quot;_&quot;;[.$A961];1+[.E961]);LEN([.$A961]))" office:value-type="float" office:value="56" calcext:value-type="float">
            <text:p>56</text:p>
          </table:table-cell>
          <table:table-cell table:formula="of:=[.D961]" office:value-type="float" office:value="27" calcext:value-type="float">
            <text:p>27</text:p>
          </table:table-cell>
          <table:table-cell table:formula="of:=LEFT([.A961];[.G961])" office:value-type="string" office:string-value="rdw_energiebron_uitvoering_" calcext:value-type="string">
            <text:p>rdw_energiebron_uitvoering_</text:p>
          </table:table-cell>
          <table:table-cell table:formula="of:=VLOOKUP([.H961];[$source.$C$2:$source.$F$48];4;0)" office:value-type="float" office:value="606" calcext:value-type="float">
            <text:p>606</text:p>
          </table:table-cell>
          <table:table-cell table:style-name="ce7" table:formula="of:=IF(RIGHT([.A961];6)=&quot;_X_X_X&quot;;3;IF(RIGHT([.A961];4)=&quot;_X_X&quot;;2;IF(RIGHT([.A9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rdw_energiebron_uitvoering_co2emisgecombineerdnedchoog_X" calcext:value-type="string">
            <text:p>rdw_energiebron_uitvoering_co2emisgecombineerdnedchoog_X</text:p>
          </table:table-cell>
          <table:table-cell table:formula="of:=IFERROR(FIND(&quot;_&quot;;[.$A962];1);LEN([.$A962]))" office:value-type="float" office:value="4" calcext:value-type="float">
            <text:p>4</text:p>
          </table:table-cell>
          <table:table-cell table:formula="of:=IFERROR(FIND(&quot;_&quot;;[.$A962];1+[.B962]);LEN([.$A962]))" office:value-type="float" office:value="16" calcext:value-type="float">
            <text:p>16</text:p>
          </table:table-cell>
          <table:table-cell table:formula="of:=IFERROR(FIND(&quot;_&quot;;[.$A962];1+[.C962]);LEN([.$A962]))" office:value-type="float" office:value="27" calcext:value-type="float">
            <text:p>27</text:p>
          </table:table-cell>
          <table:table-cell table:formula="of:=IFERROR(FIND(&quot;_&quot;;[.$A962];1+[.D962]);LEN([.$A962]))" office:value-type="float" office:value="55" calcext:value-type="float">
            <text:p>55</text:p>
          </table:table-cell>
          <table:table-cell table:formula="of:=IFERROR(FIND(&quot;_&quot;;[.$A962];1+[.E962]);LEN([.$A962]))" office:value-type="float" office:value="56" calcext:value-type="float">
            <text:p>56</text:p>
          </table:table-cell>
          <table:table-cell table:formula="of:=[.D962]" office:value-type="float" office:value="27" calcext:value-type="float">
            <text:p>27</text:p>
          </table:table-cell>
          <table:table-cell table:formula="of:=LEFT([.A962];[.G962])" office:value-type="string" office:string-value="rdw_energiebron_uitvoering_" calcext:value-type="string">
            <text:p>rdw_energiebron_uitvoering_</text:p>
          </table:table-cell>
          <table:table-cell table:formula="of:=VLOOKUP([.H962];[$source.$C$2:$source.$F$48];4;0)" office:value-type="float" office:value="606" calcext:value-type="float">
            <text:p>606</text:p>
          </table:table-cell>
          <table:table-cell table:style-name="ce7" table:formula="of:=IF(RIGHT([.A962];6)=&quot;_X_X_X&quot;;3;IF(RIGHT([.A962];4)=&quot;_X_X&quot;;2;IF(RIGHT([.A96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rdw_energiebron_uitvoering_coemissietype1_X" calcext:value-type="string">
            <text:p>rdw_energiebron_uitvoering_coemissietype1_X</text:p>
          </table:table-cell>
          <table:table-cell table:formula="of:=IFERROR(FIND(&quot;_&quot;;[.$A963];1);LEN([.$A963]))" office:value-type="float" office:value="4" calcext:value-type="float">
            <text:p>4</text:p>
          </table:table-cell>
          <table:table-cell table:formula="of:=IFERROR(FIND(&quot;_&quot;;[.$A963];1+[.B963]);LEN([.$A963]))" office:value-type="float" office:value="16" calcext:value-type="float">
            <text:p>16</text:p>
          </table:table-cell>
          <table:table-cell table:formula="of:=IFERROR(FIND(&quot;_&quot;;[.$A963];1+[.C963]);LEN([.$A963]))" office:value-type="float" office:value="27" calcext:value-type="float">
            <text:p>27</text:p>
          </table:table-cell>
          <table:table-cell table:formula="of:=IFERROR(FIND(&quot;_&quot;;[.$A963];1+[.D963]);LEN([.$A963]))" office:value-type="float" office:value="42" calcext:value-type="float">
            <text:p>42</text:p>
          </table:table-cell>
          <table:table-cell table:formula="of:=IFERROR(FIND(&quot;_&quot;;[.$A963];1+[.E963]);LEN([.$A963]))" office:value-type="float" office:value="43" calcext:value-type="float">
            <text:p>43</text:p>
          </table:table-cell>
          <table:table-cell table:formula="of:=[.D963]" office:value-type="float" office:value="27" calcext:value-type="float">
            <text:p>27</text:p>
          </table:table-cell>
          <table:table-cell table:formula="of:=LEFT([.A963];[.G963])" office:value-type="string" office:string-value="rdw_energiebron_uitvoering_" calcext:value-type="string">
            <text:p>rdw_energiebron_uitvoering_</text:p>
          </table:table-cell>
          <table:table-cell table:formula="of:=VLOOKUP([.H963];[$source.$C$2:$source.$F$48];4;0)" office:value-type="float" office:value="606" calcext:value-type="float">
            <text:p>606</text:p>
          </table:table-cell>
          <table:table-cell table:style-name="ce7" table:formula="of:=IF(RIGHT([.A963];6)=&quot;_X_X_X&quot;;3;IF(RIGHT([.A963];4)=&quot;_X_X&quot;;2;IF(RIGHT([.A9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rdw_energiebron_uitvoering_hcemissietype1_X" calcext:value-type="string">
            <text:p>rdw_energiebron_uitvoering_hcemissietype1_X</text:p>
          </table:table-cell>
          <table:table-cell table:formula="of:=IFERROR(FIND(&quot;_&quot;;[.$A964];1);LEN([.$A964]))" office:value-type="float" office:value="4" calcext:value-type="float">
            <text:p>4</text:p>
          </table:table-cell>
          <table:table-cell table:formula="of:=IFERROR(FIND(&quot;_&quot;;[.$A964];1+[.B964]);LEN([.$A964]))" office:value-type="float" office:value="16" calcext:value-type="float">
            <text:p>16</text:p>
          </table:table-cell>
          <table:table-cell table:formula="of:=IFERROR(FIND(&quot;_&quot;;[.$A964];1+[.C964]);LEN([.$A964]))" office:value-type="float" office:value="27" calcext:value-type="float">
            <text:p>27</text:p>
          </table:table-cell>
          <table:table-cell table:formula="of:=IFERROR(FIND(&quot;_&quot;;[.$A964];1+[.D964]);LEN([.$A964]))" office:value-type="float" office:value="42" calcext:value-type="float">
            <text:p>42</text:p>
          </table:table-cell>
          <table:table-cell table:formula="of:=IFERROR(FIND(&quot;_&quot;;[.$A964];1+[.E964]);LEN([.$A964]))" office:value-type="float" office:value="43" calcext:value-type="float">
            <text:p>43</text:p>
          </table:table-cell>
          <table:table-cell table:formula="of:=[.D964]" office:value-type="float" office:value="27" calcext:value-type="float">
            <text:p>27</text:p>
          </table:table-cell>
          <table:table-cell table:formula="of:=LEFT([.A964];[.G964])" office:value-type="string" office:string-value="rdw_energiebron_uitvoering_" calcext:value-type="string">
            <text:p>rdw_energiebron_uitvoering_</text:p>
          </table:table-cell>
          <table:table-cell table:formula="of:=VLOOKUP([.H964];[$source.$C$2:$source.$F$48];4;0)" office:value-type="float" office:value="606" calcext:value-type="float">
            <text:p>606</text:p>
          </table:table-cell>
          <table:table-cell table:style-name="ce7" table:formula="of:=IF(RIGHT([.A964];6)=&quot;_X_X_X&quot;;3;IF(RIGHT([.A964];4)=&quot;_X_X&quot;;2;IF(RIGHT([.A9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rdw_energiebron_uitvoering_noxemissietype1_X" calcext:value-type="string">
            <text:p>rdw_energiebron_uitvoering_noxemissietype1_X</text:p>
          </table:table-cell>
          <table:table-cell table:formula="of:=IFERROR(FIND(&quot;_&quot;;[.$A965];1);LEN([.$A965]))" office:value-type="float" office:value="4" calcext:value-type="float">
            <text:p>4</text:p>
          </table:table-cell>
          <table:table-cell table:formula="of:=IFERROR(FIND(&quot;_&quot;;[.$A965];1+[.B965]);LEN([.$A965]))" office:value-type="float" office:value="16" calcext:value-type="float">
            <text:p>16</text:p>
          </table:table-cell>
          <table:table-cell table:formula="of:=IFERROR(FIND(&quot;_&quot;;[.$A965];1+[.C965]);LEN([.$A965]))" office:value-type="float" office:value="27" calcext:value-type="float">
            <text:p>27</text:p>
          </table:table-cell>
          <table:table-cell table:formula="of:=IFERROR(FIND(&quot;_&quot;;[.$A965];1+[.D965]);LEN([.$A965]))" office:value-type="float" office:value="43" calcext:value-type="float">
            <text:p>43</text:p>
          </table:table-cell>
          <table:table-cell table:formula="of:=IFERROR(FIND(&quot;_&quot;;[.$A965];1+[.E965]);LEN([.$A965]))" office:value-type="float" office:value="44" calcext:value-type="float">
            <text:p>44</text:p>
          </table:table-cell>
          <table:table-cell table:formula="of:=[.D965]" office:value-type="float" office:value="27" calcext:value-type="float">
            <text:p>27</text:p>
          </table:table-cell>
          <table:table-cell table:formula="of:=LEFT([.A965];[.G965])" office:value-type="string" office:string-value="rdw_energiebron_uitvoering_" calcext:value-type="string">
            <text:p>rdw_energiebron_uitvoering_</text:p>
          </table:table-cell>
          <table:table-cell table:formula="of:=VLOOKUP([.H965];[$source.$C$2:$source.$F$48];4;0)" office:value-type="float" office:value="606" calcext:value-type="float">
            <text:p>606</text:p>
          </table:table-cell>
          <table:table-cell table:style-name="ce7" table:formula="of:=IF(RIGHT([.A965];6)=&quot;_X_X_X&quot;;3;IF(RIGHT([.A965];4)=&quot;_X_X&quot;;2;IF(RIGHT([.A96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rdw_energiebron_uitvoering_composite_key_X" calcext:value-type="string">
            <text:p>rdw_energiebron_uitvoering_composite_key_X</text:p>
          </table:table-cell>
          <table:table-cell table:formula="of:=IFERROR(FIND(&quot;_&quot;;[.$A966];1);LEN([.$A966]))" office:value-type="float" office:value="4" calcext:value-type="float">
            <text:p>4</text:p>
          </table:table-cell>
          <table:table-cell table:formula="of:=IFERROR(FIND(&quot;_&quot;;[.$A966];1+[.B966]);LEN([.$A966]))" office:value-type="float" office:value="16" calcext:value-type="float">
            <text:p>16</text:p>
          </table:table-cell>
          <table:table-cell table:formula="of:=IFERROR(FIND(&quot;_&quot;;[.$A966];1+[.C966]);LEN([.$A966]))" office:value-type="float" office:value="27" calcext:value-type="float">
            <text:p>27</text:p>
          </table:table-cell>
          <table:table-cell table:formula="of:=IFERROR(FIND(&quot;_&quot;;[.$A966];1+[.D966]);LEN([.$A966]))" office:value-type="float" office:value="37" calcext:value-type="float">
            <text:p>37</text:p>
          </table:table-cell>
          <table:table-cell table:formula="of:=IFERROR(FIND(&quot;_&quot;;[.$A966];1+[.E966]);LEN([.$A966]))" office:value-type="float" office:value="41" calcext:value-type="float">
            <text:p>41</text:p>
          </table:table-cell>
          <table:table-cell table:formula="of:=[.D966]" office:value-type="float" office:value="27" calcext:value-type="float">
            <text:p>27</text:p>
          </table:table-cell>
          <table:table-cell table:formula="of:=LEFT([.A966];[.G966])" office:value-type="string" office:string-value="rdw_energiebron_uitvoering_" calcext:value-type="string">
            <text:p>rdw_energiebron_uitvoering_</text:p>
          </table:table-cell>
          <table:table-cell table:formula="of:=VLOOKUP([.H966];[$source.$C$2:$source.$F$48];4;0)" office:value-type="float" office:value="606" calcext:value-type="float">
            <text:p>606</text:p>
          </table:table-cell>
          <table:table-cell table:style-name="ce7" table:formula="of:=IF(RIGHT([.A966];6)=&quot;_X_X_X&quot;;3;IF(RIGHT([.A966];4)=&quot;_X_X&quot;;2;IF(RIGHT([.A9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rdw_energiebron_uitvoering_emissiedeeltjestype1_X" calcext:value-type="string">
            <text:p>rdw_energiebron_uitvoering_emissiedeeltjestype1_X</text:p>
          </table:table-cell>
          <table:table-cell table:formula="of:=IFERROR(FIND(&quot;_&quot;;[.$A967];1);LEN([.$A967]))" office:value-type="float" office:value="4" calcext:value-type="float">
            <text:p>4</text:p>
          </table:table-cell>
          <table:table-cell table:formula="of:=IFERROR(FIND(&quot;_&quot;;[.$A967];1+[.B967]);LEN([.$A967]))" office:value-type="float" office:value="16" calcext:value-type="float">
            <text:p>16</text:p>
          </table:table-cell>
          <table:table-cell table:formula="of:=IFERROR(FIND(&quot;_&quot;;[.$A967];1+[.C967]);LEN([.$A967]))" office:value-type="float" office:value="27" calcext:value-type="float">
            <text:p>27</text:p>
          </table:table-cell>
          <table:table-cell table:formula="of:=IFERROR(FIND(&quot;_&quot;;[.$A967];1+[.D967]);LEN([.$A967]))" office:value-type="float" office:value="48" calcext:value-type="float">
            <text:p>48</text:p>
          </table:table-cell>
          <table:table-cell table:formula="of:=IFERROR(FIND(&quot;_&quot;;[.$A967];1+[.E967]);LEN([.$A967]))" office:value-type="float" office:value="49" calcext:value-type="float">
            <text:p>49</text:p>
          </table:table-cell>
          <table:table-cell table:formula="of:=[.D967]" office:value-type="float" office:value="27" calcext:value-type="float">
            <text:p>27</text:p>
          </table:table-cell>
          <table:table-cell table:formula="of:=LEFT([.A967];[.G967])" office:value-type="string" office:string-value="rdw_energiebron_uitvoering_" calcext:value-type="string">
            <text:p>rdw_energiebron_uitvoering_</text:p>
          </table:table-cell>
          <table:table-cell table:formula="of:=VLOOKUP([.H967];[$source.$C$2:$source.$F$48];4;0)" office:value-type="float" office:value="606" calcext:value-type="float">
            <text:p>606</text:p>
          </table:table-cell>
          <table:table-cell table:style-name="ce7" table:formula="of:=IF(RIGHT([.A967];6)=&quot;_X_X_X&quot;;3;IF(RIGHT([.A967];4)=&quot;_X_X&quot;;2;IF(RIGHT([.A96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rdw_energiebron_uitvoering_hcnoxemissietype1_X" calcext:value-type="string">
            <text:p>rdw_energiebron_uitvoering_hcnoxemissietype1_X</text:p>
          </table:table-cell>
          <table:table-cell table:formula="of:=IFERROR(FIND(&quot;_&quot;;[.$A968];1);LEN([.$A968]))" office:value-type="float" office:value="4" calcext:value-type="float">
            <text:p>4</text:p>
          </table:table-cell>
          <table:table-cell table:formula="of:=IFERROR(FIND(&quot;_&quot;;[.$A968];1+[.B968]);LEN([.$A968]))" office:value-type="float" office:value="16" calcext:value-type="float">
            <text:p>16</text:p>
          </table:table-cell>
          <table:table-cell table:formula="of:=IFERROR(FIND(&quot;_&quot;;[.$A968];1+[.C968]);LEN([.$A968]))" office:value-type="float" office:value="27" calcext:value-type="float">
            <text:p>27</text:p>
          </table:table-cell>
          <table:table-cell table:formula="of:=IFERROR(FIND(&quot;_&quot;;[.$A968];1+[.D968]);LEN([.$A968]))" office:value-type="float" office:value="45" calcext:value-type="float">
            <text:p>45</text:p>
          </table:table-cell>
          <table:table-cell table:formula="of:=IFERROR(FIND(&quot;_&quot;;[.$A968];1+[.E968]);LEN([.$A968]))" office:value-type="float" office:value="46" calcext:value-type="float">
            <text:p>46</text:p>
          </table:table-cell>
          <table:table-cell table:formula="of:=[.D968]" office:value-type="float" office:value="27" calcext:value-type="float">
            <text:p>27</text:p>
          </table:table-cell>
          <table:table-cell table:formula="of:=LEFT([.A968];[.G968])" office:value-type="string" office:string-value="rdw_energiebron_uitvoering_" calcext:value-type="string">
            <text:p>rdw_energiebron_uitvoering_</text:p>
          </table:table-cell>
          <table:table-cell table:formula="of:=VLOOKUP([.H968];[$source.$C$2:$source.$F$48];4;0)" office:value-type="float" office:value="606" calcext:value-type="float">
            <text:p>606</text:p>
          </table:table-cell>
          <table:table-cell table:style-name="ce7" table:formula="of:=IF(RIGHT([.A968];6)=&quot;_X_X_X&quot;;3;IF(RIGHT([.A968];4)=&quot;_X_X&quot;;2;IF(RIGHT([.A9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rdw_energiebron_uitvoering_emissieaantaldeeltjestype1_X" calcext:value-type="string">
            <text:p>rdw_energiebron_uitvoering_emissieaantaldeeltjestype1_X</text:p>
          </table:table-cell>
          <table:table-cell table:formula="of:=IFERROR(FIND(&quot;_&quot;;[.$A969];1);LEN([.$A969]))" office:value-type="float" office:value="4" calcext:value-type="float">
            <text:p>4</text:p>
          </table:table-cell>
          <table:table-cell table:formula="of:=IFERROR(FIND(&quot;_&quot;;[.$A969];1+[.B969]);LEN([.$A969]))" office:value-type="float" office:value="16" calcext:value-type="float">
            <text:p>16</text:p>
          </table:table-cell>
          <table:table-cell table:formula="of:=IFERROR(FIND(&quot;_&quot;;[.$A969];1+[.C969]);LEN([.$A969]))" office:value-type="float" office:value="27" calcext:value-type="float">
            <text:p>27</text:p>
          </table:table-cell>
          <table:table-cell table:formula="of:=IFERROR(FIND(&quot;_&quot;;[.$A969];1+[.D969]);LEN([.$A969]))" office:value-type="float" office:value="54" calcext:value-type="float">
            <text:p>54</text:p>
          </table:table-cell>
          <table:table-cell table:formula="of:=IFERROR(FIND(&quot;_&quot;;[.$A969];1+[.E969]);LEN([.$A969]))" office:value-type="float" office:value="55" calcext:value-type="float">
            <text:p>55</text:p>
          </table:table-cell>
          <table:table-cell table:formula="of:=[.D969]" office:value-type="float" office:value="27" calcext:value-type="float">
            <text:p>27</text:p>
          </table:table-cell>
          <table:table-cell table:formula="of:=LEFT([.A969];[.G969])" office:value-type="string" office:string-value="rdw_energiebron_uitvoering_" calcext:value-type="string">
            <text:p>rdw_energiebron_uitvoering_</text:p>
          </table:table-cell>
          <table:table-cell table:formula="of:=VLOOKUP([.H969];[$source.$C$2:$source.$F$48];4;0)" office:value-type="float" office:value="606" calcext:value-type="float">
            <text:p>606</text:p>
          </table:table-cell>
          <table:table-cell table:style-name="ce7" table:formula="of:=IF(RIGHT([.A969];6)=&quot;_X_X_X&quot;;3;IF(RIGHT([.A969];4)=&quot;_X_X&quot;;2;IF(RIGHT([.A9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rdw_energiebron_uitvoering_maxbiopercentagebrandstof_X" calcext:value-type="string">
            <text:p>rdw_energiebron_uitvoering_maxbiopercentagebrandstof_X</text:p>
          </table:table-cell>
          <table:table-cell table:formula="of:=IFERROR(FIND(&quot;_&quot;;[.$A970];1);LEN([.$A970]))" office:value-type="float" office:value="4" calcext:value-type="float">
            <text:p>4</text:p>
          </table:table-cell>
          <table:table-cell table:formula="of:=IFERROR(FIND(&quot;_&quot;;[.$A970];1+[.B970]);LEN([.$A970]))" office:value-type="float" office:value="16" calcext:value-type="float">
            <text:p>16</text:p>
          </table:table-cell>
          <table:table-cell table:formula="of:=IFERROR(FIND(&quot;_&quot;;[.$A970];1+[.C970]);LEN([.$A970]))" office:value-type="float" office:value="27" calcext:value-type="float">
            <text:p>27</text:p>
          </table:table-cell>
          <table:table-cell table:formula="of:=IFERROR(FIND(&quot;_&quot;;[.$A970];1+[.D970]);LEN([.$A970]))" office:value-type="float" office:value="53" calcext:value-type="float">
            <text:p>53</text:p>
          </table:table-cell>
          <table:table-cell table:formula="of:=IFERROR(FIND(&quot;_&quot;;[.$A970];1+[.E970]);LEN([.$A970]))" office:value-type="float" office:value="54" calcext:value-type="float">
            <text:p>54</text:p>
          </table:table-cell>
          <table:table-cell table:formula="of:=[.D970]" office:value-type="float" office:value="27" calcext:value-type="float">
            <text:p>27</text:p>
          </table:table-cell>
          <table:table-cell table:formula="of:=LEFT([.A970];[.G970])" office:value-type="string" office:string-value="rdw_energiebron_uitvoering_" calcext:value-type="string">
            <text:p>rdw_energiebron_uitvoering_</text:p>
          </table:table-cell>
          <table:table-cell table:formula="of:=VLOOKUP([.H970];[$source.$C$2:$source.$F$48];4;0)" office:value-type="float" office:value="606" calcext:value-type="float">
            <text:p>606</text:p>
          </table:table-cell>
          <table:table-cell table:style-name="ce7" table:formula="of:=IF(RIGHT([.A970];6)=&quot;_X_X_X&quot;;3;IF(RIGHT([.A970];4)=&quot;_X_X&quot;;2;IF(RIGHT([.A9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rdw_energiebron_uitvoering_verbrgewogengecombnedclaag_X" calcext:value-type="string">
            <text:p>rdw_energiebron_uitvoering_verbrgewogengecombnedclaag_X</text:p>
          </table:table-cell>
          <table:table-cell table:formula="of:=IFERROR(FIND(&quot;_&quot;;[.$A971];1);LEN([.$A971]))" office:value-type="float" office:value="4" calcext:value-type="float">
            <text:p>4</text:p>
          </table:table-cell>
          <table:table-cell table:formula="of:=IFERROR(FIND(&quot;_&quot;;[.$A971];1+[.B971]);LEN([.$A971]))" office:value-type="float" office:value="16" calcext:value-type="float">
            <text:p>16</text:p>
          </table:table-cell>
          <table:table-cell table:formula="of:=IFERROR(FIND(&quot;_&quot;;[.$A971];1+[.C971]);LEN([.$A971]))" office:value-type="float" office:value="27" calcext:value-type="float">
            <text:p>27</text:p>
          </table:table-cell>
          <table:table-cell table:formula="of:=IFERROR(FIND(&quot;_&quot;;[.$A971];1+[.D971]);LEN([.$A971]))" office:value-type="float" office:value="54" calcext:value-type="float">
            <text:p>54</text:p>
          </table:table-cell>
          <table:table-cell table:formula="of:=IFERROR(FIND(&quot;_&quot;;[.$A971];1+[.E971]);LEN([.$A971]))" office:value-type="float" office:value="55" calcext:value-type="float">
            <text:p>55</text:p>
          </table:table-cell>
          <table:table-cell table:formula="of:=[.D971]" office:value-type="float" office:value="27" calcext:value-type="float">
            <text:p>27</text:p>
          </table:table-cell>
          <table:table-cell table:formula="of:=LEFT([.A971];[.G971])" office:value-type="string" office:string-value="rdw_energiebron_uitvoering_" calcext:value-type="string">
            <text:p>rdw_energiebron_uitvoering_</text:p>
          </table:table-cell>
          <table:table-cell table:formula="of:=VLOOKUP([.H971];[$source.$C$2:$source.$F$48];4;0)" office:value-type="float" office:value="606" calcext:value-type="float">
            <text:p>606</text:p>
          </table:table-cell>
          <table:table-cell table:style-name="ce7" table:formula="of:=IF(RIGHT([.A971];6)=&quot;_X_X_X&quot;;3;IF(RIGHT([.A971];4)=&quot;_X_X&quot;;2;IF(RIGHT([.A9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rdw_energiebron_uitvoering_verbrgewogengecombnedchoog_X" calcext:value-type="string">
            <text:p>rdw_energiebron_uitvoering_verbrgewogengecombnedchoog_X</text:p>
          </table:table-cell>
          <table:table-cell table:formula="of:=IFERROR(FIND(&quot;_&quot;;[.$A972];1);LEN([.$A972]))" office:value-type="float" office:value="4" calcext:value-type="float">
            <text:p>4</text:p>
          </table:table-cell>
          <table:table-cell table:formula="of:=IFERROR(FIND(&quot;_&quot;;[.$A972];1+[.B972]);LEN([.$A972]))" office:value-type="float" office:value="16" calcext:value-type="float">
            <text:p>16</text:p>
          </table:table-cell>
          <table:table-cell table:formula="of:=IFERROR(FIND(&quot;_&quot;;[.$A972];1+[.C972]);LEN([.$A972]))" office:value-type="float" office:value="27" calcext:value-type="float">
            <text:p>27</text:p>
          </table:table-cell>
          <table:table-cell table:formula="of:=IFERROR(FIND(&quot;_&quot;;[.$A972];1+[.D972]);LEN([.$A972]))" office:value-type="float" office:value="54" calcext:value-type="float">
            <text:p>54</text:p>
          </table:table-cell>
          <table:table-cell table:formula="of:=IFERROR(FIND(&quot;_&quot;;[.$A972];1+[.E972]);LEN([.$A972]))" office:value-type="float" office:value="55" calcext:value-type="float">
            <text:p>55</text:p>
          </table:table-cell>
          <table:table-cell table:formula="of:=[.D972]" office:value-type="float" office:value="27" calcext:value-type="float">
            <text:p>27</text:p>
          </table:table-cell>
          <table:table-cell table:formula="of:=LEFT([.A972];[.G972])" office:value-type="string" office:string-value="rdw_energiebron_uitvoering_" calcext:value-type="string">
            <text:p>rdw_energiebron_uitvoering_</text:p>
          </table:table-cell>
          <table:table-cell table:formula="of:=VLOOKUP([.H972];[$source.$C$2:$source.$F$48];4;0)" office:value-type="float" office:value="606" calcext:value-type="float">
            <text:p>606</text:p>
          </table:table-cell>
          <table:table-cell table:style-name="ce7" table:formula="of:=IF(RIGHT([.A972];6)=&quot;_X_X_X&quot;;3;IF(RIGHT([.A972];4)=&quot;_X_X&quot;;2;IF(RIGHT([.A9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rdw_energiebron_uitvoering_elekverbruikgewgecombverbrnedc_X" calcext:value-type="string">
            <text:p>rdw_energiebron_uitvoering_elekverbruikgewgecombverbrnedc_X</text:p>
          </table:table-cell>
          <table:table-cell table:formula="of:=IFERROR(FIND(&quot;_&quot;;[.$A973];1);LEN([.$A973]))" office:value-type="float" office:value="4" calcext:value-type="float">
            <text:p>4</text:p>
          </table:table-cell>
          <table:table-cell table:formula="of:=IFERROR(FIND(&quot;_&quot;;[.$A973];1+[.B973]);LEN([.$A973]))" office:value-type="float" office:value="16" calcext:value-type="float">
            <text:p>16</text:p>
          </table:table-cell>
          <table:table-cell table:formula="of:=IFERROR(FIND(&quot;_&quot;;[.$A973];1+[.C973]);LEN([.$A973]))" office:value-type="float" office:value="27" calcext:value-type="float">
            <text:p>27</text:p>
          </table:table-cell>
          <table:table-cell table:formula="of:=IFERROR(FIND(&quot;_&quot;;[.$A973];1+[.D973]);LEN([.$A973]))" office:value-type="float" office:value="58" calcext:value-type="float">
            <text:p>58</text:p>
          </table:table-cell>
          <table:table-cell table:formula="of:=IFERROR(FIND(&quot;_&quot;;[.$A973];1+[.E973]);LEN([.$A973]))" office:value-type="float" office:value="59" calcext:value-type="float">
            <text:p>59</text:p>
          </table:table-cell>
          <table:table-cell table:formula="of:=[.D973]" office:value-type="float" office:value="27" calcext:value-type="float">
            <text:p>27</text:p>
          </table:table-cell>
          <table:table-cell table:formula="of:=LEFT([.A973];[.G973])" office:value-type="string" office:string-value="rdw_energiebron_uitvoering_" calcext:value-type="string">
            <text:p>rdw_energiebron_uitvoering_</text:p>
          </table:table-cell>
          <table:table-cell table:formula="of:=VLOOKUP([.H973];[$source.$C$2:$source.$F$48];4;0)" office:value-type="float" office:value="606" calcext:value-type="float">
            <text:p>606</text:p>
          </table:table-cell>
          <table:table-cell table:style-name="ce7" table:formula="of:=IF(RIGHT([.A973];6)=&quot;_X_X_X&quot;;3;IF(RIGHT([.A973];4)=&quot;_X_X&quot;;2;IF(RIGHT([.A9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rdw_energiebron_uitvoering_co2emisgewgecombnedclaag_X" calcext:value-type="string">
            <text:p>rdw_energiebron_uitvoering_co2emisgewgecombnedclaag_X</text:p>
          </table:table-cell>
          <table:table-cell table:formula="of:=IFERROR(FIND(&quot;_&quot;;[.$A974];1);LEN([.$A974]))" office:value-type="float" office:value="4" calcext:value-type="float">
            <text:p>4</text:p>
          </table:table-cell>
          <table:table-cell table:formula="of:=IFERROR(FIND(&quot;_&quot;;[.$A974];1+[.B974]);LEN([.$A974]))" office:value-type="float" office:value="16" calcext:value-type="float">
            <text:p>16</text:p>
          </table:table-cell>
          <table:table-cell table:formula="of:=IFERROR(FIND(&quot;_&quot;;[.$A974];1+[.C974]);LEN([.$A974]))" office:value-type="float" office:value="27" calcext:value-type="float">
            <text:p>27</text:p>
          </table:table-cell>
          <table:table-cell table:formula="of:=IFERROR(FIND(&quot;_&quot;;[.$A974];1+[.D974]);LEN([.$A974]))" office:value-type="float" office:value="52" calcext:value-type="float">
            <text:p>52</text:p>
          </table:table-cell>
          <table:table-cell table:formula="of:=IFERROR(FIND(&quot;_&quot;;[.$A974];1+[.E974]);LEN([.$A974]))" office:value-type="float" office:value="53" calcext:value-type="float">
            <text:p>53</text:p>
          </table:table-cell>
          <table:table-cell table:formula="of:=[.D974]" office:value-type="float" office:value="27" calcext:value-type="float">
            <text:p>27</text:p>
          </table:table-cell>
          <table:table-cell table:formula="of:=LEFT([.A974];[.G974])" office:value-type="string" office:string-value="rdw_energiebron_uitvoering_" calcext:value-type="string">
            <text:p>rdw_energiebron_uitvoering_</text:p>
          </table:table-cell>
          <table:table-cell table:formula="of:=VLOOKUP([.H974];[$source.$C$2:$source.$F$48];4;0)" office:value-type="float" office:value="606" calcext:value-type="float">
            <text:p>606</text:p>
          </table:table-cell>
          <table:table-cell table:style-name="ce7" table:formula="of:=IF(RIGHT([.A974];6)=&quot;_X_X_X&quot;;3;IF(RIGHT([.A974];4)=&quot;_X_X&quot;;2;IF(RIGHT([.A9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rdw_energiebron_uitvoering_co2emisgewgecombnedchoog_X" calcext:value-type="string">
            <text:p>rdw_energiebron_uitvoering_co2emisgewgecombnedchoog_X</text:p>
          </table:table-cell>
          <table:table-cell table:formula="of:=IFERROR(FIND(&quot;_&quot;;[.$A975];1);LEN([.$A975]))" office:value-type="float" office:value="4" calcext:value-type="float">
            <text:p>4</text:p>
          </table:table-cell>
          <table:table-cell table:formula="of:=IFERROR(FIND(&quot;_&quot;;[.$A975];1+[.B975]);LEN([.$A975]))" office:value-type="float" office:value="16" calcext:value-type="float">
            <text:p>16</text:p>
          </table:table-cell>
          <table:table-cell table:formula="of:=IFERROR(FIND(&quot;_&quot;;[.$A975];1+[.C975]);LEN([.$A975]))" office:value-type="float" office:value="27" calcext:value-type="float">
            <text:p>27</text:p>
          </table:table-cell>
          <table:table-cell table:formula="of:=IFERROR(FIND(&quot;_&quot;;[.$A975];1+[.D975]);LEN([.$A975]))" office:value-type="float" office:value="52" calcext:value-type="float">
            <text:p>52</text:p>
          </table:table-cell>
          <table:table-cell table:formula="of:=IFERROR(FIND(&quot;_&quot;;[.$A975];1+[.E975]);LEN([.$A975]))" office:value-type="float" office:value="53" calcext:value-type="float">
            <text:p>53</text:p>
          </table:table-cell>
          <table:table-cell table:formula="of:=[.D975]" office:value-type="float" office:value="27" calcext:value-type="float">
            <text:p>27</text:p>
          </table:table-cell>
          <table:table-cell table:formula="of:=LEFT([.A975];[.G975])" office:value-type="string" office:string-value="rdw_energiebron_uitvoering_" calcext:value-type="string">
            <text:p>rdw_energiebron_uitvoering_</text:p>
          </table:table-cell>
          <table:table-cell table:formula="of:=VLOOKUP([.H975];[$source.$C$2:$source.$F$48];4;0)" office:value-type="float" office:value="606" calcext:value-type="float">
            <text:p>606</text:p>
          </table:table-cell>
          <table:table-cell table:style-name="ce7" table:formula="of:=IF(RIGHT([.A975];6)=&quot;_X_X_X&quot;;3;IF(RIGHT([.A975];4)=&quot;_X_X&quot;;2;IF(RIGHT([.A9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rdw_energiebron_uitvoering_maximumvermogen30minogr_X" calcext:value-type="string">
            <text:p>rdw_energiebron_uitvoering_maximumvermogen30minogr_X</text:p>
          </table:table-cell>
          <table:table-cell table:formula="of:=IFERROR(FIND(&quot;_&quot;;[.$A976];1);LEN([.$A976]))" office:value-type="float" office:value="4" calcext:value-type="float">
            <text:p>4</text:p>
          </table:table-cell>
          <table:table-cell table:formula="of:=IFERROR(FIND(&quot;_&quot;;[.$A976];1+[.B976]);LEN([.$A976]))" office:value-type="float" office:value="16" calcext:value-type="float">
            <text:p>16</text:p>
          </table:table-cell>
          <table:table-cell table:formula="of:=IFERROR(FIND(&quot;_&quot;;[.$A976];1+[.C976]);LEN([.$A976]))" office:value-type="float" office:value="27" calcext:value-type="float">
            <text:p>27</text:p>
          </table:table-cell>
          <table:table-cell table:formula="of:=IFERROR(FIND(&quot;_&quot;;[.$A976];1+[.D976]);LEN([.$A976]))" office:value-type="float" office:value="51" calcext:value-type="float">
            <text:p>51</text:p>
          </table:table-cell>
          <table:table-cell table:formula="of:=IFERROR(FIND(&quot;_&quot;;[.$A976];1+[.E976]);LEN([.$A976]))" office:value-type="float" office:value="52" calcext:value-type="float">
            <text:p>52</text:p>
          </table:table-cell>
          <table:table-cell table:formula="of:=[.D976]" office:value-type="float" office:value="27" calcext:value-type="float">
            <text:p>27</text:p>
          </table:table-cell>
          <table:table-cell table:formula="of:=LEFT([.A976];[.G976])" office:value-type="string" office:string-value="rdw_energiebron_uitvoering_" calcext:value-type="string">
            <text:p>rdw_energiebron_uitvoering_</text:p>
          </table:table-cell>
          <table:table-cell table:formula="of:=VLOOKUP([.H976];[$source.$C$2:$source.$F$48];4;0)" office:value-type="float" office:value="606" calcext:value-type="float">
            <text:p>606</text:p>
          </table:table-cell>
          <table:table-cell table:style-name="ce7" table:formula="of:=IF(RIGHT([.A976];6)=&quot;_X_X_X&quot;;3;IF(RIGHT([.A976];4)=&quot;_X_X&quot;;2;IF(RIGHT([.A9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rdw_energiebron_uitvoering_maximumvermogen30minbgr_X" calcext:value-type="string">
            <text:p>rdw_energiebron_uitvoering_maximumvermogen30minbgr_X</text:p>
          </table:table-cell>
          <table:table-cell table:formula="of:=IFERROR(FIND(&quot;_&quot;;[.$A977];1);LEN([.$A977]))" office:value-type="float" office:value="4" calcext:value-type="float">
            <text:p>4</text:p>
          </table:table-cell>
          <table:table-cell table:formula="of:=IFERROR(FIND(&quot;_&quot;;[.$A977];1+[.B977]);LEN([.$A977]))" office:value-type="float" office:value="16" calcext:value-type="float">
            <text:p>16</text:p>
          </table:table-cell>
          <table:table-cell table:formula="of:=IFERROR(FIND(&quot;_&quot;;[.$A977];1+[.C977]);LEN([.$A977]))" office:value-type="float" office:value="27" calcext:value-type="float">
            <text:p>27</text:p>
          </table:table-cell>
          <table:table-cell table:formula="of:=IFERROR(FIND(&quot;_&quot;;[.$A977];1+[.D977]);LEN([.$A977]))" office:value-type="float" office:value="51" calcext:value-type="float">
            <text:p>51</text:p>
          </table:table-cell>
          <table:table-cell table:formula="of:=IFERROR(FIND(&quot;_&quot;;[.$A977];1+[.E977]);LEN([.$A977]))" office:value-type="float" office:value="52" calcext:value-type="float">
            <text:p>52</text:p>
          </table:table-cell>
          <table:table-cell table:formula="of:=[.D977]" office:value-type="float" office:value="27" calcext:value-type="float">
            <text:p>27</text:p>
          </table:table-cell>
          <table:table-cell table:formula="of:=LEFT([.A977];[.G977])" office:value-type="string" office:string-value="rdw_energiebron_uitvoering_" calcext:value-type="string">
            <text:p>rdw_energiebron_uitvoering_</text:p>
          </table:table-cell>
          <table:table-cell table:formula="of:=VLOOKUP([.H977];[$source.$C$2:$source.$F$48];4;0)" office:value-type="float" office:value="606" calcext:value-type="float">
            <text:p>606</text:p>
          </table:table-cell>
          <table:table-cell table:style-name="ce7" table:formula="of:=IF(RIGHT([.A977];6)=&quot;_X_X_X&quot;;3;IF(RIGHT([.A977];4)=&quot;_X_X&quot;;2;IF(RIGHT([.A9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rdw_energiebron_uitvoering_elekactieradiusextoplaadbnedc_X" calcext:value-type="string">
            <text:p>rdw_energiebron_uitvoering_elekactieradiusextoplaadbnedc_X</text:p>
          </table:table-cell>
          <table:table-cell table:formula="of:=IFERROR(FIND(&quot;_&quot;;[.$A978];1);LEN([.$A978]))" office:value-type="float" office:value="4" calcext:value-type="float">
            <text:p>4</text:p>
          </table:table-cell>
          <table:table-cell table:formula="of:=IFERROR(FIND(&quot;_&quot;;[.$A978];1+[.B978]);LEN([.$A978]))" office:value-type="float" office:value="16" calcext:value-type="float">
            <text:p>16</text:p>
          </table:table-cell>
          <table:table-cell table:formula="of:=IFERROR(FIND(&quot;_&quot;;[.$A978];1+[.C978]);LEN([.$A978]))" office:value-type="float" office:value="27" calcext:value-type="float">
            <text:p>27</text:p>
          </table:table-cell>
          <table:table-cell table:formula="of:=IFERROR(FIND(&quot;_&quot;;[.$A978];1+[.D978]);LEN([.$A978]))" office:value-type="float" office:value="57" calcext:value-type="float">
            <text:p>57</text:p>
          </table:table-cell>
          <table:table-cell table:formula="of:=IFERROR(FIND(&quot;_&quot;;[.$A978];1+[.E978]);LEN([.$A978]))" office:value-type="float" office:value="58" calcext:value-type="float">
            <text:p>58</text:p>
          </table:table-cell>
          <table:table-cell table:formula="of:=[.D978]" office:value-type="float" office:value="27" calcext:value-type="float">
            <text:p>27</text:p>
          </table:table-cell>
          <table:table-cell table:formula="of:=LEFT([.A978];[.G978])" office:value-type="string" office:string-value="rdw_energiebron_uitvoering_" calcext:value-type="string">
            <text:p>rdw_energiebron_uitvoering_</text:p>
          </table:table-cell>
          <table:table-cell table:formula="of:=VLOOKUP([.H978];[$source.$C$2:$source.$F$48];4;0)" office:value-type="float" office:value="606" calcext:value-type="float">
            <text:p>606</text:p>
          </table:table-cell>
          <table:table-cell table:style-name="ce7" table:formula="of:=IF(RIGHT([.A978];6)=&quot;_X_X_X&quot;;3;IF(RIGHT([.A978];4)=&quot;_X_X&quot;;2;IF(RIGHT([.A9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rdw_energiebron_uitvoering_coemissietype1wltp_X" calcext:value-type="string">
            <text:p>rdw_energiebron_uitvoering_coemissietype1wltp_X</text:p>
          </table:table-cell>
          <table:table-cell table:formula="of:=IFERROR(FIND(&quot;_&quot;;[.$A979];1);LEN([.$A979]))" office:value-type="float" office:value="4" calcext:value-type="float">
            <text:p>4</text:p>
          </table:table-cell>
          <table:table-cell table:formula="of:=IFERROR(FIND(&quot;_&quot;;[.$A979];1+[.B979]);LEN([.$A979]))" office:value-type="float" office:value="16" calcext:value-type="float">
            <text:p>16</text:p>
          </table:table-cell>
          <table:table-cell table:formula="of:=IFERROR(FIND(&quot;_&quot;;[.$A979];1+[.C979]);LEN([.$A979]))" office:value-type="float" office:value="27" calcext:value-type="float">
            <text:p>27</text:p>
          </table:table-cell>
          <table:table-cell table:formula="of:=IFERROR(FIND(&quot;_&quot;;[.$A979];1+[.D979]);LEN([.$A979]))" office:value-type="float" office:value="46" calcext:value-type="float">
            <text:p>46</text:p>
          </table:table-cell>
          <table:table-cell table:formula="of:=IFERROR(FIND(&quot;_&quot;;[.$A979];1+[.E979]);LEN([.$A979]))" office:value-type="float" office:value="47" calcext:value-type="float">
            <text:p>47</text:p>
          </table:table-cell>
          <table:table-cell table:formula="of:=[.D979]" office:value-type="float" office:value="27" calcext:value-type="float">
            <text:p>27</text:p>
          </table:table-cell>
          <table:table-cell table:formula="of:=LEFT([.A979];[.G979])" office:value-type="string" office:string-value="rdw_energiebron_uitvoering_" calcext:value-type="string">
            <text:p>rdw_energiebron_uitvoering_</text:p>
          </table:table-cell>
          <table:table-cell table:formula="of:=VLOOKUP([.H979];[$source.$C$2:$source.$F$48];4;0)" office:value-type="float" office:value="606" calcext:value-type="float">
            <text:p>606</text:p>
          </table:table-cell>
          <table:table-cell table:style-name="ce7" table:formula="of:=IF(RIGHT([.A979];6)=&quot;_X_X_X&quot;;3;IF(RIGHT([.A979];4)=&quot;_X_X&quot;;2;IF(RIGHT([.A9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rdw_energiebron_uitvoering_noxemissietype1wltp_X" calcext:value-type="string">
            <text:p>rdw_energiebron_uitvoering_noxemissietype1wltp_X</text:p>
          </table:table-cell>
          <table:table-cell table:formula="of:=IFERROR(FIND(&quot;_&quot;;[.$A980];1);LEN([.$A980]))" office:value-type="float" office:value="4" calcext:value-type="float">
            <text:p>4</text:p>
          </table:table-cell>
          <table:table-cell table:formula="of:=IFERROR(FIND(&quot;_&quot;;[.$A980];1+[.B980]);LEN([.$A980]))" office:value-type="float" office:value="16" calcext:value-type="float">
            <text:p>16</text:p>
          </table:table-cell>
          <table:table-cell table:formula="of:=IFERROR(FIND(&quot;_&quot;;[.$A980];1+[.C980]);LEN([.$A980]))" office:value-type="float" office:value="27" calcext:value-type="float">
            <text:p>27</text:p>
          </table:table-cell>
          <table:table-cell table:formula="of:=IFERROR(FIND(&quot;_&quot;;[.$A980];1+[.D980]);LEN([.$A980]))" office:value-type="float" office:value="47" calcext:value-type="float">
            <text:p>47</text:p>
          </table:table-cell>
          <table:table-cell table:formula="of:=IFERROR(FIND(&quot;_&quot;;[.$A980];1+[.E980]);LEN([.$A980]))" office:value-type="float" office:value="48" calcext:value-type="float">
            <text:p>48</text:p>
          </table:table-cell>
          <table:table-cell table:formula="of:=[.D980]" office:value-type="float" office:value="27" calcext:value-type="float">
            <text:p>27</text:p>
          </table:table-cell>
          <table:table-cell table:formula="of:=LEFT([.A980];[.G980])" office:value-type="string" office:string-value="rdw_energiebron_uitvoering_" calcext:value-type="string">
            <text:p>rdw_energiebron_uitvoering_</text:p>
          </table:table-cell>
          <table:table-cell table:formula="of:=VLOOKUP([.H980];[$source.$C$2:$source.$F$48];4;0)" office:value-type="float" office:value="606" calcext:value-type="float">
            <text:p>606</text:p>
          </table:table-cell>
          <table:table-cell table:style-name="ce7" table:formula="of:=IF(RIGHT([.A980];6)=&quot;_X_X_X&quot;;3;IF(RIGHT([.A980];4)=&quot;_X_X&quot;;2;IF(RIGHT([.A9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rdw_energiebron_uitvoering_emissiedeeltjestype1wltp_X" calcext:value-type="string">
            <text:p>rdw_energiebron_uitvoering_emissiedeeltjestype1wltp_X</text:p>
          </table:table-cell>
          <table:table-cell table:formula="of:=IFERROR(FIND(&quot;_&quot;;[.$A981];1);LEN([.$A981]))" office:value-type="float" office:value="4" calcext:value-type="float">
            <text:p>4</text:p>
          </table:table-cell>
          <table:table-cell table:formula="of:=IFERROR(FIND(&quot;_&quot;;[.$A981];1+[.B981]);LEN([.$A981]))" office:value-type="float" office:value="16" calcext:value-type="float">
            <text:p>16</text:p>
          </table:table-cell>
          <table:table-cell table:formula="of:=IFERROR(FIND(&quot;_&quot;;[.$A981];1+[.C981]);LEN([.$A981]))" office:value-type="float" office:value="27" calcext:value-type="float">
            <text:p>27</text:p>
          </table:table-cell>
          <table:table-cell table:formula="of:=IFERROR(FIND(&quot;_&quot;;[.$A981];1+[.D981]);LEN([.$A981]))" office:value-type="float" office:value="52" calcext:value-type="float">
            <text:p>52</text:p>
          </table:table-cell>
          <table:table-cell table:formula="of:=IFERROR(FIND(&quot;_&quot;;[.$A981];1+[.E981]);LEN([.$A981]))" office:value-type="float" office:value="53" calcext:value-type="float">
            <text:p>53</text:p>
          </table:table-cell>
          <table:table-cell table:formula="of:=[.D981]" office:value-type="float" office:value="27" calcext:value-type="float">
            <text:p>27</text:p>
          </table:table-cell>
          <table:table-cell table:formula="of:=LEFT([.A981];[.G981])" office:value-type="string" office:string-value="rdw_energiebron_uitvoering_" calcext:value-type="string">
            <text:p>rdw_energiebron_uitvoering_</text:p>
          </table:table-cell>
          <table:table-cell table:formula="of:=VLOOKUP([.H981];[$source.$C$2:$source.$F$48];4;0)" office:value-type="float" office:value="606" calcext:value-type="float">
            <text:p>606</text:p>
          </table:table-cell>
          <table:table-cell table:style-name="ce7" table:formula="of:=IF(RIGHT([.A981];6)=&quot;_X_X_X&quot;;3;IF(RIGHT([.A981];4)=&quot;_X_X&quot;;2;IF(RIGHT([.A9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rdw_energiebron_uitvoering_emissieaantaldeeltjestype1wltp_X" calcext:value-type="string">
            <text:p>rdw_energiebron_uitvoering_emissieaantaldeeltjestype1wltp_X</text:p>
          </table:table-cell>
          <table:table-cell table:formula="of:=IFERROR(FIND(&quot;_&quot;;[.$A982];1);LEN([.$A982]))" office:value-type="float" office:value="4" calcext:value-type="float">
            <text:p>4</text:p>
          </table:table-cell>
          <table:table-cell table:formula="of:=IFERROR(FIND(&quot;_&quot;;[.$A982];1+[.B982]);LEN([.$A982]))" office:value-type="float" office:value="16" calcext:value-type="float">
            <text:p>16</text:p>
          </table:table-cell>
          <table:table-cell table:formula="of:=IFERROR(FIND(&quot;_&quot;;[.$A982];1+[.C982]);LEN([.$A982]))" office:value-type="float" office:value="27" calcext:value-type="float">
            <text:p>27</text:p>
          </table:table-cell>
          <table:table-cell table:formula="of:=IFERROR(FIND(&quot;_&quot;;[.$A982];1+[.D982]);LEN([.$A982]))" office:value-type="float" office:value="58" calcext:value-type="float">
            <text:p>58</text:p>
          </table:table-cell>
          <table:table-cell table:formula="of:=IFERROR(FIND(&quot;_&quot;;[.$A982];1+[.E982]);LEN([.$A982]))" office:value-type="float" office:value="59" calcext:value-type="float">
            <text:p>59</text:p>
          </table:table-cell>
          <table:table-cell table:formula="of:=[.D982]" office:value-type="float" office:value="27" calcext:value-type="float">
            <text:p>27</text:p>
          </table:table-cell>
          <table:table-cell table:formula="of:=LEFT([.A982];[.G982])" office:value-type="string" office:string-value="rdw_energiebron_uitvoering_" calcext:value-type="string">
            <text:p>rdw_energiebron_uitvoering_</text:p>
          </table:table-cell>
          <table:table-cell table:formula="of:=VLOOKUP([.H982];[$source.$C$2:$source.$F$48];4;0)" office:value-type="float" office:value="606" calcext:value-type="float">
            <text:p>606</text:p>
          </table:table-cell>
          <table:table-cell table:style-name="ce7" table:formula="of:=IF(RIGHT([.A982];6)=&quot;_X_X_X&quot;;3;IF(RIGHT([.A982];4)=&quot;_X_X&quot;;2;IF(RIGHT([.A9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rdw_energiebron_uitvoering_co2emisgecombineerdwltpogr_X" calcext:value-type="string">
            <text:p>rdw_energiebron_uitvoering_co2emisgecombineerdwltpogr_X</text:p>
          </table:table-cell>
          <table:table-cell table:formula="of:=IFERROR(FIND(&quot;_&quot;;[.$A983];1);LEN([.$A983]))" office:value-type="float" office:value="4" calcext:value-type="float">
            <text:p>4</text:p>
          </table:table-cell>
          <table:table-cell table:formula="of:=IFERROR(FIND(&quot;_&quot;;[.$A983];1+[.B983]);LEN([.$A983]))" office:value-type="float" office:value="16" calcext:value-type="float">
            <text:p>16</text:p>
          </table:table-cell>
          <table:table-cell table:formula="of:=IFERROR(FIND(&quot;_&quot;;[.$A983];1+[.C983]);LEN([.$A983]))" office:value-type="float" office:value="27" calcext:value-type="float">
            <text:p>27</text:p>
          </table:table-cell>
          <table:table-cell table:formula="of:=IFERROR(FIND(&quot;_&quot;;[.$A983];1+[.D983]);LEN([.$A983]))" office:value-type="float" office:value="54" calcext:value-type="float">
            <text:p>54</text:p>
          </table:table-cell>
          <table:table-cell table:formula="of:=IFERROR(FIND(&quot;_&quot;;[.$A983];1+[.E983]);LEN([.$A983]))" office:value-type="float" office:value="55" calcext:value-type="float">
            <text:p>55</text:p>
          </table:table-cell>
          <table:table-cell table:formula="of:=[.D983]" office:value-type="float" office:value="27" calcext:value-type="float">
            <text:p>27</text:p>
          </table:table-cell>
          <table:table-cell table:formula="of:=LEFT([.A983];[.G983])" office:value-type="string" office:string-value="rdw_energiebron_uitvoering_" calcext:value-type="string">
            <text:p>rdw_energiebron_uitvoering_</text:p>
          </table:table-cell>
          <table:table-cell table:formula="of:=VLOOKUP([.H983];[$source.$C$2:$source.$F$48];4;0)" office:value-type="float" office:value="606" calcext:value-type="float">
            <text:p>606</text:p>
          </table:table-cell>
          <table:table-cell table:style-name="ce7" table:formula="of:=IF(RIGHT([.A983];6)=&quot;_X_X_X&quot;;3;IF(RIGHT([.A983];4)=&quot;_X_X&quot;;2;IF(RIGHT([.A9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rdw_energiebron_uitvoering_co2emisgecombineerdwltpbgr_X" calcext:value-type="string">
            <text:p>rdw_energiebron_uitvoering_co2emisgecombineerdwltpbgr_X</text:p>
          </table:table-cell>
          <table:table-cell table:formula="of:=IFERROR(FIND(&quot;_&quot;;[.$A984];1);LEN([.$A984]))" office:value-type="float" office:value="4" calcext:value-type="float">
            <text:p>4</text:p>
          </table:table-cell>
          <table:table-cell table:formula="of:=IFERROR(FIND(&quot;_&quot;;[.$A984];1+[.B984]);LEN([.$A984]))" office:value-type="float" office:value="16" calcext:value-type="float">
            <text:p>16</text:p>
          </table:table-cell>
          <table:table-cell table:formula="of:=IFERROR(FIND(&quot;_&quot;;[.$A984];1+[.C984]);LEN([.$A984]))" office:value-type="float" office:value="27" calcext:value-type="float">
            <text:p>27</text:p>
          </table:table-cell>
          <table:table-cell table:formula="of:=IFERROR(FIND(&quot;_&quot;;[.$A984];1+[.D984]);LEN([.$A984]))" office:value-type="float" office:value="54" calcext:value-type="float">
            <text:p>54</text:p>
          </table:table-cell>
          <table:table-cell table:formula="of:=IFERROR(FIND(&quot;_&quot;;[.$A984];1+[.E984]);LEN([.$A984]))" office:value-type="float" office:value="55" calcext:value-type="float">
            <text:p>55</text:p>
          </table:table-cell>
          <table:table-cell table:formula="of:=[.D984]" office:value-type="float" office:value="27" calcext:value-type="float">
            <text:p>27</text:p>
          </table:table-cell>
          <table:table-cell table:formula="of:=LEFT([.A984];[.G984])" office:value-type="string" office:string-value="rdw_energiebron_uitvoering_" calcext:value-type="string">
            <text:p>rdw_energiebron_uitvoering_</text:p>
          </table:table-cell>
          <table:table-cell table:formula="of:=VLOOKUP([.H984];[$source.$C$2:$source.$F$48];4;0)" office:value-type="float" office:value="606" calcext:value-type="float">
            <text:p>606</text:p>
          </table:table-cell>
          <table:table-cell table:style-name="ce7" table:formula="of:=IF(RIGHT([.A984];6)=&quot;_X_X_X&quot;;3;IF(RIGHT([.A984];4)=&quot;_X_X&quot;;2;IF(RIGHT([.A9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rdw_energiebron_uitvoering_brandstofverbruikgecombwltpogr_X" calcext:value-type="string">
            <text:p>rdw_energiebron_uitvoering_brandstofverbruikgecombwltpogr_X</text:p>
          </table:table-cell>
          <table:table-cell table:formula="of:=IFERROR(FIND(&quot;_&quot;;[.$A985];1);LEN([.$A985]))" office:value-type="float" office:value="4" calcext:value-type="float">
            <text:p>4</text:p>
          </table:table-cell>
          <table:table-cell table:formula="of:=IFERROR(FIND(&quot;_&quot;;[.$A985];1+[.B985]);LEN([.$A985]))" office:value-type="float" office:value="16" calcext:value-type="float">
            <text:p>16</text:p>
          </table:table-cell>
          <table:table-cell table:formula="of:=IFERROR(FIND(&quot;_&quot;;[.$A985];1+[.C985]);LEN([.$A985]))" office:value-type="float" office:value="27" calcext:value-type="float">
            <text:p>27</text:p>
          </table:table-cell>
          <table:table-cell table:formula="of:=IFERROR(FIND(&quot;_&quot;;[.$A985];1+[.D985]);LEN([.$A985]))" office:value-type="float" office:value="58" calcext:value-type="float">
            <text:p>58</text:p>
          </table:table-cell>
          <table:table-cell table:formula="of:=IFERROR(FIND(&quot;_&quot;;[.$A985];1+[.E985]);LEN([.$A985]))" office:value-type="float" office:value="59" calcext:value-type="float">
            <text:p>59</text:p>
          </table:table-cell>
          <table:table-cell table:formula="of:=[.D985]" office:value-type="float" office:value="27" calcext:value-type="float">
            <text:p>27</text:p>
          </table:table-cell>
          <table:table-cell table:formula="of:=LEFT([.A985];[.G985])" office:value-type="string" office:string-value="rdw_energiebron_uitvoering_" calcext:value-type="string">
            <text:p>rdw_energiebron_uitvoering_</text:p>
          </table:table-cell>
          <table:table-cell table:formula="of:=VLOOKUP([.H985];[$source.$C$2:$source.$F$48];4;0)" office:value-type="float" office:value="606" calcext:value-type="float">
            <text:p>606</text:p>
          </table:table-cell>
          <table:table-cell table:style-name="ce7" table:formula="of:=IF(RIGHT([.A985];6)=&quot;_X_X_X&quot;;3;IF(RIGHT([.A985];4)=&quot;_X_X&quot;;2;IF(RIGHT([.A9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rdw_energiebron_uitvoering_brandstofverbruikgecombwltpbgr_X" calcext:value-type="string">
            <text:p>rdw_energiebron_uitvoering_brandstofverbruikgecombwltpbgr_X</text:p>
          </table:table-cell>
          <table:table-cell table:formula="of:=IFERROR(FIND(&quot;_&quot;;[.$A986];1);LEN([.$A986]))" office:value-type="float" office:value="4" calcext:value-type="float">
            <text:p>4</text:p>
          </table:table-cell>
          <table:table-cell table:formula="of:=IFERROR(FIND(&quot;_&quot;;[.$A986];1+[.B986]);LEN([.$A986]))" office:value-type="float" office:value="16" calcext:value-type="float">
            <text:p>16</text:p>
          </table:table-cell>
          <table:table-cell table:formula="of:=IFERROR(FIND(&quot;_&quot;;[.$A986];1+[.C986]);LEN([.$A986]))" office:value-type="float" office:value="27" calcext:value-type="float">
            <text:p>27</text:p>
          </table:table-cell>
          <table:table-cell table:formula="of:=IFERROR(FIND(&quot;_&quot;;[.$A986];1+[.D986]);LEN([.$A986]))" office:value-type="float" office:value="58" calcext:value-type="float">
            <text:p>58</text:p>
          </table:table-cell>
          <table:table-cell table:formula="of:=IFERROR(FIND(&quot;_&quot;;[.$A986];1+[.E986]);LEN([.$A986]))" office:value-type="float" office:value="59" calcext:value-type="float">
            <text:p>59</text:p>
          </table:table-cell>
          <table:table-cell table:formula="of:=[.D986]" office:value-type="float" office:value="27" calcext:value-type="float">
            <text:p>27</text:p>
          </table:table-cell>
          <table:table-cell table:formula="of:=LEFT([.A986];[.G986])" office:value-type="string" office:string-value="rdw_energiebron_uitvoering_" calcext:value-type="string">
            <text:p>rdw_energiebron_uitvoering_</text:p>
          </table:table-cell>
          <table:table-cell table:formula="of:=VLOOKUP([.H986];[$source.$C$2:$source.$F$48];4;0)" office:value-type="float" office:value="606" calcext:value-type="float">
            <text:p>606</text:p>
          </table:table-cell>
          <table:table-cell table:style-name="ce7" table:formula="of:=IF(RIGHT([.A986];6)=&quot;_X_X_X&quot;;3;IF(RIGHT([.A986];4)=&quot;_X_X&quot;;2;IF(RIGHT([.A9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rdw_energiebron_uitvoering_elektrischeactieradiusnedc_X" calcext:value-type="string">
            <text:p>rdw_energiebron_uitvoering_elektrischeactieradiusnedc_X</text:p>
          </table:table-cell>
          <table:table-cell table:formula="of:=IFERROR(FIND(&quot;_&quot;;[.$A987];1);LEN([.$A987]))" office:value-type="float" office:value="4" calcext:value-type="float">
            <text:p>4</text:p>
          </table:table-cell>
          <table:table-cell table:formula="of:=IFERROR(FIND(&quot;_&quot;;[.$A987];1+[.B987]);LEN([.$A987]))" office:value-type="float" office:value="16" calcext:value-type="float">
            <text:p>16</text:p>
          </table:table-cell>
          <table:table-cell table:formula="of:=IFERROR(FIND(&quot;_&quot;;[.$A987];1+[.C987]);LEN([.$A987]))" office:value-type="float" office:value="27" calcext:value-type="float">
            <text:p>27</text:p>
          </table:table-cell>
          <table:table-cell table:formula="of:=IFERROR(FIND(&quot;_&quot;;[.$A987];1+[.D987]);LEN([.$A987]))" office:value-type="float" office:value="54" calcext:value-type="float">
            <text:p>54</text:p>
          </table:table-cell>
          <table:table-cell table:formula="of:=IFERROR(FIND(&quot;_&quot;;[.$A987];1+[.E987]);LEN([.$A987]))" office:value-type="float" office:value="55" calcext:value-type="float">
            <text:p>55</text:p>
          </table:table-cell>
          <table:table-cell table:formula="of:=[.D987]" office:value-type="float" office:value="27" calcext:value-type="float">
            <text:p>27</text:p>
          </table:table-cell>
          <table:table-cell table:formula="of:=LEFT([.A987];[.G987])" office:value-type="string" office:string-value="rdw_energiebron_uitvoering_" calcext:value-type="string">
            <text:p>rdw_energiebron_uitvoering_</text:p>
          </table:table-cell>
          <table:table-cell table:formula="of:=VLOOKUP([.H987];[$source.$C$2:$source.$F$48];4;0)" office:value-type="float" office:value="606" calcext:value-type="float">
            <text:p>606</text:p>
          </table:table-cell>
          <table:table-cell table:style-name="ce7" table:formula="of:=IF(RIGHT([.A987];6)=&quot;_X_X_X&quot;;3;IF(RIGHT([.A987];4)=&quot;_X_X&quot;;2;IF(RIGHT([.A9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rdw_energiebron_uitvoering_elekverbruikgecombineerdnedc_X" calcext:value-type="string">
            <text:p>rdw_energiebron_uitvoering_elekverbruikgecombineerdnedc_X</text:p>
          </table:table-cell>
          <table:table-cell table:formula="of:=IFERROR(FIND(&quot;_&quot;;[.$A988];1);LEN([.$A988]))" office:value-type="float" office:value="4" calcext:value-type="float">
            <text:p>4</text:p>
          </table:table-cell>
          <table:table-cell table:formula="of:=IFERROR(FIND(&quot;_&quot;;[.$A988];1+[.B988]);LEN([.$A988]))" office:value-type="float" office:value="16" calcext:value-type="float">
            <text:p>16</text:p>
          </table:table-cell>
          <table:table-cell table:formula="of:=IFERROR(FIND(&quot;_&quot;;[.$A988];1+[.C988]);LEN([.$A988]))" office:value-type="float" office:value="27" calcext:value-type="float">
            <text:p>27</text:p>
          </table:table-cell>
          <table:table-cell table:formula="of:=IFERROR(FIND(&quot;_&quot;;[.$A988];1+[.D988]);LEN([.$A988]))" office:value-type="float" office:value="56" calcext:value-type="float">
            <text:p>56</text:p>
          </table:table-cell>
          <table:table-cell table:formula="of:=IFERROR(FIND(&quot;_&quot;;[.$A988];1+[.E988]);LEN([.$A988]))" office:value-type="float" office:value="57" calcext:value-type="float">
            <text:p>57</text:p>
          </table:table-cell>
          <table:table-cell table:formula="of:=[.D988]" office:value-type="float" office:value="27" calcext:value-type="float">
            <text:p>27</text:p>
          </table:table-cell>
          <table:table-cell table:formula="of:=LEFT([.A988];[.G988])" office:value-type="string" office:string-value="rdw_energiebron_uitvoering_" calcext:value-type="string">
            <text:p>rdw_energiebron_uitvoering_</text:p>
          </table:table-cell>
          <table:table-cell table:formula="of:=VLOOKUP([.H988];[$source.$C$2:$source.$F$48];4;0)" office:value-type="float" office:value="606" calcext:value-type="float">
            <text:p>606</text:p>
          </table:table-cell>
          <table:table-cell table:style-name="ce7" table:formula="of:=IF(RIGHT([.A988];6)=&quot;_X_X_X&quot;;3;IF(RIGHT([.A988];4)=&quot;_X_X&quot;;2;IF(RIGHT([.A9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rdw_gekentekende_voertuigen_aerodyn_voorz" calcext:value-type="string">
            <text:p>rdw_gekentekende_voertuigen_aerodyn_voorz</text:p>
          </table:table-cell>
          <table:table-cell table:formula="of:=IFERROR(FIND(&quot;_&quot;;[.$A989];1);LEN([.$A989]))" office:value-type="float" office:value="4" calcext:value-type="float">
            <text:p>4</text:p>
          </table:table-cell>
          <table:table-cell table:formula="of:=IFERROR(FIND(&quot;_&quot;;[.$A989];1+[.B989]);LEN([.$A989]))" office:value-type="float" office:value="17" calcext:value-type="float">
            <text:p>17</text:p>
          </table:table-cell>
          <table:table-cell table:formula="of:=IFERROR(FIND(&quot;_&quot;;[.$A989];1+[.C989]);LEN([.$A989]))" office:value-type="float" office:value="28" calcext:value-type="float">
            <text:p>28</text:p>
          </table:table-cell>
          <table:table-cell table:formula="of:=IFERROR(FIND(&quot;_&quot;;[.$A989];1+[.D989]);LEN([.$A989]))" office:value-type="float" office:value="36" calcext:value-type="float">
            <text:p>36</text:p>
          </table:table-cell>
          <table:table-cell table:formula="of:=IFERROR(FIND(&quot;_&quot;;[.$A989];1+[.E989]);LEN([.$A989]))" office:value-type="float" office:value="41" calcext:value-type="float">
            <text:p>41</text:p>
          </table:table-cell>
          <table:table-cell table:formula="of:=[.D989]" office:value-type="float" office:value="28" calcext:value-type="float">
            <text:p>28</text:p>
          </table:table-cell>
          <table:table-cell table:formula="of:=LEFT([.A989];[.G989])" office:value-type="string" office:string-value="rdw_gekentekende_voertuigen_" calcext:value-type="string">
            <text:p>rdw_gekentekende_voertuigen_</text:p>
          </table:table-cell>
          <table:table-cell table:formula="of:=VLOOKUP([.H989];[$source.$C$2:$source.$F$48];4;0)" office:value-type="float" office:value="201" calcext:value-type="float">
            <text:p>201</text:p>
          </table:table-cell>
          <table:table-cell table:style-name="ce7" table:formula="of:=IF(RIGHT([.A989];6)=&quot;_X_X_X&quot;;3;IF(RIGHT([.A989];4)=&quot;_X_X&quot;;2;IF(RIGHT([.A9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rdw_gekentekende_voertuigen_verl_cab_ind" calcext:value-type="string">
            <text:p>rdw_gekentekende_voertuigen_verl_cab_ind</text:p>
          </table:table-cell>
          <table:table-cell table:formula="of:=IFERROR(FIND(&quot;_&quot;;[.$A990];1);LEN([.$A990]))" office:value-type="float" office:value="4" calcext:value-type="float">
            <text:p>4</text:p>
          </table:table-cell>
          <table:table-cell table:formula="of:=IFERROR(FIND(&quot;_&quot;;[.$A990];1+[.B990]);LEN([.$A990]))" office:value-type="float" office:value="17" calcext:value-type="float">
            <text:p>17</text:p>
          </table:table-cell>
          <table:table-cell table:formula="of:=IFERROR(FIND(&quot;_&quot;;[.$A990];1+[.C990]);LEN([.$A990]))" office:value-type="float" office:value="28" calcext:value-type="float">
            <text:p>28</text:p>
          </table:table-cell>
          <table:table-cell table:formula="of:=IFERROR(FIND(&quot;_&quot;;[.$A990];1+[.D990]);LEN([.$A990]))" office:value-type="float" office:value="33" calcext:value-type="float">
            <text:p>33</text:p>
          </table:table-cell>
          <table:table-cell table:formula="of:=IFERROR(FIND(&quot;_&quot;;[.$A990];1+[.E990]);LEN([.$A990]))" office:value-type="float" office:value="37" calcext:value-type="float">
            <text:p>37</text:p>
          </table:table-cell>
          <table:table-cell table:formula="of:=[.D990]" office:value-type="float" office:value="28" calcext:value-type="float">
            <text:p>28</text:p>
          </table:table-cell>
          <table:table-cell table:formula="of:=LEFT([.A990];[.G990])" office:value-type="string" office:string-value="rdw_gekentekende_voertuigen_" calcext:value-type="string">
            <text:p>rdw_gekentekende_voertuigen_</text:p>
          </table:table-cell>
          <table:table-cell table:formula="of:=VLOOKUP([.H990];[$source.$C$2:$source.$F$48];4;0)" office:value-type="float" office:value="201" calcext:value-type="float">
            <text:p>201</text:p>
          </table:table-cell>
          <table:table-cell table:style-name="ce7" table:formula="of:=IF(RIGHT([.A990];6)=&quot;_X_X_X&quot;;3;IF(RIGHT([.A990];4)=&quot;_X_X&quot;;2;IF(RIGHT([.A9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rdw_basis_uitvoering_maxondersteundesnelheidogr" calcext:value-type="string">
            <text:p>rdw_basis_uitvoering_maxondersteundesnelheidogr</text:p>
          </table:table-cell>
          <table:table-cell table:formula="of:=IFERROR(FIND(&quot;_&quot;;[.$A991];1);LEN([.$A991]))" office:value-type="float" office:value="4" calcext:value-type="float">
            <text:p>4</text:p>
          </table:table-cell>
          <table:table-cell table:formula="of:=IFERROR(FIND(&quot;_&quot;;[.$A991];1+[.B991]);LEN([.$A991]))" office:value-type="float" office:value="10" calcext:value-type="float">
            <text:p>10</text:p>
          </table:table-cell>
          <table:table-cell table:formula="of:=IFERROR(FIND(&quot;_&quot;;[.$A991];1+[.C991]);LEN([.$A991]))" office:value-type="float" office:value="21" calcext:value-type="float">
            <text:p>21</text:p>
          </table:table-cell>
          <table:table-cell table:formula="of:=IFERROR(FIND(&quot;_&quot;;[.$A991];1+[.D991]);LEN([.$A991]))" office:value-type="float" office:value="47" calcext:value-type="float">
            <text:p>47</text:p>
          </table:table-cell>
          <table:table-cell table:formula="of:=IFERROR(FIND(&quot;_&quot;;[.$A991];1+[.E991]);LEN([.$A991]))" office:value-type="float" office:value="47" calcext:value-type="float">
            <text:p>47</text:p>
          </table:table-cell>
          <table:table-cell table:formula="of:=[.D991]" office:value-type="float" office:value="21" calcext:value-type="float">
            <text:p>21</text:p>
          </table:table-cell>
          <table:table-cell table:formula="of:=LEFT([.A991];[.G991])" office:value-type="string" office:string-value="rdw_basis_uitvoering_" calcext:value-type="string">
            <text:p>rdw_basis_uitvoering_</text:p>
          </table:table-cell>
          <table:table-cell table:formula="of:=VLOOKUP([.H991];[$source.$C$2:$source.$F$48];4;0)" office:value-type="float" office:value="603" calcext:value-type="float">
            <text:p>603</text:p>
          </table:table-cell>
          <table:table-cell table:style-name="ce7" table:formula="of:=IF(RIGHT([.A991];6)=&quot;_X_X_X&quot;;3;IF(RIGHT([.A991];4)=&quot;_X_X&quot;;2;IF(RIGHT([.A9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rdw_basis_uitvoering_maxondersteundesnelheidbgr" calcext:value-type="string">
            <text:p>rdw_basis_uitvoering_maxondersteundesnelheidbgr</text:p>
          </table:table-cell>
          <table:table-cell table:formula="of:=IFERROR(FIND(&quot;_&quot;;[.$A992];1);LEN([.$A992]))" office:value-type="float" office:value="4" calcext:value-type="float">
            <text:p>4</text:p>
          </table:table-cell>
          <table:table-cell table:formula="of:=IFERROR(FIND(&quot;_&quot;;[.$A992];1+[.B992]);LEN([.$A992]))" office:value-type="float" office:value="10" calcext:value-type="float">
            <text:p>10</text:p>
          </table:table-cell>
          <table:table-cell table:formula="of:=IFERROR(FIND(&quot;_&quot;;[.$A992];1+[.C992]);LEN([.$A992]))" office:value-type="float" office:value="21" calcext:value-type="float">
            <text:p>21</text:p>
          </table:table-cell>
          <table:table-cell table:formula="of:=IFERROR(FIND(&quot;_&quot;;[.$A992];1+[.D992]);LEN([.$A992]))" office:value-type="float" office:value="47" calcext:value-type="float">
            <text:p>47</text:p>
          </table:table-cell>
          <table:table-cell table:formula="of:=IFERROR(FIND(&quot;_&quot;;[.$A992];1+[.E992]);LEN([.$A992]))" office:value-type="float" office:value="47" calcext:value-type="float">
            <text:p>47</text:p>
          </table:table-cell>
          <table:table-cell table:formula="of:=[.D992]" office:value-type="float" office:value="21" calcext:value-type="float">
            <text:p>21</text:p>
          </table:table-cell>
          <table:table-cell table:formula="of:=LEFT([.A992];[.G992])" office:value-type="string" office:string-value="rdw_basis_uitvoering_" calcext:value-type="string">
            <text:p>rdw_basis_uitvoering_</text:p>
          </table:table-cell>
          <table:table-cell table:formula="of:=VLOOKUP([.H992];[$source.$C$2:$source.$F$48];4;0)" office:value-type="float" office:value="603" calcext:value-type="float">
            <text:p>603</text:p>
          </table:table-cell>
          <table:table-cell table:style-name="ce7" table:formula="of:=IF(RIGHT([.A992];6)=&quot;_X_X_X&quot;;3;IF(RIGHT([.A992];4)=&quot;_X_X&quot;;2;IF(RIGHT([.A9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 table:formula="of:=[.D993]" office:value-type="string" office:string-value="" calcext:value-type="error">
            <text:p>#N/A</text:p>
          </table:table-cell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48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rdw_koppeling_uitvoering_maximummassaopleggerogr_X" calcext:value-type="string">
            <text:p>rdw_koppeling_uitvoering_maximummassaopleggerogr_X</text:p>
          </table:table-cell>
          <table:table-cell table:formula="of:=IFERROR(FIND(&quot;_&quot;;[.$A994];1);LEN([.$A994]))" office:value-type="float" office:value="4" calcext:value-type="float">
            <text:p>4</text:p>
          </table:table-cell>
          <table:table-cell table:formula="of:=IFERROR(FIND(&quot;_&quot;;[.$A994];1+[.B994]);LEN([.$A994]))" office:value-type="float" office:value="14" calcext:value-type="float">
            <text:p>14</text:p>
          </table:table-cell>
          <table:table-cell table:formula="of:=IFERROR(FIND(&quot;_&quot;;[.$A994];1+[.C994]);LEN([.$A994]))" office:value-type="float" office:value="25" calcext:value-type="float">
            <text:p>25</text:p>
          </table:table-cell>
          <table:table-cell table:formula="of:=IFERROR(FIND(&quot;_&quot;;[.$A994];1+[.D994]);LEN([.$A994]))" office:value-type="float" office:value="49" calcext:value-type="float">
            <text:p>49</text:p>
          </table:table-cell>
          <table:table-cell table:formula="of:=IFERROR(FIND(&quot;_&quot;;[.$A994];1+[.E994]);LEN([.$A994]))" office:value-type="float" office:value="50" calcext:value-type="float">
            <text:p>50</text:p>
          </table:table-cell>
          <table:table-cell table:formula="of:=[.D994]" office:value-type="float" office:value="25" calcext:value-type="float">
            <text:p>25</text:p>
          </table:table-cell>
          <table:table-cell table:formula="of:=LEFT([.A994];[.G994])" office:value-type="string" office:string-value="rdw_koppeling_uitvoering_" calcext:value-type="string">
            <text:p>rdw_koppeling_uitvoering_</text:p>
          </table:table-cell>
          <table:table-cell table:formula="of:=VLOOKUP([.H994];[$source.$C$2:$source.$F$48];4;0)" office:value-type="float" office:value="633" calcext:value-type="float">
            <text:p>633</text:p>
          </table:table-cell>
          <table:table-cell table:style-name="ce7" table:formula="of:=IF(RIGHT([.A994];6)=&quot;_X_X_X&quot;;3;IF(RIGHT([.A994];4)=&quot;_X_X&quot;;2;IF(RIGHT([.A9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rdw_koppeling_uitvoering_maximummassaopleggerbgr_X" calcext:value-type="string">
            <text:p>rdw_koppeling_uitvoering_maximummassaopleggerbgr_X</text:p>
          </table:table-cell>
          <table:table-cell table:formula="of:=IFERROR(FIND(&quot;_&quot;;[.$A995];1);LEN([.$A995]))" office:value-type="float" office:value="4" calcext:value-type="float">
            <text:p>4</text:p>
          </table:table-cell>
          <table:table-cell table:formula="of:=IFERROR(FIND(&quot;_&quot;;[.$A995];1+[.B995]);LEN([.$A995]))" office:value-type="float" office:value="14" calcext:value-type="float">
            <text:p>14</text:p>
          </table:table-cell>
          <table:table-cell table:formula="of:=IFERROR(FIND(&quot;_&quot;;[.$A995];1+[.C995]);LEN([.$A995]))" office:value-type="float" office:value="25" calcext:value-type="float">
            <text:p>25</text:p>
          </table:table-cell>
          <table:table-cell table:formula="of:=IFERROR(FIND(&quot;_&quot;;[.$A995];1+[.D995]);LEN([.$A995]))" office:value-type="float" office:value="49" calcext:value-type="float">
            <text:p>49</text:p>
          </table:table-cell>
          <table:table-cell table:formula="of:=IFERROR(FIND(&quot;_&quot;;[.$A995];1+[.E995]);LEN([.$A995]))" office:value-type="float" office:value="50" calcext:value-type="float">
            <text:p>50</text:p>
          </table:table-cell>
          <table:table-cell table:formula="of:=[.D995]" office:value-type="float" office:value="25" calcext:value-type="float">
            <text:p>25</text:p>
          </table:table-cell>
          <table:table-cell table:formula="of:=LEFT([.A995];[.G995])" office:value-type="string" office:string-value="rdw_koppeling_uitvoering_" calcext:value-type="string">
            <text:p>rdw_koppeling_uitvoering_</text:p>
          </table:table-cell>
          <table:table-cell table:formula="of:=VLOOKUP([.H995];[$source.$C$2:$source.$F$48];4;0)" office:value-type="float" office:value="633" calcext:value-type="float">
            <text:p>633</text:p>
          </table:table-cell>
          <table:table-cell table:style-name="ce7" table:formula="of:=IF(RIGHT([.A995];6)=&quot;_X_X_X&quot;;3;IF(RIGHT([.A995];4)=&quot;_X_X&quot;;2;IF(RIGHT([.A9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rdw_energiebron_uitvoering_regelgevingemissiemotoren_X_X" calcext:value-type="string">
            <text:p>rdw_energiebron_uitvoering_regelgevingemissiemotoren_X_X</text:p>
          </table:table-cell>
          <table:table-cell table:formula="of:=IFERROR(FIND(&quot;_&quot;;[.$A996];1);LEN([.$A996]))" office:value-type="float" office:value="4" calcext:value-type="float">
            <text:p>4</text:p>
          </table:table-cell>
          <table:table-cell table:formula="of:=IFERROR(FIND(&quot;_&quot;;[.$A996];1+[.B996]);LEN([.$A996]))" office:value-type="float" office:value="16" calcext:value-type="float">
            <text:p>16</text:p>
          </table:table-cell>
          <table:table-cell table:formula="of:=IFERROR(FIND(&quot;_&quot;;[.$A996];1+[.C996]);LEN([.$A996]))" office:value-type="float" office:value="27" calcext:value-type="float">
            <text:p>27</text:p>
          </table:table-cell>
          <table:table-cell table:formula="of:=IFERROR(FIND(&quot;_&quot;;[.$A996];1+[.D996]);LEN([.$A996]))" office:value-type="float" office:value="53" calcext:value-type="float">
            <text:p>53</text:p>
          </table:table-cell>
          <table:table-cell table:formula="of:=IFERROR(FIND(&quot;_&quot;;[.$A996];1+[.E996]);LEN([.$A996]))" office:value-type="float" office:value="55" calcext:value-type="float">
            <text:p>55</text:p>
          </table:table-cell>
          <table:table-cell table:formula="of:=[.D996]" office:value-type="float" office:value="27" calcext:value-type="float">
            <text:p>27</text:p>
          </table:table-cell>
          <table:table-cell table:formula="of:=LEFT([.A996];[.G996])" office:value-type="string" office:string-value="rdw_energiebron_uitvoering_" calcext:value-type="string">
            <text:p>rdw_energiebron_uitvoering_</text:p>
          </table:table-cell>
          <table:table-cell table:formula="of:=VLOOKUP([.H996];[$source.$C$2:$source.$F$48];4;0)" office:value-type="float" office:value="606" calcext:value-type="float">
            <text:p>606</text:p>
          </table:table-cell>
          <table:table-cell table:style-name="ce7" table:formula="of:=IF(RIGHT([.A996];6)=&quot;_X_X_X&quot;;3;IF(RIGHT([.A996];4)=&quot;_X_X&quot;;2;IF(RIGHT([.A99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rdw_energiebron_uitvoering_coemissiewhsc_X_X" calcext:value-type="string">
            <text:p>rdw_energiebron_uitvoering_coemissiewhsc_X_X</text:p>
          </table:table-cell>
          <table:table-cell table:formula="of:=IFERROR(FIND(&quot;_&quot;;[.$A997];1);LEN([.$A997]))" office:value-type="float" office:value="4" calcext:value-type="float">
            <text:p>4</text:p>
          </table:table-cell>
          <table:table-cell table:formula="of:=IFERROR(FIND(&quot;_&quot;;[.$A997];1+[.B997]);LEN([.$A997]))" office:value-type="float" office:value="16" calcext:value-type="float">
            <text:p>16</text:p>
          </table:table-cell>
          <table:table-cell table:formula="of:=IFERROR(FIND(&quot;_&quot;;[.$A997];1+[.C997]);LEN([.$A997]))" office:value-type="float" office:value="27" calcext:value-type="float">
            <text:p>27</text:p>
          </table:table-cell>
          <table:table-cell table:formula="of:=IFERROR(FIND(&quot;_&quot;;[.$A997];1+[.D997]);LEN([.$A997]))" office:value-type="float" office:value="41" calcext:value-type="float">
            <text:p>41</text:p>
          </table:table-cell>
          <table:table-cell table:formula="of:=IFERROR(FIND(&quot;_&quot;;[.$A997];1+[.E997]);LEN([.$A997]))" office:value-type="float" office:value="43" calcext:value-type="float">
            <text:p>43</text:p>
          </table:table-cell>
          <table:table-cell table:formula="of:=[.D997]" office:value-type="float" office:value="27" calcext:value-type="float">
            <text:p>27</text:p>
          </table:table-cell>
          <table:table-cell table:formula="of:=LEFT([.A997];[.G997])" office:value-type="string" office:string-value="rdw_energiebron_uitvoering_" calcext:value-type="string">
            <text:p>rdw_energiebron_uitvoering_</text:p>
          </table:table-cell>
          <table:table-cell table:formula="of:=VLOOKUP([.H997];[$source.$C$2:$source.$F$48];4;0)" office:value-type="float" office:value="606" calcext:value-type="float">
            <text:p>606</text:p>
          </table:table-cell>
          <table:table-cell table:style-name="ce7" table:formula="of:=IF(RIGHT([.A997];6)=&quot;_X_X_X&quot;;3;IF(RIGHT([.A997];4)=&quot;_X_X&quot;;2;IF(RIGHT([.A99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rdw_energiebron_uitvoering_coemissiewhtc_X_X" calcext:value-type="string">
            <text:p>rdw_energiebron_uitvoering_coemissiewhtc_X_X</text:p>
          </table:table-cell>
          <table:table-cell table:formula="of:=IFERROR(FIND(&quot;_&quot;;[.$A998];1);LEN([.$A998]))" office:value-type="float" office:value="4" calcext:value-type="float">
            <text:p>4</text:p>
          </table:table-cell>
          <table:table-cell table:formula="of:=IFERROR(FIND(&quot;_&quot;;[.$A998];1+[.B998]);LEN([.$A998]))" office:value-type="float" office:value="16" calcext:value-type="float">
            <text:p>16</text:p>
          </table:table-cell>
          <table:table-cell table:formula="of:=IFERROR(FIND(&quot;_&quot;;[.$A998];1+[.C998]);LEN([.$A998]))" office:value-type="float" office:value="27" calcext:value-type="float">
            <text:p>27</text:p>
          </table:table-cell>
          <table:table-cell table:formula="of:=IFERROR(FIND(&quot;_&quot;;[.$A998];1+[.D998]);LEN([.$A998]))" office:value-type="float" office:value="41" calcext:value-type="float">
            <text:p>41</text:p>
          </table:table-cell>
          <table:table-cell table:formula="of:=IFERROR(FIND(&quot;_&quot;;[.$A998];1+[.E998]);LEN([.$A998]))" office:value-type="float" office:value="43" calcext:value-type="float">
            <text:p>43</text:p>
          </table:table-cell>
          <table:table-cell table:formula="of:=[.D998]" office:value-type="float" office:value="27" calcext:value-type="float">
            <text:p>27</text:p>
          </table:table-cell>
          <table:table-cell table:formula="of:=LEFT([.A998];[.G998])" office:value-type="string" office:string-value="rdw_energiebron_uitvoering_" calcext:value-type="string">
            <text:p>rdw_energiebron_uitvoering_</text:p>
          </table:table-cell>
          <table:table-cell table:formula="of:=VLOOKUP([.H998];[$source.$C$2:$source.$F$48];4;0)" office:value-type="float" office:value="606" calcext:value-type="float">
            <text:p>606</text:p>
          </table:table-cell>
          <table:table-cell table:style-name="ce7" table:formula="of:=IF(RIGHT([.A998];6)=&quot;_X_X_X&quot;;3;IF(RIGHT([.A998];4)=&quot;_X_X&quot;;2;IF(RIGHT([.A99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rdw_energiebron_uitvoering_emissieaantaldeeltjeswhsc_X_X" calcext:value-type="string">
            <text:p>rdw_energiebron_uitvoering_emissieaantaldeeltjeswhsc_X_X</text:p>
          </table:table-cell>
          <table:table-cell table:formula="of:=IFERROR(FIND(&quot;_&quot;;[.$A999];1);LEN([.$A999]))" office:value-type="float" office:value="4" calcext:value-type="float">
            <text:p>4</text:p>
          </table:table-cell>
          <table:table-cell table:formula="of:=IFERROR(FIND(&quot;_&quot;;[.$A999];1+[.B999]);LEN([.$A999]))" office:value-type="float" office:value="16" calcext:value-type="float">
            <text:p>16</text:p>
          </table:table-cell>
          <table:table-cell table:formula="of:=IFERROR(FIND(&quot;_&quot;;[.$A999];1+[.C999]);LEN([.$A999]))" office:value-type="float" office:value="27" calcext:value-type="float">
            <text:p>27</text:p>
          </table:table-cell>
          <table:table-cell table:formula="of:=IFERROR(FIND(&quot;_&quot;;[.$A999];1+[.D999]);LEN([.$A999]))" office:value-type="float" office:value="53" calcext:value-type="float">
            <text:p>53</text:p>
          </table:table-cell>
          <table:table-cell table:formula="of:=IFERROR(FIND(&quot;_&quot;;[.$A999];1+[.E999]);LEN([.$A999]))" office:value-type="float" office:value="55" calcext:value-type="float">
            <text:p>55</text:p>
          </table:table-cell>
          <table:table-cell table:formula="of:=[.D999]" office:value-type="float" office:value="27" calcext:value-type="float">
            <text:p>27</text:p>
          </table:table-cell>
          <table:table-cell table:formula="of:=LEFT([.A999];[.G999])" office:value-type="string" office:string-value="rdw_energiebron_uitvoering_" calcext:value-type="string">
            <text:p>rdw_energiebron_uitvoering_</text:p>
          </table:table-cell>
          <table:table-cell table:formula="of:=VLOOKUP([.H999];[$source.$C$2:$source.$F$48];4;0)" office:value-type="float" office:value="606" calcext:value-type="float">
            <text:p>606</text:p>
          </table:table-cell>
          <table:table-cell table:style-name="ce7" table:formula="of:=IF(RIGHT([.A999];6)=&quot;_X_X_X&quot;;3;IF(RIGHT([.A999];4)=&quot;_X_X&quot;;2;IF(RIGHT([.A99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rdw_energiebron_uitvoering_emissieaantaldeeltjeswhtc_X_X" calcext:value-type="string">
            <text:p>rdw_energiebron_uitvoering_emissieaantaldeeltjeswhtc_X_X</text:p>
          </table:table-cell>
          <table:table-cell table:formula="of:=IFERROR(FIND(&quot;_&quot;;[.$A1000];1);LEN([.$A1000]))" office:value-type="float" office:value="4" calcext:value-type="float">
            <text:p>4</text:p>
          </table:table-cell>
          <table:table-cell table:formula="of:=IFERROR(FIND(&quot;_&quot;;[.$A1000];1+[.B1000]);LEN([.$A1000]))" office:value-type="float" office:value="16" calcext:value-type="float">
            <text:p>16</text:p>
          </table:table-cell>
          <table:table-cell table:formula="of:=IFERROR(FIND(&quot;_&quot;;[.$A1000];1+[.C1000]);LEN([.$A1000]))" office:value-type="float" office:value="27" calcext:value-type="float">
            <text:p>27</text:p>
          </table:table-cell>
          <table:table-cell table:formula="of:=IFERROR(FIND(&quot;_&quot;;[.$A1000];1+[.D1000]);LEN([.$A1000]))" office:value-type="float" office:value="53" calcext:value-type="float">
            <text:p>53</text:p>
          </table:table-cell>
          <table:table-cell table:formula="of:=IFERROR(FIND(&quot;_&quot;;[.$A1000];1+[.E1000]);LEN([.$A1000]))" office:value-type="float" office:value="55" calcext:value-type="float">
            <text:p>55</text:p>
          </table:table-cell>
          <table:table-cell table:formula="of:=[.D1000]" office:value-type="float" office:value="27" calcext:value-type="float">
            <text:p>27</text:p>
          </table:table-cell>
          <table:table-cell table:formula="of:=LEFT([.A1000];[.G1000])" office:value-type="string" office:string-value="rdw_energiebron_uitvoering_" calcext:value-type="string">
            <text:p>rdw_energiebron_uitvoering_</text:p>
          </table:table-cell>
          <table:table-cell table:formula="of:=VLOOKUP([.H1000];[$source.$C$2:$source.$F$48];4;0)" office:value-type="float" office:value="606" calcext:value-type="float">
            <text:p>606</text:p>
          </table:table-cell>
          <table:table-cell table:style-name="ce7" table:formula="of:=IF(RIGHT([.A1000];6)=&quot;_X_X_X&quot;;3;IF(RIGHT([.A1000];4)=&quot;_X_X&quot;;2;IF(RIGHT([.A100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rdw_energiebron_uitvoering_emissiedeeltjeswhsc_X_X" calcext:value-type="string">
            <text:p>rdw_energiebron_uitvoering_emissiedeeltjeswhsc_X_X</text:p>
          </table:table-cell>
          <table:table-cell table:formula="of:=IFERROR(FIND(&quot;_&quot;;[.$A1001];1);LEN([.$A1001]))" office:value-type="float" office:value="4" calcext:value-type="float">
            <text:p>4</text:p>
          </table:table-cell>
          <table:table-cell table:formula="of:=IFERROR(FIND(&quot;_&quot;;[.$A1001];1+[.B1001]);LEN([.$A1001]))" office:value-type="float" office:value="16" calcext:value-type="float">
            <text:p>16</text:p>
          </table:table-cell>
          <table:table-cell table:formula="of:=IFERROR(FIND(&quot;_&quot;;[.$A1001];1+[.C1001]);LEN([.$A1001]))" office:value-type="float" office:value="27" calcext:value-type="float">
            <text:p>27</text:p>
          </table:table-cell>
          <table:table-cell table:formula="of:=IFERROR(FIND(&quot;_&quot;;[.$A1001];1+[.D1001]);LEN([.$A1001]))" office:value-type="float" office:value="47" calcext:value-type="float">
            <text:p>47</text:p>
          </table:table-cell>
          <table:table-cell table:formula="of:=IFERROR(FIND(&quot;_&quot;;[.$A1001];1+[.E1001]);LEN([.$A1001]))" office:value-type="float" office:value="49" calcext:value-type="float">
            <text:p>49</text:p>
          </table:table-cell>
          <table:table-cell table:formula="of:=[.D1001]" office:value-type="float" office:value="27" calcext:value-type="float">
            <text:p>27</text:p>
          </table:table-cell>
          <table:table-cell table:formula="of:=LEFT([.A1001];[.G1001])" office:value-type="string" office:string-value="rdw_energiebron_uitvoering_" calcext:value-type="string">
            <text:p>rdw_energiebron_uitvoering_</text:p>
          </table:table-cell>
          <table:table-cell table:formula="of:=VLOOKUP([.H1001];[$source.$C$2:$source.$F$48];4;0)" office:value-type="float" office:value="606" calcext:value-type="float">
            <text:p>606</text:p>
          </table:table-cell>
          <table:table-cell table:style-name="ce7" table:formula="of:=IF(RIGHT([.A1001];6)=&quot;_X_X_X&quot;;3;IF(RIGHT([.A1001];4)=&quot;_X_X&quot;;2;IF(RIGHT([.A100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rdw_energiebron_uitvoering_emissiedeeltjeswhtc_X_X" calcext:value-type="string">
            <text:p>rdw_energiebron_uitvoering_emissiedeeltjeswhtc_X_X</text:p>
          </table:table-cell>
          <table:table-cell table:formula="of:=IFERROR(FIND(&quot;_&quot;;[.$A1002];1);LEN([.$A1002]))" office:value-type="float" office:value="4" calcext:value-type="float">
            <text:p>4</text:p>
          </table:table-cell>
          <table:table-cell table:formula="of:=IFERROR(FIND(&quot;_&quot;;[.$A1002];1+[.B1002]);LEN([.$A1002]))" office:value-type="float" office:value="16" calcext:value-type="float">
            <text:p>16</text:p>
          </table:table-cell>
          <table:table-cell table:formula="of:=IFERROR(FIND(&quot;_&quot;;[.$A1002];1+[.C1002]);LEN([.$A1002]))" office:value-type="float" office:value="27" calcext:value-type="float">
            <text:p>27</text:p>
          </table:table-cell>
          <table:table-cell table:formula="of:=IFERROR(FIND(&quot;_&quot;;[.$A1002];1+[.D1002]);LEN([.$A1002]))" office:value-type="float" office:value="47" calcext:value-type="float">
            <text:p>47</text:p>
          </table:table-cell>
          <table:table-cell table:formula="of:=IFERROR(FIND(&quot;_&quot;;[.$A1002];1+[.E1002]);LEN([.$A1002]))" office:value-type="float" office:value="49" calcext:value-type="float">
            <text:p>49</text:p>
          </table:table-cell>
          <table:table-cell table:formula="of:=[.D1002]" office:value-type="float" office:value="27" calcext:value-type="float">
            <text:p>27</text:p>
          </table:table-cell>
          <table:table-cell table:formula="of:=LEFT([.A1002];[.G1002])" office:value-type="string" office:string-value="rdw_energiebron_uitvoering_" calcext:value-type="string">
            <text:p>rdw_energiebron_uitvoering_</text:p>
          </table:table-cell>
          <table:table-cell table:formula="of:=VLOOKUP([.H1002];[$source.$C$2:$source.$F$48];4;0)" office:value-type="float" office:value="606" calcext:value-type="float">
            <text:p>606</text:p>
          </table:table-cell>
          <table:table-cell table:style-name="ce7" table:formula="of:=IF(RIGHT([.A1002];6)=&quot;_X_X_X&quot;;3;IF(RIGHT([.A1002];4)=&quot;_X_X&quot;;2;IF(RIGHT([.A100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rdw_energiebron_uitvoering_noxemissiewhsc_X_X" calcext:value-type="string">
            <text:p>rdw_energiebron_uitvoering_noxemissiewhsc_X_X</text:p>
          </table:table-cell>
          <table:table-cell table:formula="of:=IFERROR(FIND(&quot;_&quot;;[.$A1003];1);LEN([.$A1003]))" office:value-type="float" office:value="4" calcext:value-type="float">
            <text:p>4</text:p>
          </table:table-cell>
          <table:table-cell table:formula="of:=IFERROR(FIND(&quot;_&quot;;[.$A1003];1+[.B1003]);LEN([.$A1003]))" office:value-type="float" office:value="16" calcext:value-type="float">
            <text:p>16</text:p>
          </table:table-cell>
          <table:table-cell table:formula="of:=IFERROR(FIND(&quot;_&quot;;[.$A1003];1+[.C1003]);LEN([.$A1003]))" office:value-type="float" office:value="27" calcext:value-type="float">
            <text:p>27</text:p>
          </table:table-cell>
          <table:table-cell table:formula="of:=IFERROR(FIND(&quot;_&quot;;[.$A1003];1+[.D1003]);LEN([.$A1003]))" office:value-type="float" office:value="42" calcext:value-type="float">
            <text:p>42</text:p>
          </table:table-cell>
          <table:table-cell table:formula="of:=IFERROR(FIND(&quot;_&quot;;[.$A1003];1+[.E1003]);LEN([.$A1003]))" office:value-type="float" office:value="44" calcext:value-type="float">
            <text:p>44</text:p>
          </table:table-cell>
          <table:table-cell table:formula="of:=[.D1003]" office:value-type="float" office:value="27" calcext:value-type="float">
            <text:p>27</text:p>
          </table:table-cell>
          <table:table-cell table:formula="of:=LEFT([.A1003];[.G1003])" office:value-type="string" office:string-value="rdw_energiebron_uitvoering_" calcext:value-type="string">
            <text:p>rdw_energiebron_uitvoering_</text:p>
          </table:table-cell>
          <table:table-cell table:formula="of:=VLOOKUP([.H1003];[$source.$C$2:$source.$F$48];4;0)" office:value-type="float" office:value="606" calcext:value-type="float">
            <text:p>606</text:p>
          </table:table-cell>
          <table:table-cell table:style-name="ce7" table:formula="of:=IF(RIGHT([.A1003];6)=&quot;_X_X_X&quot;;3;IF(RIGHT([.A1003];4)=&quot;_X_X&quot;;2;IF(RIGHT([.A10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rdw_energiebron_uitvoering_noxemissiewhtc_X_X" calcext:value-type="string">
            <text:p>rdw_energiebron_uitvoering_noxemissiewhtc_X_X</text:p>
          </table:table-cell>
          <table:table-cell table:formula="of:=IFERROR(FIND(&quot;_&quot;;[.$A1004];1);LEN([.$A1004]))" office:value-type="float" office:value="4" calcext:value-type="float">
            <text:p>4</text:p>
          </table:table-cell>
          <table:table-cell table:formula="of:=IFERROR(FIND(&quot;_&quot;;[.$A1004];1+[.B1004]);LEN([.$A1004]))" office:value-type="float" office:value="16" calcext:value-type="float">
            <text:p>16</text:p>
          </table:table-cell>
          <table:table-cell table:formula="of:=IFERROR(FIND(&quot;_&quot;;[.$A1004];1+[.C1004]);LEN([.$A1004]))" office:value-type="float" office:value="27" calcext:value-type="float">
            <text:p>27</text:p>
          </table:table-cell>
          <table:table-cell table:formula="of:=IFERROR(FIND(&quot;_&quot;;[.$A1004];1+[.D1004]);LEN([.$A1004]))" office:value-type="float" office:value="42" calcext:value-type="float">
            <text:p>42</text:p>
          </table:table-cell>
          <table:table-cell table:formula="of:=IFERROR(FIND(&quot;_&quot;;[.$A1004];1+[.E1004]);LEN([.$A1004]))" office:value-type="float" office:value="44" calcext:value-type="float">
            <text:p>44</text:p>
          </table:table-cell>
          <table:table-cell table:formula="of:=[.D1004]" office:value-type="float" office:value="27" calcext:value-type="float">
            <text:p>27</text:p>
          </table:table-cell>
          <table:table-cell table:formula="of:=LEFT([.A1004];[.G1004])" office:value-type="string" office:string-value="rdw_energiebron_uitvoering_" calcext:value-type="string">
            <text:p>rdw_energiebron_uitvoering_</text:p>
          </table:table-cell>
          <table:table-cell table:formula="of:=VLOOKUP([.H1004];[$source.$C$2:$source.$F$48];4;0)" office:value-type="float" office:value="606" calcext:value-type="float">
            <text:p>606</text:p>
          </table:table-cell>
          <table:table-cell table:style-name="ce7" table:formula="of:=IF(RIGHT([.A1004];6)=&quot;_X_X_X&quot;;3;IF(RIGHT([.A1004];4)=&quot;_X_X&quot;;2;IF(RIGHT([.A100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rdw_energiebron_uitvoering_verbruikvolledigelekwltpogr_X_X" calcext:value-type="string">
            <text:p>rdw_energiebron_uitvoering_verbruikvolledigelekwltpogr_X_X</text:p>
          </table:table-cell>
          <table:table-cell table:formula="of:=IFERROR(FIND(&quot;_&quot;;[.$A1005];1);LEN([.$A1005]))" office:value-type="float" office:value="4" calcext:value-type="float">
            <text:p>4</text:p>
          </table:table-cell>
          <table:table-cell table:formula="of:=IFERROR(FIND(&quot;_&quot;;[.$A1005];1+[.B1005]);LEN([.$A1005]))" office:value-type="float" office:value="16" calcext:value-type="float">
            <text:p>16</text:p>
          </table:table-cell>
          <table:table-cell table:formula="of:=IFERROR(FIND(&quot;_&quot;;[.$A1005];1+[.C1005]);LEN([.$A1005]))" office:value-type="float" office:value="27" calcext:value-type="float">
            <text:p>27</text:p>
          </table:table-cell>
          <table:table-cell table:formula="of:=IFERROR(FIND(&quot;_&quot;;[.$A1005];1+[.D1005]);LEN([.$A1005]))" office:value-type="float" office:value="55" calcext:value-type="float">
            <text:p>55</text:p>
          </table:table-cell>
          <table:table-cell table:formula="of:=IFERROR(FIND(&quot;_&quot;;[.$A1005];1+[.E1005]);LEN([.$A1005]))" office:value-type="float" office:value="57" calcext:value-type="float">
            <text:p>57</text:p>
          </table:table-cell>
          <table:table-cell table:formula="of:=[.D1005]" office:value-type="float" office:value="27" calcext:value-type="float">
            <text:p>27</text:p>
          </table:table-cell>
          <table:table-cell table:formula="of:=LEFT([.A1005];[.G1005])" office:value-type="string" office:string-value="rdw_energiebron_uitvoering_" calcext:value-type="string">
            <text:p>rdw_energiebron_uitvoering_</text:p>
          </table:table-cell>
          <table:table-cell table:formula="of:=VLOOKUP([.H1005];[$source.$C$2:$source.$F$48];4;0)" office:value-type="float" office:value="606" calcext:value-type="float">
            <text:p>606</text:p>
          </table:table-cell>
          <table:table-cell table:style-name="ce7" table:formula="of:=IF(RIGHT([.A1005];6)=&quot;_X_X_X&quot;;3;IF(RIGHT([.A1005];4)=&quot;_X_X&quot;;2;IF(RIGHT([.A100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6])&gt;0;[$preferred_name.A1006];&#10;LEN([$preferred_name.B1006])&gt;0;[$preferred_name.B1006]&#10;)" office:value-type="string" office:string-value="rdw_energiebron_uitvoering_verbruikvolledigelekwltpbgr_X_X" calcext:value-type="string">
            <text:p>rdw_energiebron_uitvoering_verbruikvolledigelekwltpbgr_X_X</text:p>
          </table:table-cell>
          <table:table-cell table:formula="of:=IFERROR(FIND(&quot;_&quot;;[.$A1006];1);LEN([.$A1006]))" office:value-type="float" office:value="4" calcext:value-type="float">
            <text:p>4</text:p>
          </table:table-cell>
          <table:table-cell table:formula="of:=IFERROR(FIND(&quot;_&quot;;[.$A1006];1+[.B1006]);LEN([.$A1006]))" office:value-type="float" office:value="16" calcext:value-type="float">
            <text:p>16</text:p>
          </table:table-cell>
          <table:table-cell table:formula="of:=IFERROR(FIND(&quot;_&quot;;[.$A1006];1+[.C1006]);LEN([.$A1006]))" office:value-type="float" office:value="27" calcext:value-type="float">
            <text:p>27</text:p>
          </table:table-cell>
          <table:table-cell table:formula="of:=IFERROR(FIND(&quot;_&quot;;[.$A1006];1+[.D1006]);LEN([.$A1006]))" office:value-type="float" office:value="55" calcext:value-type="float">
            <text:p>55</text:p>
          </table:table-cell>
          <table:table-cell table:formula="of:=IFERROR(FIND(&quot;_&quot;;[.$A1006];1+[.E1006]);LEN([.$A1006]))" office:value-type="float" office:value="57" calcext:value-type="float">
            <text:p>57</text:p>
          </table:table-cell>
          <table:table-cell table:formula="of:=[.D1006]" office:value-type="float" office:value="27" calcext:value-type="float">
            <text:p>27</text:p>
          </table:table-cell>
          <table:table-cell table:formula="of:=LEFT([.A1006];[.G1006])" office:value-type="string" office:string-value="rdw_energiebron_uitvoering_" calcext:value-type="string">
            <text:p>rdw_energiebron_uitvoering_</text:p>
          </table:table-cell>
          <table:table-cell table:formula="of:=VLOOKUP([.H1006];[$source.$C$2:$source.$F$48];4;0)" office:value-type="float" office:value="606" calcext:value-type="float">
            <text:p>606</text:p>
          </table:table-cell>
          <table:table-cell table:style-name="ce7" table:formula="of:=IF(RIGHT([.A1006];6)=&quot;_X_X_X&quot;;3;IF(RIGHT([.A1006];4)=&quot;_X_X&quot;;2;IF(RIGHT([.A100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7])&gt;0;[$preferred_name.A1007];&#10;LEN([$preferred_name.B1007])&gt;0;[$preferred_name.B1007]&#10;)" office:value-type="string" office:string-value="rdw_energiebron_uitvoering_actieradiusvolledigelekwltpogr_X_X" calcext:value-type="string">
            <text:p>rdw_energiebron_uitvoering_actieradiusvolledigelekwltpogr_X_X</text:p>
          </table:table-cell>
          <table:table-cell table:formula="of:=IFERROR(FIND(&quot;_&quot;;[.$A1007];1);LEN([.$A1007]))" office:value-type="float" office:value="4" calcext:value-type="float">
            <text:p>4</text:p>
          </table:table-cell>
          <table:table-cell table:formula="of:=IFERROR(FIND(&quot;_&quot;;[.$A1007];1+[.B1007]);LEN([.$A1007]))" office:value-type="float" office:value="16" calcext:value-type="float">
            <text:p>16</text:p>
          </table:table-cell>
          <table:table-cell table:formula="of:=IFERROR(FIND(&quot;_&quot;;[.$A1007];1+[.C1007]);LEN([.$A1007]))" office:value-type="float" office:value="27" calcext:value-type="float">
            <text:p>27</text:p>
          </table:table-cell>
          <table:table-cell table:formula="of:=IFERROR(FIND(&quot;_&quot;;[.$A1007];1+[.D1007]);LEN([.$A1007]))" office:value-type="float" office:value="58" calcext:value-type="float">
            <text:p>58</text:p>
          </table:table-cell>
          <table:table-cell table:formula="of:=IFERROR(FIND(&quot;_&quot;;[.$A1007];1+[.E1007]);LEN([.$A1007]))" office:value-type="float" office:value="60" calcext:value-type="float">
            <text:p>60</text:p>
          </table:table-cell>
          <table:table-cell table:formula="of:=[.D1007]" office:value-type="float" office:value="27" calcext:value-type="float">
            <text:p>27</text:p>
          </table:table-cell>
          <table:table-cell table:formula="of:=LEFT([.A1007];[.G1007])" office:value-type="string" office:string-value="rdw_energiebron_uitvoering_" calcext:value-type="string">
            <text:p>rdw_energiebron_uitvoering_</text:p>
          </table:table-cell>
          <table:table-cell table:formula="of:=VLOOKUP([.H1007];[$source.$C$2:$source.$F$48];4;0)" office:value-type="float" office:value="606" calcext:value-type="float">
            <text:p>606</text:p>
          </table:table-cell>
          <table:table-cell table:style-name="ce7" table:formula="of:=IF(RIGHT([.A1007];6)=&quot;_X_X_X&quot;;3;IF(RIGHT([.A1007];4)=&quot;_X_X&quot;;2;IF(RIGHT([.A100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8])&gt;0;[$preferred_name.A1008];&#10;LEN([$preferred_name.B1008])&gt;0;[$preferred_name.B1008]&#10;)" office:value-type="string" office:string-value="rdw_energiebron_uitvoering_actieradiusvolledigelekwltpbgr_X_X" calcext:value-type="string">
            <text:p>rdw_energiebron_uitvoering_actieradiusvolledigelekwltpbgr_X_X</text:p>
          </table:table-cell>
          <table:table-cell table:formula="of:=IFERROR(FIND(&quot;_&quot;;[.$A1008];1);LEN([.$A1008]))" office:value-type="float" office:value="4" calcext:value-type="float">
            <text:p>4</text:p>
          </table:table-cell>
          <table:table-cell table:formula="of:=IFERROR(FIND(&quot;_&quot;;[.$A1008];1+[.B1008]);LEN([.$A1008]))" office:value-type="float" office:value="16" calcext:value-type="float">
            <text:p>16</text:p>
          </table:table-cell>
          <table:table-cell table:formula="of:=IFERROR(FIND(&quot;_&quot;;[.$A1008];1+[.C1008]);LEN([.$A1008]))" office:value-type="float" office:value="27" calcext:value-type="float">
            <text:p>27</text:p>
          </table:table-cell>
          <table:table-cell table:formula="of:=IFERROR(FIND(&quot;_&quot;;[.$A1008];1+[.D1008]);LEN([.$A1008]))" office:value-type="float" office:value="58" calcext:value-type="float">
            <text:p>58</text:p>
          </table:table-cell>
          <table:table-cell table:formula="of:=IFERROR(FIND(&quot;_&quot;;[.$A1008];1+[.E1008]);LEN([.$A1008]))" office:value-type="float" office:value="60" calcext:value-type="float">
            <text:p>60</text:p>
          </table:table-cell>
          <table:table-cell table:formula="of:=[.D1008]" office:value-type="float" office:value="27" calcext:value-type="float">
            <text:p>27</text:p>
          </table:table-cell>
          <table:table-cell table:formula="of:=LEFT([.A1008];[.G1008])" office:value-type="string" office:string-value="rdw_energiebron_uitvoering_" calcext:value-type="string">
            <text:p>rdw_energiebron_uitvoering_</text:p>
          </table:table-cell>
          <table:table-cell table:formula="of:=VLOOKUP([.H1008];[$source.$C$2:$source.$F$48];4;0)" office:value-type="float" office:value="606" calcext:value-type="float">
            <text:p>606</text:p>
          </table:table-cell>
          <table:table-cell table:style-name="ce7" table:formula="of:=IF(RIGHT([.A1008];6)=&quot;_X_X_X&quot;;3;IF(RIGHT([.A1008];4)=&quot;_X_X&quot;;2;IF(RIGHT([.A100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9])&gt;0;[$preferred_name.A1009];&#10;LEN([$preferred_name.B1009])&gt;0;[$preferred_name.B1009]&#10;)" office:value-type="string" office:string-value="rdw_energiebron_uitvoering_noxemissieesc_X_X" calcext:value-type="string">
            <text:p>rdw_energiebron_uitvoering_noxemissieesc_X_X</text:p>
          </table:table-cell>
          <table:table-cell table:formula="of:=IFERROR(FIND(&quot;_&quot;;[.$A1009];1);LEN([.$A1009]))" office:value-type="float" office:value="4" calcext:value-type="float">
            <text:p>4</text:p>
          </table:table-cell>
          <table:table-cell table:formula="of:=IFERROR(FIND(&quot;_&quot;;[.$A1009];1+[.B1009]);LEN([.$A1009]))" office:value-type="float" office:value="16" calcext:value-type="float">
            <text:p>16</text:p>
          </table:table-cell>
          <table:table-cell table:formula="of:=IFERROR(FIND(&quot;_&quot;;[.$A1009];1+[.C1009]);LEN([.$A1009]))" office:value-type="float" office:value="27" calcext:value-type="float">
            <text:p>27</text:p>
          </table:table-cell>
          <table:table-cell table:formula="of:=IFERROR(FIND(&quot;_&quot;;[.$A1009];1+[.D1009]);LEN([.$A1009]))" office:value-type="float" office:value="41" calcext:value-type="float">
            <text:p>41</text:p>
          </table:table-cell>
          <table:table-cell table:formula="of:=IFERROR(FIND(&quot;_&quot;;[.$A1009];1+[.E1009]);LEN([.$A1009]))" office:value-type="float" office:value="43" calcext:value-type="float">
            <text:p>43</text:p>
          </table:table-cell>
          <table:table-cell table:formula="of:=[.D1009]" office:value-type="float" office:value="27" calcext:value-type="float">
            <text:p>27</text:p>
          </table:table-cell>
          <table:table-cell table:formula="of:=LEFT([.A1009];[.G1009])" office:value-type="string" office:string-value="rdw_energiebron_uitvoering_" calcext:value-type="string">
            <text:p>rdw_energiebron_uitvoering_</text:p>
          </table:table-cell>
          <table:table-cell table:formula="of:=VLOOKUP([.H1009];[$source.$C$2:$source.$F$48];4;0)" office:value-type="float" office:value="606" calcext:value-type="float">
            <text:p>606</text:p>
          </table:table-cell>
          <table:table-cell table:style-name="ce7" table:formula="of:=IF(RIGHT([.A1009];6)=&quot;_X_X_X&quot;;3;IF(RIGHT([.A1009];4)=&quot;_X_X&quot;;2;IF(RIGHT([.A100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0])&gt;0;[$preferred_name.A1010];&#10;LEN([$preferred_name.B1010])&gt;0;[$preferred_name.B1010]&#10;)" office:value-type="string" office:string-value="rdw_energiebron_uitvoering_noxemissieetc_X_X" calcext:value-type="string">
            <text:p>rdw_energiebron_uitvoering_noxemissieetc_X_X</text:p>
          </table:table-cell>
          <table:table-cell table:formula="of:=IFERROR(FIND(&quot;_&quot;;[.$A1010];1);LEN([.$A1010]))" office:value-type="float" office:value="4" calcext:value-type="float">
            <text:p>4</text:p>
          </table:table-cell>
          <table:table-cell table:formula="of:=IFERROR(FIND(&quot;_&quot;;[.$A1010];1+[.B1010]);LEN([.$A1010]))" office:value-type="float" office:value="16" calcext:value-type="float">
            <text:p>16</text:p>
          </table:table-cell>
          <table:table-cell table:formula="of:=IFERROR(FIND(&quot;_&quot;;[.$A1010];1+[.C1010]);LEN([.$A1010]))" office:value-type="float" office:value="27" calcext:value-type="float">
            <text:p>27</text:p>
          </table:table-cell>
          <table:table-cell table:formula="of:=IFERROR(FIND(&quot;_&quot;;[.$A1010];1+[.D1010]);LEN([.$A1010]))" office:value-type="float" office:value="41" calcext:value-type="float">
            <text:p>41</text:p>
          </table:table-cell>
          <table:table-cell table:formula="of:=IFERROR(FIND(&quot;_&quot;;[.$A1010];1+[.E1010]);LEN([.$A1010]))" office:value-type="float" office:value="43" calcext:value-type="float">
            <text:p>43</text:p>
          </table:table-cell>
          <table:table-cell table:formula="of:=[.D1010]" office:value-type="float" office:value="27" calcext:value-type="float">
            <text:p>27</text:p>
          </table:table-cell>
          <table:table-cell table:formula="of:=LEFT([.A1010];[.G1010])" office:value-type="string" office:string-value="rdw_energiebron_uitvoering_" calcext:value-type="string">
            <text:p>rdw_energiebron_uitvoering_</text:p>
          </table:table-cell>
          <table:table-cell table:formula="of:=VLOOKUP([.H1010];[$source.$C$2:$source.$F$48];4;0)" office:value-type="float" office:value="606" calcext:value-type="float">
            <text:p>606</text:p>
          </table:table-cell>
          <table:table-cell table:style-name="ce7" table:formula="of:=IF(RIGHT([.A1010];6)=&quot;_X_X_X&quot;;3;IF(RIGHT([.A1010];4)=&quot;_X_X&quot;;2;IF(RIGHT([.A101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1])&gt;0;[$preferred_name.A1011];&#10;LEN([$preferred_name.B1011])&gt;0;[$preferred_name.B1011]&#10;)" office:value-type="string" office:string-value="rdw_energiebron_uitvoering_emissiedeeltjesesc_X_X" calcext:value-type="string">
            <text:p>rdw_energiebron_uitvoering_emissiedeeltjesesc_X_X</text:p>
          </table:table-cell>
          <table:table-cell table:formula="of:=IFERROR(FIND(&quot;_&quot;;[.$A1011];1);LEN([.$A1011]))" office:value-type="float" office:value="4" calcext:value-type="float">
            <text:p>4</text:p>
          </table:table-cell>
          <table:table-cell table:formula="of:=IFERROR(FIND(&quot;_&quot;;[.$A1011];1+[.B1011]);LEN([.$A1011]))" office:value-type="float" office:value="16" calcext:value-type="float">
            <text:p>16</text:p>
          </table:table-cell>
          <table:table-cell table:formula="of:=IFERROR(FIND(&quot;_&quot;;[.$A1011];1+[.C1011]);LEN([.$A1011]))" office:value-type="float" office:value="27" calcext:value-type="float">
            <text:p>27</text:p>
          </table:table-cell>
          <table:table-cell table:formula="of:=IFERROR(FIND(&quot;_&quot;;[.$A1011];1+[.D1011]);LEN([.$A1011]))" office:value-type="float" office:value="46" calcext:value-type="float">
            <text:p>46</text:p>
          </table:table-cell>
          <table:table-cell table:formula="of:=IFERROR(FIND(&quot;_&quot;;[.$A1011];1+[.E1011]);LEN([.$A1011]))" office:value-type="float" office:value="48" calcext:value-type="float">
            <text:p>48</text:p>
          </table:table-cell>
          <table:table-cell table:formula="of:=[.D1011]" office:value-type="float" office:value="27" calcext:value-type="float">
            <text:p>27</text:p>
          </table:table-cell>
          <table:table-cell table:formula="of:=LEFT([.A1011];[.G1011])" office:value-type="string" office:string-value="rdw_energiebron_uitvoering_" calcext:value-type="string">
            <text:p>rdw_energiebron_uitvoering_</text:p>
          </table:table-cell>
          <table:table-cell table:formula="of:=VLOOKUP([.H1011];[$source.$C$2:$source.$F$48];4;0)" office:value-type="float" office:value="606" calcext:value-type="float">
            <text:p>606</text:p>
          </table:table-cell>
          <table:table-cell table:style-name="ce7" table:formula="of:=IF(RIGHT([.A1011];6)=&quot;_X_X_X&quot;;3;IF(RIGHT([.A1011];4)=&quot;_X_X&quot;;2;IF(RIGHT([.A101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2])&gt;0;[$preferred_name.A1012];&#10;LEN([$preferred_name.B1012])&gt;0;[$preferred_name.B1012]&#10;)" office:value-type="string" office:string-value="rdw_energiebron_uitvoering_emissiedeeltjesetc_X_X" calcext:value-type="string">
            <text:p>rdw_energiebron_uitvoering_emissiedeeltjesetc_X_X</text:p>
          </table:table-cell>
          <table:table-cell table:formula="of:=IFERROR(FIND(&quot;_&quot;;[.$A1012];1);LEN([.$A1012]))" office:value-type="float" office:value="4" calcext:value-type="float">
            <text:p>4</text:p>
          </table:table-cell>
          <table:table-cell table:formula="of:=IFERROR(FIND(&quot;_&quot;;[.$A1012];1+[.B1012]);LEN([.$A1012]))" office:value-type="float" office:value="16" calcext:value-type="float">
            <text:p>16</text:p>
          </table:table-cell>
          <table:table-cell table:formula="of:=IFERROR(FIND(&quot;_&quot;;[.$A1012];1+[.C1012]);LEN([.$A1012]))" office:value-type="float" office:value="27" calcext:value-type="float">
            <text:p>27</text:p>
          </table:table-cell>
          <table:table-cell table:formula="of:=IFERROR(FIND(&quot;_&quot;;[.$A1012];1+[.D1012]);LEN([.$A1012]))" office:value-type="float" office:value="46" calcext:value-type="float">
            <text:p>46</text:p>
          </table:table-cell>
          <table:table-cell table:formula="of:=IFERROR(FIND(&quot;_&quot;;[.$A1012];1+[.E1012]);LEN([.$A1012]))" office:value-type="float" office:value="48" calcext:value-type="float">
            <text:p>48</text:p>
          </table:table-cell>
          <table:table-cell table:formula="of:=[.D1012]" office:value-type="float" office:value="27" calcext:value-type="float">
            <text:p>27</text:p>
          </table:table-cell>
          <table:table-cell table:formula="of:=LEFT([.A1012];[.G1012])" office:value-type="string" office:string-value="rdw_energiebron_uitvoering_" calcext:value-type="string">
            <text:p>rdw_energiebron_uitvoering_</text:p>
          </table:table-cell>
          <table:table-cell table:formula="of:=VLOOKUP([.H1012];[$source.$C$2:$source.$F$48];4;0)" office:value-type="float" office:value="606" calcext:value-type="float">
            <text:p>606</text:p>
          </table:table-cell>
          <table:table-cell table:style-name="ce7" table:formula="of:=IF(RIGHT([.A1012];6)=&quot;_X_X_X&quot;;3;IF(RIGHT([.A1012];4)=&quot;_X_X&quot;;2;IF(RIGHT([.A101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3])&gt;0;[$preferred_name.A1013];&#10;LEN([$preferred_name.B1013])&gt;0;[$preferred_name.B1013]&#10;)" office:value-type="string" office:string-value="rdw_energiebron_uitvoering_coemissieesc_X_X" calcext:value-type="string">
            <text:p>rdw_energiebron_uitvoering_coemissieesc_X_X</text:p>
          </table:table-cell>
          <table:table-cell table:formula="of:=IFERROR(FIND(&quot;_&quot;;[.$A1013];1);LEN([.$A1013]))" office:value-type="float" office:value="4" calcext:value-type="float">
            <text:p>4</text:p>
          </table:table-cell>
          <table:table-cell table:formula="of:=IFERROR(FIND(&quot;_&quot;;[.$A1013];1+[.B1013]);LEN([.$A1013]))" office:value-type="float" office:value="16" calcext:value-type="float">
            <text:p>16</text:p>
          </table:table-cell>
          <table:table-cell table:formula="of:=IFERROR(FIND(&quot;_&quot;;[.$A1013];1+[.C1013]);LEN([.$A1013]))" office:value-type="float" office:value="27" calcext:value-type="float">
            <text:p>27</text:p>
          </table:table-cell>
          <table:table-cell table:formula="of:=IFERROR(FIND(&quot;_&quot;;[.$A1013];1+[.D1013]);LEN([.$A1013]))" office:value-type="float" office:value="40" calcext:value-type="float">
            <text:p>40</text:p>
          </table:table-cell>
          <table:table-cell table:formula="of:=IFERROR(FIND(&quot;_&quot;;[.$A1013];1+[.E1013]);LEN([.$A1013]))" office:value-type="float" office:value="42" calcext:value-type="float">
            <text:p>42</text:p>
          </table:table-cell>
          <table:table-cell table:formula="of:=[.D1013]" office:value-type="float" office:value="27" calcext:value-type="float">
            <text:p>27</text:p>
          </table:table-cell>
          <table:table-cell table:formula="of:=LEFT([.A1013];[.G1013])" office:value-type="string" office:string-value="rdw_energiebron_uitvoering_" calcext:value-type="string">
            <text:p>rdw_energiebron_uitvoering_</text:p>
          </table:table-cell>
          <table:table-cell table:formula="of:=VLOOKUP([.H1013];[$source.$C$2:$source.$F$48];4;0)" office:value-type="float" office:value="606" calcext:value-type="float">
            <text:p>606</text:p>
          </table:table-cell>
          <table:table-cell table:style-name="ce7" table:formula="of:=IF(RIGHT([.A1013];6)=&quot;_X_X_X&quot;;3;IF(RIGHT([.A1013];4)=&quot;_X_X&quot;;2;IF(RIGHT([.A101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4])&gt;0;[$preferred_name.A1014];&#10;LEN([$preferred_name.B1014])&gt;0;[$preferred_name.B1014]&#10;)" office:value-type="string" office:string-value="rdw_energiebron_uitvoering_coemissieetc_X_X" calcext:value-type="string">
            <text:p>rdw_energiebron_uitvoering_coemissieetc_X_X</text:p>
          </table:table-cell>
          <table:table-cell table:formula="of:=IFERROR(FIND(&quot;_&quot;;[.$A1014];1);LEN([.$A1014]))" office:value-type="float" office:value="4" calcext:value-type="float">
            <text:p>4</text:p>
          </table:table-cell>
          <table:table-cell table:formula="of:=IFERROR(FIND(&quot;_&quot;;[.$A1014];1+[.B1014]);LEN([.$A1014]))" office:value-type="float" office:value="16" calcext:value-type="float">
            <text:p>16</text:p>
          </table:table-cell>
          <table:table-cell table:formula="of:=IFERROR(FIND(&quot;_&quot;;[.$A1014];1+[.C1014]);LEN([.$A1014]))" office:value-type="float" office:value="27" calcext:value-type="float">
            <text:p>27</text:p>
          </table:table-cell>
          <table:table-cell table:formula="of:=IFERROR(FIND(&quot;_&quot;;[.$A1014];1+[.D1014]);LEN([.$A1014]))" office:value-type="float" office:value="40" calcext:value-type="float">
            <text:p>40</text:p>
          </table:table-cell>
          <table:table-cell table:formula="of:=IFERROR(FIND(&quot;_&quot;;[.$A1014];1+[.E1014]);LEN([.$A1014]))" office:value-type="float" office:value="42" calcext:value-type="float">
            <text:p>42</text:p>
          </table:table-cell>
          <table:table-cell table:formula="of:=[.D1014]" office:value-type="float" office:value="27" calcext:value-type="float">
            <text:p>27</text:p>
          </table:table-cell>
          <table:table-cell table:formula="of:=LEFT([.A1014];[.G1014])" office:value-type="string" office:string-value="rdw_energiebron_uitvoering_" calcext:value-type="string">
            <text:p>rdw_energiebron_uitvoering_</text:p>
          </table:table-cell>
          <table:table-cell table:formula="of:=VLOOKUP([.H1014];[$source.$C$2:$source.$F$48];4;0)" office:value-type="float" office:value="606" calcext:value-type="float">
            <text:p>606</text:p>
          </table:table-cell>
          <table:table-cell table:style-name="ce7" table:formula="of:=IF(RIGHT([.A1014];6)=&quot;_X_X_X&quot;;3;IF(RIGHT([.A1014];4)=&quot;_X_X&quot;;2;IF(RIGHT([.A101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5])&gt;0;[$preferred_name.A1015];&#10;LEN([$preferred_name.B1015])&gt;0;[$preferred_name.B1015]&#10;)" office:value-type="string" office:string-value="" calcext:value-type="error">
            <text:p>#N/A</text:p>
          </table:table-cell>
          <table:table-cell table:formula="of:=IFERROR(FIND(&quot;_&quot;;[.$A1015];1);LEN([.$A1015]))" office:value-type="string" office:string-value="" calcext:value-type="error">
            <text:p>#N/A</text:p>
          </table:table-cell>
          <table:table-cell table:formula="of:=IFERROR(FIND(&quot;_&quot;;[.$A1015];1+[.B1015]);LEN([.$A1015]))" office:value-type="string" office:string-value="" calcext:value-type="error">
            <text:p>#N/A</text:p>
          </table:table-cell>
          <table:table-cell table:formula="of:=IFERROR(FIND(&quot;_&quot;;[.$A1015];1+[.C1015]);LEN([.$A1015]))" office:value-type="string" office:string-value="" calcext:value-type="error">
            <text:p>#N/A</text:p>
          </table:table-cell>
          <table:table-cell table:formula="of:=IFERROR(FIND(&quot;_&quot;;[.$A1015];1+[.D1015]);LEN([.$A1015]))" office:value-type="string" office:string-value="" calcext:value-type="error">
            <text:p>#N/A</text:p>
          </table:table-cell>
          <table:table-cell table:formula="of:=IFERROR(FIND(&quot;_&quot;;[.$A1015];1+[.E1015]);LEN([.$A1015]))" office:value-type="string" office:string-value="" calcext:value-type="error">
            <text:p>#N/A</text:p>
          </table:table-cell>
          <table:table-cell table:formula="of:=[.D1015]" office:value-type="string" office:string-value="" calcext:value-type="error">
            <text:p>#N/A</text:p>
          </table:table-cell>
          <table:table-cell table:formula="of:=LEFT([.A1015];[.G1015])" office:value-type="string" office:string-value="" calcext:value-type="error">
            <text:p>#N/A</text:p>
          </table:table-cell>
          <table:table-cell table:formula="of:=VLOOKUP([.H1015];[$source.$C$2:$source.$F$48];4;0)" office:value-type="string" office:string-value="" calcext:value-type="error">
            <text:p>#N/A</text:p>
          </table:table-cell>
          <table:table-cell table:style-name="ce7" table:formula="of:=IF(RIGHT([.A1015];6)=&quot;_X_X_X&quot;;3;IF(RIGHT([.A1015];4)=&quot;_X_X&quot;;2;IF(RIGHT([.A10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6])&gt;0;[$preferred_name.A1016];&#10;LEN([$preferred_name.B1016])&gt;0;[$preferred_name.B1016]&#10;)" office:value-type="string" office:string-value="" calcext:value-type="error">
            <text:p>#N/A</text:p>
          </table:table-cell>
          <table:table-cell table:formula="of:=IFERROR(FIND(&quot;_&quot;;[.$A1016];1);LEN([.$A1016]))" office:value-type="string" office:string-value="" calcext:value-type="error">
            <text:p>#N/A</text:p>
          </table:table-cell>
          <table:table-cell table:formula="of:=IFERROR(FIND(&quot;_&quot;;[.$A1016];1+[.B1016]);LEN([.$A1016]))" office:value-type="string" office:string-value="" calcext:value-type="error">
            <text:p>#N/A</text:p>
          </table:table-cell>
          <table:table-cell table:formula="of:=IFERROR(FIND(&quot;_&quot;;[.$A1016];1+[.C1016]);LEN([.$A1016]))" office:value-type="string" office:string-value="" calcext:value-type="error">
            <text:p>#N/A</text:p>
          </table:table-cell>
          <table:table-cell table:formula="of:=IFERROR(FIND(&quot;_&quot;;[.$A1016];1+[.D1016]);LEN([.$A1016]))" office:value-type="string" office:string-value="" calcext:value-type="error">
            <text:p>#N/A</text:p>
          </table:table-cell>
          <table:table-cell table:formula="of:=IFERROR(FIND(&quot;_&quot;;[.$A1016];1+[.E1016]);LEN([.$A1016]))" office:value-type="string" office:string-value="" calcext:value-type="error">
            <text:p>#N/A</text:p>
          </table:table-cell>
          <table:table-cell table:formula="of:=[.D1016]" office:value-type="string" office:string-value="" calcext:value-type="error">
            <text:p>#N/A</text:p>
          </table:table-cell>
          <table:table-cell table:formula="of:=LEFT([.A1016];[.G1016])" office:value-type="string" office:string-value="" calcext:value-type="error">
            <text:p>#N/A</text:p>
          </table:table-cell>
          <table:table-cell table:formula="of:=VLOOKUP([.H1016];[$source.$C$2:$source.$F$48];4;0)" office:value-type="string" office:string-value="" calcext:value-type="error">
            <text:p>#N/A</text:p>
          </table:table-cell>
          <table:table-cell table:style-name="ce7" table:formula="of:=IF(RIGHT([.A1016];6)=&quot;_X_X_X&quot;;3;IF(RIGHT([.A1016];4)=&quot;_X_X&quot;;2;IF(RIGHT([.A10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7])&gt;0;[$preferred_name.A1017];&#10;LEN([$preferred_name.B1017])&gt;0;[$preferred_name.B1017]&#10;)" office:value-type="string" office:string-value="" calcext:value-type="error">
            <text:p>#N/A</text:p>
          </table:table-cell>
          <table:table-cell table:formula="of:=IFERROR(FIND(&quot;_&quot;;[.$A1017];1);LEN([.$A1017]))" office:value-type="string" office:string-value="" calcext:value-type="error">
            <text:p>#N/A</text:p>
          </table:table-cell>
          <table:table-cell table:formula="of:=IFERROR(FIND(&quot;_&quot;;[.$A1017];1+[.B1017]);LEN([.$A1017]))" office:value-type="string" office:string-value="" calcext:value-type="error">
            <text:p>#N/A</text:p>
          </table:table-cell>
          <table:table-cell table:formula="of:=IFERROR(FIND(&quot;_&quot;;[.$A1017];1+[.C1017]);LEN([.$A1017]))" office:value-type="string" office:string-value="" calcext:value-type="error">
            <text:p>#N/A</text:p>
          </table:table-cell>
          <table:table-cell table:formula="of:=IFERROR(FIND(&quot;_&quot;;[.$A1017];1+[.D1017]);LEN([.$A1017]))" office:value-type="string" office:string-value="" calcext:value-type="error">
            <text:p>#N/A</text:p>
          </table:table-cell>
          <table:table-cell table:formula="of:=IFERROR(FIND(&quot;_&quot;;[.$A1017];1+[.E1017]);LEN([.$A1017]))" office:value-type="string" office:string-value="" calcext:value-type="error">
            <text:p>#N/A</text:p>
          </table:table-cell>
          <table:table-cell table:formula="of:=[.D1017]" office:value-type="string" office:string-value="" calcext:value-type="error">
            <text:p>#N/A</text:p>
          </table:table-cell>
          <table:table-cell table:formula="of:=LEFT([.A1017];[.G1017])" office:value-type="string" office:string-value="" calcext:value-type="error">
            <text:p>#N/A</text:p>
          </table:table-cell>
          <table:table-cell table:formula="of:=VLOOKUP([.H1017];[$source.$C$2:$source.$F$48];4;0)" office:value-type="string" office:string-value="" calcext:value-type="error">
            <text:p>#N/A</text:p>
          </table:table-cell>
          <table:table-cell table:style-name="ce7" table:formula="of:=IF(RIGHT([.A1017];6)=&quot;_X_X_X&quot;;3;IF(RIGHT([.A1017];4)=&quot;_X_X&quot;;2;IF(RIGHT([.A10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8])&gt;0;[$preferred_name.A1018];&#10;LEN([$preferred_name.B1018])&gt;0;[$preferred_name.B1018]&#10;)" office:value-type="string" office:string-value="" calcext:value-type="error">
            <text:p>#N/A</text:p>
          </table:table-cell>
          <table:table-cell table:formula="of:=IFERROR(FIND(&quot;_&quot;;[.$A1018];1);LEN([.$A1018]))" office:value-type="string" office:string-value="" calcext:value-type="error">
            <text:p>#N/A</text:p>
          </table:table-cell>
          <table:table-cell table:formula="of:=IFERROR(FIND(&quot;_&quot;;[.$A1018];1+[.B1018]);LEN([.$A1018]))" office:value-type="string" office:string-value="" calcext:value-type="error">
            <text:p>#N/A</text:p>
          </table:table-cell>
          <table:table-cell table:formula="of:=IFERROR(FIND(&quot;_&quot;;[.$A1018];1+[.C1018]);LEN([.$A1018]))" office:value-type="string" office:string-value="" calcext:value-type="error">
            <text:p>#N/A</text:p>
          </table:table-cell>
          <table:table-cell table:formula="of:=IFERROR(FIND(&quot;_&quot;;[.$A1018];1+[.D1018]);LEN([.$A1018]))" office:value-type="string" office:string-value="" calcext:value-type="error">
            <text:p>#N/A</text:p>
          </table:table-cell>
          <table:table-cell table:formula="of:=IFERROR(FIND(&quot;_&quot;;[.$A1018];1+[.E1018]);LEN([.$A1018]))" office:value-type="string" office:string-value="" calcext:value-type="error">
            <text:p>#N/A</text:p>
          </table:table-cell>
          <table:table-cell table:formula="of:=[.D1018]" office:value-type="string" office:string-value="" calcext:value-type="error">
            <text:p>#N/A</text:p>
          </table:table-cell>
          <table:table-cell table:formula="of:=LEFT([.A1018];[.G1018])" office:value-type="string" office:string-value="" calcext:value-type="error">
            <text:p>#N/A</text:p>
          </table:table-cell>
          <table:table-cell table:formula="of:=VLOOKUP([.H1018];[$source.$C$2:$source.$F$48];4;0)" office:value-type="string" office:string-value="" calcext:value-type="error">
            <text:p>#N/A</text:p>
          </table:table-cell>
          <table:table-cell table:style-name="ce7" table:formula="of:=IF(RIGHT([.A1018];6)=&quot;_X_X_X&quot;;3;IF(RIGHT([.A1018];4)=&quot;_X_X&quot;;2;IF(RIGHT([.A10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9])&gt;0;[$preferred_name.A1019];&#10;LEN([$preferred_name.B1019])&gt;0;[$preferred_name.B1019]&#10;)" office:value-type="string" office:string-value="" calcext:value-type="error">
            <text:p>#N/A</text:p>
          </table:table-cell>
          <table:table-cell table:formula="of:=IFERROR(FIND(&quot;_&quot;;[.$A1019];1);LEN([.$A1019]))" office:value-type="string" office:string-value="" calcext:value-type="error">
            <text:p>#N/A</text:p>
          </table:table-cell>
          <table:table-cell table:formula="of:=IFERROR(FIND(&quot;_&quot;;[.$A1019];1+[.B1019]);LEN([.$A1019]))" office:value-type="string" office:string-value="" calcext:value-type="error">
            <text:p>#N/A</text:p>
          </table:table-cell>
          <table:table-cell table:formula="of:=IFERROR(FIND(&quot;_&quot;;[.$A1019];1+[.C1019]);LEN([.$A1019]))" office:value-type="string" office:string-value="" calcext:value-type="error">
            <text:p>#N/A</text:p>
          </table:table-cell>
          <table:table-cell table:formula="of:=IFERROR(FIND(&quot;_&quot;;[.$A1019];1+[.D1019]);LEN([.$A1019]))" office:value-type="string" office:string-value="" calcext:value-type="error">
            <text:p>#N/A</text:p>
          </table:table-cell>
          <table:table-cell table:formula="of:=IFERROR(FIND(&quot;_&quot;;[.$A1019];1+[.E1019]);LEN([.$A1019]))" office:value-type="string" office:string-value="" calcext:value-type="error">
            <text:p>#N/A</text:p>
          </table:table-cell>
          <table:table-cell table:formula="of:=[.D1019]" office:value-type="string" office:string-value="" calcext:value-type="error">
            <text:p>#N/A</text:p>
          </table:table-cell>
          <table:table-cell table:formula="of:=LEFT([.A1019];[.G1019])" office:value-type="string" office:string-value="" calcext:value-type="error">
            <text:p>#N/A</text:p>
          </table:table-cell>
          <table:table-cell table:formula="of:=VLOOKUP([.H1019];[$source.$C$2:$source.$F$48];4;0)" office:value-type="string" office:string-value="" calcext:value-type="error">
            <text:p>#N/A</text:p>
          </table:table-cell>
          <table:table-cell table:style-name="ce7" table:formula="of:=IF(RIGHT([.A1019];6)=&quot;_X_X_X&quot;;3;IF(RIGHT([.A1019];4)=&quot;_X_X&quot;;2;IF(RIGHT([.A10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0])&gt;0;[$preferred_name.A1020];&#10;LEN([$preferred_name.B1020])&gt;0;[$preferred_name.B1020]&#10;)" office:value-type="string" office:string-value="" calcext:value-type="error">
            <text:p>#N/A</text:p>
          </table:table-cell>
          <table:table-cell table:formula="of:=IFERROR(FIND(&quot;_&quot;;[.$A1020];1);LEN([.$A1020]))" office:value-type="string" office:string-value="" calcext:value-type="error">
            <text:p>#N/A</text:p>
          </table:table-cell>
          <table:table-cell table:formula="of:=IFERROR(FIND(&quot;_&quot;;[.$A1020];1+[.B1020]);LEN([.$A1020]))" office:value-type="string" office:string-value="" calcext:value-type="error">
            <text:p>#N/A</text:p>
          </table:table-cell>
          <table:table-cell table:formula="of:=IFERROR(FIND(&quot;_&quot;;[.$A1020];1+[.C1020]);LEN([.$A1020]))" office:value-type="string" office:string-value="" calcext:value-type="error">
            <text:p>#N/A</text:p>
          </table:table-cell>
          <table:table-cell table:formula="of:=IFERROR(FIND(&quot;_&quot;;[.$A1020];1+[.D1020]);LEN([.$A1020]))" office:value-type="string" office:string-value="" calcext:value-type="error">
            <text:p>#N/A</text:p>
          </table:table-cell>
          <table:table-cell table:formula="of:=IFERROR(FIND(&quot;_&quot;;[.$A1020];1+[.E1020]);LEN([.$A1020]))" office:value-type="string" office:string-value="" calcext:value-type="error">
            <text:p>#N/A</text:p>
          </table:table-cell>
          <table:table-cell table:formula="of:=[.D1020]" office:value-type="string" office:string-value="" calcext:value-type="error">
            <text:p>#N/A</text:p>
          </table:table-cell>
          <table:table-cell table:formula="of:=LEFT([.A1020];[.G1020])" office:value-type="string" office:string-value="" calcext:value-type="error">
            <text:p>#N/A</text:p>
          </table:table-cell>
          <table:table-cell table:formula="of:=VLOOKUP([.H1020];[$source.$C$2:$source.$F$48];4;0)" office:value-type="string" office:string-value="" calcext:value-type="error">
            <text:p>#N/A</text:p>
          </table:table-cell>
          <table:table-cell table:style-name="ce7" table:formula="of:=IF(RIGHT([.A1020];6)=&quot;_X_X_X&quot;;3;IF(RIGHT([.A1020];4)=&quot;_X_X&quot;;2;IF(RIGHT([.A10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1])&gt;0;[$preferred_name.A1021];&#10;LEN([$preferred_name.B1021])&gt;0;[$preferred_name.B1021]&#10;)" office:value-type="string" office:string-value="" calcext:value-type="error">
            <text:p>#N/A</text:p>
          </table:table-cell>
          <table:table-cell table:formula="of:=IFERROR(FIND(&quot;_&quot;;[.$A1021];1);LEN([.$A1021]))" office:value-type="string" office:string-value="" calcext:value-type="error">
            <text:p>#N/A</text:p>
          </table:table-cell>
          <table:table-cell table:formula="of:=IFERROR(FIND(&quot;_&quot;;[.$A1021];1+[.B1021]);LEN([.$A1021]))" office:value-type="string" office:string-value="" calcext:value-type="error">
            <text:p>#N/A</text:p>
          </table:table-cell>
          <table:table-cell table:formula="of:=IFERROR(FIND(&quot;_&quot;;[.$A1021];1+[.C1021]);LEN([.$A1021]))" office:value-type="string" office:string-value="" calcext:value-type="error">
            <text:p>#N/A</text:p>
          </table:table-cell>
          <table:table-cell table:formula="of:=IFERROR(FIND(&quot;_&quot;;[.$A1021];1+[.D1021]);LEN([.$A1021]))" office:value-type="string" office:string-value="" calcext:value-type="error">
            <text:p>#N/A</text:p>
          </table:table-cell>
          <table:table-cell table:formula="of:=IFERROR(FIND(&quot;_&quot;;[.$A1021];1+[.E1021]);LEN([.$A1021]))" office:value-type="string" office:string-value="" calcext:value-type="error">
            <text:p>#N/A</text:p>
          </table:table-cell>
          <table:table-cell table:formula="of:=[.D1021]" office:value-type="string" office:string-value="" calcext:value-type="error">
            <text:p>#N/A</text:p>
          </table:table-cell>
          <table:table-cell table:formula="of:=LEFT([.A1021];[.G1021])" office:value-type="string" office:string-value="" calcext:value-type="error">
            <text:p>#N/A</text:p>
          </table:table-cell>
          <table:table-cell table:formula="of:=VLOOKUP([.H1021];[$source.$C$2:$source.$F$48];4;0)" office:value-type="string" office:string-value="" calcext:value-type="error">
            <text:p>#N/A</text:p>
          </table:table-cell>
          <table:table-cell table:style-name="ce7" table:formula="of:=IF(RIGHT([.A1021];6)=&quot;_X_X_X&quot;;3;IF(RIGHT([.A1021];4)=&quot;_X_X&quot;;2;IF(RIGHT([.A10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2])&gt;0;[$preferred_name.A1022];&#10;LEN([$preferred_name.B1022])&gt;0;[$preferred_name.B1022]&#10;)" office:value-type="string" office:string-value="" calcext:value-type="error">
            <text:p>#N/A</text:p>
          </table:table-cell>
          <table:table-cell table:formula="of:=IFERROR(FIND(&quot;_&quot;;[.$A1022];1);LEN([.$A1022]))" office:value-type="string" office:string-value="" calcext:value-type="error">
            <text:p>#N/A</text:p>
          </table:table-cell>
          <table:table-cell table:formula="of:=IFERROR(FIND(&quot;_&quot;;[.$A1022];1+[.B1022]);LEN([.$A1022]))" office:value-type="string" office:string-value="" calcext:value-type="error">
            <text:p>#N/A</text:p>
          </table:table-cell>
          <table:table-cell table:formula="of:=IFERROR(FIND(&quot;_&quot;;[.$A1022];1+[.C1022]);LEN([.$A1022]))" office:value-type="string" office:string-value="" calcext:value-type="error">
            <text:p>#N/A</text:p>
          </table:table-cell>
          <table:table-cell table:formula="of:=IFERROR(FIND(&quot;_&quot;;[.$A1022];1+[.D1022]);LEN([.$A1022]))" office:value-type="string" office:string-value="" calcext:value-type="error">
            <text:p>#N/A</text:p>
          </table:table-cell>
          <table:table-cell table:formula="of:=IFERROR(FIND(&quot;_&quot;;[.$A1022];1+[.E1022]);LEN([.$A1022]))" office:value-type="string" office:string-value="" calcext:value-type="error">
            <text:p>#N/A</text:p>
          </table:table-cell>
          <table:table-cell table:formula="of:=[.D1022]" office:value-type="string" office:string-value="" calcext:value-type="error">
            <text:p>#N/A</text:p>
          </table:table-cell>
          <table:table-cell table:formula="of:=LEFT([.A1022];[.G1022])" office:value-type="string" office:string-value="" calcext:value-type="error">
            <text:p>#N/A</text:p>
          </table:table-cell>
          <table:table-cell table:formula="of:=VLOOKUP([.H1022];[$source.$C$2:$source.$F$48];4;0)" office:value-type="string" office:string-value="" calcext:value-type="error">
            <text:p>#N/A</text:p>
          </table:table-cell>
          <table:table-cell table:style-name="ce7" table:formula="of:=IF(RIGHT([.A1022];6)=&quot;_X_X_X&quot;;3;IF(RIGHT([.A1022];4)=&quot;_X_X&quot;;2;IF(RIGHT([.A10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3])&gt;0;[$preferred_name.A1023];&#10;LEN([$preferred_name.B1023])&gt;0;[$preferred_name.B1023]&#10;)" office:value-type="string" office:string-value="" calcext:value-type="error">
            <text:p>#N/A</text:p>
          </table:table-cell>
          <table:table-cell table:formula="of:=IFERROR(FIND(&quot;_&quot;;[.$A1023];1);LEN([.$A1023]))" office:value-type="string" office:string-value="" calcext:value-type="error">
            <text:p>#N/A</text:p>
          </table:table-cell>
          <table:table-cell table:formula="of:=IFERROR(FIND(&quot;_&quot;;[.$A1023];1+[.B1023]);LEN([.$A1023]))" office:value-type="string" office:string-value="" calcext:value-type="error">
            <text:p>#N/A</text:p>
          </table:table-cell>
          <table:table-cell table:formula="of:=IFERROR(FIND(&quot;_&quot;;[.$A1023];1+[.C1023]);LEN([.$A1023]))" office:value-type="string" office:string-value="" calcext:value-type="error">
            <text:p>#N/A</text:p>
          </table:table-cell>
          <table:table-cell table:formula="of:=IFERROR(FIND(&quot;_&quot;;[.$A1023];1+[.D1023]);LEN([.$A1023]))" office:value-type="string" office:string-value="" calcext:value-type="error">
            <text:p>#N/A</text:p>
          </table:table-cell>
          <table:table-cell table:formula="of:=IFERROR(FIND(&quot;_&quot;;[.$A1023];1+[.E1023]);LEN([.$A1023]))" office:value-type="string" office:string-value="" calcext:value-type="error">
            <text:p>#N/A</text:p>
          </table:table-cell>
          <table:table-cell table:formula="of:=[.D1023]" office:value-type="string" office:string-value="" calcext:value-type="error">
            <text:p>#N/A</text:p>
          </table:table-cell>
          <table:table-cell table:formula="of:=LEFT([.A1023];[.G1023])" office:value-type="string" office:string-value="" calcext:value-type="error">
            <text:p>#N/A</text:p>
          </table:table-cell>
          <table:table-cell table:formula="of:=VLOOKUP([.H1023];[$source.$C$2:$source.$F$48];4;0)" office:value-type="string" office:string-value="" calcext:value-type="error">
            <text:p>#N/A</text:p>
          </table:table-cell>
          <table:table-cell table:style-name="ce7" table:formula="of:=IF(RIGHT([.A1023];6)=&quot;_X_X_X&quot;;3;IF(RIGHT([.A1023];4)=&quot;_X_X&quot;;2;IF(RIGHT([.A10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4])&gt;0;[$preferred_name.A1024];&#10;LEN([$preferred_name.B1024])&gt;0;[$preferred_name.B1024]&#10;)" office:value-type="string" office:string-value="" calcext:value-type="error">
            <text:p>#N/A</text:p>
          </table:table-cell>
          <table:table-cell table:formula="of:=IFERROR(FIND(&quot;_&quot;;[.$A1024];1);LEN([.$A1024]))" office:value-type="string" office:string-value="" calcext:value-type="error">
            <text:p>#N/A</text:p>
          </table:table-cell>
          <table:table-cell table:formula="of:=IFERROR(FIND(&quot;_&quot;;[.$A1024];1+[.B1024]);LEN([.$A1024]))" office:value-type="string" office:string-value="" calcext:value-type="error">
            <text:p>#N/A</text:p>
          </table:table-cell>
          <table:table-cell table:formula="of:=IFERROR(FIND(&quot;_&quot;;[.$A1024];1+[.C1024]);LEN([.$A1024]))" office:value-type="string" office:string-value="" calcext:value-type="error">
            <text:p>#N/A</text:p>
          </table:table-cell>
          <table:table-cell table:formula="of:=IFERROR(FIND(&quot;_&quot;;[.$A1024];1+[.D1024]);LEN([.$A1024]))" office:value-type="string" office:string-value="" calcext:value-type="error">
            <text:p>#N/A</text:p>
          </table:table-cell>
          <table:table-cell table:formula="of:=IFERROR(FIND(&quot;_&quot;;[.$A1024];1+[.E1024]);LEN([.$A1024]))" office:value-type="string" office:string-value="" calcext:value-type="error">
            <text:p>#N/A</text:p>
          </table:table-cell>
          <table:table-cell table:formula="of:=[.D1024]" office:value-type="string" office:string-value="" calcext:value-type="error">
            <text:p>#N/A</text:p>
          </table:table-cell>
          <table:table-cell table:formula="of:=LEFT([.A1024];[.G1024])" office:value-type="string" office:string-value="" calcext:value-type="error">
            <text:p>#N/A</text:p>
          </table:table-cell>
          <table:table-cell table:formula="of:=VLOOKUP([.H1024];[$source.$C$2:$source.$F$48];4;0)" office:value-type="string" office:string-value="" calcext:value-type="error">
            <text:p>#N/A</text:p>
          </table:table-cell>
          <table:table-cell table:style-name="ce7" table:formula="of:=IF(RIGHT([.A1024];6)=&quot;_X_X_X&quot;;3;IF(RIGHT([.A1024];4)=&quot;_X_X&quot;;2;IF(RIGHT([.A10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5])&gt;0;[$preferred_name.A1025];&#10;LEN([$preferred_name.B1025])&gt;0;[$preferred_name.B1025]&#10;)" office:value-type="string" office:string-value="" calcext:value-type="error">
            <text:p>#N/A</text:p>
          </table:table-cell>
          <table:table-cell table:formula="of:=IFERROR(FIND(&quot;_&quot;;[.$A1025];1);LEN([.$A1025]))" office:value-type="string" office:string-value="" calcext:value-type="error">
            <text:p>#N/A</text:p>
          </table:table-cell>
          <table:table-cell table:formula="of:=IFERROR(FIND(&quot;_&quot;;[.$A1025];1+[.B1025]);LEN([.$A1025]))" office:value-type="string" office:string-value="" calcext:value-type="error">
            <text:p>#N/A</text:p>
          </table:table-cell>
          <table:table-cell table:formula="of:=IFERROR(FIND(&quot;_&quot;;[.$A1025];1+[.C1025]);LEN([.$A1025]))" office:value-type="string" office:string-value="" calcext:value-type="error">
            <text:p>#N/A</text:p>
          </table:table-cell>
          <table:table-cell table:formula="of:=IFERROR(FIND(&quot;_&quot;;[.$A1025];1+[.D1025]);LEN([.$A1025]))" office:value-type="string" office:string-value="" calcext:value-type="error">
            <text:p>#N/A</text:p>
          </table:table-cell>
          <table:table-cell table:formula="of:=IFERROR(FIND(&quot;_&quot;;[.$A1025];1+[.E1025]);LEN([.$A1025]))" office:value-type="string" office:string-value="" calcext:value-type="error">
            <text:p>#N/A</text:p>
          </table:table-cell>
          <table:table-cell table:formula="of:=[.D1025]" office:value-type="string" office:string-value="" calcext:value-type="error">
            <text:p>#N/A</text:p>
          </table:table-cell>
          <table:table-cell table:formula="of:=LEFT([.A1025];[.G1025])" office:value-type="string" office:string-value="" calcext:value-type="error">
            <text:p>#N/A</text:p>
          </table:table-cell>
          <table:table-cell table:formula="of:=VLOOKUP([.H1025];[$source.$C$2:$source.$F$48];4;0)" office:value-type="string" office:string-value="" calcext:value-type="error">
            <text:p>#N/A</text:p>
          </table:table-cell>
          <table:table-cell table:style-name="ce7" table:formula="of:=IF(RIGHT([.A1025];6)=&quot;_X_X_X&quot;;3;IF(RIGHT([.A1025];4)=&quot;_X_X&quot;;2;IF(RIGHT([.A10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6])&gt;0;[$preferred_name.A1026];&#10;LEN([$preferred_name.B1026])&gt;0;[$preferred_name.B1026]&#10;)" office:value-type="string" office:string-value="" calcext:value-type="error">
            <text:p>#N/A</text:p>
          </table:table-cell>
          <table:table-cell table:formula="of:=IFERROR(FIND(&quot;_&quot;;[.$A1026];1);LEN([.$A1026]))" office:value-type="string" office:string-value="" calcext:value-type="error">
            <text:p>#N/A</text:p>
          </table:table-cell>
          <table:table-cell table:formula="of:=IFERROR(FIND(&quot;_&quot;;[.$A1026];1+[.B1026]);LEN([.$A1026]))" office:value-type="string" office:string-value="" calcext:value-type="error">
            <text:p>#N/A</text:p>
          </table:table-cell>
          <table:table-cell table:formula="of:=IFERROR(FIND(&quot;_&quot;;[.$A1026];1+[.C1026]);LEN([.$A1026]))" office:value-type="string" office:string-value="" calcext:value-type="error">
            <text:p>#N/A</text:p>
          </table:table-cell>
          <table:table-cell table:formula="of:=IFERROR(FIND(&quot;_&quot;;[.$A1026];1+[.D1026]);LEN([.$A1026]))" office:value-type="string" office:string-value="" calcext:value-type="error">
            <text:p>#N/A</text:p>
          </table:table-cell>
          <table:table-cell table:formula="of:=IFERROR(FIND(&quot;_&quot;;[.$A1026];1+[.E1026]);LEN([.$A1026]))" office:value-type="string" office:string-value="" calcext:value-type="error">
            <text:p>#N/A</text:p>
          </table:table-cell>
          <table:table-cell table:formula="of:=[.D1026]" office:value-type="string" office:string-value="" calcext:value-type="error">
            <text:p>#N/A</text:p>
          </table:table-cell>
          <table:table-cell table:formula="of:=LEFT([.A1026];[.G1026])" office:value-type="string" office:string-value="" calcext:value-type="error">
            <text:p>#N/A</text:p>
          </table:table-cell>
          <table:table-cell table:formula="of:=VLOOKUP([.H1026];[$source.$C$2:$source.$F$48];4;0)" office:value-type="string" office:string-value="" calcext:value-type="error">
            <text:p>#N/A</text:p>
          </table:table-cell>
          <table:table-cell table:style-name="ce7" table:formula="of:=IF(RIGHT([.A1026];6)=&quot;_X_X_X&quot;;3;IF(RIGHT([.A1026];4)=&quot;_X_X&quot;;2;IF(RIGHT([.A10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7])&gt;0;[$preferred_name.A1027];&#10;LEN([$preferred_name.B1027])&gt;0;[$preferred_name.B1027]&#10;)" office:value-type="string" office:string-value="" calcext:value-type="error">
            <text:p>#N/A</text:p>
          </table:table-cell>
          <table:table-cell table:formula="of:=IFERROR(FIND(&quot;_&quot;;[.$A1027];1);LEN([.$A1027]))" office:value-type="string" office:string-value="" calcext:value-type="error">
            <text:p>#N/A</text:p>
          </table:table-cell>
          <table:table-cell table:formula="of:=IFERROR(FIND(&quot;_&quot;;[.$A1027];1+[.B1027]);LEN([.$A1027]))" office:value-type="string" office:string-value="" calcext:value-type="error">
            <text:p>#N/A</text:p>
          </table:table-cell>
          <table:table-cell table:formula="of:=IFERROR(FIND(&quot;_&quot;;[.$A1027];1+[.C1027]);LEN([.$A1027]))" office:value-type="string" office:string-value="" calcext:value-type="error">
            <text:p>#N/A</text:p>
          </table:table-cell>
          <table:table-cell table:formula="of:=IFERROR(FIND(&quot;_&quot;;[.$A1027];1+[.D1027]);LEN([.$A1027]))" office:value-type="string" office:string-value="" calcext:value-type="error">
            <text:p>#N/A</text:p>
          </table:table-cell>
          <table:table-cell table:formula="of:=IFERROR(FIND(&quot;_&quot;;[.$A1027];1+[.E1027]);LEN([.$A1027]))" office:value-type="string" office:string-value="" calcext:value-type="error">
            <text:p>#N/A</text:p>
          </table:table-cell>
          <table:table-cell table:formula="of:=[.D1027]" office:value-type="string" office:string-value="" calcext:value-type="error">
            <text:p>#N/A</text:p>
          </table:table-cell>
          <table:table-cell table:formula="of:=LEFT([.A1027];[.G1027])" office:value-type="string" office:string-value="" calcext:value-type="error">
            <text:p>#N/A</text:p>
          </table:table-cell>
          <table:table-cell table:formula="of:=VLOOKUP([.H1027];[$source.$C$2:$source.$F$48];4;0)" office:value-type="string" office:string-value="" calcext:value-type="error">
            <text:p>#N/A</text:p>
          </table:table-cell>
          <table:table-cell table:style-name="ce7" table:formula="of:=IF(RIGHT([.A1027];6)=&quot;_X_X_X&quot;;3;IF(RIGHT([.A1027];4)=&quot;_X_X&quot;;2;IF(RIGHT([.A10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8])&gt;0;[$preferred_name.A1028];&#10;LEN([$preferred_name.B1028])&gt;0;[$preferred_name.B1028]&#10;)" office:value-type="string" office:string-value="" calcext:value-type="error">
            <text:p>#N/A</text:p>
          </table:table-cell>
          <table:table-cell table:formula="of:=IFERROR(FIND(&quot;_&quot;;[.$A1028];1);LEN([.$A1028]))" office:value-type="string" office:string-value="" calcext:value-type="error">
            <text:p>#N/A</text:p>
          </table:table-cell>
          <table:table-cell table:formula="of:=IFERROR(FIND(&quot;_&quot;;[.$A1028];1+[.B1028]);LEN([.$A1028]))" office:value-type="string" office:string-value="" calcext:value-type="error">
            <text:p>#N/A</text:p>
          </table:table-cell>
          <table:table-cell table:formula="of:=IFERROR(FIND(&quot;_&quot;;[.$A1028];1+[.C1028]);LEN([.$A1028]))" office:value-type="string" office:string-value="" calcext:value-type="error">
            <text:p>#N/A</text:p>
          </table:table-cell>
          <table:table-cell table:formula="of:=IFERROR(FIND(&quot;_&quot;;[.$A1028];1+[.D1028]);LEN([.$A1028]))" office:value-type="string" office:string-value="" calcext:value-type="error">
            <text:p>#N/A</text:p>
          </table:table-cell>
          <table:table-cell table:formula="of:=IFERROR(FIND(&quot;_&quot;;[.$A1028];1+[.E1028]);LEN([.$A1028]))" office:value-type="string" office:string-value="" calcext:value-type="error">
            <text:p>#N/A</text:p>
          </table:table-cell>
          <table:table-cell table:formula="of:=[.D1028]" office:value-type="string" office:string-value="" calcext:value-type="error">
            <text:p>#N/A</text:p>
          </table:table-cell>
          <table:table-cell table:formula="of:=LEFT([.A1028];[.G1028])" office:value-type="string" office:string-value="" calcext:value-type="error">
            <text:p>#N/A</text:p>
          </table:table-cell>
          <table:table-cell table:formula="of:=VLOOKUP([.H1028];[$source.$C$2:$source.$F$48];4;0)" office:value-type="string" office:string-value="" calcext:value-type="error">
            <text:p>#N/A</text:p>
          </table:table-cell>
          <table:table-cell table:style-name="ce7" table:formula="of:=IF(RIGHT([.A1028];6)=&quot;_X_X_X&quot;;3;IF(RIGHT([.A1028];4)=&quot;_X_X&quot;;2;IF(RIGHT([.A10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9])&gt;0;[$preferred_name.A1029];&#10;LEN([$preferred_name.B1029])&gt;0;[$preferred_name.B1029]&#10;)" office:value-type="string" office:string-value="" calcext:value-type="error">
            <text:p>#N/A</text:p>
          </table:table-cell>
          <table:table-cell table:formula="of:=IFERROR(FIND(&quot;_&quot;;[.$A1029];1);LEN([.$A1029]))" office:value-type="string" office:string-value="" calcext:value-type="error">
            <text:p>#N/A</text:p>
          </table:table-cell>
          <table:table-cell table:formula="of:=IFERROR(FIND(&quot;_&quot;;[.$A1029];1+[.B1029]);LEN([.$A1029]))" office:value-type="string" office:string-value="" calcext:value-type="error">
            <text:p>#N/A</text:p>
          </table:table-cell>
          <table:table-cell table:formula="of:=IFERROR(FIND(&quot;_&quot;;[.$A1029];1+[.C1029]);LEN([.$A1029]))" office:value-type="string" office:string-value="" calcext:value-type="error">
            <text:p>#N/A</text:p>
          </table:table-cell>
          <table:table-cell table:formula="of:=IFERROR(FIND(&quot;_&quot;;[.$A1029];1+[.D1029]);LEN([.$A1029]))" office:value-type="string" office:string-value="" calcext:value-type="error">
            <text:p>#N/A</text:p>
          </table:table-cell>
          <table:table-cell table:formula="of:=IFERROR(FIND(&quot;_&quot;;[.$A1029];1+[.E1029]);LEN([.$A1029]))" office:value-type="string" office:string-value="" calcext:value-type="error">
            <text:p>#N/A</text:p>
          </table:table-cell>
          <table:table-cell table:formula="of:=[.D1029]" office:value-type="string" office:string-value="" calcext:value-type="error">
            <text:p>#N/A</text:p>
          </table:table-cell>
          <table:table-cell table:formula="of:=LEFT([.A1029];[.G1029])" office:value-type="string" office:string-value="" calcext:value-type="error">
            <text:p>#N/A</text:p>
          </table:table-cell>
          <table:table-cell table:formula="of:=VLOOKUP([.H1029];[$source.$C$2:$source.$F$48];4;0)" office:value-type="string" office:string-value="" calcext:value-type="error">
            <text:p>#N/A</text:p>
          </table:table-cell>
          <table:table-cell table:style-name="ce7" table:formula="of:=IF(RIGHT([.A1029];6)=&quot;_X_X_X&quot;;3;IF(RIGHT([.A1029];4)=&quot;_X_X&quot;;2;IF(RIGHT([.A10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0])&gt;0;[$preferred_name.A1030];&#10;LEN([$preferred_name.B1030])&gt;0;[$preferred_name.B1030]&#10;)" office:value-type="string" office:string-value="" calcext:value-type="error">
            <text:p>#N/A</text:p>
          </table:table-cell>
          <table:table-cell table:formula="of:=IFERROR(FIND(&quot;_&quot;;[.$A1030];1);LEN([.$A1030]))" office:value-type="string" office:string-value="" calcext:value-type="error">
            <text:p>#N/A</text:p>
          </table:table-cell>
          <table:table-cell table:formula="of:=IFERROR(FIND(&quot;_&quot;;[.$A1030];1+[.B1030]);LEN([.$A1030]))" office:value-type="string" office:string-value="" calcext:value-type="error">
            <text:p>#N/A</text:p>
          </table:table-cell>
          <table:table-cell table:formula="of:=IFERROR(FIND(&quot;_&quot;;[.$A1030];1+[.C1030]);LEN([.$A1030]))" office:value-type="string" office:string-value="" calcext:value-type="error">
            <text:p>#N/A</text:p>
          </table:table-cell>
          <table:table-cell table:formula="of:=IFERROR(FIND(&quot;_&quot;;[.$A1030];1+[.D1030]);LEN([.$A1030]))" office:value-type="string" office:string-value="" calcext:value-type="error">
            <text:p>#N/A</text:p>
          </table:table-cell>
          <table:table-cell table:formula="of:=IFERROR(FIND(&quot;_&quot;;[.$A1030];1+[.E1030]);LEN([.$A1030]))" office:value-type="string" office:string-value="" calcext:value-type="error">
            <text:p>#N/A</text:p>
          </table:table-cell>
          <table:table-cell table:formula="of:=[.D1030]" office:value-type="string" office:string-value="" calcext:value-type="error">
            <text:p>#N/A</text:p>
          </table:table-cell>
          <table:table-cell table:formula="of:=LEFT([.A1030];[.G1030])" office:value-type="string" office:string-value="" calcext:value-type="error">
            <text:p>#N/A</text:p>
          </table:table-cell>
          <table:table-cell table:formula="of:=VLOOKUP([.H1030];[$source.$C$2:$source.$F$48];4;0)" office:value-type="string" office:string-value="" calcext:value-type="error">
            <text:p>#N/A</text:p>
          </table:table-cell>
          <table:table-cell table:style-name="ce7" table:formula="of:=IF(RIGHT([.A1030];6)=&quot;_X_X_X&quot;;3;IF(RIGHT([.A1030];4)=&quot;_X_X&quot;;2;IF(RIGHT([.A10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1])&gt;0;[$preferred_name.A1031];&#10;LEN([$preferred_name.B1031])&gt;0;[$preferred_name.B1031]&#10;)" office:value-type="string" office:string-value="" calcext:value-type="error">
            <text:p>#N/A</text:p>
          </table:table-cell>
          <table:table-cell table:formula="of:=IFERROR(FIND(&quot;_&quot;;[.$A1031];1);LEN([.$A1031]))" office:value-type="string" office:string-value="" calcext:value-type="error">
            <text:p>#N/A</text:p>
          </table:table-cell>
          <table:table-cell table:formula="of:=IFERROR(FIND(&quot;_&quot;;[.$A1031];1+[.B1031]);LEN([.$A1031]))" office:value-type="string" office:string-value="" calcext:value-type="error">
            <text:p>#N/A</text:p>
          </table:table-cell>
          <table:table-cell table:formula="of:=IFERROR(FIND(&quot;_&quot;;[.$A1031];1+[.C1031]);LEN([.$A1031]))" office:value-type="string" office:string-value="" calcext:value-type="error">
            <text:p>#N/A</text:p>
          </table:table-cell>
          <table:table-cell table:formula="of:=IFERROR(FIND(&quot;_&quot;;[.$A1031];1+[.D1031]);LEN([.$A1031]))" office:value-type="string" office:string-value="" calcext:value-type="error">
            <text:p>#N/A</text:p>
          </table:table-cell>
          <table:table-cell table:formula="of:=IFERROR(FIND(&quot;_&quot;;[.$A1031];1+[.E1031]);LEN([.$A1031]))" office:value-type="string" office:string-value="" calcext:value-type="error">
            <text:p>#N/A</text:p>
          </table:table-cell>
          <table:table-cell table:formula="of:=[.D1031]" office:value-type="string" office:string-value="" calcext:value-type="error">
            <text:p>#N/A</text:p>
          </table:table-cell>
          <table:table-cell table:formula="of:=LEFT([.A1031];[.G1031])" office:value-type="string" office:string-value="" calcext:value-type="error">
            <text:p>#N/A</text:p>
          </table:table-cell>
          <table:table-cell table:formula="of:=VLOOKUP([.H1031];[$source.$C$2:$source.$F$48];4;0)" office:value-type="string" office:string-value="" calcext:value-type="error">
            <text:p>#N/A</text:p>
          </table:table-cell>
          <table:table-cell table:style-name="ce7" table:formula="of:=IF(RIGHT([.A1031];6)=&quot;_X_X_X&quot;;3;IF(RIGHT([.A1031];4)=&quot;_X_X&quot;;2;IF(RIGHT([.A10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2])&gt;0;[$preferred_name.A1032];&#10;LEN([$preferred_name.B1032])&gt;0;[$preferred_name.B1032]&#10;)" office:value-type="string" office:string-value="" calcext:value-type="error">
            <text:p>#N/A</text:p>
          </table:table-cell>
          <table:table-cell table:formula="of:=IFERROR(FIND(&quot;_&quot;;[.$A1032];1);LEN([.$A1032]))" office:value-type="string" office:string-value="" calcext:value-type="error">
            <text:p>#N/A</text:p>
          </table:table-cell>
          <table:table-cell table:formula="of:=IFERROR(FIND(&quot;_&quot;;[.$A1032];1+[.B1032]);LEN([.$A1032]))" office:value-type="string" office:string-value="" calcext:value-type="error">
            <text:p>#N/A</text:p>
          </table:table-cell>
          <table:table-cell table:formula="of:=IFERROR(FIND(&quot;_&quot;;[.$A1032];1+[.C1032]);LEN([.$A1032]))" office:value-type="string" office:string-value="" calcext:value-type="error">
            <text:p>#N/A</text:p>
          </table:table-cell>
          <table:table-cell table:formula="of:=IFERROR(FIND(&quot;_&quot;;[.$A1032];1+[.D1032]);LEN([.$A1032]))" office:value-type="string" office:string-value="" calcext:value-type="error">
            <text:p>#N/A</text:p>
          </table:table-cell>
          <table:table-cell table:formula="of:=IFERROR(FIND(&quot;_&quot;;[.$A1032];1+[.E1032]);LEN([.$A1032]))" office:value-type="string" office:string-value="" calcext:value-type="error">
            <text:p>#N/A</text:p>
          </table:table-cell>
          <table:table-cell table:formula="of:=[.D1032]" office:value-type="string" office:string-value="" calcext:value-type="error">
            <text:p>#N/A</text:p>
          </table:table-cell>
          <table:table-cell table:formula="of:=LEFT([.A1032];[.G1032])" office:value-type="string" office:string-value="" calcext:value-type="error">
            <text:p>#N/A</text:p>
          </table:table-cell>
          <table:table-cell table:formula="of:=VLOOKUP([.H1032];[$source.$C$2:$source.$F$48];4;0)" office:value-type="string" office:string-value="" calcext:value-type="error">
            <text:p>#N/A</text:p>
          </table:table-cell>
          <table:table-cell table:style-name="ce7" table:formula="of:=IF(RIGHT([.A1032];6)=&quot;_X_X_X&quot;;3;IF(RIGHT([.A1032];4)=&quot;_X_X&quot;;2;IF(RIGHT([.A10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3])&gt;0;[$preferred_name.A1033];&#10;LEN([$preferred_name.B1033])&gt;0;[$preferred_name.B1033]&#10;)" office:value-type="string" office:string-value="" calcext:value-type="error">
            <text:p>#N/A</text:p>
          </table:table-cell>
          <table:table-cell table:formula="of:=IFERROR(FIND(&quot;_&quot;;[.$A1033];1);LEN([.$A1033]))" office:value-type="string" office:string-value="" calcext:value-type="error">
            <text:p>#N/A</text:p>
          </table:table-cell>
          <table:table-cell table:formula="of:=IFERROR(FIND(&quot;_&quot;;[.$A1033];1+[.B1033]);LEN([.$A1033]))" office:value-type="string" office:string-value="" calcext:value-type="error">
            <text:p>#N/A</text:p>
          </table:table-cell>
          <table:table-cell table:formula="of:=IFERROR(FIND(&quot;_&quot;;[.$A1033];1+[.C1033]);LEN([.$A1033]))" office:value-type="string" office:string-value="" calcext:value-type="error">
            <text:p>#N/A</text:p>
          </table:table-cell>
          <table:table-cell table:formula="of:=IFERROR(FIND(&quot;_&quot;;[.$A1033];1+[.D1033]);LEN([.$A1033]))" office:value-type="string" office:string-value="" calcext:value-type="error">
            <text:p>#N/A</text:p>
          </table:table-cell>
          <table:table-cell table:formula="of:=IFERROR(FIND(&quot;_&quot;;[.$A1033];1+[.E1033]);LEN([.$A1033]))" office:value-type="string" office:string-value="" calcext:value-type="error">
            <text:p>#N/A</text:p>
          </table:table-cell>
          <table:table-cell table:formula="of:=[.D1033]" office:value-type="string" office:string-value="" calcext:value-type="error">
            <text:p>#N/A</text:p>
          </table:table-cell>
          <table:table-cell table:formula="of:=LEFT([.A1033];[.G1033])" office:value-type="string" office:string-value="" calcext:value-type="error">
            <text:p>#N/A</text:p>
          </table:table-cell>
          <table:table-cell table:formula="of:=VLOOKUP([.H1033];[$source.$C$2:$source.$F$48];4;0)" office:value-type="string" office:string-value="" calcext:value-type="error">
            <text:p>#N/A</text:p>
          </table:table-cell>
          <table:table-cell table:style-name="ce7" table:formula="of:=IF(RIGHT([.A1033];6)=&quot;_X_X_X&quot;;3;IF(RIGHT([.A1033];4)=&quot;_X_X&quot;;2;IF(RIGHT([.A10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4])&gt;0;[$preferred_name.A1034];&#10;LEN([$preferred_name.B1034])&gt;0;[$preferred_name.B1034]&#10;)" office:value-type="string" office:string-value="" calcext:value-type="error">
            <text:p>#N/A</text:p>
          </table:table-cell>
          <table:table-cell table:formula="of:=IFERROR(FIND(&quot;_&quot;;[.$A1034];1);LEN([.$A1034]))" office:value-type="string" office:string-value="" calcext:value-type="error">
            <text:p>#N/A</text:p>
          </table:table-cell>
          <table:table-cell table:formula="of:=IFERROR(FIND(&quot;_&quot;;[.$A1034];1+[.B1034]);LEN([.$A1034]))" office:value-type="string" office:string-value="" calcext:value-type="error">
            <text:p>#N/A</text:p>
          </table:table-cell>
          <table:table-cell table:formula="of:=IFERROR(FIND(&quot;_&quot;;[.$A1034];1+[.C1034]);LEN([.$A1034]))" office:value-type="string" office:string-value="" calcext:value-type="error">
            <text:p>#N/A</text:p>
          </table:table-cell>
          <table:table-cell table:formula="of:=IFERROR(FIND(&quot;_&quot;;[.$A1034];1+[.D1034]);LEN([.$A1034]))" office:value-type="string" office:string-value="" calcext:value-type="error">
            <text:p>#N/A</text:p>
          </table:table-cell>
          <table:table-cell table:formula="of:=IFERROR(FIND(&quot;_&quot;;[.$A1034];1+[.E1034]);LEN([.$A1034]))" office:value-type="string" office:string-value="" calcext:value-type="error">
            <text:p>#N/A</text:p>
          </table:table-cell>
          <table:table-cell table:formula="of:=[.D1034]" office:value-type="string" office:string-value="" calcext:value-type="error">
            <text:p>#N/A</text:p>
          </table:table-cell>
          <table:table-cell table:formula="of:=LEFT([.A1034];[.G1034])" office:value-type="string" office:string-value="" calcext:value-type="error">
            <text:p>#N/A</text:p>
          </table:table-cell>
          <table:table-cell table:formula="of:=VLOOKUP([.H1034];[$source.$C$2:$source.$F$48];4;0)" office:value-type="string" office:string-value="" calcext:value-type="error">
            <text:p>#N/A</text:p>
          </table:table-cell>
          <table:table-cell table:style-name="ce7" table:formula="of:=IF(RIGHT([.A1034];6)=&quot;_X_X_X&quot;;3;IF(RIGHT([.A1034];4)=&quot;_X_X&quot;;2;IF(RIGHT([.A10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5])&gt;0;[$preferred_name.A1035];&#10;LEN([$preferred_name.B1035])&gt;0;[$preferred_name.B1035]&#10;)" office:value-type="string" office:string-value="" calcext:value-type="error">
            <text:p>#N/A</text:p>
          </table:table-cell>
          <table:table-cell table:formula="of:=IFERROR(FIND(&quot;_&quot;;[.$A1035];1);LEN([.$A1035]))" office:value-type="string" office:string-value="" calcext:value-type="error">
            <text:p>#N/A</text:p>
          </table:table-cell>
          <table:table-cell table:formula="of:=IFERROR(FIND(&quot;_&quot;;[.$A1035];1+[.B1035]);LEN([.$A1035]))" office:value-type="string" office:string-value="" calcext:value-type="error">
            <text:p>#N/A</text:p>
          </table:table-cell>
          <table:table-cell table:formula="of:=IFERROR(FIND(&quot;_&quot;;[.$A1035];1+[.C1035]);LEN([.$A1035]))" office:value-type="string" office:string-value="" calcext:value-type="error">
            <text:p>#N/A</text:p>
          </table:table-cell>
          <table:table-cell table:formula="of:=IFERROR(FIND(&quot;_&quot;;[.$A1035];1+[.D1035]);LEN([.$A1035]))" office:value-type="string" office:string-value="" calcext:value-type="error">
            <text:p>#N/A</text:p>
          </table:table-cell>
          <table:table-cell table:formula="of:=IFERROR(FIND(&quot;_&quot;;[.$A1035];1+[.E1035]);LEN([.$A1035]))" office:value-type="string" office:string-value="" calcext:value-type="error">
            <text:p>#N/A</text:p>
          </table:table-cell>
          <table:table-cell table:formula="of:=[.D1035]" office:value-type="string" office:string-value="" calcext:value-type="error">
            <text:p>#N/A</text:p>
          </table:table-cell>
          <table:table-cell table:formula="of:=LEFT([.A1035];[.G1035])" office:value-type="string" office:string-value="" calcext:value-type="error">
            <text:p>#N/A</text:p>
          </table:table-cell>
          <table:table-cell table:formula="of:=VLOOKUP([.H1035];[$source.$C$2:$source.$F$48];4;0)" office:value-type="string" office:string-value="" calcext:value-type="error">
            <text:p>#N/A</text:p>
          </table:table-cell>
          <table:table-cell table:style-name="ce7" table:formula="of:=IF(RIGHT([.A1035];6)=&quot;_X_X_X&quot;;3;IF(RIGHT([.A1035];4)=&quot;_X_X&quot;;2;IF(RIGHT([.A10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6])&gt;0;[$preferred_name.A1036];&#10;LEN([$preferred_name.B1036])&gt;0;[$preferred_name.B1036]&#10;)" office:value-type="string" office:string-value="" calcext:value-type="error">
            <text:p>#N/A</text:p>
          </table:table-cell>
          <table:table-cell table:formula="of:=IFERROR(FIND(&quot;_&quot;;[.$A1036];1);LEN([.$A1036]))" office:value-type="string" office:string-value="" calcext:value-type="error">
            <text:p>#N/A</text:p>
          </table:table-cell>
          <table:table-cell table:formula="of:=IFERROR(FIND(&quot;_&quot;;[.$A1036];1+[.B1036]);LEN([.$A1036]))" office:value-type="string" office:string-value="" calcext:value-type="error">
            <text:p>#N/A</text:p>
          </table:table-cell>
          <table:table-cell table:formula="of:=IFERROR(FIND(&quot;_&quot;;[.$A1036];1+[.C1036]);LEN([.$A1036]))" office:value-type="string" office:string-value="" calcext:value-type="error">
            <text:p>#N/A</text:p>
          </table:table-cell>
          <table:table-cell table:formula="of:=IFERROR(FIND(&quot;_&quot;;[.$A1036];1+[.D1036]);LEN([.$A1036]))" office:value-type="string" office:string-value="" calcext:value-type="error">
            <text:p>#N/A</text:p>
          </table:table-cell>
          <table:table-cell table:formula="of:=IFERROR(FIND(&quot;_&quot;;[.$A1036];1+[.E1036]);LEN([.$A1036]))" office:value-type="string" office:string-value="" calcext:value-type="error">
            <text:p>#N/A</text:p>
          </table:table-cell>
          <table:table-cell table:formula="of:=[.D1036]" office:value-type="string" office:string-value="" calcext:value-type="error">
            <text:p>#N/A</text:p>
          </table:table-cell>
          <table:table-cell table:formula="of:=LEFT([.A1036];[.G1036])" office:value-type="string" office:string-value="" calcext:value-type="error">
            <text:p>#N/A</text:p>
          </table:table-cell>
          <table:table-cell table:formula="of:=VLOOKUP([.H1036];[$source.$C$2:$source.$F$48];4;0)" office:value-type="string" office:string-value="" calcext:value-type="error">
            <text:p>#N/A</text:p>
          </table:table-cell>
          <table:table-cell table:style-name="ce7" table:formula="of:=IF(RIGHT([.A1036];6)=&quot;_X_X_X&quot;;3;IF(RIGHT([.A1036];4)=&quot;_X_X&quot;;2;IF(RIGHT([.A10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7])&gt;0;[$preferred_name.A1037];&#10;LEN([$preferred_name.B1037])&gt;0;[$preferred_name.B1037]&#10;)" office:value-type="string" office:string-value="" calcext:value-type="error">
            <text:p>#N/A</text:p>
          </table:table-cell>
          <table:table-cell table:formula="of:=IFERROR(FIND(&quot;_&quot;;[.$A1037];1);LEN([.$A1037]))" office:value-type="string" office:string-value="" calcext:value-type="error">
            <text:p>#N/A</text:p>
          </table:table-cell>
          <table:table-cell table:formula="of:=IFERROR(FIND(&quot;_&quot;;[.$A1037];1+[.B1037]);LEN([.$A1037]))" office:value-type="string" office:string-value="" calcext:value-type="error">
            <text:p>#N/A</text:p>
          </table:table-cell>
          <table:table-cell table:formula="of:=IFERROR(FIND(&quot;_&quot;;[.$A1037];1+[.C1037]);LEN([.$A1037]))" office:value-type="string" office:string-value="" calcext:value-type="error">
            <text:p>#N/A</text:p>
          </table:table-cell>
          <table:table-cell table:formula="of:=IFERROR(FIND(&quot;_&quot;;[.$A1037];1+[.D1037]);LEN([.$A1037]))" office:value-type="string" office:string-value="" calcext:value-type="error">
            <text:p>#N/A</text:p>
          </table:table-cell>
          <table:table-cell table:formula="of:=IFERROR(FIND(&quot;_&quot;;[.$A1037];1+[.E1037]);LEN([.$A1037]))" office:value-type="string" office:string-value="" calcext:value-type="error">
            <text:p>#N/A</text:p>
          </table:table-cell>
          <table:table-cell table:formula="of:=[.D1037]" office:value-type="string" office:string-value="" calcext:value-type="error">
            <text:p>#N/A</text:p>
          </table:table-cell>
          <table:table-cell table:formula="of:=LEFT([.A1037];[.G1037])" office:value-type="string" office:string-value="" calcext:value-type="error">
            <text:p>#N/A</text:p>
          </table:table-cell>
          <table:table-cell table:formula="of:=VLOOKUP([.H1037];[$source.$C$2:$source.$F$48];4;0)" office:value-type="string" office:string-value="" calcext:value-type="error">
            <text:p>#N/A</text:p>
          </table:table-cell>
          <table:table-cell table:style-name="ce7" table:formula="of:=IF(RIGHT([.A1037];6)=&quot;_X_X_X&quot;;3;IF(RIGHT([.A1037];4)=&quot;_X_X&quot;;2;IF(RIGHT([.A10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8])&gt;0;[$preferred_name.A1038];&#10;LEN([$preferred_name.B1038])&gt;0;[$preferred_name.B1038]&#10;)" office:value-type="string" office:string-value="" calcext:value-type="error">
            <text:p>#N/A</text:p>
          </table:table-cell>
          <table:table-cell table:formula="of:=IFERROR(FIND(&quot;_&quot;;[.$A1038];1);LEN([.$A1038]))" office:value-type="string" office:string-value="" calcext:value-type="error">
            <text:p>#N/A</text:p>
          </table:table-cell>
          <table:table-cell table:formula="of:=IFERROR(FIND(&quot;_&quot;;[.$A1038];1+[.B1038]);LEN([.$A1038]))" office:value-type="string" office:string-value="" calcext:value-type="error">
            <text:p>#N/A</text:p>
          </table:table-cell>
          <table:table-cell table:formula="of:=IFERROR(FIND(&quot;_&quot;;[.$A1038];1+[.C1038]);LEN([.$A1038]))" office:value-type="string" office:string-value="" calcext:value-type="error">
            <text:p>#N/A</text:p>
          </table:table-cell>
          <table:table-cell table:formula="of:=IFERROR(FIND(&quot;_&quot;;[.$A1038];1+[.D1038]);LEN([.$A1038]))" office:value-type="string" office:string-value="" calcext:value-type="error">
            <text:p>#N/A</text:p>
          </table:table-cell>
          <table:table-cell table:formula="of:=IFERROR(FIND(&quot;_&quot;;[.$A1038];1+[.E1038]);LEN([.$A1038]))" office:value-type="string" office:string-value="" calcext:value-type="error">
            <text:p>#N/A</text:p>
          </table:table-cell>
          <table:table-cell table:formula="of:=[.D1038]" office:value-type="string" office:string-value="" calcext:value-type="error">
            <text:p>#N/A</text:p>
          </table:table-cell>
          <table:table-cell table:formula="of:=LEFT([.A1038];[.G1038])" office:value-type="string" office:string-value="" calcext:value-type="error">
            <text:p>#N/A</text:p>
          </table:table-cell>
          <table:table-cell table:formula="of:=VLOOKUP([.H1038];[$source.$C$2:$source.$F$48];4;0)" office:value-type="string" office:string-value="" calcext:value-type="error">
            <text:p>#N/A</text:p>
          </table:table-cell>
          <table:table-cell table:style-name="ce7" table:formula="of:=IF(RIGHT([.A1038];6)=&quot;_X_X_X&quot;;3;IF(RIGHT([.A1038];4)=&quot;_X_X&quot;;2;IF(RIGHT([.A10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9])&gt;0;[$preferred_name.A1039];&#10;LEN([$preferred_name.B1039])&gt;0;[$preferred_name.B1039]&#10;)" office:value-type="string" office:string-value="" calcext:value-type="error">
            <text:p>#N/A</text:p>
          </table:table-cell>
          <table:table-cell table:formula="of:=IFERROR(FIND(&quot;_&quot;;[.$A1039];1);LEN([.$A1039]))" office:value-type="string" office:string-value="" calcext:value-type="error">
            <text:p>#N/A</text:p>
          </table:table-cell>
          <table:table-cell table:formula="of:=IFERROR(FIND(&quot;_&quot;;[.$A1039];1+[.B1039]);LEN([.$A1039]))" office:value-type="string" office:string-value="" calcext:value-type="error">
            <text:p>#N/A</text:p>
          </table:table-cell>
          <table:table-cell table:formula="of:=IFERROR(FIND(&quot;_&quot;;[.$A1039];1+[.C1039]);LEN([.$A1039]))" office:value-type="string" office:string-value="" calcext:value-type="error">
            <text:p>#N/A</text:p>
          </table:table-cell>
          <table:table-cell table:formula="of:=IFERROR(FIND(&quot;_&quot;;[.$A1039];1+[.D1039]);LEN([.$A1039]))" office:value-type="string" office:string-value="" calcext:value-type="error">
            <text:p>#N/A</text:p>
          </table:table-cell>
          <table:table-cell table:formula="of:=IFERROR(FIND(&quot;_&quot;;[.$A1039];1+[.E1039]);LEN([.$A1039]))" office:value-type="string" office:string-value="" calcext:value-type="error">
            <text:p>#N/A</text:p>
          </table:table-cell>
          <table:table-cell table:formula="of:=[.D1039]" office:value-type="string" office:string-value="" calcext:value-type="error">
            <text:p>#N/A</text:p>
          </table:table-cell>
          <table:table-cell table:formula="of:=LEFT([.A1039];[.G1039])" office:value-type="string" office:string-value="" calcext:value-type="error">
            <text:p>#N/A</text:p>
          </table:table-cell>
          <table:table-cell table:formula="of:=VLOOKUP([.H1039];[$source.$C$2:$source.$F$48];4;0)" office:value-type="string" office:string-value="" calcext:value-type="error">
            <text:p>#N/A</text:p>
          </table:table-cell>
          <table:table-cell table:style-name="ce7" table:formula="of:=IF(RIGHT([.A1039];6)=&quot;_X_X_X&quot;;3;IF(RIGHT([.A1039];4)=&quot;_X_X&quot;;2;IF(RIGHT([.A10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0])&gt;0;[$preferred_name.A1040];&#10;LEN([$preferred_name.B1040])&gt;0;[$preferred_name.B1040]&#10;)" office:value-type="string" office:string-value="" calcext:value-type="error">
            <text:p>#N/A</text:p>
          </table:table-cell>
          <table:table-cell table:formula="of:=IFERROR(FIND(&quot;_&quot;;[.$A1040];1);LEN([.$A1040]))" office:value-type="string" office:string-value="" calcext:value-type="error">
            <text:p>#N/A</text:p>
          </table:table-cell>
          <table:table-cell table:formula="of:=IFERROR(FIND(&quot;_&quot;;[.$A1040];1+[.B1040]);LEN([.$A1040]))" office:value-type="string" office:string-value="" calcext:value-type="error">
            <text:p>#N/A</text:p>
          </table:table-cell>
          <table:table-cell table:formula="of:=IFERROR(FIND(&quot;_&quot;;[.$A1040];1+[.C1040]);LEN([.$A1040]))" office:value-type="string" office:string-value="" calcext:value-type="error">
            <text:p>#N/A</text:p>
          </table:table-cell>
          <table:table-cell table:formula="of:=IFERROR(FIND(&quot;_&quot;;[.$A1040];1+[.D1040]);LEN([.$A1040]))" office:value-type="string" office:string-value="" calcext:value-type="error">
            <text:p>#N/A</text:p>
          </table:table-cell>
          <table:table-cell table:formula="of:=IFERROR(FIND(&quot;_&quot;;[.$A1040];1+[.E1040]);LEN([.$A1040]))" office:value-type="string" office:string-value="" calcext:value-type="error">
            <text:p>#N/A</text:p>
          </table:table-cell>
          <table:table-cell table:formula="of:=[.D1040]" office:value-type="string" office:string-value="" calcext:value-type="error">
            <text:p>#N/A</text:p>
          </table:table-cell>
          <table:table-cell table:formula="of:=LEFT([.A1040];[.G1040])" office:value-type="string" office:string-value="" calcext:value-type="error">
            <text:p>#N/A</text:p>
          </table:table-cell>
          <table:table-cell table:formula="of:=VLOOKUP([.H1040];[$source.$C$2:$source.$F$48];4;0)" office:value-type="string" office:string-value="" calcext:value-type="error">
            <text:p>#N/A</text:p>
          </table:table-cell>
          <table:table-cell table:style-name="ce7" table:formula="of:=IF(RIGHT([.A1040];6)=&quot;_X_X_X&quot;;3;IF(RIGHT([.A1040];4)=&quot;_X_X&quot;;2;IF(RIGHT([.A10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1])&gt;0;[$preferred_name.A1041];&#10;LEN([$preferred_name.B1041])&gt;0;[$preferred_name.B1041]&#10;)" office:value-type="string" office:string-value="" calcext:value-type="error">
            <text:p>#N/A</text:p>
          </table:table-cell>
          <table:table-cell table:formula="of:=IFERROR(FIND(&quot;_&quot;;[.$A1041];1);LEN([.$A1041]))" office:value-type="string" office:string-value="" calcext:value-type="error">
            <text:p>#N/A</text:p>
          </table:table-cell>
          <table:table-cell table:formula="of:=IFERROR(FIND(&quot;_&quot;;[.$A1041];1+[.B1041]);LEN([.$A1041]))" office:value-type="string" office:string-value="" calcext:value-type="error">
            <text:p>#N/A</text:p>
          </table:table-cell>
          <table:table-cell table:formula="of:=IFERROR(FIND(&quot;_&quot;;[.$A1041];1+[.C1041]);LEN([.$A1041]))" office:value-type="string" office:string-value="" calcext:value-type="error">
            <text:p>#N/A</text:p>
          </table:table-cell>
          <table:table-cell table:formula="of:=IFERROR(FIND(&quot;_&quot;;[.$A1041];1+[.D1041]);LEN([.$A1041]))" office:value-type="string" office:string-value="" calcext:value-type="error">
            <text:p>#N/A</text:p>
          </table:table-cell>
          <table:table-cell table:formula="of:=IFERROR(FIND(&quot;_&quot;;[.$A1041];1+[.E1041]);LEN([.$A1041]))" office:value-type="string" office:string-value="" calcext:value-type="error">
            <text:p>#N/A</text:p>
          </table:table-cell>
          <table:table-cell table:formula="of:=[.D1041]" office:value-type="string" office:string-value="" calcext:value-type="error">
            <text:p>#N/A</text:p>
          </table:table-cell>
          <table:table-cell table:formula="of:=LEFT([.A1041];[.G1041])" office:value-type="string" office:string-value="" calcext:value-type="error">
            <text:p>#N/A</text:p>
          </table:table-cell>
          <table:table-cell table:formula="of:=VLOOKUP([.H1041];[$source.$C$2:$source.$F$48];4;0)" office:value-type="string" office:string-value="" calcext:value-type="error">
            <text:p>#N/A</text:p>
          </table:table-cell>
          <table:table-cell table:style-name="ce7" table:formula="of:=IF(RIGHT([.A1041];6)=&quot;_X_X_X&quot;;3;IF(RIGHT([.A1041];4)=&quot;_X_X&quot;;2;IF(RIGHT([.A10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2])&gt;0;[$preferred_name.A1042];&#10;LEN([$preferred_name.B1042])&gt;0;[$preferred_name.B1042]&#10;)" office:value-type="string" office:string-value="" calcext:value-type="error">
            <text:p>#N/A</text:p>
          </table:table-cell>
          <table:table-cell table:formula="of:=IFERROR(FIND(&quot;_&quot;;[.$A1042];1);LEN([.$A1042]))" office:value-type="string" office:string-value="" calcext:value-type="error">
            <text:p>#N/A</text:p>
          </table:table-cell>
          <table:table-cell table:formula="of:=IFERROR(FIND(&quot;_&quot;;[.$A1042];1+[.B1042]);LEN([.$A1042]))" office:value-type="string" office:string-value="" calcext:value-type="error">
            <text:p>#N/A</text:p>
          </table:table-cell>
          <table:table-cell table:formula="of:=IFERROR(FIND(&quot;_&quot;;[.$A1042];1+[.C1042]);LEN([.$A1042]))" office:value-type="string" office:string-value="" calcext:value-type="error">
            <text:p>#N/A</text:p>
          </table:table-cell>
          <table:table-cell table:formula="of:=IFERROR(FIND(&quot;_&quot;;[.$A1042];1+[.D1042]);LEN([.$A1042]))" office:value-type="string" office:string-value="" calcext:value-type="error">
            <text:p>#N/A</text:p>
          </table:table-cell>
          <table:table-cell table:formula="of:=IFERROR(FIND(&quot;_&quot;;[.$A1042];1+[.E1042]);LEN([.$A1042]))" office:value-type="string" office:string-value="" calcext:value-type="error">
            <text:p>#N/A</text:p>
          </table:table-cell>
          <table:table-cell table:formula="of:=[.D1042]" office:value-type="string" office:string-value="" calcext:value-type="error">
            <text:p>#N/A</text:p>
          </table:table-cell>
          <table:table-cell table:formula="of:=LEFT([.A1042];[.G1042])" office:value-type="string" office:string-value="" calcext:value-type="error">
            <text:p>#N/A</text:p>
          </table:table-cell>
          <table:table-cell table:formula="of:=VLOOKUP([.H1042];[$source.$C$2:$source.$F$48];4;0)" office:value-type="string" office:string-value="" calcext:value-type="error">
            <text:p>#N/A</text:p>
          </table:table-cell>
          <table:table-cell table:style-name="ce7" table:formula="of:=IF(RIGHT([.A1042];6)=&quot;_X_X_X&quot;;3;IF(RIGHT([.A1042];4)=&quot;_X_X&quot;;2;IF(RIGHT([.A10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3])&gt;0;[$preferred_name.A1043];&#10;LEN([$preferred_name.B1043])&gt;0;[$preferred_name.B1043]&#10;)" office:value-type="string" office:string-value="" calcext:value-type="error">
            <text:p>#N/A</text:p>
          </table:table-cell>
          <table:table-cell table:formula="of:=IFERROR(FIND(&quot;_&quot;;[.$A1043];1);LEN([.$A1043]))" office:value-type="string" office:string-value="" calcext:value-type="error">
            <text:p>#N/A</text:p>
          </table:table-cell>
          <table:table-cell table:formula="of:=IFERROR(FIND(&quot;_&quot;;[.$A1043];1+[.B1043]);LEN([.$A1043]))" office:value-type="string" office:string-value="" calcext:value-type="error">
            <text:p>#N/A</text:p>
          </table:table-cell>
          <table:table-cell table:formula="of:=IFERROR(FIND(&quot;_&quot;;[.$A1043];1+[.C1043]);LEN([.$A1043]))" office:value-type="string" office:string-value="" calcext:value-type="error">
            <text:p>#N/A</text:p>
          </table:table-cell>
          <table:table-cell table:formula="of:=IFERROR(FIND(&quot;_&quot;;[.$A1043];1+[.D1043]);LEN([.$A1043]))" office:value-type="string" office:string-value="" calcext:value-type="error">
            <text:p>#N/A</text:p>
          </table:table-cell>
          <table:table-cell table:formula="of:=IFERROR(FIND(&quot;_&quot;;[.$A1043];1+[.E1043]);LEN([.$A1043]))" office:value-type="string" office:string-value="" calcext:value-type="error">
            <text:p>#N/A</text:p>
          </table:table-cell>
          <table:table-cell table:formula="of:=[.D1043]" office:value-type="string" office:string-value="" calcext:value-type="error">
            <text:p>#N/A</text:p>
          </table:table-cell>
          <table:table-cell table:formula="of:=LEFT([.A1043];[.G1043])" office:value-type="string" office:string-value="" calcext:value-type="error">
            <text:p>#N/A</text:p>
          </table:table-cell>
          <table:table-cell table:formula="of:=VLOOKUP([.H1043];[$source.$C$2:$source.$F$48];4;0)" office:value-type="string" office:string-value="" calcext:value-type="error">
            <text:p>#N/A</text:p>
          </table:table-cell>
          <table:table-cell table:style-name="ce7" table:formula="of:=IF(RIGHT([.A1043];6)=&quot;_X_X_X&quot;;3;IF(RIGHT([.A1043];4)=&quot;_X_X&quot;;2;IF(RIGHT([.A10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4])&gt;0;[$preferred_name.A1044];&#10;LEN([$preferred_name.B1044])&gt;0;[$preferred_name.B1044]&#10;)" office:value-type="string" office:string-value="" calcext:value-type="error">
            <text:p>#N/A</text:p>
          </table:table-cell>
          <table:table-cell table:formula="of:=IFERROR(FIND(&quot;_&quot;;[.$A1044];1);LEN([.$A1044]))" office:value-type="string" office:string-value="" calcext:value-type="error">
            <text:p>#N/A</text:p>
          </table:table-cell>
          <table:table-cell table:formula="of:=IFERROR(FIND(&quot;_&quot;;[.$A1044];1+[.B1044]);LEN([.$A1044]))" office:value-type="string" office:string-value="" calcext:value-type="error">
            <text:p>#N/A</text:p>
          </table:table-cell>
          <table:table-cell table:formula="of:=IFERROR(FIND(&quot;_&quot;;[.$A1044];1+[.C1044]);LEN([.$A1044]))" office:value-type="string" office:string-value="" calcext:value-type="error">
            <text:p>#N/A</text:p>
          </table:table-cell>
          <table:table-cell table:formula="of:=IFERROR(FIND(&quot;_&quot;;[.$A1044];1+[.D1044]);LEN([.$A1044]))" office:value-type="string" office:string-value="" calcext:value-type="error">
            <text:p>#N/A</text:p>
          </table:table-cell>
          <table:table-cell table:formula="of:=IFERROR(FIND(&quot;_&quot;;[.$A1044];1+[.E1044]);LEN([.$A1044]))" office:value-type="string" office:string-value="" calcext:value-type="error">
            <text:p>#N/A</text:p>
          </table:table-cell>
          <table:table-cell table:formula="of:=[.D1044]" office:value-type="string" office:string-value="" calcext:value-type="error">
            <text:p>#N/A</text:p>
          </table:table-cell>
          <table:table-cell table:formula="of:=LEFT([.A1044];[.G1044])" office:value-type="string" office:string-value="" calcext:value-type="error">
            <text:p>#N/A</text:p>
          </table:table-cell>
          <table:table-cell table:formula="of:=VLOOKUP([.H1044];[$source.$C$2:$source.$F$48];4;0)" office:value-type="string" office:string-value="" calcext:value-type="error">
            <text:p>#N/A</text:p>
          </table:table-cell>
          <table:table-cell table:style-name="ce7" table:formula="of:=IF(RIGHT([.A1044];6)=&quot;_X_X_X&quot;;3;IF(RIGHT([.A1044];4)=&quot;_X_X&quot;;2;IF(RIGHT([.A10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5])&gt;0;[$preferred_name.A1045];&#10;LEN([$preferred_name.B1045])&gt;0;[$preferred_name.B1045]&#10;)" office:value-type="string" office:string-value="" calcext:value-type="error">
            <text:p>#N/A</text:p>
          </table:table-cell>
          <table:table-cell table:formula="of:=IFERROR(FIND(&quot;_&quot;;[.$A1045];1);LEN([.$A1045]))" office:value-type="string" office:string-value="" calcext:value-type="error">
            <text:p>#N/A</text:p>
          </table:table-cell>
          <table:table-cell table:formula="of:=IFERROR(FIND(&quot;_&quot;;[.$A1045];1+[.B1045]);LEN([.$A1045]))" office:value-type="string" office:string-value="" calcext:value-type="error">
            <text:p>#N/A</text:p>
          </table:table-cell>
          <table:table-cell table:formula="of:=IFERROR(FIND(&quot;_&quot;;[.$A1045];1+[.C1045]);LEN([.$A1045]))" office:value-type="string" office:string-value="" calcext:value-type="error">
            <text:p>#N/A</text:p>
          </table:table-cell>
          <table:table-cell table:formula="of:=IFERROR(FIND(&quot;_&quot;;[.$A1045];1+[.D1045]);LEN([.$A1045]))" office:value-type="string" office:string-value="" calcext:value-type="error">
            <text:p>#N/A</text:p>
          </table:table-cell>
          <table:table-cell table:formula="of:=IFERROR(FIND(&quot;_&quot;;[.$A1045];1+[.E1045]);LEN([.$A1045]))" office:value-type="string" office:string-value="" calcext:value-type="error">
            <text:p>#N/A</text:p>
          </table:table-cell>
          <table:table-cell table:formula="of:=[.D1045]" office:value-type="string" office:string-value="" calcext:value-type="error">
            <text:p>#N/A</text:p>
          </table:table-cell>
          <table:table-cell table:formula="of:=LEFT([.A1045];[.G1045])" office:value-type="string" office:string-value="" calcext:value-type="error">
            <text:p>#N/A</text:p>
          </table:table-cell>
          <table:table-cell table:formula="of:=VLOOKUP([.H1045];[$source.$C$2:$source.$F$48];4;0)" office:value-type="string" office:string-value="" calcext:value-type="error">
            <text:p>#N/A</text:p>
          </table:table-cell>
          <table:table-cell table:style-name="ce7" table:formula="of:=IF(RIGHT([.A1045];6)=&quot;_X_X_X&quot;;3;IF(RIGHT([.A1045];4)=&quot;_X_X&quot;;2;IF(RIGHT([.A10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6])&gt;0;[$preferred_name.A1046];&#10;LEN([$preferred_name.B1046])&gt;0;[$preferred_name.B1046]&#10;)" office:value-type="string" office:string-value="" calcext:value-type="error">
            <text:p>#N/A</text:p>
          </table:table-cell>
          <table:table-cell table:formula="of:=IFERROR(FIND(&quot;_&quot;;[.$A1046];1);LEN([.$A1046]))" office:value-type="string" office:string-value="" calcext:value-type="error">
            <text:p>#N/A</text:p>
          </table:table-cell>
          <table:table-cell table:formula="of:=IFERROR(FIND(&quot;_&quot;;[.$A1046];1+[.B1046]);LEN([.$A1046]))" office:value-type="string" office:string-value="" calcext:value-type="error">
            <text:p>#N/A</text:p>
          </table:table-cell>
          <table:table-cell table:formula="of:=IFERROR(FIND(&quot;_&quot;;[.$A1046];1+[.C1046]);LEN([.$A1046]))" office:value-type="string" office:string-value="" calcext:value-type="error">
            <text:p>#N/A</text:p>
          </table:table-cell>
          <table:table-cell table:formula="of:=IFERROR(FIND(&quot;_&quot;;[.$A1046];1+[.D1046]);LEN([.$A1046]))" office:value-type="string" office:string-value="" calcext:value-type="error">
            <text:p>#N/A</text:p>
          </table:table-cell>
          <table:table-cell table:formula="of:=IFERROR(FIND(&quot;_&quot;;[.$A1046];1+[.E1046]);LEN([.$A1046]))" office:value-type="string" office:string-value="" calcext:value-type="error">
            <text:p>#N/A</text:p>
          </table:table-cell>
          <table:table-cell table:formula="of:=[.D1046]" office:value-type="string" office:string-value="" calcext:value-type="error">
            <text:p>#N/A</text:p>
          </table:table-cell>
          <table:table-cell table:formula="of:=LEFT([.A1046];[.G1046])" office:value-type="string" office:string-value="" calcext:value-type="error">
            <text:p>#N/A</text:p>
          </table:table-cell>
          <table:table-cell table:formula="of:=VLOOKUP([.H1046];[$source.$C$2:$source.$F$48];4;0)" office:value-type="string" office:string-value="" calcext:value-type="error">
            <text:p>#N/A</text:p>
          </table:table-cell>
          <table:table-cell table:style-name="ce7" table:formula="of:=IF(RIGHT([.A1046];6)=&quot;_X_X_X&quot;;3;IF(RIGHT([.A1046];4)=&quot;_X_X&quot;;2;IF(RIGHT([.A10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7])&gt;0;[$preferred_name.A1047];&#10;LEN([$preferred_name.B1047])&gt;0;[$preferred_name.B1047]&#10;)" office:value-type="string" office:string-value="" calcext:value-type="error">
            <text:p>#N/A</text:p>
          </table:table-cell>
          <table:table-cell table:formula="of:=IFERROR(FIND(&quot;_&quot;;[.$A1047];1);LEN([.$A1047]))" office:value-type="string" office:string-value="" calcext:value-type="error">
            <text:p>#N/A</text:p>
          </table:table-cell>
          <table:table-cell table:formula="of:=IFERROR(FIND(&quot;_&quot;;[.$A1047];1+[.B1047]);LEN([.$A1047]))" office:value-type="string" office:string-value="" calcext:value-type="error">
            <text:p>#N/A</text:p>
          </table:table-cell>
          <table:table-cell table:formula="of:=IFERROR(FIND(&quot;_&quot;;[.$A1047];1+[.C1047]);LEN([.$A1047]))" office:value-type="string" office:string-value="" calcext:value-type="error">
            <text:p>#N/A</text:p>
          </table:table-cell>
          <table:table-cell table:formula="of:=IFERROR(FIND(&quot;_&quot;;[.$A1047];1+[.D1047]);LEN([.$A1047]))" office:value-type="string" office:string-value="" calcext:value-type="error">
            <text:p>#N/A</text:p>
          </table:table-cell>
          <table:table-cell table:formula="of:=IFERROR(FIND(&quot;_&quot;;[.$A1047];1+[.E1047]);LEN([.$A1047]))" office:value-type="string" office:string-value="" calcext:value-type="error">
            <text:p>#N/A</text:p>
          </table:table-cell>
          <table:table-cell table:formula="of:=[.D1047]" office:value-type="string" office:string-value="" calcext:value-type="error">
            <text:p>#N/A</text:p>
          </table:table-cell>
          <table:table-cell table:formula="of:=LEFT([.A1047];[.G1047])" office:value-type="string" office:string-value="" calcext:value-type="error">
            <text:p>#N/A</text:p>
          </table:table-cell>
          <table:table-cell table:formula="of:=VLOOKUP([.H1047];[$source.$C$2:$source.$F$48];4;0)" office:value-type="string" office:string-value="" calcext:value-type="error">
            <text:p>#N/A</text:p>
          </table:table-cell>
          <table:table-cell table:style-name="ce7" table:formula="of:=IF(RIGHT([.A1047];6)=&quot;_X_X_X&quot;;3;IF(RIGHT([.A1047];4)=&quot;_X_X&quot;;2;IF(RIGHT([.A10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8])&gt;0;[$preferred_name.A1048];&#10;LEN([$preferred_name.B1048])&gt;0;[$preferred_name.B1048]&#10;)" office:value-type="string" office:string-value="" calcext:value-type="error">
            <text:p>#N/A</text:p>
          </table:table-cell>
          <table:table-cell table:formula="of:=IFERROR(FIND(&quot;_&quot;;[.$A1048];1);LEN([.$A1048]))" office:value-type="string" office:string-value="" calcext:value-type="error">
            <text:p>#N/A</text:p>
          </table:table-cell>
          <table:table-cell table:formula="of:=IFERROR(FIND(&quot;_&quot;;[.$A1048];1+[.B1048]);LEN([.$A1048]))" office:value-type="string" office:string-value="" calcext:value-type="error">
            <text:p>#N/A</text:p>
          </table:table-cell>
          <table:table-cell table:formula="of:=IFERROR(FIND(&quot;_&quot;;[.$A1048];1+[.C1048]);LEN([.$A1048]))" office:value-type="string" office:string-value="" calcext:value-type="error">
            <text:p>#N/A</text:p>
          </table:table-cell>
          <table:table-cell table:formula="of:=IFERROR(FIND(&quot;_&quot;;[.$A1048];1+[.D1048]);LEN([.$A1048]))" office:value-type="string" office:string-value="" calcext:value-type="error">
            <text:p>#N/A</text:p>
          </table:table-cell>
          <table:table-cell table:formula="of:=IFERROR(FIND(&quot;_&quot;;[.$A1048];1+[.E1048]);LEN([.$A1048]))" office:value-type="string" office:string-value="" calcext:value-type="error">
            <text:p>#N/A</text:p>
          </table:table-cell>
          <table:table-cell table:formula="of:=[.D1048]" office:value-type="string" office:string-value="" calcext:value-type="error">
            <text:p>#N/A</text:p>
          </table:table-cell>
          <table:table-cell table:formula="of:=LEFT([.A1048];[.G1048])" office:value-type="string" office:string-value="" calcext:value-type="error">
            <text:p>#N/A</text:p>
          </table:table-cell>
          <table:table-cell table:formula="of:=VLOOKUP([.H1048];[$source.$C$2:$source.$F$48];4;0)" office:value-type="string" office:string-value="" calcext:value-type="error">
            <text:p>#N/A</text:p>
          </table:table-cell>
          <table:table-cell table:style-name="ce7" table:formula="of:=IF(RIGHT([.A1048];6)=&quot;_X_X_X&quot;;3;IF(RIGHT([.A1048];4)=&quot;_X_X&quot;;2;IF(RIGHT([.A10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9])&gt;0;[$preferred_name.A1049];&#10;LEN([$preferred_name.B1049])&gt;0;[$preferred_name.B1049]&#10;)" office:value-type="string" office:string-value="" calcext:value-type="error">
            <text:p>#N/A</text:p>
          </table:table-cell>
          <table:table-cell table:formula="of:=IFERROR(FIND(&quot;_&quot;;[.$A1049];1);LEN([.$A1049]))" office:value-type="string" office:string-value="" calcext:value-type="error">
            <text:p>#N/A</text:p>
          </table:table-cell>
          <table:table-cell table:formula="of:=IFERROR(FIND(&quot;_&quot;;[.$A1049];1+[.B1049]);LEN([.$A1049]))" office:value-type="string" office:string-value="" calcext:value-type="error">
            <text:p>#N/A</text:p>
          </table:table-cell>
          <table:table-cell table:formula="of:=IFERROR(FIND(&quot;_&quot;;[.$A1049];1+[.C1049]);LEN([.$A1049]))" office:value-type="string" office:string-value="" calcext:value-type="error">
            <text:p>#N/A</text:p>
          </table:table-cell>
          <table:table-cell table:formula="of:=IFERROR(FIND(&quot;_&quot;;[.$A1049];1+[.D1049]);LEN([.$A1049]))" office:value-type="string" office:string-value="" calcext:value-type="error">
            <text:p>#N/A</text:p>
          </table:table-cell>
          <table:table-cell table:formula="of:=IFERROR(FIND(&quot;_&quot;;[.$A1049];1+[.E1049]);LEN([.$A1049]))" office:value-type="string" office:string-value="" calcext:value-type="error">
            <text:p>#N/A</text:p>
          </table:table-cell>
          <table:table-cell table:formula="of:=[.D1049]" office:value-type="string" office:string-value="" calcext:value-type="error">
            <text:p>#N/A</text:p>
          </table:table-cell>
          <table:table-cell table:formula="of:=LEFT([.A1049];[.G1049])" office:value-type="string" office:string-value="" calcext:value-type="error">
            <text:p>#N/A</text:p>
          </table:table-cell>
          <table:table-cell table:formula="of:=VLOOKUP([.H1049];[$source.$C$2:$source.$F$48];4;0)" office:value-type="string" office:string-value="" calcext:value-type="error">
            <text:p>#N/A</text:p>
          </table:table-cell>
          <table:table-cell table:style-name="ce7" table:formula="of:=IF(RIGHT([.A1049];6)=&quot;_X_X_X&quot;;3;IF(RIGHT([.A1049];4)=&quot;_X_X&quot;;2;IF(RIGHT([.A10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50])&gt;0;[$preferred_name.A1050];&#10;LEN([$preferred_name.B1050])&gt;0;[$preferred_name.B1050]&#10;)" office:value-type="string" office:string-value="" calcext:value-type="error">
            <text:p>#N/A</text:p>
          </table:table-cell>
          <table:table-cell table:formula="of:=IFERROR(FIND(&quot;_&quot;;[.$A1050];1);LEN([.$A1050]))" office:value-type="string" office:string-value="" calcext:value-type="error">
            <text:p>#N/A</text:p>
          </table:table-cell>
          <table:table-cell table:formula="of:=IFERROR(FIND(&quot;_&quot;;[.$A1050];1+[.B1050]);LEN([.$A1050]))" office:value-type="string" office:string-value="" calcext:value-type="error">
            <text:p>#N/A</text:p>
          </table:table-cell>
          <table:table-cell table:formula="of:=IFERROR(FIND(&quot;_&quot;;[.$A1050];1+[.C1050]);LEN([.$A1050]))" office:value-type="string" office:string-value="" calcext:value-type="error">
            <text:p>#N/A</text:p>
          </table:table-cell>
          <table:table-cell table:formula="of:=IFERROR(FIND(&quot;_&quot;;[.$A1050];1+[.D1050]);LEN([.$A1050]))" office:value-type="string" office:string-value="" calcext:value-type="error">
            <text:p>#N/A</text:p>
          </table:table-cell>
          <table:table-cell table:formula="of:=IFERROR(FIND(&quot;_&quot;;[.$A1050];1+[.E1050]);LEN([.$A1050]))" office:value-type="string" office:string-value="" calcext:value-type="error">
            <text:p>#N/A</text:p>
          </table:table-cell>
          <table:table-cell table:formula="of:=[.D1050]" office:value-type="string" office:string-value="" calcext:value-type="error">
            <text:p>#N/A</text:p>
          </table:table-cell>
          <table:table-cell table:formula="of:=LEFT([.A1050];[.G1050])" office:value-type="string" office:string-value="" calcext:value-type="error">
            <text:p>#N/A</text:p>
          </table:table-cell>
          <table:table-cell table:formula="of:=VLOOKUP([.H1050];[$source.$C$2:$source.$F$48];4;0)" office:value-type="string" office:string-value="" calcext:value-type="error">
            <text:p>#N/A</text:p>
          </table:table-cell>
          <table:table-cell table:style-name="ce7" table:formula="of:=IF(RIGHT([.A1050];6)=&quot;_X_X_X&quot;;3;IF(RIGHT([.A1050];4)=&quot;_X_X&quot;;2;IF(RIGHT([.A10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referred_name.A997:preferred_name.A100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4-11-09T15:40:20.355380067</dc:date>
    <meta:editing-duration>P47DT20H17M57S</meta:editing-duration>
    <meta:editing-cycles>201</meta:editing-cycles>
    <meta:generator>LibreOffice/7.3.7.2$Linux_X86_64 LibreOffice_project/30$Build-2</meta:generator>
    <dc:creator>Tom J. Van Grootel</dc:creator>
    <meta:document-statistic meta:table-count="3" meta:cell-count="13471" meta:object-count="0"/>
  </office:meta>
</office:document-meta>
</file>